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5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32964731E+018" calcext:value-type="float">
            <text:p>1.4758432964731E+018</text:p>
          </table:table-cell>
          <table:table-cell office:value-type="float" office:value="1.47584329647451E+018" calcext:value-type="float">
            <text:p>1.47584329647451E+018</text:p>
          </table:table-cell>
          <table:table-cell/>
          <table:table-cell table:formula="of:= [.C1] - [.B1]" office:value-type="float" office:value="1410048" calcext:value-type="float">
            <text:p>1410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329649311E+018" calcext:value-type="float">
            <text:p>1.47584329649311E+018</text:p>
          </table:table-cell>
          <table:table-cell office:value-type="float" office:value="1.47584329649493E+018" calcext:value-type="float">
            <text:p>1.47584329649493E+018</text:p>
          </table:table-cell>
          <table:table-cell/>
          <table:table-cell table:formula="of:= [.C2] - [.B2]" office:value-type="float" office:value="1819904" calcext:value-type="float">
            <text:p>1819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329651307E+018" calcext:value-type="float">
            <text:p>1.47584329651307E+018</text:p>
          </table:table-cell>
          <table:table-cell office:value-type="float" office:value="1.47584329651537E+018" calcext:value-type="float">
            <text:p>1.47584329651537E+018</text:p>
          </table:table-cell>
          <table:table-cell/>
          <table:table-cell table:formula="of:= [.C3] - [.B3]" office:value-type="float" office:value="2300160" calcext:value-type="float">
            <text:p>2300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329653306E+018" calcext:value-type="float">
            <text:p>1.47584329653306E+018</text:p>
          </table:table-cell>
          <table:table-cell office:value-type="float" office:value="1.47584329653596E+018" calcext:value-type="float">
            <text:p>1.47584329653596E+018</text:p>
          </table:table-cell>
          <table:table-cell/>
          <table:table-cell table:formula="of:= [.C4] - [.B4]" office:value-type="float" office:value="2899968" calcext:value-type="float">
            <text:p>2899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329655306E+018" calcext:value-type="float">
            <text:p>1.47584329655306E+018</text:p>
          </table:table-cell>
          <table:table-cell office:value-type="float" office:value="1.47584329655635E+018" calcext:value-type="float">
            <text:p>1.47584329655635E+018</text:p>
          </table:table-cell>
          <table:table-cell/>
          <table:table-cell table:formula="of:= [.C5] - [.B5]" office:value-type="float" office:value="3289856" calcext:value-type="float">
            <text:p>3289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329657312E+018" calcext:value-type="float">
            <text:p>1.47584329657312E+018</text:p>
          </table:table-cell>
          <table:table-cell office:value-type="float" office:value="1.47584329657678E+018" calcext:value-type="float">
            <text:p>1.47584329657678E+018</text:p>
          </table:table-cell>
          <table:table-cell/>
          <table:table-cell table:formula="of:= [.C6] - [.B6]" office:value-type="float" office:value="3660032" calcext:value-type="float">
            <text:p>3660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329659308E+018" calcext:value-type="float">
            <text:p>1.47584329659308E+018</text:p>
          </table:table-cell>
          <table:table-cell office:value-type="float" office:value="1.47584329659715E+018" calcext:value-type="float">
            <text:p>1.47584329659715E+018</text:p>
          </table:table-cell>
          <table:table-cell/>
          <table:table-cell table:formula="of:= [.C7] - [.B7]" office:value-type="float" office:value="4069888" calcext:value-type="float">
            <text:p>4069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329661307E+018" calcext:value-type="float">
            <text:p>1.47584329661307E+018</text:p>
          </table:table-cell>
          <table:table-cell office:value-type="float" office:value="1.47584329661754E+018" calcext:value-type="float">
            <text:p>1.47584329661754E+018</text:p>
          </table:table-cell>
          <table:table-cell/>
          <table:table-cell table:formula="of:= [.C8] - [.B8]" office:value-type="float" office:value="4470272" calcext:value-type="float">
            <text:p>4470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329663306E+018" calcext:value-type="float">
            <text:p>1.47584329663306E+018</text:p>
          </table:table-cell>
          <table:table-cell office:value-type="float" office:value="1.47584329663795E+018" calcext:value-type="float">
            <text:p>1.47584329663795E+018</text:p>
          </table:table-cell>
          <table:table-cell/>
          <table:table-cell table:formula="of:= [.C9] - [.B9]" office:value-type="float" office:value="4889856" calcext:value-type="float">
            <text:p>4889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329665306E+018" calcext:value-type="float">
            <text:p>1.47584329665306E+018</text:p>
          </table:table-cell>
          <table:table-cell office:value-type="float" office:value="1.47584329665833E+018" calcext:value-type="float">
            <text:p>1.47584329665833E+018</text:p>
          </table:table-cell>
          <table:table-cell/>
          <table:table-cell table:formula="of:= [.C10] - [.B10]" office:value-type="float" office:value="5269760" calcext:value-type="float">
            <text:p>52697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329667344E+018" calcext:value-type="float">
            <text:p>1.47584329667344E+018</text:p>
          </table:table-cell>
          <table:table-cell office:value-type="float" office:value="1.47584329667891E+018" calcext:value-type="float">
            <text:p>1.47584329667891E+018</text:p>
          </table:table-cell>
          <table:table-cell/>
          <table:table-cell table:formula="of:= [.C11] - [.B11]" office:value-type="float" office:value="5470208" calcext:value-type="float">
            <text:p>5470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329669309E+018" calcext:value-type="float">
            <text:p>1.47584329669309E+018</text:p>
          </table:table-cell>
          <table:table-cell office:value-type="float" office:value="1.47584329669916E+018" calcext:value-type="float">
            <text:p>1.47584329669916E+018</text:p>
          </table:table-cell>
          <table:table-cell/>
          <table:table-cell table:formula="of:= [.C12] - [.B12]" office:value-type="float" office:value="6070016" calcext:value-type="float">
            <text:p>607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329671307E+018" calcext:value-type="float">
            <text:p>1.47584329671307E+018</text:p>
          </table:table-cell>
          <table:table-cell office:value-type="float" office:value="1.47584329671954E+018" calcext:value-type="float">
            <text:p>1.47584329671954E+018</text:p>
          </table:table-cell>
          <table:table-cell/>
          <table:table-cell table:formula="of:= [.C13] - [.B13]" office:value-type="float" office:value="6470144" calcext:value-type="float">
            <text:p>6470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329673306E+018" calcext:value-type="float">
            <text:p>1.47584329673306E+018</text:p>
          </table:table-cell>
          <table:table-cell office:value-type="float" office:value="1.47584329673995E+018" calcext:value-type="float">
            <text:p>1.47584329673995E+018</text:p>
          </table:table-cell>
          <table:table-cell/>
          <table:table-cell table:formula="of:= [.C14] - [.B14]" office:value-type="float" office:value="6890240" calcext:value-type="float">
            <text:p>6890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329675306E+018" calcext:value-type="float">
            <text:p>1.47584329675306E+018</text:p>
          </table:table-cell>
          <table:table-cell office:value-type="float" office:value="1.47584329676034E+018" calcext:value-type="float">
            <text:p>1.47584329676034E+018</text:p>
          </table:table-cell>
          <table:table-cell/>
          <table:table-cell table:formula="of:= [.C15] - [.B15]" office:value-type="float" office:value="7280128" calcext:value-type="float">
            <text:p>7280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329677306E+018" calcext:value-type="float">
            <text:p>1.47584329677306E+018</text:p>
          </table:table-cell>
          <table:table-cell office:value-type="float" office:value="1.47584329678073E+018" calcext:value-type="float">
            <text:p>1.47584329678073E+018</text:p>
          </table:table-cell>
          <table:table-cell/>
          <table:table-cell table:formula="of:= [.C16] - [.B16]" office:value-type="float" office:value="7670272" calcext:value-type="float">
            <text:p>7670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329679306E+018" calcext:value-type="float">
            <text:p>1.47584329679306E+018</text:p>
          </table:table-cell>
          <table:table-cell office:value-type="float" office:value="1.47584329680117E+018" calcext:value-type="float">
            <text:p>1.47584329680117E+018</text:p>
          </table:table-cell>
          <table:table-cell/>
          <table:table-cell table:formula="of:= [.C17] - [.B17]" office:value-type="float" office:value="8110336" calcext:value-type="float">
            <text:p>8110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329681306E+018" calcext:value-type="float">
            <text:p>1.47584329681306E+018</text:p>
          </table:table-cell>
          <table:table-cell office:value-type="float" office:value="1.47584329682161E+018" calcext:value-type="float">
            <text:p>1.47584329682161E+018</text:p>
          </table:table-cell>
          <table:table-cell/>
          <table:table-cell table:formula="of:= [.C18] - [.B18]" office:value-type="float" office:value="8550144" calcext:value-type="float">
            <text:p>8550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329683306E+018" calcext:value-type="float">
            <text:p>1.47584329683306E+018</text:p>
          </table:table-cell>
          <table:table-cell office:value-type="float" office:value="1.47584329684204E+018" calcext:value-type="float">
            <text:p>1.47584329684204E+018</text:p>
          </table:table-cell>
          <table:table-cell/>
          <table:table-cell table:formula="of:= [.C19] - [.B19]" office:value-type="float" office:value="8980224" calcext:value-type="float">
            <text:p>89802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329685306E+018" calcext:value-type="float">
            <text:p>1.47584329685306E+018</text:p>
          </table:table-cell>
          <table:table-cell office:value-type="float" office:value="1.47584329686248E+018" calcext:value-type="float">
            <text:p>1.47584329686248E+018</text:p>
          </table:table-cell>
          <table:table-cell/>
          <table:table-cell table:formula="of:= [.C20] - [.B20]" office:value-type="float" office:value="9420032" calcext:value-type="float">
            <text:p>9420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329687306E+018" calcext:value-type="float">
            <text:p>1.47584329687306E+018</text:p>
          </table:table-cell>
          <table:table-cell office:value-type="float" office:value="1.47584329688293E+018" calcext:value-type="float">
            <text:p>1.47584329688293E+018</text:p>
          </table:table-cell>
          <table:table-cell/>
          <table:table-cell table:formula="of:= [.C21] - [.B21]" office:value-type="float" office:value="9870080" calcext:value-type="float">
            <text:p>98700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329689306E+018" calcext:value-type="float">
            <text:p>1.47584329689306E+018</text:p>
          </table:table-cell>
          <table:table-cell office:value-type="float" office:value="1.47584329690333E+018" calcext:value-type="float">
            <text:p>1.47584329690333E+018</text:p>
          </table:table-cell>
          <table:table-cell/>
          <table:table-cell table:formula="of:= [.C22] - [.B22]" office:value-type="float" office:value="10270208" calcext:value-type="float">
            <text:p>10270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329691306E+018" calcext:value-type="float">
            <text:p>1.47584329691306E+018</text:p>
          </table:table-cell>
          <table:table-cell office:value-type="float" office:value="1.47584329692377E+018" calcext:value-type="float">
            <text:p>1.47584329692377E+018</text:p>
          </table:table-cell>
          <table:table-cell/>
          <table:table-cell table:formula="of:= [.C23] - [.B23]" office:value-type="float" office:value="10710272" calcext:value-type="float">
            <text:p>107102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329693306E+018" calcext:value-type="float">
            <text:p>1.47584329693306E+018</text:p>
          </table:table-cell>
          <table:table-cell office:value-type="float" office:value="1.47584329694421E+018" calcext:value-type="float">
            <text:p>1.47584329694421E+018</text:p>
          </table:table-cell>
          <table:table-cell/>
          <table:table-cell table:formula="of:= [.C24] - [.B24]" office:value-type="float" office:value="11150080" calcext:value-type="float">
            <text:p>11150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329695306E+018" calcext:value-type="float">
            <text:p>1.47584329695306E+018</text:p>
          </table:table-cell>
          <table:table-cell office:value-type="float" office:value="1.47584329696462E+018" calcext:value-type="float">
            <text:p>1.47584329696462E+018</text:p>
          </table:table-cell>
          <table:table-cell/>
          <table:table-cell table:formula="of:= [.C25] - [.B25]" office:value-type="float" office:value="11560192" calcext:value-type="float">
            <text:p>11560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329697306E+018" calcext:value-type="float">
            <text:p>1.47584329697306E+018</text:p>
          </table:table-cell>
          <table:table-cell office:value-type="float" office:value="1.47584329698505E+018" calcext:value-type="float">
            <text:p>1.47584329698505E+018</text:p>
          </table:table-cell>
          <table:table-cell/>
          <table:table-cell table:formula="of:= [.C26] - [.B26]" office:value-type="float" office:value="11990272" calcext:value-type="float">
            <text:p>119902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329699306E+018" calcext:value-type="float">
            <text:p>1.47584329699306E+018</text:p>
          </table:table-cell>
          <table:table-cell office:value-type="float" office:value="1.47584329700549E+018" calcext:value-type="float">
            <text:p>1.47584329700549E+018</text:p>
          </table:table-cell>
          <table:table-cell/>
          <table:table-cell table:formula="of:= [.C27] - [.B27]" office:value-type="float" office:value="12430080" calcext:value-type="float">
            <text:p>124300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329701306E+018" calcext:value-type="float">
            <text:p>1.47584329701306E+018</text:p>
          </table:table-cell>
          <table:table-cell office:value-type="float" office:value="1.47584329702591E+018" calcext:value-type="float">
            <text:p>1.47584329702591E+018</text:p>
          </table:table-cell>
          <table:table-cell/>
          <table:table-cell table:formula="of:= [.C28] - [.B28]" office:value-type="float" office:value="12849920" calcext:value-type="float">
            <text:p>128499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329703306E+018" calcext:value-type="float">
            <text:p>1.47584329703306E+018</text:p>
          </table:table-cell>
          <table:table-cell office:value-type="float" office:value="1.47584329704632E+018" calcext:value-type="float">
            <text:p>1.47584329704632E+018</text:p>
          </table:table-cell>
          <table:table-cell/>
          <table:table-cell table:formula="of:= [.C29] - [.B29]" office:value-type="float" office:value="13260288" calcext:value-type="float">
            <text:p>13260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329705306E+018" calcext:value-type="float">
            <text:p>1.47584329705306E+018</text:p>
          </table:table-cell>
          <table:table-cell office:value-type="float" office:value="1.47584329706677E+018" calcext:value-type="float">
            <text:p>1.47584329706677E+018</text:p>
          </table:table-cell>
          <table:table-cell/>
          <table:table-cell table:formula="of:= [.C30] - [.B30]" office:value-type="float" office:value="13710336" calcext:value-type="float">
            <text:p>13710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329707306E+018" calcext:value-type="float">
            <text:p>1.47584329707306E+018</text:p>
          </table:table-cell>
          <table:table-cell office:value-type="float" office:value="1.47584329708718E+018" calcext:value-type="float">
            <text:p>1.47584329708718E+018</text:p>
          </table:table-cell>
          <table:table-cell/>
          <table:table-cell table:formula="of:= [.C31] - [.B31]" office:value-type="float" office:value="14120192" calcext:value-type="float">
            <text:p>141201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329709306E+018" calcext:value-type="float">
            <text:p>1.47584329709306E+018</text:p>
          </table:table-cell>
          <table:table-cell office:value-type="float" office:value="1.4758432971076E+018" calcext:value-type="float">
            <text:p>1.4758432971076E+018</text:p>
          </table:table-cell>
          <table:table-cell/>
          <table:table-cell table:formula="of:= [.C32] - [.B32]" office:value-type="float" office:value="14540288" calcext:value-type="float">
            <text:p>14540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329711306E+018" calcext:value-type="float">
            <text:p>1.47584329711306E+018</text:p>
          </table:table-cell>
          <table:table-cell office:value-type="float" office:value="1.4758432971279E+018" calcext:value-type="float">
            <text:p>1.4758432971279E+018</text:p>
          </table:table-cell>
          <table:table-cell/>
          <table:table-cell table:formula="of:= [.C33] - [.B33]" office:value-type="float" office:value="14840320" calcext:value-type="float">
            <text:p>148403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329713306E+018" calcext:value-type="float">
            <text:p>1.47584329713306E+018</text:p>
          </table:table-cell>
          <table:table-cell office:value-type="float" office:value="1.47584329714851E+018" calcext:value-type="float">
            <text:p>1.47584329714851E+018</text:p>
          </table:table-cell>
          <table:table-cell/>
          <table:table-cell table:formula="of:= [.C34] - [.B34]" office:value-type="float" office:value="15450112" calcext:value-type="float">
            <text:p>15450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329715306E+018" calcext:value-type="float">
            <text:p>1.47584329715306E+018</text:p>
          </table:table-cell>
          <table:table-cell office:value-type="float" office:value="1.47584329716893E+018" calcext:value-type="float">
            <text:p>1.47584329716893E+018</text:p>
          </table:table-cell>
          <table:table-cell/>
          <table:table-cell table:formula="of:= [.C35] - [.B35]" office:value-type="float" office:value="15870208" calcext:value-type="float">
            <text:p>158702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329717306E+018" calcext:value-type="float">
            <text:p>1.47584329717306E+018</text:p>
          </table:table-cell>
          <table:table-cell office:value-type="float" office:value="1.47584329718936E+018" calcext:value-type="float">
            <text:p>1.47584329718936E+018</text:p>
          </table:table-cell>
          <table:table-cell/>
          <table:table-cell table:formula="of:= [.C36] - [.B36]" office:value-type="float" office:value="16300288" calcext:value-type="float">
            <text:p>16300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329719306E+018" calcext:value-type="float">
            <text:p>1.47584329719306E+018</text:p>
          </table:table-cell>
          <table:table-cell office:value-type="float" office:value="1.47584329720977E+018" calcext:value-type="float">
            <text:p>1.47584329720977E+018</text:p>
          </table:table-cell>
          <table:table-cell/>
          <table:table-cell table:formula="of:= [.C37] - [.B37]" office:value-type="float" office:value="16710144" calcext:value-type="float">
            <text:p>167101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329721306E+018" calcext:value-type="float">
            <text:p>1.47584329721306E+018</text:p>
          </table:table-cell>
          <table:table-cell office:value-type="float" office:value="1.4758432972302E+018" calcext:value-type="float">
            <text:p>1.4758432972302E+018</text:p>
          </table:table-cell>
          <table:table-cell/>
          <table:table-cell table:formula="of:= [.C38] - [.B38]" office:value-type="float" office:value="17140224" calcext:value-type="float">
            <text:p>17140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329723306E+018" calcext:value-type="float">
            <text:p>1.47584329723306E+018</text:p>
          </table:table-cell>
          <table:table-cell office:value-type="float" office:value="1.47584329725062E+018" calcext:value-type="float">
            <text:p>1.47584329725062E+018</text:p>
          </table:table-cell>
          <table:table-cell/>
          <table:table-cell table:formula="of:= [.C39] - [.B39]" office:value-type="float" office:value="17560064" calcext:value-type="float">
            <text:p>175600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329725306E+018" calcext:value-type="float">
            <text:p>1.47584329725306E+018</text:p>
          </table:table-cell>
          <table:table-cell office:value-type="float" office:value="1.47584329727157E+018" calcext:value-type="float">
            <text:p>1.47584329727157E+018</text:p>
          </table:table-cell>
          <table:table-cell/>
          <table:table-cell table:formula="of:= [.C40] - [.B40]" office:value-type="float" office:value="18510080" calcext:value-type="float">
            <text:p>185100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329727306E+018" calcext:value-type="float">
            <text:p>1.47584329727306E+018</text:p>
          </table:table-cell>
          <table:table-cell office:value-type="float" office:value="1.47584329729265E+018" calcext:value-type="float">
            <text:p>1.47584329729265E+018</text:p>
          </table:table-cell>
          <table:table-cell/>
          <table:table-cell table:formula="of:= [.C41] - [.B41]" office:value-type="float" office:value="19590144" calcext:value-type="float">
            <text:p>195901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329729306E+018" calcext:value-type="float">
            <text:p>1.47584329729306E+018</text:p>
          </table:table-cell>
          <table:table-cell office:value-type="float" office:value="1.47584329731348E+018" calcext:value-type="float">
            <text:p>1.47584329731348E+018</text:p>
          </table:table-cell>
          <table:table-cell/>
          <table:table-cell table:formula="of:= [.C42] - [.B42]" office:value-type="float" office:value="20420352" calcext:value-type="float">
            <text:p>20420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329731305E+018" calcext:value-type="float">
            <text:p>1.47584329731305E+018</text:p>
          </table:table-cell>
          <table:table-cell office:value-type="float" office:value="1.47584329733426E+018" calcext:value-type="float">
            <text:p>1.47584329733426E+018</text:p>
          </table:table-cell>
          <table:table-cell/>
          <table:table-cell table:formula="of:= [.C43] - [.B43]" office:value-type="float" office:value="21210368" calcext:value-type="float">
            <text:p>212103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329733327E+018" calcext:value-type="float">
            <text:p>1.47584329733327E+018</text:p>
          </table:table-cell>
          <table:table-cell office:value-type="float" office:value="1.47584329735505E+018" calcext:value-type="float">
            <text:p>1.47584329735505E+018</text:p>
          </table:table-cell>
          <table:table-cell/>
          <table:table-cell table:formula="of:= [.C44] - [.B44]" office:value-type="float" office:value="21779968" calcext:value-type="float">
            <text:p>217799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329735306E+018" calcext:value-type="float">
            <text:p>1.47584329735306E+018</text:p>
          </table:table-cell>
          <table:table-cell office:value-type="float" office:value="1.47584329737591E+018" calcext:value-type="float">
            <text:p>1.47584329737591E+018</text:p>
          </table:table-cell>
          <table:table-cell/>
          <table:table-cell table:formula="of:= [.C45] - [.B45]" office:value-type="float" office:value="22849792" calcext:value-type="float">
            <text:p>228497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329737306E+018" calcext:value-type="float">
            <text:p>1.47584329737306E+018</text:p>
          </table:table-cell>
          <table:table-cell office:value-type="float" office:value="1.47584329739675E+018" calcext:value-type="float">
            <text:p>1.47584329739675E+018</text:p>
          </table:table-cell>
          <table:table-cell/>
          <table:table-cell table:formula="of:= [.C46] - [.B46]" office:value-type="float" office:value="23689984" calcext:value-type="float">
            <text:p>236899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329739305E+018" calcext:value-type="float">
            <text:p>1.47584329739305E+018</text:p>
          </table:table-cell>
          <table:table-cell office:value-type="float" office:value="1.47584329741773E+018" calcext:value-type="float">
            <text:p>1.47584329741773E+018</text:p>
          </table:table-cell>
          <table:table-cell/>
          <table:table-cell table:formula="of:= [.C47] - [.B47]" office:value-type="float" office:value="24680192" calcext:value-type="float">
            <text:p>246801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329741306E+018" calcext:value-type="float">
            <text:p>1.47584329741306E+018</text:p>
          </table:table-cell>
          <table:table-cell office:value-type="float" office:value="1.47584329743854E+018" calcext:value-type="float">
            <text:p>1.47584329743854E+018</text:p>
          </table:table-cell>
          <table:table-cell/>
          <table:table-cell table:formula="of:= [.C48] - [.B48]" office:value-type="float" office:value="25479936" calcext:value-type="float">
            <text:p>25479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329743305E+018" calcext:value-type="float">
            <text:p>1.47584329743305E+018</text:p>
          </table:table-cell>
          <table:table-cell office:value-type="float" office:value="1.47584329745934E+018" calcext:value-type="float">
            <text:p>1.47584329745934E+018</text:p>
          </table:table-cell>
          <table:table-cell/>
          <table:table-cell table:formula="of:= [.C49] - [.B49]" office:value-type="float" office:value="26290176" calcext:value-type="float">
            <text:p>262901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329745306E+018" calcext:value-type="float">
            <text:p>1.47584329745306E+018</text:p>
          </table:table-cell>
          <table:table-cell office:value-type="float" office:value="1.47584329748019E+018" calcext:value-type="float">
            <text:p>1.47584329748019E+018</text:p>
          </table:table-cell>
          <table:table-cell/>
          <table:table-cell table:formula="of:= [.C50] - [.B50]" office:value-type="float" office:value="27129856" calcext:value-type="float">
            <text:p>27129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329747306E+018" calcext:value-type="float">
            <text:p>1.47584329747306E+018</text:p>
          </table:table-cell>
          <table:table-cell office:value-type="float" office:value="1.47584329750105E+018" calcext:value-type="float">
            <text:p>1.47584329750105E+018</text:p>
          </table:table-cell>
          <table:table-cell/>
          <table:table-cell table:formula="of:= [.C51] - [.B51]" office:value-type="float" office:value="27990016" calcext:value-type="float">
            <text:p>27990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329749306E+018" calcext:value-type="float">
            <text:p>1.47584329749306E+018</text:p>
          </table:table-cell>
          <table:table-cell office:value-type="float" office:value="1.47584329752174E+018" calcext:value-type="float">
            <text:p>1.47584329752174E+018</text:p>
          </table:table-cell>
          <table:table-cell/>
          <table:table-cell table:formula="of:= [.C52] - [.B52]" office:value-type="float" office:value="28679936" calcext:value-type="float">
            <text:p>286799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329751306E+018" calcext:value-type="float">
            <text:p>1.47584329751306E+018</text:p>
          </table:table-cell>
          <table:table-cell office:value-type="float" office:value="1.47584329754295E+018" calcext:value-type="float">
            <text:p>1.47584329754295E+018</text:p>
          </table:table-cell>
          <table:table-cell/>
          <table:table-cell table:formula="of:= [.C53] - [.B53]" office:value-type="float" office:value="29890048" calcext:value-type="float">
            <text:p>298900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329753305E+018" calcext:value-type="float">
            <text:p>1.47584329753305E+018</text:p>
          </table:table-cell>
          <table:table-cell office:value-type="float" office:value="1.47584329756374E+018" calcext:value-type="float">
            <text:p>1.47584329756374E+018</text:p>
          </table:table-cell>
          <table:table-cell/>
          <table:table-cell table:formula="of:= [.C54] - [.B54]" office:value-type="float" office:value="30690048" calcext:value-type="float">
            <text:p>306900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329755306E+018" calcext:value-type="float">
            <text:p>1.47584329755306E+018</text:p>
          </table:table-cell>
          <table:table-cell office:value-type="float" office:value="1.47584329758458E+018" calcext:value-type="float">
            <text:p>1.47584329758458E+018</text:p>
          </table:table-cell>
          <table:table-cell/>
          <table:table-cell table:formula="of:= [.C55] - [.B55]" office:value-type="float" office:value="31519744" calcext:value-type="float">
            <text:p>315197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329757306E+018" calcext:value-type="float">
            <text:p>1.47584329757306E+018</text:p>
          </table:table-cell>
          <table:table-cell office:value-type="float" office:value="1.47584329760539E+018" calcext:value-type="float">
            <text:p>1.47584329760539E+018</text:p>
          </table:table-cell>
          <table:table-cell/>
          <table:table-cell table:formula="of:= [.C56] - [.B56]" office:value-type="float" office:value="32329728" calcext:value-type="float">
            <text:p>32329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329759305E+018" calcext:value-type="float">
            <text:p>1.47584329759305E+018</text:p>
          </table:table-cell>
          <table:table-cell office:value-type="float" office:value="1.47584329762624E+018" calcext:value-type="float">
            <text:p>1.47584329762624E+018</text:p>
          </table:table-cell>
          <table:table-cell/>
          <table:table-cell table:formula="of:= [.C57] - [.B57]" office:value-type="float" office:value="33189888" calcext:value-type="float">
            <text:p>33189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329761306E+018" calcext:value-type="float">
            <text:p>1.47584329761306E+018</text:p>
          </table:table-cell>
          <table:table-cell office:value-type="float" office:value="1.47584329764708E+018" calcext:value-type="float">
            <text:p>1.47584329764708E+018</text:p>
          </table:table-cell>
          <table:table-cell/>
          <table:table-cell table:formula="of:= [.C58] - [.B58]" office:value-type="float" office:value="34020096" calcext:value-type="float">
            <text:p>34020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329763305E+018" calcext:value-type="float">
            <text:p>1.47584329763305E+018</text:p>
          </table:table-cell>
          <table:table-cell office:value-type="float" office:value="1.47584329766791E+018" calcext:value-type="float">
            <text:p>1.47584329766791E+018</text:p>
          </table:table-cell>
          <table:table-cell/>
          <table:table-cell table:formula="of:= [.C59] - [.B59]" office:value-type="float" office:value="34860032" calcext:value-type="float">
            <text:p>348600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329765306E+018" calcext:value-type="float">
            <text:p>1.47584329765306E+018</text:p>
          </table:table-cell>
          <table:table-cell office:value-type="float" office:value="1.47584329768879E+018" calcext:value-type="float">
            <text:p>1.47584329768879E+018</text:p>
          </table:table-cell>
          <table:table-cell/>
          <table:table-cell table:formula="of:= [.C60] - [.B60]" office:value-type="float" office:value="35729920" calcext:value-type="float">
            <text:p>357299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329767305E+018" calcext:value-type="float">
            <text:p>1.47584329767305E+018</text:p>
          </table:table-cell>
          <table:table-cell office:value-type="float" office:value="1.47584329770962E+018" calcext:value-type="float">
            <text:p>1.47584329770962E+018</text:p>
          </table:table-cell>
          <table:table-cell/>
          <table:table-cell table:formula="of:= [.C61] - [.B61]" office:value-type="float" office:value="36569856" calcext:value-type="float">
            <text:p>365698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329769305E+018" calcext:value-type="float">
            <text:p>1.47584329769305E+018</text:p>
          </table:table-cell>
          <table:table-cell office:value-type="float" office:value="1.47584329773046E+018" calcext:value-type="float">
            <text:p>1.47584329773046E+018</text:p>
          </table:table-cell>
          <table:table-cell/>
          <table:table-cell table:formula="of:= [.C62] - [.B62]" office:value-type="float" office:value="37410048" calcext:value-type="float">
            <text:p>374100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329771305E+018" calcext:value-type="float">
            <text:p>1.47584329771305E+018</text:p>
          </table:table-cell>
          <table:table-cell office:value-type="float" office:value="1.47584329775142E+018" calcext:value-type="float">
            <text:p>1.47584329775142E+018</text:p>
          </table:table-cell>
          <table:table-cell/>
          <table:table-cell table:formula="of:= [.C63] - [.B63]" office:value-type="float" office:value="38369792" calcext:value-type="float">
            <text:p>383697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329773306E+018" calcext:value-type="float">
            <text:p>1.47584329773306E+018</text:p>
          </table:table-cell>
          <table:table-cell office:value-type="float" office:value="1.47584329777252E+018" calcext:value-type="float">
            <text:p>1.47584329777252E+018</text:p>
          </table:table-cell>
          <table:table-cell/>
          <table:table-cell table:formula="of:= [.C64] - [.B64]" office:value-type="float" office:value="39459840" calcext:value-type="float">
            <text:p>394598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329775306E+018" calcext:value-type="float">
            <text:p>1.47584329775306E+018</text:p>
          </table:table-cell>
          <table:table-cell office:value-type="float" office:value="1.47584329779331E+018" calcext:value-type="float">
            <text:p>1.47584329779331E+018</text:p>
          </table:table-cell>
          <table:table-cell/>
          <table:table-cell table:formula="of:= [.C65] - [.B65]" office:value-type="float" office:value="40249856" calcext:value-type="float">
            <text:p>402498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329777326E+018" calcext:value-type="float">
            <text:p>1.47584329777326E+018</text:p>
          </table:table-cell>
          <table:table-cell office:value-type="float" office:value="1.47584329781421E+018" calcext:value-type="float">
            <text:p>1.47584329781421E+018</text:p>
          </table:table-cell>
          <table:table-cell/>
          <table:table-cell table:formula="of:= [.C66] - [.B66]" office:value-type="float" office:value="40950016" calcext:value-type="float">
            <text:p>409500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32977937E+018" calcext:value-type="float">
            <text:p>1.4758432977937E+018</text:p>
          </table:table-cell>
          <table:table-cell office:value-type="float" office:value="1.47584329783499E+018" calcext:value-type="float">
            <text:p>1.47584329783499E+018</text:p>
          </table:table-cell>
          <table:table-cell/>
          <table:table-cell table:formula="of:= [.C67] - [.B67]" office:value-type="float" office:value="41290240" calcext:value-type="float">
            <text:p>412902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329781325E+018" calcext:value-type="float">
            <text:p>1.47584329781325E+018</text:p>
          </table:table-cell>
          <table:table-cell office:value-type="float" office:value="1.47584329785581E+018" calcext:value-type="float">
            <text:p>1.47584329785581E+018</text:p>
          </table:table-cell>
          <table:table-cell/>
          <table:table-cell table:formula="of:= [.C68] - [.B68]" office:value-type="float" office:value="42560000" calcext:value-type="float">
            <text:p>4256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329783373E+018" calcext:value-type="float">
            <text:p>1.47584329783373E+018</text:p>
          </table:table-cell>
          <table:table-cell office:value-type="float" office:value="1.47584329787676E+018" calcext:value-type="float">
            <text:p>1.47584329787676E+018</text:p>
          </table:table-cell>
          <table:table-cell/>
          <table:table-cell table:formula="of:= [.C69] - [.B69]" office:value-type="float" office:value="43030272" calcext:value-type="float">
            <text:p>430302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329785327E+018" calcext:value-type="float">
            <text:p>1.47584329785327E+018</text:p>
          </table:table-cell>
          <table:table-cell office:value-type="float" office:value="1.47584329789727E+018" calcext:value-type="float">
            <text:p>1.47584329789727E+018</text:p>
          </table:table-cell>
          <table:table-cell/>
          <table:table-cell table:formula="of:= [.C70] - [.B70]" office:value-type="float" office:value="44000000" calcext:value-type="float">
            <text:p>440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32978735E+018" calcext:value-type="float">
            <text:p>1.4758432978735E+018</text:p>
          </table:table-cell>
          <table:table-cell office:value-type="float" office:value="1.47584329791831E+018" calcext:value-type="float">
            <text:p>1.47584329791831E+018</text:p>
          </table:table-cell>
          <table:table-cell/>
          <table:table-cell table:formula="of:= [.C71] - [.B71]" office:value-type="float" office:value="44810240" calcext:value-type="float">
            <text:p>448102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329789327E+018" calcext:value-type="float">
            <text:p>1.47584329789327E+018</text:p>
          </table:table-cell>
          <table:table-cell office:value-type="float" office:value="1.47584329793872E+018" calcext:value-type="float">
            <text:p>1.47584329793872E+018</text:p>
          </table:table-cell>
          <table:table-cell/>
          <table:table-cell table:formula="of:= [.C72] - [.B72]" office:value-type="float" office:value="45449984" calcext:value-type="float">
            <text:p>45449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329791327E+018" calcext:value-type="float">
            <text:p>1.47584329791327E+018</text:p>
          </table:table-cell>
          <table:table-cell office:value-type="float" office:value="1.47584329795968E+018" calcext:value-type="float">
            <text:p>1.47584329795968E+018</text:p>
          </table:table-cell>
          <table:table-cell/>
          <table:table-cell table:formula="of:= [.C73] - [.B73]" office:value-type="float" office:value="46409984" calcext:value-type="float">
            <text:p>46409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329793327E+018" calcext:value-type="float">
            <text:p>1.47584329793327E+018</text:p>
          </table:table-cell>
          <table:table-cell office:value-type="float" office:value="1.47584329798016E+018" calcext:value-type="float">
            <text:p>1.47584329798016E+018</text:p>
          </table:table-cell>
          <table:table-cell/>
          <table:table-cell table:formula="of:= [.C74] - [.B74]" office:value-type="float" office:value="46889984" calcext:value-type="float">
            <text:p>468899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329795328E+018" calcext:value-type="float">
            <text:p>1.47584329795328E+018</text:p>
          </table:table-cell>
          <table:table-cell office:value-type="float" office:value="1.4758432980012E+018" calcext:value-type="float">
            <text:p>1.4758432980012E+018</text:p>
          </table:table-cell>
          <table:table-cell/>
          <table:table-cell table:formula="of:= [.C75] - [.B75]" office:value-type="float" office:value="47919872" calcext:value-type="float">
            <text:p>479198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329797328E+018" calcext:value-type="float">
            <text:p>1.47584329797328E+018</text:p>
          </table:table-cell>
          <table:table-cell office:value-type="float" office:value="1.4758432980218E+018" calcext:value-type="float">
            <text:p>1.4758432980218E+018</text:p>
          </table:table-cell>
          <table:table-cell/>
          <table:table-cell table:formula="of:= [.C76] - [.B76]" office:value-type="float" office:value="48519936" calcext:value-type="float">
            <text:p>485199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329799328E+018" calcext:value-type="float">
            <text:p>1.47584329799328E+018</text:p>
          </table:table-cell>
          <table:table-cell office:value-type="float" office:value="1.47584329804268E+018" calcext:value-type="float">
            <text:p>1.47584329804268E+018</text:p>
          </table:table-cell>
          <table:table-cell/>
          <table:table-cell table:formula="of:= [.C77] - [.B77]" office:value-type="float" office:value="49400064" calcext:value-type="float">
            <text:p>494000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329801328E+018" calcext:value-type="float">
            <text:p>1.47584329801328E+018</text:p>
          </table:table-cell>
          <table:table-cell office:value-type="float" office:value="1.47584329806316E+018" calcext:value-type="float">
            <text:p>1.47584329806316E+018</text:p>
          </table:table-cell>
          <table:table-cell/>
          <table:table-cell table:formula="of:= [.C78] - [.B78]" office:value-type="float" office:value="49880064" calcext:value-type="float">
            <text:p>498800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329803327E+018" calcext:value-type="float">
            <text:p>1.47584329803327E+018</text:p>
          </table:table-cell>
          <table:table-cell office:value-type="float" office:value="1.47584329808416E+018" calcext:value-type="float">
            <text:p>1.47584329808416E+018</text:p>
          </table:table-cell>
          <table:table-cell/>
          <table:table-cell table:formula="of:= [.C79] - [.B79]" office:value-type="float" office:value="50889984" calcext:value-type="float">
            <text:p>508899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329805327E+018" calcext:value-type="float">
            <text:p>1.47584329805327E+018</text:p>
          </table:table-cell>
          <table:table-cell office:value-type="float" office:value="1.47584329810465E+018" calcext:value-type="float">
            <text:p>1.47584329810465E+018</text:p>
          </table:table-cell>
          <table:table-cell/>
          <table:table-cell table:formula="of:= [.C80] - [.B80]" office:value-type="float" office:value="51379968" calcext:value-type="float">
            <text:p>513799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329807327E+018" calcext:value-type="float">
            <text:p>1.47584329807327E+018</text:p>
          </table:table-cell>
          <table:table-cell office:value-type="float" office:value="1.47584329812516E+018" calcext:value-type="float">
            <text:p>1.47584329812516E+018</text:p>
          </table:table-cell>
          <table:table-cell/>
          <table:table-cell table:formula="of:= [.C81] - [.B81]" office:value-type="float" office:value="51889920" calcext:value-type="float">
            <text:p>518899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329809327E+018" calcext:value-type="float">
            <text:p>1.47584329809327E+018</text:p>
          </table:table-cell>
          <table:table-cell office:value-type="float" office:value="1.47584329814612E+018" calcext:value-type="float">
            <text:p>1.47584329814612E+018</text:p>
          </table:table-cell>
          <table:table-cell/>
          <table:table-cell table:formula="of:= [.C82] - [.B82]" office:value-type="float" office:value="52850176" calcext:value-type="float">
            <text:p>52850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329811327E+018" calcext:value-type="float">
            <text:p>1.47584329811327E+018</text:p>
          </table:table-cell>
          <table:table-cell office:value-type="float" office:value="1.47584329816661E+018" calcext:value-type="float">
            <text:p>1.47584329816661E+018</text:p>
          </table:table-cell>
          <table:table-cell/>
          <table:table-cell table:formula="of:= [.C83] - [.B83]" office:value-type="float" office:value="53340160" calcext:value-type="float">
            <text:p>533401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329813327E+018" calcext:value-type="float">
            <text:p>1.47584329813327E+018</text:p>
          </table:table-cell>
          <table:table-cell office:value-type="float" office:value="1.47584329818758E+018" calcext:value-type="float">
            <text:p>1.47584329818758E+018</text:p>
          </table:table-cell>
          <table:table-cell/>
          <table:table-cell table:formula="of:= [.C84] - [.B84]" office:value-type="float" office:value="54310144" calcext:value-type="float">
            <text:p>543101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329815327E+018" calcext:value-type="float">
            <text:p>1.47584329815327E+018</text:p>
          </table:table-cell>
          <table:table-cell office:value-type="float" office:value="1.47584329820809E+018" calcext:value-type="float">
            <text:p>1.47584329820809E+018</text:p>
          </table:table-cell>
          <table:table-cell/>
          <table:table-cell table:formula="of:= [.C85] - [.B85]" office:value-type="float" office:value="54820352" calcext:value-type="float">
            <text:p>548203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329817327E+018" calcext:value-type="float">
            <text:p>1.47584329817327E+018</text:p>
          </table:table-cell>
          <table:table-cell office:value-type="float" office:value="1.47584329822864E+018" calcext:value-type="float">
            <text:p>1.47584329822864E+018</text:p>
          </table:table-cell>
          <table:table-cell/>
          <table:table-cell table:formula="of:= [.C86] - [.B86]" office:value-type="float" office:value="55370240" calcext:value-type="float">
            <text:p>553702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329819327E+018" calcext:value-type="float">
            <text:p>1.47584329819327E+018</text:p>
          </table:table-cell>
          <table:table-cell office:value-type="float" office:value="1.47584329824928E+018" calcext:value-type="float">
            <text:p>1.47584329824928E+018</text:p>
          </table:table-cell>
          <table:table-cell/>
          <table:table-cell table:formula="of:= [.C87] - [.B87]" office:value-type="float" office:value="56010240" calcext:value-type="float">
            <text:p>560102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329821327E+018" calcext:value-type="float">
            <text:p>1.47584329821327E+018</text:p>
          </table:table-cell>
          <table:table-cell office:value-type="float" office:value="1.47584329827016E+018" calcext:value-type="float">
            <text:p>1.47584329827016E+018</text:p>
          </table:table-cell>
          <table:table-cell/>
          <table:table-cell table:formula="of:= [.C88] - [.B88]" office:value-type="float" office:value="56890112" calcext:value-type="float">
            <text:p>56890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329823327E+018" calcext:value-type="float">
            <text:p>1.47584329823327E+018</text:p>
          </table:table-cell>
          <table:table-cell office:value-type="float" office:value="1.47584329829111E+018" calcext:value-type="float">
            <text:p>1.47584329829111E+018</text:p>
          </table:table-cell>
          <table:table-cell/>
          <table:table-cell table:formula="of:= [.C89] - [.B89]" office:value-type="float" office:value="57840384" calcext:value-type="float">
            <text:p>578403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329825327E+018" calcext:value-type="float">
            <text:p>1.47584329825327E+018</text:p>
          </table:table-cell>
          <table:table-cell office:value-type="float" office:value="1.47584329831165E+018" calcext:value-type="float">
            <text:p>1.47584329831165E+018</text:p>
          </table:table-cell>
          <table:table-cell/>
          <table:table-cell table:formula="of:= [.C90] - [.B90]" office:value-type="float" office:value="58380288" calcext:value-type="float">
            <text:p>583802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329827327E+018" calcext:value-type="float">
            <text:p>1.47584329827327E+018</text:p>
          </table:table-cell>
          <table:table-cell office:value-type="float" office:value="1.47584329833231E+018" calcext:value-type="float">
            <text:p>1.47584329833231E+018</text:p>
          </table:table-cell>
          <table:table-cell/>
          <table:table-cell table:formula="of:= [.C91] - [.B91]" office:value-type="float" office:value="59040256" calcext:value-type="float">
            <text:p>590402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329829327E+018" calcext:value-type="float">
            <text:p>1.47584329829327E+018</text:p>
          </table:table-cell>
          <table:table-cell office:value-type="float" office:value="1.47584329835326E+018" calcext:value-type="float">
            <text:p>1.47584329835326E+018</text:p>
          </table:table-cell>
          <table:table-cell/>
          <table:table-cell table:formula="of:= [.C92] - [.B92]" office:value-type="float" office:value="59990272" calcext:value-type="float">
            <text:p>599902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329831327E+018" calcext:value-type="float">
            <text:p>1.47584329831327E+018</text:p>
          </table:table-cell>
          <table:table-cell office:value-type="float" office:value="1.47584329837385E+018" calcext:value-type="float">
            <text:p>1.47584329837385E+018</text:p>
          </table:table-cell>
          <table:table-cell/>
          <table:table-cell table:formula="of:= [.C93] - [.B93]" office:value-type="float" office:value="60580096" calcext:value-type="float">
            <text:p>605800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329833327E+018" calcext:value-type="float">
            <text:p>1.47584329833327E+018</text:p>
          </table:table-cell>
          <table:table-cell office:value-type="float" office:value="1.47584329839481E+018" calcext:value-type="float">
            <text:p>1.47584329839481E+018</text:p>
          </table:table-cell>
          <table:table-cell/>
          <table:table-cell table:formula="of:= [.C94] - [.B94]" office:value-type="float" office:value="61540352" calcext:value-type="float">
            <text:p>615403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329835364E+018" calcext:value-type="float">
            <text:p>1.47584329835364E+018</text:p>
          </table:table-cell>
          <table:table-cell office:value-type="float" office:value="1.47584329841549E+018" calcext:value-type="float">
            <text:p>1.47584329841549E+018</text:p>
          </table:table-cell>
          <table:table-cell/>
          <table:table-cell table:formula="of:= [.C95] - [.B95]" office:value-type="float" office:value="61849856" calcext:value-type="float">
            <text:p>618498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329837327E+018" calcext:value-type="float">
            <text:p>1.47584329837327E+018</text:p>
          </table:table-cell>
          <table:table-cell office:value-type="float" office:value="1.47584329843578E+018" calcext:value-type="float">
            <text:p>1.47584329843578E+018</text:p>
          </table:table-cell>
          <table:table-cell/>
          <table:table-cell table:formula="of:= [.C96] - [.B96]" office:value-type="float" office:value="62510080" calcext:value-type="float">
            <text:p>625100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329839326E+018" calcext:value-type="float">
            <text:p>1.47584329839326E+018</text:p>
          </table:table-cell>
          <table:table-cell office:value-type="float" office:value="1.4758432984567E+018" calcext:value-type="float">
            <text:p>1.4758432984567E+018</text:p>
          </table:table-cell>
          <table:table-cell/>
          <table:table-cell table:formula="of:= [.C97] - [.B97]" office:value-type="float" office:value="63440128" calcext:value-type="float">
            <text:p>63440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329841327E+018" calcext:value-type="float">
            <text:p>1.47584329841327E+018</text:p>
          </table:table-cell>
          <table:table-cell office:value-type="float" office:value="1.47584329847722E+018" calcext:value-type="float">
            <text:p>1.47584329847722E+018</text:p>
          </table:table-cell>
          <table:table-cell/>
          <table:table-cell table:formula="of:= [.C98] - [.B98]" office:value-type="float" office:value="63950080" calcext:value-type="float">
            <text:p>639500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329843327E+018" calcext:value-type="float">
            <text:p>1.47584329843327E+018</text:p>
          </table:table-cell>
          <table:table-cell office:value-type="float" office:value="1.47584329849823E+018" calcext:value-type="float">
            <text:p>1.47584329849823E+018</text:p>
          </table:table-cell>
          <table:table-cell/>
          <table:table-cell table:formula="of:= [.C99] - [.B99]" office:value-type="float" office:value="64960000" calcext:value-type="float">
            <text:p>6496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329845328E+018" calcext:value-type="float">
            <text:p>1.47584329845328E+018</text:p>
          </table:table-cell>
          <table:table-cell office:value-type="float" office:value="1.47584329851877E+018" calcext:value-type="float">
            <text:p>1.47584329851877E+018</text:p>
          </table:table-cell>
          <table:table-cell/>
          <table:table-cell table:formula="of:= [.C100] - [.B100]" office:value-type="float" office:value="65489920" calcext:value-type="float">
            <text:p>654899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329847327E+018" calcext:value-type="float">
            <text:p>1.47584329847327E+018</text:p>
          </table:table-cell>
          <table:table-cell office:value-type="float" office:value="1.47584329853924E+018" calcext:value-type="float">
            <text:p>1.47584329853924E+018</text:p>
          </table:table-cell>
          <table:table-cell/>
          <table:table-cell table:formula="of:= [.C101] - [.B101]" office:value-type="float" office:value="65969920" calcext:value-type="float">
            <text:p>659699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329849327E+018" calcext:value-type="float">
            <text:p>1.47584329849327E+018</text:p>
          </table:table-cell>
          <table:table-cell office:value-type="float" office:value="1.47584329856016E+018" calcext:value-type="float">
            <text:p>1.47584329856016E+018</text:p>
          </table:table-cell>
          <table:table-cell/>
          <table:table-cell table:formula="of:= [.C102] - [.B102]" office:value-type="float" office:value="66889984" calcext:value-type="float">
            <text:p>668899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329851328E+018" calcext:value-type="float">
            <text:p>1.47584329851328E+018</text:p>
          </table:table-cell>
          <table:table-cell office:value-type="float" office:value="1.47584329858072E+018" calcext:value-type="float">
            <text:p>1.47584329858072E+018</text:p>
          </table:table-cell>
          <table:table-cell/>
          <table:table-cell table:formula="of:= [.C103] - [.B103]" office:value-type="float" office:value="67439872" calcext:value-type="float">
            <text:p>674398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329853327E+018" calcext:value-type="float">
            <text:p>1.47584329853327E+018</text:p>
          </table:table-cell>
          <table:table-cell office:value-type="float" office:value="1.47584329860176E+018" calcext:value-type="float">
            <text:p>1.47584329860176E+018</text:p>
          </table:table-cell>
          <table:table-cell/>
          <table:table-cell table:formula="of:= [.C104] - [.B104]" office:value-type="float" office:value="68489984" calcext:value-type="float">
            <text:p>684899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329855327E+018" calcext:value-type="float">
            <text:p>1.47584329855327E+018</text:p>
          </table:table-cell>
          <table:table-cell office:value-type="float" office:value="1.47584329862221E+018" calcext:value-type="float">
            <text:p>1.47584329862221E+018</text:p>
          </table:table-cell>
          <table:table-cell/>
          <table:table-cell table:formula="of:= [.C105] - [.B105]" office:value-type="float" office:value="68939776" calcext:value-type="float">
            <text:p>689397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329857327E+018" calcext:value-type="float">
            <text:p>1.47584329857327E+018</text:p>
          </table:table-cell>
          <table:table-cell office:value-type="float" office:value="1.47584329864271E+018" calcext:value-type="float">
            <text:p>1.47584329864271E+018</text:p>
          </table:table-cell>
          <table:table-cell/>
          <table:table-cell table:formula="of:= [.C106] - [.B106]" office:value-type="float" office:value="69440000" calcext:value-type="float">
            <text:p>6944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329859327E+018" calcext:value-type="float">
            <text:p>1.47584329859327E+018</text:p>
          </table:table-cell>
          <table:table-cell office:value-type="float" office:value="1.47584329866366E+018" calcext:value-type="float">
            <text:p>1.47584329866366E+018</text:p>
          </table:table-cell>
          <table:table-cell/>
          <table:table-cell table:formula="of:= [.C107] - [.B107]" office:value-type="float" office:value="70390016" calcext:value-type="float">
            <text:p>703900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329861327E+018" calcext:value-type="float">
            <text:p>1.47584329861327E+018</text:p>
          </table:table-cell>
          <table:table-cell office:value-type="float" office:value="1.47584329868419E+018" calcext:value-type="float">
            <text:p>1.47584329868419E+018</text:p>
          </table:table-cell>
          <table:table-cell/>
          <table:table-cell table:formula="of:= [.C108] - [.B108]" office:value-type="float" office:value="70919936" calcext:value-type="float">
            <text:p>709199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329863327E+018" calcext:value-type="float">
            <text:p>1.47584329863327E+018</text:p>
          </table:table-cell>
          <table:table-cell office:value-type="float" office:value="1.47584329870519E+018" calcext:value-type="float">
            <text:p>1.47584329870519E+018</text:p>
          </table:table-cell>
          <table:table-cell/>
          <table:table-cell table:formula="of:= [.C109] - [.B109]" office:value-type="float" office:value="71919872" calcext:value-type="float">
            <text:p>719198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329865327E+018" calcext:value-type="float">
            <text:p>1.47584329865327E+018</text:p>
          </table:table-cell>
          <table:table-cell office:value-type="float" office:value="1.47584329872569E+018" calcext:value-type="float">
            <text:p>1.47584329872569E+018</text:p>
          </table:table-cell>
          <table:table-cell/>
          <table:table-cell table:formula="of:= [.C110] - [.B110]" office:value-type="float" office:value="72419840" calcext:value-type="float">
            <text:p>724198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329867327E+018" calcext:value-type="float">
            <text:p>1.47584329867327E+018</text:p>
          </table:table-cell>
          <table:table-cell office:value-type="float" office:value="1.4758432987462E+018" calcext:value-type="float">
            <text:p>1.4758432987462E+018</text:p>
          </table:table-cell>
          <table:table-cell/>
          <table:table-cell table:formula="of:= [.C111] - [.B111]" office:value-type="float" office:value="72930048" calcext:value-type="float">
            <text:p>72930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329869327E+018" calcext:value-type="float">
            <text:p>1.47584329869327E+018</text:p>
          </table:table-cell>
          <table:table-cell office:value-type="float" office:value="1.47584329876676E+018" calcext:value-type="float">
            <text:p>1.47584329876676E+018</text:p>
          </table:table-cell>
          <table:table-cell/>
          <table:table-cell table:formula="of:= [.C112] - [.B112]" office:value-type="float" office:value="73489920" calcext:value-type="float">
            <text:p>734899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329871327E+018" calcext:value-type="float">
            <text:p>1.47584329871327E+018</text:p>
          </table:table-cell>
          <table:table-cell office:value-type="float" office:value="1.47584329878767E+018" calcext:value-type="float">
            <text:p>1.47584329878767E+018</text:p>
          </table:table-cell>
          <table:table-cell/>
          <table:table-cell table:formula="of:= [.C113] - [.B113]" office:value-type="float" office:value="74400000" calcext:value-type="float">
            <text:p>744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329873327E+018" calcext:value-type="float">
            <text:p>1.47584329873327E+018</text:p>
          </table:table-cell>
          <table:table-cell office:value-type="float" office:value="1.47584329880816E+018" calcext:value-type="float">
            <text:p>1.47584329880816E+018</text:p>
          </table:table-cell>
          <table:table-cell/>
          <table:table-cell table:formula="of:= [.C114] - [.B114]" office:value-type="float" office:value="74889984" calcext:value-type="float">
            <text:p>748899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329875327E+018" calcext:value-type="float">
            <text:p>1.47584329875327E+018</text:p>
          </table:table-cell>
          <table:table-cell office:value-type="float" office:value="1.47584329882924E+018" calcext:value-type="float">
            <text:p>1.47584329882924E+018</text:p>
          </table:table-cell>
          <table:table-cell/>
          <table:table-cell table:formula="of:= [.C115] - [.B115]" office:value-type="float" office:value="75970048" calcext:value-type="float">
            <text:p>759700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329877327E+018" calcext:value-type="float">
            <text:p>1.47584329877327E+018</text:p>
          </table:table-cell>
          <table:table-cell office:value-type="float" office:value="1.47584329884974E+018" calcext:value-type="float">
            <text:p>1.47584329884974E+018</text:p>
          </table:table-cell>
          <table:table-cell/>
          <table:table-cell table:formula="of:= [.C116] - [.B116]" office:value-type="float" office:value="76470016" calcext:value-type="float">
            <text:p>764700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329879327E+018" calcext:value-type="float">
            <text:p>1.47584329879327E+018</text:p>
          </table:table-cell>
          <table:table-cell office:value-type="float" office:value="1.47584329887028E+018" calcext:value-type="float">
            <text:p>1.47584329887028E+018</text:p>
          </table:table-cell>
          <table:table-cell/>
          <table:table-cell table:formula="of:= [.C117] - [.B117]" office:value-type="float" office:value="77009920" calcext:value-type="float">
            <text:p>770099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329881327E+018" calcext:value-type="float">
            <text:p>1.47584329881327E+018</text:p>
          </table:table-cell>
          <table:table-cell office:value-type="float" office:value="1.47584329889076E+018" calcext:value-type="float">
            <text:p>1.47584329889076E+018</text:p>
          </table:table-cell>
          <table:table-cell/>
          <table:table-cell table:formula="of:= [.C118] - [.B118]" office:value-type="float" office:value="77489920" calcext:value-type="float">
            <text:p>774899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329883327E+018" calcext:value-type="float">
            <text:p>1.47584329883327E+018</text:p>
          </table:table-cell>
          <table:table-cell office:value-type="float" office:value="1.47584329891176E+018" calcext:value-type="float">
            <text:p>1.47584329891176E+018</text:p>
          </table:table-cell>
          <table:table-cell/>
          <table:table-cell table:formula="of:= [.C119] - [.B119]" office:value-type="float" office:value="78490112" calcext:value-type="float">
            <text:p>78490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329885327E+018" calcext:value-type="float">
            <text:p>1.47584329885327E+018</text:p>
          </table:table-cell>
          <table:table-cell office:value-type="float" office:value="1.47584329893221E+018" calcext:value-type="float">
            <text:p>1.47584329893221E+018</text:p>
          </table:table-cell>
          <table:table-cell/>
          <table:table-cell table:formula="of:= [.C120] - [.B120]" office:value-type="float" office:value="78939904" calcext:value-type="float">
            <text:p>789399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329887327E+018" calcext:value-type="float">
            <text:p>1.47584329887327E+018</text:p>
          </table:table-cell>
          <table:table-cell office:value-type="float" office:value="1.4758432989533E+018" calcext:value-type="float">
            <text:p>1.4758432989533E+018</text:p>
          </table:table-cell>
          <table:table-cell/>
          <table:table-cell table:formula="of:= [.C121] - [.B121]" office:value-type="float" office:value="80030208" calcext:value-type="float">
            <text:p>800302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329889327E+018" calcext:value-type="float">
            <text:p>1.47584329889327E+018</text:p>
          </table:table-cell>
          <table:table-cell office:value-type="float" office:value="1.47584329897398E+018" calcext:value-type="float">
            <text:p>1.47584329897398E+018</text:p>
          </table:table-cell>
          <table:table-cell/>
          <table:table-cell table:formula="of:= [.C122] - [.B122]" office:value-type="float" office:value="80710144" calcext:value-type="float">
            <text:p>80710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329891327E+018" calcext:value-type="float">
            <text:p>1.47584329891327E+018</text:p>
          </table:table-cell>
          <table:table-cell office:value-type="float" office:value="1.47584329899428E+018" calcext:value-type="float">
            <text:p>1.47584329899428E+018</text:p>
          </table:table-cell>
          <table:table-cell/>
          <table:table-cell table:formula="of:= [.C123] - [.B123]" office:value-type="float" office:value="81009920" calcext:value-type="float">
            <text:p>810099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329893327E+018" calcext:value-type="float">
            <text:p>1.47584329893327E+018</text:p>
          </table:table-cell>
          <table:table-cell office:value-type="float" office:value="1.47584329901478E+018" calcext:value-type="float">
            <text:p>1.47584329901478E+018</text:p>
          </table:table-cell>
          <table:table-cell/>
          <table:table-cell table:formula="of:= [.C124] - [.B124]" office:value-type="float" office:value="81510144" calcext:value-type="float">
            <text:p>815101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32989537E+018" calcext:value-type="float">
            <text:p>1.4758432989537E+018</text:p>
          </table:table-cell>
          <table:table-cell office:value-type="float" office:value="1.47584329903592E+018" calcext:value-type="float">
            <text:p>1.47584329903592E+018</text:p>
          </table:table-cell>
          <table:table-cell/>
          <table:table-cell table:formula="of:= [.C125] - [.B125]" office:value-type="float" office:value="82220032" calcext:value-type="float">
            <text:p>822200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329897326E+018" calcext:value-type="float">
            <text:p>1.47584329897326E+018</text:p>
          </table:table-cell>
          <table:table-cell office:value-type="float" office:value="1.4758432990564E+018" calcext:value-type="float">
            <text:p>1.4758432990564E+018</text:p>
          </table:table-cell>
          <table:table-cell/>
          <table:table-cell table:formula="of:= [.C126] - [.B126]" office:value-type="float" office:value="83139840" calcext:value-type="float">
            <text:p>831398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329899327E+018" calcext:value-type="float">
            <text:p>1.47584329899327E+018</text:p>
          </table:table-cell>
          <table:table-cell office:value-type="float" office:value="1.47584329907696E+018" calcext:value-type="float">
            <text:p>1.47584329907696E+018</text:p>
          </table:table-cell>
          <table:table-cell/>
          <table:table-cell table:formula="of:= [.C127] - [.B127]" office:value-type="float" office:value="83689984" calcext:value-type="float">
            <text:p>836899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329901327E+018" calcext:value-type="float">
            <text:p>1.47584329901327E+018</text:p>
          </table:table-cell>
          <table:table-cell office:value-type="float" office:value="1.47584329909741E+018" calcext:value-type="float">
            <text:p>1.47584329909741E+018</text:p>
          </table:table-cell>
          <table:table-cell/>
          <table:table-cell table:formula="of:= [.C128] - [.B128]" office:value-type="float" office:value="84140032" calcext:value-type="float">
            <text:p>84140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329903327E+018" calcext:value-type="float">
            <text:p>1.47584329903327E+018</text:p>
          </table:table-cell>
          <table:table-cell office:value-type="float" office:value="1.47584329911853E+018" calcext:value-type="float">
            <text:p>1.47584329911853E+018</text:p>
          </table:table-cell>
          <table:table-cell/>
          <table:table-cell table:formula="of:= [.C129] - [.B129]" office:value-type="float" office:value="85260032" calcext:value-type="float">
            <text:p>852600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329905327E+018" calcext:value-type="float">
            <text:p>1.47584329905327E+018</text:p>
          </table:table-cell>
          <table:table-cell office:value-type="float" office:value="1.47584329913905E+018" calcext:value-type="float">
            <text:p>1.47584329913905E+018</text:p>
          </table:table-cell>
          <table:table-cell/>
          <table:table-cell table:formula="of:= [.C130] - [.B130]" office:value-type="float" office:value="85779968" calcext:value-type="float">
            <text:p>857799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329907327E+018" calcext:value-type="float">
            <text:p>1.47584329907327E+018</text:p>
          </table:table-cell>
          <table:table-cell office:value-type="float" office:value="1.47584329915953E+018" calcext:value-type="float">
            <text:p>1.47584329915953E+018</text:p>
          </table:table-cell>
          <table:table-cell/>
          <table:table-cell table:formula="of:= [.C131] - [.B131]" office:value-type="float" office:value="86259968" calcext:value-type="float">
            <text:p>862599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329909327E+018" calcext:value-type="float">
            <text:p>1.47584329909327E+018</text:p>
          </table:table-cell>
          <table:table-cell office:value-type="float" office:value="1.47584329918017E+018" calcext:value-type="float">
            <text:p>1.47584329918017E+018</text:p>
          </table:table-cell>
          <table:table-cell/>
          <table:table-cell table:formula="of:= [.C132] - [.B132]" office:value-type="float" office:value="86899968" calcext:value-type="float">
            <text:p>868999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329911327E+018" calcext:value-type="float">
            <text:p>1.47584329911327E+018</text:p>
          </table:table-cell>
          <table:table-cell office:value-type="float" office:value="1.47584329920113E+018" calcext:value-type="float">
            <text:p>1.47584329920113E+018</text:p>
          </table:table-cell>
          <table:table-cell/>
          <table:table-cell table:formula="of:= [.C133] - [.B133]" office:value-type="float" office:value="87859968" calcext:value-type="float">
            <text:p>878599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329913327E+018" calcext:value-type="float">
            <text:p>1.47584329913327E+018</text:p>
          </table:table-cell>
          <table:table-cell office:value-type="float" office:value="1.47584329922168E+018" calcext:value-type="float">
            <text:p>1.47584329922168E+018</text:p>
          </table:table-cell>
          <table:table-cell/>
          <table:table-cell table:formula="of:= [.C134] - [.B134]" office:value-type="float" office:value="88410112" calcext:value-type="float">
            <text:p>884101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329915327E+018" calcext:value-type="float">
            <text:p>1.47584329915327E+018</text:p>
          </table:table-cell>
          <table:table-cell office:value-type="float" office:value="1.47584329924218E+018" calcext:value-type="float">
            <text:p>1.47584329924218E+018</text:p>
          </table:table-cell>
          <table:table-cell/>
          <table:table-cell table:formula="of:= [.C135] - [.B135]" office:value-type="float" office:value="88909824" calcext:value-type="float">
            <text:p>88909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329917327E+018" calcext:value-type="float">
            <text:p>1.47584329917327E+018</text:p>
          </table:table-cell>
          <table:table-cell office:value-type="float" office:value="1.47584329926271E+018" calcext:value-type="float">
            <text:p>1.47584329926271E+018</text:p>
          </table:table-cell>
          <table:table-cell/>
          <table:table-cell table:formula="of:= [.C136] - [.B136]" office:value-type="float" office:value="89440000" calcext:value-type="float">
            <text:p>89440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329919327E+018" calcext:value-type="float">
            <text:p>1.47584329919327E+018</text:p>
          </table:table-cell>
          <table:table-cell office:value-type="float" office:value="1.47584329928384E+018" calcext:value-type="float">
            <text:p>1.47584329928384E+018</text:p>
          </table:table-cell>
          <table:table-cell/>
          <table:table-cell table:formula="of:= [.C137] - [.B137]" office:value-type="float" office:value="90569984" calcext:value-type="float">
            <text:p>905699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329921327E+018" calcext:value-type="float">
            <text:p>1.47584329921327E+018</text:p>
          </table:table-cell>
          <table:table-cell office:value-type="float" office:value="1.47584329930432E+018" calcext:value-type="float">
            <text:p>1.47584329930432E+018</text:p>
          </table:table-cell>
          <table:table-cell/>
          <table:table-cell table:formula="of:= [.C138] - [.B138]" office:value-type="float" office:value="91049984" calcext:value-type="float">
            <text:p>910499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329923327E+018" calcext:value-type="float">
            <text:p>1.47584329923327E+018</text:p>
          </table:table-cell>
          <table:table-cell office:value-type="float" office:value="1.47584329932485E+018" calcext:value-type="float">
            <text:p>1.47584329932485E+018</text:p>
          </table:table-cell>
          <table:table-cell/>
          <table:table-cell table:formula="of:= [.C139] - [.B139]" office:value-type="float" office:value="91579904" calcext:value-type="float">
            <text:p>915799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329925327E+018" calcext:value-type="float">
            <text:p>1.47584329925327E+018</text:p>
          </table:table-cell>
          <table:table-cell office:value-type="float" office:value="1.47584329934532E+018" calcext:value-type="float">
            <text:p>1.47584329934532E+018</text:p>
          </table:table-cell>
          <table:table-cell/>
          <table:table-cell table:formula="of:= [.C140] - [.B140]" office:value-type="float" office:value="92049920" calcext:value-type="float">
            <text:p>920499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329927327E+018" calcext:value-type="float">
            <text:p>1.47584329927327E+018</text:p>
          </table:table-cell>
          <table:table-cell office:value-type="float" office:value="1.47584329936647E+018" calcext:value-type="float">
            <text:p>1.47584329936647E+018</text:p>
          </table:table-cell>
          <table:table-cell/>
          <table:table-cell table:formula="of:= [.C141] - [.B141]" office:value-type="float" office:value="93200128" calcext:value-type="float">
            <text:p>932001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329929327E+018" calcext:value-type="float">
            <text:p>1.47584329929327E+018</text:p>
          </table:table-cell>
          <table:table-cell office:value-type="float" office:value="1.47584329938696E+018" calcext:value-type="float">
            <text:p>1.47584329938696E+018</text:p>
          </table:table-cell>
          <table:table-cell/>
          <table:table-cell table:formula="of:= [.C142] - [.B142]" office:value-type="float" office:value="93689856" calcext:value-type="float">
            <text:p>936898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329931327E+018" calcext:value-type="float">
            <text:p>1.47584329931327E+018</text:p>
          </table:table-cell>
          <table:table-cell office:value-type="float" office:value="1.4758432994075E+018" calcext:value-type="float">
            <text:p>1.4758432994075E+018</text:p>
          </table:table-cell>
          <table:table-cell/>
          <table:table-cell table:formula="of:= [.C143] - [.B143]" office:value-type="float" office:value="94230016" calcext:value-type="float">
            <text:p>942300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329933327E+018" calcext:value-type="float">
            <text:p>1.47584329933327E+018</text:p>
          </table:table-cell>
          <table:table-cell office:value-type="float" office:value="1.47584329942803E+018" calcext:value-type="float">
            <text:p>1.47584329942803E+018</text:p>
          </table:table-cell>
          <table:table-cell/>
          <table:table-cell table:formula="of:= [.C144] - [.B144]" office:value-type="float" office:value="94759936" calcext:value-type="float">
            <text:p>947599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329935327E+018" calcext:value-type="float">
            <text:p>1.47584329935327E+018</text:p>
          </table:table-cell>
          <table:table-cell office:value-type="float" office:value="1.47584329944849E+018" calcext:value-type="float">
            <text:p>1.47584329944849E+018</text:p>
          </table:table-cell>
          <table:table-cell/>
          <table:table-cell table:formula="of:= [.C145] - [.B145]" office:value-type="float" office:value="95219968" calcext:value-type="float">
            <text:p>952199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329937327E+018" calcext:value-type="float">
            <text:p>1.47584329937327E+018</text:p>
          </table:table-cell>
          <table:table-cell office:value-type="float" office:value="1.47584329946966E+018" calcext:value-type="float">
            <text:p>1.47584329946966E+018</text:p>
          </table:table-cell>
          <table:table-cell/>
          <table:table-cell table:formula="of:= [.C146] - [.B146]" office:value-type="float" office:value="96389888" calcext:value-type="float">
            <text:p>963898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329939327E+018" calcext:value-type="float">
            <text:p>1.47584329939327E+018</text:p>
          </table:table-cell>
          <table:table-cell office:value-type="float" office:value="1.47584329949015E+018" calcext:value-type="float">
            <text:p>1.47584329949015E+018</text:p>
          </table:table-cell>
          <table:table-cell/>
          <table:table-cell table:formula="of:= [.C147] - [.B147]" office:value-type="float" office:value="96880128" calcext:value-type="float">
            <text:p>968801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329941327E+018" calcext:value-type="float">
            <text:p>1.47584329941327E+018</text:p>
          </table:table-cell>
          <table:table-cell office:value-type="float" office:value="1.47584329951066E+018" calcext:value-type="float">
            <text:p>1.47584329951066E+018</text:p>
          </table:table-cell>
          <table:table-cell/>
          <table:table-cell table:formula="of:= [.C148] - [.B148]" office:value-type="float" office:value="97390080" calcext:value-type="float">
            <text:p>973900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329943327E+018" calcext:value-type="float">
            <text:p>1.47584329943327E+018</text:p>
          </table:table-cell>
          <table:table-cell office:value-type="float" office:value="1.47584329953117E+018" calcext:value-type="float">
            <text:p>1.47584329953117E+018</text:p>
          </table:table-cell>
          <table:table-cell/>
          <table:table-cell table:formula="of:= [.C149] - [.B149]" office:value-type="float" office:value="97899776" calcext:value-type="float">
            <text:p>978997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329945327E+018" calcext:value-type="float">
            <text:p>1.47584329945327E+018</text:p>
          </table:table-cell>
          <table:table-cell office:value-type="float" office:value="1.47584329955243E+018" calcext:value-type="float">
            <text:p>1.47584329955243E+018</text:p>
          </table:table-cell>
          <table:table-cell/>
          <table:table-cell table:formula="of:= [.C150] - [.B150]" office:value-type="float" office:value="99160064" calcext:value-type="float">
            <text:p>99160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329947327E+018" calcext:value-type="float">
            <text:p>1.47584329947327E+018</text:p>
          </table:table-cell>
          <table:table-cell office:value-type="float" office:value="1.47584329957307E+018" calcext:value-type="float">
            <text:p>1.47584329957307E+018</text:p>
          </table:table-cell>
          <table:table-cell/>
          <table:table-cell table:formula="of:= [.C151] - [.B151]" office:value-type="float" office:value="99799808" calcext:value-type="float">
            <text:p>997998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329949327E+018" calcext:value-type="float">
            <text:p>1.47584329949327E+018</text:p>
          </table:table-cell>
          <table:table-cell office:value-type="float" office:value="1.47584329959351E+018" calcext:value-type="float">
            <text:p>1.47584329959351E+018</text:p>
          </table:table-cell>
          <table:table-cell/>
          <table:table-cell table:formula="of:= [.C152] - [.B152]" office:value-type="float" office:value="100240128" calcext:value-type="float">
            <text:p>1002401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329951327E+018" calcext:value-type="float">
            <text:p>1.47584329951327E+018</text:p>
          </table:table-cell>
          <table:table-cell office:value-type="float" office:value="1.47584329961392E+018" calcext:value-type="float">
            <text:p>1.47584329961392E+018</text:p>
          </table:table-cell>
          <table:table-cell/>
          <table:table-cell table:formula="of:= [.C153] - [.B153]" office:value-type="float" office:value="100650240" calcext:value-type="float">
            <text:p>1006502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329953327E+018" calcext:value-type="float">
            <text:p>1.47584329953327E+018</text:p>
          </table:table-cell>
          <table:table-cell office:value-type="float" office:value="1.47584329963443E+018" calcext:value-type="float">
            <text:p>1.47584329963443E+018</text:p>
          </table:table-cell>
          <table:table-cell/>
          <table:table-cell table:formula="of:= [.C154] - [.B154]" office:value-type="float" office:value="101159936" calcext:value-type="float">
            <text:p>1011599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329955327E+018" calcext:value-type="float">
            <text:p>1.47584329955327E+018</text:p>
          </table:table-cell>
          <table:table-cell office:value-type="float" office:value="1.47584329965552E+018" calcext:value-type="float">
            <text:p>1.47584329965552E+018</text:p>
          </table:table-cell>
          <table:table-cell/>
          <table:table-cell table:formula="of:= [.C155] - [.B155]" office:value-type="float" office:value="102249984" calcext:value-type="float">
            <text:p>1022499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329957346E+018" calcext:value-type="float">
            <text:p>1.47584329957346E+018</text:p>
          </table:table-cell>
          <table:table-cell office:value-type="float" office:value="1.47584329967603E+018" calcext:value-type="float">
            <text:p>1.47584329967603E+018</text:p>
          </table:table-cell>
          <table:table-cell/>
          <table:table-cell table:formula="of:= [.C156] - [.B156]" office:value-type="float" office:value="102569984" calcext:value-type="float">
            <text:p>1025699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329959374E+018" calcext:value-type="float">
            <text:p>1.47584329959374E+018</text:p>
          </table:table-cell>
          <table:table-cell office:value-type="float" office:value="1.47584329969661E+018" calcext:value-type="float">
            <text:p>1.47584329969661E+018</text:p>
          </table:table-cell>
          <table:table-cell/>
          <table:table-cell table:formula="of:= [.C157] - [.B157]" office:value-type="float" office:value="102870016" calcext:value-type="float">
            <text:p>1028700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329961326E+018" calcext:value-type="float">
            <text:p>1.47584329961326E+018</text:p>
          </table:table-cell>
          <table:table-cell office:value-type="float" office:value="1.47584329971708E+018" calcext:value-type="float">
            <text:p>1.47584329971708E+018</text:p>
          </table:table-cell>
          <table:table-cell/>
          <table:table-cell table:formula="of:= [.C158] - [.B158]" office:value-type="float" office:value="103820032" calcext:value-type="float">
            <text:p>1038200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329963326E+018" calcext:value-type="float">
            <text:p>1.47584329963326E+018</text:p>
          </table:table-cell>
          <table:table-cell office:value-type="float" office:value="1.47584329973828E+018" calcext:value-type="float">
            <text:p>1.47584329973828E+018</text:p>
          </table:table-cell>
          <table:table-cell/>
          <table:table-cell table:formula="of:= [.C159] - [.B159]" office:value-type="float" office:value="105019904" calcext:value-type="float">
            <text:p>1050199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329965327E+018" calcext:value-type="float">
            <text:p>1.47584329965327E+018</text:p>
          </table:table-cell>
          <table:table-cell office:value-type="float" office:value="1.47584329975881E+018" calcext:value-type="float">
            <text:p>1.47584329975881E+018</text:p>
          </table:table-cell>
          <table:table-cell/>
          <table:table-cell table:formula="of:= [.C160] - [.B160]" office:value-type="float" office:value="105540096" calcext:value-type="float">
            <text:p>1055400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329967327E+018" calcext:value-type="float">
            <text:p>1.47584329967327E+018</text:p>
          </table:table-cell>
          <table:table-cell office:value-type="float" office:value="1.47584329977927E+018" calcext:value-type="float">
            <text:p>1.47584329977927E+018</text:p>
          </table:table-cell>
          <table:table-cell/>
          <table:table-cell table:formula="of:= [.C161] - [.B161]" office:value-type="float" office:value="106000128" calcext:value-type="float">
            <text:p>1060001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329969326E+018" calcext:value-type="float">
            <text:p>1.47584329969326E+018</text:p>
          </table:table-cell>
          <table:table-cell office:value-type="float" office:value="1.47584329979978E+018" calcext:value-type="float">
            <text:p>1.47584329979978E+018</text:p>
          </table:table-cell>
          <table:table-cell/>
          <table:table-cell table:formula="of:= [.C162] - [.B162]" office:value-type="float" office:value="106519808" calcext:value-type="float">
            <text:p>1065198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329971327E+018" calcext:value-type="float">
            <text:p>1.47584329971327E+018</text:p>
          </table:table-cell>
          <table:table-cell office:value-type="float" office:value="1.47584329982029E+018" calcext:value-type="float">
            <text:p>1.47584329982029E+018</text:p>
          </table:table-cell>
          <table:table-cell/>
          <table:table-cell table:formula="of:= [.C163] - [.B163]" office:value-type="float" office:value="107020032" calcext:value-type="float">
            <text:p>1070200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329973327E+018" calcext:value-type="float">
            <text:p>1.47584329973327E+018</text:p>
          </table:table-cell>
          <table:table-cell office:value-type="float" office:value="1.47584329984142E+018" calcext:value-type="float">
            <text:p>1.47584329984142E+018</text:p>
          </table:table-cell>
          <table:table-cell/>
          <table:table-cell table:formula="of:= [.C164] - [.B164]" office:value-type="float" office:value="108150016" calcext:value-type="float">
            <text:p>1081500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329975327E+018" calcext:value-type="float">
            <text:p>1.47584329975327E+018</text:p>
          </table:table-cell>
          <table:table-cell office:value-type="float" office:value="1.47584329986207E+018" calcext:value-type="float">
            <text:p>1.47584329986207E+018</text:p>
          </table:table-cell>
          <table:table-cell/>
          <table:table-cell table:formula="of:= [.C165] - [.B165]" office:value-type="float" office:value="108800000" calcext:value-type="float">
            <text:p>10880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329977328E+018" calcext:value-type="float">
            <text:p>1.47584329977328E+018</text:p>
          </table:table-cell>
          <table:table-cell office:value-type="float" office:value="1.47584329988259E+018" calcext:value-type="float">
            <text:p>1.47584329988259E+018</text:p>
          </table:table-cell>
          <table:table-cell/>
          <table:table-cell table:formula="of:= [.C166] - [.B166]" office:value-type="float" office:value="109310208" calcext:value-type="float">
            <text:p>1093102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329979327E+018" calcext:value-type="float">
            <text:p>1.47584329979327E+018</text:p>
          </table:table-cell>
          <table:table-cell office:value-type="float" office:value="1.47584329990317E+018" calcext:value-type="float">
            <text:p>1.47584329990317E+018</text:p>
          </table:table-cell>
          <table:table-cell/>
          <table:table-cell table:formula="of:= [.C167] - [.B167]" office:value-type="float" office:value="109900032" calcext:value-type="float">
            <text:p>1099000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329981327E+018" calcext:value-type="float">
            <text:p>1.47584329981327E+018</text:p>
          </table:table-cell>
          <table:table-cell office:value-type="float" office:value="1.47584329992434E+018" calcext:value-type="float">
            <text:p>1.47584329992434E+018</text:p>
          </table:table-cell>
          <table:table-cell/>
          <table:table-cell table:formula="of:= [.C168] - [.B168]" office:value-type="float" office:value="111069952" calcext:value-type="float">
            <text:p>1110699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329983327E+018" calcext:value-type="float">
            <text:p>1.47584329983327E+018</text:p>
          </table:table-cell>
          <table:table-cell office:value-type="float" office:value="1.47584329994484E+018" calcext:value-type="float">
            <text:p>1.47584329994484E+018</text:p>
          </table:table-cell>
          <table:table-cell/>
          <table:table-cell table:formula="of:= [.C169] - [.B169]" office:value-type="float" office:value="111569920" calcext:value-type="float">
            <text:p>1115699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329985327E+018" calcext:value-type="float">
            <text:p>1.47584329985327E+018</text:p>
          </table:table-cell>
          <table:table-cell office:value-type="float" office:value="1.47584329996535E+018" calcext:value-type="float">
            <text:p>1.47584329996535E+018</text:p>
          </table:table-cell>
          <table:table-cell/>
          <table:table-cell table:formula="of:= [.C170] - [.B170]" office:value-type="float" office:value="112080128" calcext:value-type="float">
            <text:p>1120801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29987327E+018" calcext:value-type="float">
            <text:p>1.47584329987327E+018</text:p>
          </table:table-cell>
          <table:table-cell office:value-type="float" office:value="1.47584329998586E+018" calcext:value-type="float">
            <text:p>1.47584329998586E+018</text:p>
          </table:table-cell>
          <table:table-cell/>
          <table:table-cell table:formula="of:= [.C171] - [.B171]" office:value-type="float" office:value="112589824" calcext:value-type="float">
            <text:p>112589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29989327E+018" calcext:value-type="float">
            <text:p>1.47584329989327E+018</text:p>
          </table:table-cell>
          <table:table-cell office:value-type="float" office:value="1.47584330000634E+018" calcext:value-type="float">
            <text:p>1.47584330000634E+018</text:p>
          </table:table-cell>
          <table:table-cell/>
          <table:table-cell table:formula="of:= [.C172] - [.B172]" office:value-type="float" office:value="113070080" calcext:value-type="float">
            <text:p>1130700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29991328E+018" calcext:value-type="float">
            <text:p>1.47584329991328E+018</text:p>
          </table:table-cell>
          <table:table-cell office:value-type="float" office:value="1.47584330002752E+018" calcext:value-type="float">
            <text:p>1.47584330002752E+018</text:p>
          </table:table-cell>
          <table:table-cell/>
          <table:table-cell table:formula="of:= [.C173] - [.B173]" office:value-type="float" office:value="114240000" calcext:value-type="float">
            <text:p>11424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29993327E+018" calcext:value-type="float">
            <text:p>1.47584329993327E+018</text:p>
          </table:table-cell>
          <table:table-cell office:value-type="float" office:value="1.47584330004804E+018" calcext:value-type="float">
            <text:p>1.47584330004804E+018</text:p>
          </table:table-cell>
          <table:table-cell/>
          <table:table-cell table:formula="of:= [.C174] - [.B174]" office:value-type="float" office:value="114769920" calcext:value-type="float">
            <text:p>1147699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29995328E+018" calcext:value-type="float">
            <text:p>1.47584329995328E+018</text:p>
          </table:table-cell>
          <table:table-cell office:value-type="float" office:value="1.47584330006858E+018" calcext:value-type="float">
            <text:p>1.47584330006858E+018</text:p>
          </table:table-cell>
          <table:table-cell/>
          <table:table-cell table:formula="of:= [.C175] - [.B175]" office:value-type="float" office:value="115300096" calcext:value-type="float">
            <text:p>1153000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29997327E+018" calcext:value-type="float">
            <text:p>1.47584329997327E+018</text:p>
          </table:table-cell>
          <table:table-cell office:value-type="float" office:value="1.47584330008907E+018" calcext:value-type="float">
            <text:p>1.47584330008907E+018</text:p>
          </table:table-cell>
          <table:table-cell/>
          <table:table-cell table:formula="of:= [.C176] - [.B176]" office:value-type="float" office:value="115800064" calcext:value-type="float">
            <text:p>1158000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29999327E+018" calcext:value-type="float">
            <text:p>1.47584329999327E+018</text:p>
          </table:table-cell>
          <table:table-cell office:value-type="float" office:value="1.47584330010957E+018" calcext:value-type="float">
            <text:p>1.47584330010957E+018</text:p>
          </table:table-cell>
          <table:table-cell/>
          <table:table-cell table:formula="of:= [.C177] - [.B177]" office:value-type="float" office:value="116299776" calcext:value-type="float">
            <text:p>1162997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30001328E+018" calcext:value-type="float">
            <text:p>1.47584330001328E+018</text:p>
          </table:table-cell>
          <table:table-cell office:value-type="float" office:value="1.47584330013086E+018" calcext:value-type="float">
            <text:p>1.47584330013086E+018</text:p>
          </table:table-cell>
          <table:table-cell/>
          <table:table-cell table:formula="of:= [.C178] - [.B178]" office:value-type="float" office:value="117580032" calcext:value-type="float">
            <text:p>1175800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30003327E+018" calcext:value-type="float">
            <text:p>1.47584330003327E+018</text:p>
          </table:table-cell>
          <table:table-cell office:value-type="float" office:value="1.47584330015133E+018" calcext:value-type="float">
            <text:p>1.47584330015133E+018</text:p>
          </table:table-cell>
          <table:table-cell/>
          <table:table-cell table:formula="of:= [.C179] - [.B179]" office:value-type="float" office:value="118060032" calcext:value-type="float">
            <text:p>1180600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30005327E+018" calcext:value-type="float">
            <text:p>1.47584330005327E+018</text:p>
          </table:table-cell>
          <table:table-cell office:value-type="float" office:value="1.47584330017185E+018" calcext:value-type="float">
            <text:p>1.47584330017185E+018</text:p>
          </table:table-cell>
          <table:table-cell/>
          <table:table-cell table:formula="of:= [.C180] - [.B180]" office:value-type="float" office:value="118579968" calcext:value-type="float">
            <text:p>1185799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30007327E+018" calcext:value-type="float">
            <text:p>1.47584330007327E+018</text:p>
          </table:table-cell>
          <table:table-cell office:value-type="float" office:value="1.4758433001923E+018" calcext:value-type="float">
            <text:p>1.4758433001923E+018</text:p>
          </table:table-cell>
          <table:table-cell/>
          <table:table-cell table:formula="of:= [.C181] - [.B181]" office:value-type="float" office:value="119030016" calcext:value-type="float">
            <text:p>1190300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30009327E+018" calcext:value-type="float">
            <text:p>1.47584330009327E+018</text:p>
          </table:table-cell>
          <table:table-cell office:value-type="float" office:value="1.47584330021283E+018" calcext:value-type="float">
            <text:p>1.47584330021283E+018</text:p>
          </table:table-cell>
          <table:table-cell/>
          <table:table-cell table:formula="of:= [.C182] - [.B182]" office:value-type="float" office:value="119559936" calcext:value-type="float">
            <text:p>1195599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30011327E+018" calcext:value-type="float">
            <text:p>1.47584330011327E+018</text:p>
          </table:table-cell>
          <table:table-cell office:value-type="float" office:value="1.47584330023411E+018" calcext:value-type="float">
            <text:p>1.47584330023411E+018</text:p>
          </table:table-cell>
          <table:table-cell/>
          <table:table-cell table:formula="of:= [.C183] - [.B183]" office:value-type="float" office:value="120839936" calcext:value-type="float">
            <text:p>1208399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30013327E+018" calcext:value-type="float">
            <text:p>1.47584330013327E+018</text:p>
          </table:table-cell>
          <table:table-cell office:value-type="float" office:value="1.47584330025459E+018" calcext:value-type="float">
            <text:p>1.47584330025459E+018</text:p>
          </table:table-cell>
          <table:table-cell/>
          <table:table-cell table:formula="of:= [.C184] - [.B184]" office:value-type="float" office:value="121319936" calcext:value-type="float">
            <text:p>12131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30015327E+018" calcext:value-type="float">
            <text:p>1.47584330015327E+018</text:p>
          </table:table-cell>
          <table:table-cell office:value-type="float" office:value="1.47584330027544E+018" calcext:value-type="float">
            <text:p>1.47584330027544E+018</text:p>
          </table:table-cell>
          <table:table-cell/>
          <table:table-cell table:formula="of:= [.C185] - [.B185]" office:value-type="float" office:value="122169856" calcext:value-type="float">
            <text:p>1221698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30017327E+018" calcext:value-type="float">
            <text:p>1.47584330017327E+018</text:p>
          </table:table-cell>
          <table:table-cell office:value-type="float" office:value="1.47584330029588E+018" calcext:value-type="float">
            <text:p>1.47584330029588E+018</text:p>
          </table:table-cell>
          <table:table-cell/>
          <table:table-cell table:formula="of:= [.C186] - [.B186]" office:value-type="float" office:value="122609920" calcext:value-type="float">
            <text:p>1226099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30019327E+018" calcext:value-type="float">
            <text:p>1.47584330019327E+018</text:p>
          </table:table-cell>
          <table:table-cell office:value-type="float" office:value="1.47584330031637E+018" calcext:value-type="float">
            <text:p>1.47584330031637E+018</text:p>
          </table:table-cell>
          <table:table-cell/>
          <table:table-cell table:formula="of:= [.C187] - [.B187]" office:value-type="float" office:value="123099904" calcext:value-type="float">
            <text:p>1230999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30021336E+018" calcext:value-type="float">
            <text:p>1.47584330021336E+018</text:p>
          </table:table-cell>
          <table:table-cell office:value-type="float" office:value="1.47584330033756E+018" calcext:value-type="float">
            <text:p>1.47584330033756E+018</text:p>
          </table:table-cell>
          <table:table-cell/>
          <table:table-cell table:formula="of:= [.C188] - [.B188]" office:value-type="float" office:value="124200192" calcext:value-type="float">
            <text:p>12420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30023326E+018" calcext:value-type="float">
            <text:p>1.47584330023326E+018</text:p>
          </table:table-cell>
          <table:table-cell office:value-type="float" office:value="1.47584330035805E+018" calcext:value-type="float">
            <text:p>1.47584330035805E+018</text:p>
          </table:table-cell>
          <table:table-cell/>
          <table:table-cell table:formula="of:= [.C189] - [.B189]" office:value-type="float" office:value="124790016" calcext:value-type="float">
            <text:p>1247900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30025374E+018" calcext:value-type="float">
            <text:p>1.47584330025374E+018</text:p>
          </table:table-cell>
          <table:table-cell office:value-type="float" office:value="1.47584330037859E+018" calcext:value-type="float">
            <text:p>1.47584330037859E+018</text:p>
          </table:table-cell>
          <table:table-cell/>
          <table:table-cell table:formula="of:= [.C190] - [.B190]" office:value-type="float" office:value="124850176" calcext:value-type="float">
            <text:p>1248501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30027373E+018" calcext:value-type="float">
            <text:p>1.47584330027373E+018</text:p>
          </table:table-cell>
          <table:table-cell office:value-type="float" office:value="1.47584330039908E+018" calcext:value-type="float">
            <text:p>1.47584330039908E+018</text:p>
          </table:table-cell>
          <table:table-cell/>
          <table:table-cell table:formula="of:= [.C191] - [.B191]" office:value-type="float" office:value="125350144" calcext:value-type="float">
            <text:p>1253501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30029327E+018" calcext:value-type="float">
            <text:p>1.47584330029327E+018</text:p>
          </table:table-cell>
          <table:table-cell office:value-type="float" office:value="1.47584330041943E+018" calcext:value-type="float">
            <text:p>1.47584330041943E+018</text:p>
          </table:table-cell>
          <table:table-cell/>
          <table:table-cell table:formula="of:= [.C192] - [.B192]" office:value-type="float" office:value="126159872" calcext:value-type="float">
            <text:p>1261598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30031327E+018" calcext:value-type="float">
            <text:p>1.47584330031327E+018</text:p>
          </table:table-cell>
          <table:table-cell office:value-type="float" office:value="1.47584330044091E+018" calcext:value-type="float">
            <text:p>1.47584330044091E+018</text:p>
          </table:table-cell>
          <table:table-cell/>
          <table:table-cell table:formula="of:= [.C193] - [.B193]" office:value-type="float" office:value="127639808" calcext:value-type="float">
            <text:p>1276398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30033327E+018" calcext:value-type="float">
            <text:p>1.47584330033327E+018</text:p>
          </table:table-cell>
          <table:table-cell office:value-type="float" office:value="1.47584330046153E+018" calcext:value-type="float">
            <text:p>1.47584330046153E+018</text:p>
          </table:table-cell>
          <table:table-cell/>
          <table:table-cell table:formula="of:= [.C194] - [.B194]" office:value-type="float" office:value="128260096" calcext:value-type="float">
            <text:p>1282600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30035327E+018" calcext:value-type="float">
            <text:p>1.47584330035327E+018</text:p>
          </table:table-cell>
          <table:table-cell office:value-type="float" office:value="1.4758433004821E+018" calcext:value-type="float">
            <text:p>1.4758433004821E+018</text:p>
          </table:table-cell>
          <table:table-cell/>
          <table:table-cell table:formula="of:= [.C195] - [.B195]" office:value-type="float" office:value="128829952" calcext:value-type="float">
            <text:p>1288299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30037328E+018" calcext:value-type="float">
            <text:p>1.47584330037328E+018</text:p>
          </table:table-cell>
          <table:table-cell office:value-type="float" office:value="1.4758433005026E+018" calcext:value-type="float">
            <text:p>1.4758433005026E+018</text:p>
          </table:table-cell>
          <table:table-cell/>
          <table:table-cell table:formula="of:= [.C196] - [.B196]" office:value-type="float" office:value="129319936" calcext:value-type="float">
            <text:p>1293199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30039327E+018" calcext:value-type="float">
            <text:p>1.47584330039327E+018</text:p>
          </table:table-cell>
          <table:table-cell office:value-type="float" office:value="1.47584330052311E+018" calcext:value-type="float">
            <text:p>1.47584330052311E+018</text:p>
          </table:table-cell>
          <table:table-cell/>
          <table:table-cell table:formula="of:= [.C197] - [.B197]" office:value-type="float" office:value="129839872" calcext:value-type="float">
            <text:p>1298398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30041327E+018" calcext:value-type="float">
            <text:p>1.47584330041327E+018</text:p>
          </table:table-cell>
          <table:table-cell office:value-type="float" office:value="1.47584330054428E+018" calcext:value-type="float">
            <text:p>1.47584330054428E+018</text:p>
          </table:table-cell>
          <table:table-cell/>
          <table:table-cell table:formula="of:= [.C198] - [.B198]" office:value-type="float" office:value="131009792" calcext:value-type="float">
            <text:p>1310097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30043327E+018" calcext:value-type="float">
            <text:p>1.47584330043327E+018</text:p>
          </table:table-cell>
          <table:table-cell office:value-type="float" office:value="1.4758433005648E+018" calcext:value-type="float">
            <text:p>1.4758433005648E+018</text:p>
          </table:table-cell>
          <table:table-cell/>
          <table:table-cell table:formula="of:= [.C199] - [.B199]" office:value-type="float" office:value="131529984" calcext:value-type="float">
            <text:p>1315299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30045327E+018" calcext:value-type="float">
            <text:p>1.47584330045327E+018</text:p>
          </table:table-cell>
          <table:table-cell office:value-type="float" office:value="1.47584330058531E+018" calcext:value-type="float">
            <text:p>1.47584330058531E+018</text:p>
          </table:table-cell>
          <table:table-cell/>
          <table:table-cell table:formula="of:= [.C200] - [.B200]" office:value-type="float" office:value="132039936" calcext:value-type="float">
            <text:p>1320399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30047327E+018" calcext:value-type="float">
            <text:p>1.47584330047327E+018</text:p>
          </table:table-cell>
          <table:table-cell office:value-type="float" office:value="1.47584330060581E+018" calcext:value-type="float">
            <text:p>1.47584330060581E+018</text:p>
          </table:table-cell>
          <table:table-cell/>
          <table:table-cell table:formula="of:= [.C201] - [.B201]" office:value-type="float" office:value="132539904" calcext:value-type="float">
            <text:p>1325399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30049327E+018" calcext:value-type="float">
            <text:p>1.47584330049327E+018</text:p>
          </table:table-cell>
          <table:table-cell office:value-type="float" office:value="1.47584330062629E+018" calcext:value-type="float">
            <text:p>1.47584330062629E+018</text:p>
          </table:table-cell>
          <table:table-cell/>
          <table:table-cell table:formula="of:= [.C202] - [.B202]" office:value-type="float" office:value="133019904" calcext:value-type="float">
            <text:p>1330199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30051327E+018" calcext:value-type="float">
            <text:p>1.47584330051327E+018</text:p>
          </table:table-cell>
          <table:table-cell office:value-type="float" office:value="1.47584330064755E+018" calcext:value-type="float">
            <text:p>1.47584330064755E+018</text:p>
          </table:table-cell>
          <table:table-cell/>
          <table:table-cell table:formula="of:= [.C203] - [.B203]" office:value-type="float" office:value="134279936" calcext:value-type="float">
            <text:p>1342799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30053327E+018" calcext:value-type="float">
            <text:p>1.47584330053327E+018</text:p>
          </table:table-cell>
          <table:table-cell office:value-type="float" office:value="1.47584330066805E+018" calcext:value-type="float">
            <text:p>1.47584330066805E+018</text:p>
          </table:table-cell>
          <table:table-cell/>
          <table:table-cell table:formula="of:= [.C204] - [.B204]" office:value-type="float" office:value="134779904" calcext:value-type="float">
            <text:p>1347799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30055327E+018" calcext:value-type="float">
            <text:p>1.47584330055327E+018</text:p>
          </table:table-cell>
          <table:table-cell office:value-type="float" office:value="1.47584330068861E+018" calcext:value-type="float">
            <text:p>1.47584330068861E+018</text:p>
          </table:table-cell>
          <table:table-cell/>
          <table:table-cell table:formula="of:= [.C205] - [.B205]" office:value-type="float" office:value="135340032" calcext:value-type="float">
            <text:p>1353400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30057327E+018" calcext:value-type="float">
            <text:p>1.47584330057327E+018</text:p>
          </table:table-cell>
          <table:table-cell office:value-type="float" office:value="1.47584330070913E+018" calcext:value-type="float">
            <text:p>1.47584330070913E+018</text:p>
          </table:table-cell>
          <table:table-cell/>
          <table:table-cell table:formula="of:= [.C206] - [.B206]" office:value-type="float" office:value="135859968" calcext:value-type="float">
            <text:p>1358599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30059327E+018" calcext:value-type="float">
            <text:p>1.47584330059327E+018</text:p>
          </table:table-cell>
          <table:table-cell office:value-type="float" office:value="1.47584330072961E+018" calcext:value-type="float">
            <text:p>1.47584330072961E+018</text:p>
          </table:table-cell>
          <table:table-cell/>
          <table:table-cell table:formula="of:= [.C207] - [.B207]" office:value-type="float" office:value="136339968" calcext:value-type="float">
            <text:p>1363399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30061327E+018" calcext:value-type="float">
            <text:p>1.47584330061327E+018</text:p>
          </table:table-cell>
          <table:table-cell office:value-type="float" office:value="1.47584330075022E+018" calcext:value-type="float">
            <text:p>1.47584330075022E+018</text:p>
          </table:table-cell>
          <table:table-cell/>
          <table:table-cell table:formula="of:= [.C208] - [.B208]" office:value-type="float" office:value="136950016" calcext:value-type="float">
            <text:p>1369500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30063327E+018" calcext:value-type="float">
            <text:p>1.47584330063327E+018</text:p>
          </table:table-cell>
          <table:table-cell office:value-type="float" office:value="1.4758433007715E+018" calcext:value-type="float">
            <text:p>1.4758433007715E+018</text:p>
          </table:table-cell>
          <table:table-cell/>
          <table:table-cell table:formula="of:= [.C209] - [.B209]" office:value-type="float" office:value="138230016" calcext:value-type="float">
            <text:p>138230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30065327E+018" calcext:value-type="float">
            <text:p>1.47584330065327E+018</text:p>
          </table:table-cell>
          <table:table-cell office:value-type="float" office:value="1.47584330079201E+018" calcext:value-type="float">
            <text:p>1.47584330079201E+018</text:p>
          </table:table-cell>
          <table:table-cell/>
          <table:table-cell table:formula="of:= [.C210] - [.B210]" office:value-type="float" office:value="138739968" calcext:value-type="float">
            <text:p>1387399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30067326E+018" calcext:value-type="float">
            <text:p>1.47584330067326E+018</text:p>
          </table:table-cell>
          <table:table-cell office:value-type="float" office:value="1.47584330081252E+018" calcext:value-type="float">
            <text:p>1.47584330081252E+018</text:p>
          </table:table-cell>
          <table:table-cell/>
          <table:table-cell table:formula="of:= [.C211] - [.B211]" office:value-type="float" office:value="139260160" calcext:value-type="float">
            <text:p>1392601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30069326E+018" calcext:value-type="float">
            <text:p>1.47584330069326E+018</text:p>
          </table:table-cell>
          <table:table-cell office:value-type="float" office:value="1.47584330083308E+018" calcext:value-type="float">
            <text:p>1.47584330083308E+018</text:p>
          </table:table-cell>
          <table:table-cell/>
          <table:table-cell table:formula="of:= [.C212] - [.B212]" office:value-type="float" office:value="139820288" calcext:value-type="float">
            <text:p>1398202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30071327E+018" calcext:value-type="float">
            <text:p>1.47584330071327E+018</text:p>
          </table:table-cell>
          <table:table-cell office:value-type="float" office:value="1.47584330085355E+018" calcext:value-type="float">
            <text:p>1.47584330085355E+018</text:p>
          </table:table-cell>
          <table:table-cell/>
          <table:table-cell table:formula="of:= [.C213] - [.B213]" office:value-type="float" office:value="140279808" calcext:value-type="float">
            <text:p>1402798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30073327E+018" calcext:value-type="float">
            <text:p>1.47584330073327E+018</text:p>
          </table:table-cell>
          <table:table-cell office:value-type="float" office:value="1.4758433008741E+018" calcext:value-type="float">
            <text:p>1.4758433008741E+018</text:p>
          </table:table-cell>
          <table:table-cell/>
          <table:table-cell table:formula="of:= [.C214] - [.B214]" office:value-type="float" office:value="140829952" calcext:value-type="float">
            <text:p>14082995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30075329E+018" calcext:value-type="float">
            <text:p>1.47584330075329E+018</text:p>
          </table:table-cell>
          <table:table-cell office:value-type="float" office:value="1.47584330089461E+018" calcext:value-type="float">
            <text:p>1.47584330089461E+018</text:p>
          </table:table-cell>
          <table:table-cell/>
          <table:table-cell table:formula="of:= [.C215] - [.B215]" office:value-type="float" office:value="141319936" calcext:value-type="float">
            <text:p>1413199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30077329E+018" calcext:value-type="float">
            <text:p>1.47584330077329E+018</text:p>
          </table:table-cell>
          <table:table-cell office:value-type="float" office:value="1.47584330091581E+018" calcext:value-type="float">
            <text:p>1.47584330091581E+018</text:p>
          </table:table-cell>
          <table:table-cell/>
          <table:table-cell table:formula="of:= [.C216] - [.B216]" office:value-type="float" office:value="142520064" calcext:value-type="float">
            <text:p>1425200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30079328E+018" calcext:value-type="float">
            <text:p>1.47584330079328E+018</text:p>
          </table:table-cell>
          <table:table-cell office:value-type="float" office:value="1.47584330093633E+018" calcext:value-type="float">
            <text:p>1.47584330093633E+018</text:p>
          </table:table-cell>
          <table:table-cell/>
          <table:table-cell table:formula="of:= [.C217] - [.B217]" office:value-type="float" office:value="143049984" calcext:value-type="float">
            <text:p>1430499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30081327E+018" calcext:value-type="float">
            <text:p>1.47584330081327E+018</text:p>
          </table:table-cell>
          <table:table-cell office:value-type="float" office:value="1.47584330095688E+018" calcext:value-type="float">
            <text:p>1.47584330095688E+018</text:p>
          </table:table-cell>
          <table:table-cell/>
          <table:table-cell table:formula="of:= [.C218] - [.B218]" office:value-type="float" office:value="143610112" calcext:value-type="float">
            <text:p>1436101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30083346E+018" calcext:value-type="float">
            <text:p>1.47584330083346E+018</text:p>
          </table:table-cell>
          <table:table-cell office:value-type="float" office:value="1.47584330097733E+018" calcext:value-type="float">
            <text:p>1.47584330097733E+018</text:p>
          </table:table-cell>
          <table:table-cell/>
          <table:table-cell table:formula="of:= [.C219] - [.B219]" office:value-type="float" office:value="143869952" calcext:value-type="float">
            <text:p>1438699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30085326E+018" calcext:value-type="float">
            <text:p>1.47584330085326E+018</text:p>
          </table:table-cell>
          <table:table-cell office:value-type="float" office:value="1.47584330099783E+018" calcext:value-type="float">
            <text:p>1.47584330099783E+018</text:p>
          </table:table-cell>
          <table:table-cell/>
          <table:table-cell table:formula="of:= [.C220] - [.B220]" office:value-type="float" office:value="144570112" calcext:value-type="float">
            <text:p>1445701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30087326E+018" calcext:value-type="float">
            <text:p>1.47584330087326E+018</text:p>
          </table:table-cell>
          <table:table-cell office:value-type="float" office:value="1.47584330101832E+018" calcext:value-type="float">
            <text:p>1.47584330101832E+018</text:p>
          </table:table-cell>
          <table:table-cell/>
          <table:table-cell table:formula="of:= [.C221] - [.B221]" office:value-type="float" office:value="145060352" calcext:value-type="float">
            <text:p>1450603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30089375E+018" calcext:value-type="float">
            <text:p>1.47584330089375E+018</text:p>
          </table:table-cell>
          <table:table-cell office:value-type="float" office:value="1.47584330103968E+018" calcext:value-type="float">
            <text:p>1.47584330103968E+018</text:p>
          </table:table-cell>
          <table:table-cell/>
          <table:table-cell table:formula="of:= [.C222] - [.B222]" office:value-type="float" office:value="145929984" calcext:value-type="float">
            <text:p>1459299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30091377E+018" calcext:value-type="float">
            <text:p>1.47584330091377E+018</text:p>
          </table:table-cell>
          <table:table-cell office:value-type="float" office:value="1.47584330106016E+018" calcext:value-type="float">
            <text:p>1.47584330106016E+018</text:p>
          </table:table-cell>
          <table:table-cell/>
          <table:table-cell table:formula="of:= [.C223] - [.B223]" office:value-type="float" office:value="146390016" calcext:value-type="float">
            <text:p>1463900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30093327E+018" calcext:value-type="float">
            <text:p>1.47584330093327E+018</text:p>
          </table:table-cell>
          <table:table-cell office:value-type="float" office:value="1.47584330108079E+018" calcext:value-type="float">
            <text:p>1.47584330108079E+018</text:p>
          </table:table-cell>
          <table:table-cell/>
          <table:table-cell table:formula="of:= [.C224] - [.B224]" office:value-type="float" office:value="147519744" calcext:value-type="float">
            <text:p>1475197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30095328E+018" calcext:value-type="float">
            <text:p>1.47584330095328E+018</text:p>
          </table:table-cell>
          <table:table-cell office:value-type="float" office:value="1.47584330110121E+018" calcext:value-type="float">
            <text:p>1.47584330110121E+018</text:p>
          </table:table-cell>
          <table:table-cell/>
          <table:table-cell table:formula="of:= [.C225] - [.B225]" office:value-type="float" office:value="147930112" calcext:value-type="float">
            <text:p>1479301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30097328E+018" calcext:value-type="float">
            <text:p>1.47584330097328E+018</text:p>
          </table:table-cell>
          <table:table-cell office:value-type="float" office:value="1.47584330112176E+018" calcext:value-type="float">
            <text:p>1.47584330112176E+018</text:p>
          </table:table-cell>
          <table:table-cell/>
          <table:table-cell table:formula="of:= [.C226] - [.B226]" office:value-type="float" office:value="148480256" calcext:value-type="float">
            <text:p>1484802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30099327E+018" calcext:value-type="float">
            <text:p>1.47584330099327E+018</text:p>
          </table:table-cell>
          <table:table-cell office:value-type="float" office:value="1.47584330114222E+018" calcext:value-type="float">
            <text:p>1.47584330114222E+018</text:p>
          </table:table-cell>
          <table:table-cell/>
          <table:table-cell table:formula="of:= [.C227] - [.B227]" office:value-type="float" office:value="148950016" calcext:value-type="float">
            <text:p>1489500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30101328E+018" calcext:value-type="float">
            <text:p>1.47584330101328E+018</text:p>
          </table:table-cell>
          <table:table-cell office:value-type="float" office:value="1.47584330116273E+018" calcext:value-type="float">
            <text:p>1.47584330116273E+018</text:p>
          </table:table-cell>
          <table:table-cell/>
          <table:table-cell table:formula="of:= [.C228] - [.B228]" office:value-type="float" office:value="149449984" calcext:value-type="float">
            <text:p>1494499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30103327E+018" calcext:value-type="float">
            <text:p>1.47584330103327E+018</text:p>
          </table:table-cell>
          <table:table-cell office:value-type="float" office:value="1.47584330118403E+018" calcext:value-type="float">
            <text:p>1.47584330118403E+018</text:p>
          </table:table-cell>
          <table:table-cell/>
          <table:table-cell table:formula="of:= [.C229] - [.B229]" office:value-type="float" office:value="150759936" calcext:value-type="float">
            <text:p>150759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30105327E+018" calcext:value-type="float">
            <text:p>1.47584330105327E+018</text:p>
          </table:table-cell>
          <table:table-cell office:value-type="float" office:value="1.47584330120452E+018" calcext:value-type="float">
            <text:p>1.47584330120452E+018</text:p>
          </table:table-cell>
          <table:table-cell/>
          <table:table-cell table:formula="of:= [.C230] - [.B230]" office:value-type="float" office:value="151249920" calcext:value-type="float">
            <text:p>1512499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30107327E+018" calcext:value-type="float">
            <text:p>1.47584330107327E+018</text:p>
          </table:table-cell>
          <table:table-cell office:value-type="float" office:value="1.47584330122502E+018" calcext:value-type="float">
            <text:p>1.47584330122502E+018</text:p>
          </table:table-cell>
          <table:table-cell/>
          <table:table-cell table:formula="of:= [.C231] - [.B231]" office:value-type="float" office:value="151750144" calcext:value-type="float">
            <text:p>1517501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30109327E+018" calcext:value-type="float">
            <text:p>1.47584330109327E+018</text:p>
          </table:table-cell>
          <table:table-cell office:value-type="float" office:value="1.47584330124551E+018" calcext:value-type="float">
            <text:p>1.47584330124551E+018</text:p>
          </table:table-cell>
          <table:table-cell/>
          <table:table-cell table:formula="of:= [.C232] - [.B232]" office:value-type="float" office:value="152240128" calcext:value-type="float">
            <text:p>1522401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30111327E+018" calcext:value-type="float">
            <text:p>1.47584330111327E+018</text:p>
          </table:table-cell>
          <table:table-cell office:value-type="float" office:value="1.47584330126608E+018" calcext:value-type="float">
            <text:p>1.47584330126608E+018</text:p>
          </table:table-cell>
          <table:table-cell/>
          <table:table-cell table:formula="of:= [.C233] - [.B233]" office:value-type="float" office:value="152809984" calcext:value-type="float">
            <text:p>1528099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30113327E+018" calcext:value-type="float">
            <text:p>1.47584330113327E+018</text:p>
          </table:table-cell>
          <table:table-cell office:value-type="float" office:value="1.47584330128656E+018" calcext:value-type="float">
            <text:p>1.47584330128656E+018</text:p>
          </table:table-cell>
          <table:table-cell/>
          <table:table-cell table:formula="of:= [.C234] - [.B234]" office:value-type="float" office:value="153289984" calcext:value-type="float">
            <text:p>1532899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30115327E+018" calcext:value-type="float">
            <text:p>1.47584330115327E+018</text:p>
          </table:table-cell>
          <table:table-cell office:value-type="float" office:value="1.4758433013079E+018" calcext:value-type="float">
            <text:p>1.4758433013079E+018</text:p>
          </table:table-cell>
          <table:table-cell/>
          <table:table-cell table:formula="of:= [.C235] - [.B235]" office:value-type="float" office:value="154629888" calcext:value-type="float">
            <text:p>1546298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30117327E+018" calcext:value-type="float">
            <text:p>1.47584330117327E+018</text:p>
          </table:table-cell>
          <table:table-cell office:value-type="float" office:value="1.47584330132839E+018" calcext:value-type="float">
            <text:p>1.47584330132839E+018</text:p>
          </table:table-cell>
          <table:table-cell/>
          <table:table-cell table:formula="of:= [.C236] - [.B236]" office:value-type="float" office:value="155120128" calcext:value-type="float">
            <text:p>1551201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30119327E+018" calcext:value-type="float">
            <text:p>1.47584330119327E+018</text:p>
          </table:table-cell>
          <table:table-cell office:value-type="float" office:value="1.47584330134893E+018" calcext:value-type="float">
            <text:p>1.47584330134893E+018</text:p>
          </table:table-cell>
          <table:table-cell/>
          <table:table-cell table:formula="of:= [.C237] - [.B237]" office:value-type="float" office:value="155660032" calcext:value-type="float">
            <text:p>1556600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30121327E+018" calcext:value-type="float">
            <text:p>1.47584330121327E+018</text:p>
          </table:table-cell>
          <table:table-cell office:value-type="float" office:value="1.47584330136948E+018" calcext:value-type="float">
            <text:p>1.47584330136948E+018</text:p>
          </table:table-cell>
          <table:table-cell/>
          <table:table-cell table:formula="of:= [.C238] - [.B238]" office:value-type="float" office:value="156209920" calcext:value-type="float">
            <text:p>1562099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30123327E+018" calcext:value-type="float">
            <text:p>1.47584330123327E+018</text:p>
          </table:table-cell>
          <table:table-cell office:value-type="float" office:value="1.47584330138993E+018" calcext:value-type="float">
            <text:p>1.47584330138993E+018</text:p>
          </table:table-cell>
          <table:table-cell/>
          <table:table-cell table:formula="of:= [.C239] - [.B239]" office:value-type="float" office:value="156659968" calcext:value-type="float">
            <text:p>1566599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30125327E+018" calcext:value-type="float">
            <text:p>1.47584330125327E+018</text:p>
          </table:table-cell>
          <table:table-cell office:value-type="float" office:value="1.47584330141041E+018" calcext:value-type="float">
            <text:p>1.47584330141041E+018</text:p>
          </table:table-cell>
          <table:table-cell/>
          <table:table-cell table:formula="of:= [.C240] - [.B240]" office:value-type="float" office:value="157139968" calcext:value-type="float">
            <text:p>1571399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30127327E+018" calcext:value-type="float">
            <text:p>1.47584330127327E+018</text:p>
          </table:table-cell>
          <table:table-cell office:value-type="float" office:value="1.47584330143096E+018" calcext:value-type="float">
            <text:p>1.47584330143096E+018</text:p>
          </table:table-cell>
          <table:table-cell/>
          <table:table-cell table:formula="of:= [.C241] - [.B241]" office:value-type="float" office:value="157689856" calcext:value-type="float">
            <text:p>1576898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30129327E+018" calcext:value-type="float">
            <text:p>1.47584330129327E+018</text:p>
          </table:table-cell>
          <table:table-cell office:value-type="float" office:value="1.47584330145156E+018" calcext:value-type="float">
            <text:p>1.47584330145156E+018</text:p>
          </table:table-cell>
          <table:table-cell/>
          <table:table-cell table:formula="of:= [.C242] - [.B242]" office:value-type="float" office:value="158289920" calcext:value-type="float">
            <text:p>1582899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30131327E+018" calcext:value-type="float">
            <text:p>1.47584330131327E+018</text:p>
          </table:table-cell>
          <table:table-cell office:value-type="float" office:value="1.47584330147319E+018" calcext:value-type="float">
            <text:p>1.47584330147319E+018</text:p>
          </table:table-cell>
          <table:table-cell/>
          <table:table-cell table:formula="of:= [.C243] - [.B243]" office:value-type="float" office:value="159919872" calcext:value-type="float">
            <text:p>1599198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30133327E+018" calcext:value-type="float">
            <text:p>1.47584330133327E+018</text:p>
          </table:table-cell>
          <table:table-cell office:value-type="float" office:value="1.4758433014942E+018" calcext:value-type="float">
            <text:p>1.4758433014942E+018</text:p>
          </table:table-cell>
          <table:table-cell/>
          <table:table-cell table:formula="of:= [.C244] - [.B244]" office:value-type="float" office:value="160930048" calcext:value-type="float">
            <text:p>1609300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30135327E+018" calcext:value-type="float">
            <text:p>1.47584330135327E+018</text:p>
          </table:table-cell>
          <table:table-cell office:value-type="float" office:value="1.4758433015142E+018" calcext:value-type="float">
            <text:p>1.4758433015142E+018</text:p>
          </table:table-cell>
          <table:table-cell/>
          <table:table-cell table:formula="of:= [.C245] - [.B245]" office:value-type="float" office:value="160930048" calcext:value-type="float">
            <text:p>1609300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30137328E+018" calcext:value-type="float">
            <text:p>1.47584330137328E+018</text:p>
          </table:table-cell>
          <table:table-cell office:value-type="float" office:value="1.4758433015346E+018" calcext:value-type="float">
            <text:p>1.4758433015346E+018</text:p>
          </table:table-cell>
          <table:table-cell/>
          <table:table-cell table:formula="of:= [.C246] - [.B246]" office:value-type="float" office:value="161319936" calcext:value-type="float">
            <text:p>1613199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30139327E+018" calcext:value-type="float">
            <text:p>1.47584330139327E+018</text:p>
          </table:table-cell>
          <table:table-cell office:value-type="float" office:value="1.47584330155511E+018" calcext:value-type="float">
            <text:p>1.47584330155511E+018</text:p>
          </table:table-cell>
          <table:table-cell/>
          <table:table-cell table:formula="of:= [.C247] - [.B247]" office:value-type="float" office:value="161839872" calcext:value-type="float">
            <text:p>1618398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30141327E+018" calcext:value-type="float">
            <text:p>1.47584330141327E+018</text:p>
          </table:table-cell>
          <table:table-cell office:value-type="float" office:value="1.47584330157559E+018" calcext:value-type="float">
            <text:p>1.47584330157559E+018</text:p>
          </table:table-cell>
          <table:table-cell/>
          <table:table-cell table:formula="of:= [.C248] - [.B248]" office:value-type="float" office:value="162320128" calcext:value-type="float">
            <text:p>1623201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30143327E+018" calcext:value-type="float">
            <text:p>1.47584330143327E+018</text:p>
          </table:table-cell>
          <table:table-cell office:value-type="float" office:value="1.47584330159613E+018" calcext:value-type="float">
            <text:p>1.47584330159613E+018</text:p>
          </table:table-cell>
          <table:table-cell/>
          <table:table-cell table:formula="of:= [.C249] - [.B249]" office:value-type="float" office:value="162860032" calcext:value-type="float">
            <text:p>1628600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30145327E+018" calcext:value-type="float">
            <text:p>1.47584330145327E+018</text:p>
          </table:table-cell>
          <table:table-cell office:value-type="float" office:value="1.47584330161656E+018" calcext:value-type="float">
            <text:p>1.47584330161656E+018</text:p>
          </table:table-cell>
          <table:table-cell/>
          <table:table-cell table:formula="of:= [.C250] - [.B250]" office:value-type="float" office:value="163289856" calcext:value-type="float">
            <text:p>1632898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30147352E+018" calcext:value-type="float">
            <text:p>1.47584330147352E+018</text:p>
          </table:table-cell>
          <table:table-cell office:value-type="float" office:value="1.47584330163805E+018" calcext:value-type="float">
            <text:p>1.47584330163805E+018</text:p>
          </table:table-cell>
          <table:table-cell/>
          <table:table-cell table:formula="of:= [.C251] - [.B251]" office:value-type="float" office:value="164529920" calcext:value-type="float">
            <text:p>1645299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30149329E+018" calcext:value-type="float">
            <text:p>1.47584330149329E+018</text:p>
          </table:table-cell>
          <table:table-cell office:value-type="float" office:value="1.47584330165827E+018" calcext:value-type="float">
            <text:p>1.47584330165827E+018</text:p>
          </table:table-cell>
          <table:table-cell/>
          <table:table-cell table:formula="of:= [.C252] - [.B252]" office:value-type="float" office:value="164979712" calcext:value-type="float">
            <text:p>1649797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30151328E+018" calcext:value-type="float">
            <text:p>1.47584330151328E+018</text:p>
          </table:table-cell>
          <table:table-cell office:value-type="float" office:value="1.47584330167916E+018" calcext:value-type="float">
            <text:p>1.47584330167916E+018</text:p>
          </table:table-cell>
          <table:table-cell/>
          <table:table-cell table:formula="of:= [.C253] - [.B253]" office:value-type="float" office:value="165880064" calcext:value-type="float">
            <text:p>1658800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30153327E+018" calcext:value-type="float">
            <text:p>1.47584330153327E+018</text:p>
          </table:table-cell>
          <table:table-cell office:value-type="float" office:value="1.47584330169964E+018" calcext:value-type="float">
            <text:p>1.47584330169964E+018</text:p>
          </table:table-cell>
          <table:table-cell/>
          <table:table-cell table:formula="of:= [.C254] - [.B254]" office:value-type="float" office:value="166370048" calcext:value-type="float">
            <text:p>1663700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30155328E+018" calcext:value-type="float">
            <text:p>1.47584330155328E+018</text:p>
          </table:table-cell>
          <table:table-cell office:value-type="float" office:value="1.47584330172016E+018" calcext:value-type="float">
            <text:p>1.47584330172016E+018</text:p>
          </table:table-cell>
          <table:table-cell/>
          <table:table-cell table:formula="of:= [.C255] - [.B255]" office:value-type="float" office:value="166880000" calcext:value-type="float">
            <text:p>16688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30157327E+018" calcext:value-type="float">
            <text:p>1.47584330157327E+018</text:p>
          </table:table-cell>
          <table:table-cell office:value-type="float" office:value="1.47584330174064E+018" calcext:value-type="float">
            <text:p>1.47584330174064E+018</text:p>
          </table:table-cell>
          <table:table-cell/>
          <table:table-cell table:formula="of:= [.C256] - [.B256]" office:value-type="float" office:value="167369984" calcext:value-type="float">
            <text:p>1673699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30159327E+018" calcext:value-type="float">
            <text:p>1.47584330159327E+018</text:p>
          </table:table-cell>
          <table:table-cell office:value-type="float" office:value="1.47584330176121E+018" calcext:value-type="float">
            <text:p>1.47584330176121E+018</text:p>
          </table:table-cell>
          <table:table-cell/>
          <table:table-cell table:formula="of:= [.C257] - [.B257]" office:value-type="float" office:value="167940096" calcext:value-type="float">
            <text:p>1679400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30161327E+018" calcext:value-type="float">
            <text:p>1.47584330161327E+018</text:p>
          </table:table-cell>
          <table:table-cell office:value-type="float" office:value="1.47584330178172E+018" calcext:value-type="float">
            <text:p>1.47584330178172E+018</text:p>
          </table:table-cell>
          <table:table-cell/>
          <table:table-cell table:formula="of:= [.C258] - [.B258]" office:value-type="float" office:value="168450048" calcext:value-type="float">
            <text:p>1684500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30163327E+018" calcext:value-type="float">
            <text:p>1.47584330163327E+018</text:p>
          </table:table-cell>
          <table:table-cell office:value-type="float" office:value="1.47584330180311E+018" calcext:value-type="float">
            <text:p>1.47584330180311E+018</text:p>
          </table:table-cell>
          <table:table-cell/>
          <table:table-cell table:formula="of:= [.C259] - [.B259]" office:value-type="float" office:value="169840128" calcext:value-type="float">
            <text:p>1698401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30165327E+018" calcext:value-type="float">
            <text:p>1.47584330165327E+018</text:p>
          </table:table-cell>
          <table:table-cell office:value-type="float" office:value="1.4758433018236E+018" calcext:value-type="float">
            <text:p>1.4758433018236E+018</text:p>
          </table:table-cell>
          <table:table-cell/>
          <table:table-cell table:formula="of:= [.C260] - [.B260]" office:value-type="float" office:value="170330112" calcext:value-type="float">
            <text:p>1703301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30167326E+018" calcext:value-type="float">
            <text:p>1.47584330167326E+018</text:p>
          </table:table-cell>
          <table:table-cell office:value-type="float" office:value="1.47584330184412E+018" calcext:value-type="float">
            <text:p>1.47584330184412E+018</text:p>
          </table:table-cell>
          <table:table-cell/>
          <table:table-cell table:formula="of:= [.C261] - [.B261]" office:value-type="float" office:value="170860032" calcext:value-type="float">
            <text:p>1708600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30169326E+018" calcext:value-type="float">
            <text:p>1.47584330169326E+018</text:p>
          </table:table-cell>
          <table:table-cell office:value-type="float" office:value="1.47584330186461E+018" calcext:value-type="float">
            <text:p>1.47584330186461E+018</text:p>
          </table:table-cell>
          <table:table-cell/>
          <table:table-cell table:formula="of:= [.C262] - [.B262]" office:value-type="float" office:value="171350016" calcext:value-type="float">
            <text:p>1713500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30171327E+018" calcext:value-type="float">
            <text:p>1.47584330171327E+018</text:p>
          </table:table-cell>
          <table:table-cell office:value-type="float" office:value="1.47584330188517E+018" calcext:value-type="float">
            <text:p>1.47584330188517E+018</text:p>
          </table:table-cell>
          <table:table-cell/>
          <table:table-cell table:formula="of:= [.C263] - [.B263]" office:value-type="float" office:value="171899904" calcext:value-type="float">
            <text:p>1718999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30173327E+018" calcext:value-type="float">
            <text:p>1.47584330173327E+018</text:p>
          </table:table-cell>
          <table:table-cell office:value-type="float" office:value="1.47584330190536E+018" calcext:value-type="float">
            <text:p>1.47584330190536E+018</text:p>
          </table:table-cell>
          <table:table-cell/>
          <table:table-cell table:formula="of:= [.C264] - [.B264]" office:value-type="float" office:value="172090112" calcext:value-type="float">
            <text:p>1720901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30175328E+018" calcext:value-type="float">
            <text:p>1.47584330175328E+018</text:p>
          </table:table-cell>
          <table:table-cell office:value-type="float" office:value="1.47584330192622E+018" calcext:value-type="float">
            <text:p>1.47584330192622E+018</text:p>
          </table:table-cell>
          <table:table-cell/>
          <table:table-cell table:formula="of:= [.C265] - [.B265]" office:value-type="float" office:value="172940032" calcext:value-type="float">
            <text:p>1729400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30177328E+018" calcext:value-type="float">
            <text:p>1.47584330177328E+018</text:p>
          </table:table-cell>
          <table:table-cell office:value-type="float" office:value="1.47584330194673E+018" calcext:value-type="float">
            <text:p>1.47584330194673E+018</text:p>
          </table:table-cell>
          <table:table-cell/>
          <table:table-cell table:formula="of:= [.C266] - [.B266]" office:value-type="float" office:value="173449984" calcext:value-type="float">
            <text:p>1734499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30179327E+018" calcext:value-type="float">
            <text:p>1.47584330179327E+018</text:p>
          </table:table-cell>
          <table:table-cell office:value-type="float" office:value="1.47584330196818E+018" calcext:value-type="float">
            <text:p>1.47584330196818E+018</text:p>
          </table:table-cell>
          <table:table-cell/>
          <table:table-cell table:formula="of:= [.C267] - [.B267]" office:value-type="float" office:value="174909952" calcext:value-type="float">
            <text:p>1749099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30181328E+018" calcext:value-type="float">
            <text:p>1.47584330181328E+018</text:p>
          </table:table-cell>
          <table:table-cell office:value-type="float" office:value="1.47584330198869E+018" calcext:value-type="float">
            <text:p>1.47584330198869E+018</text:p>
          </table:table-cell>
          <table:table-cell/>
          <table:table-cell table:formula="of:= [.C268] - [.B268]" office:value-type="float" office:value="175410176" calcext:value-type="float">
            <text:p>1754101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30183327E+018" calcext:value-type="float">
            <text:p>1.47584330183327E+018</text:p>
          </table:table-cell>
          <table:table-cell office:value-type="float" office:value="1.47584330200918E+018" calcext:value-type="float">
            <text:p>1.47584330200918E+018</text:p>
          </table:table-cell>
          <table:table-cell/>
          <table:table-cell table:formula="of:= [.C269] - [.B269]" office:value-type="float" office:value="175910144" calcext:value-type="float">
            <text:p>1759101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30185327E+018" calcext:value-type="float">
            <text:p>1.47584330185327E+018</text:p>
          </table:table-cell>
          <table:table-cell office:value-type="float" office:value="1.47584330202968E+018" calcext:value-type="float">
            <text:p>1.47584330202968E+018</text:p>
          </table:table-cell>
          <table:table-cell/>
          <table:table-cell table:formula="of:= [.C270] - [.B270]" office:value-type="float" office:value="176409856" calcext:value-type="float">
            <text:p>1764098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30187327E+018" calcext:value-type="float">
            <text:p>1.47584330187327E+018</text:p>
          </table:table-cell>
          <table:table-cell office:value-type="float" office:value="1.47584330205019E+018" calcext:value-type="float">
            <text:p>1.47584330205019E+018</text:p>
          </table:table-cell>
          <table:table-cell/>
          <table:table-cell table:formula="of:= [.C271] - [.B271]" office:value-type="float" office:value="176920064" calcext:value-type="float">
            <text:p>17692006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30189327E+018" calcext:value-type="float">
            <text:p>1.47584330189327E+018</text:p>
          </table:table-cell>
          <table:table-cell office:value-type="float" office:value="1.47584330207072E+018" calcext:value-type="float">
            <text:p>1.47584330207072E+018</text:p>
          </table:table-cell>
          <table:table-cell/>
          <table:table-cell table:formula="of:= [.C272] - [.B272]" office:value-type="float" office:value="177449984" calcext:value-type="float">
            <text:p>17744998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30191327E+018" calcext:value-type="float">
            <text:p>1.47584330191327E+018</text:p>
          </table:table-cell>
          <table:table-cell office:value-type="float" office:value="1.4758433020912E+018" calcext:value-type="float">
            <text:p>1.4758433020912E+018</text:p>
          </table:table-cell>
          <table:table-cell/>
          <table:table-cell table:formula="of:= [.C273] - [.B273]" office:value-type="float" office:value="177929984" calcext:value-type="float">
            <text:p>1779299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30193327E+018" calcext:value-type="float">
            <text:p>1.47584330193327E+018</text:p>
          </table:table-cell>
          <table:table-cell office:value-type="float" office:value="1.47584330211175E+018" calcext:value-type="float">
            <text:p>1.47584330211175E+018</text:p>
          </table:table-cell>
          <table:table-cell/>
          <table:table-cell table:formula="of:= [.C274] - [.B274]" office:value-type="float" office:value="178480128" calcext:value-type="float">
            <text:p>1784801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30195327E+018" calcext:value-type="float">
            <text:p>1.47584330195327E+018</text:p>
          </table:table-cell>
          <table:table-cell office:value-type="float" office:value="1.47584330213234E+018" calcext:value-type="float">
            <text:p>1.47584330213234E+018</text:p>
          </table:table-cell>
          <table:table-cell/>
          <table:table-cell table:formula="of:= [.C275] - [.B275]" office:value-type="float" office:value="179069952" calcext:value-type="float">
            <text:p>1790699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30197327E+018" calcext:value-type="float">
            <text:p>1.47584330197327E+018</text:p>
          </table:table-cell>
          <table:table-cell office:value-type="float" office:value="1.47584330215421E+018" calcext:value-type="float">
            <text:p>1.47584330215421E+018</text:p>
          </table:table-cell>
          <table:table-cell/>
          <table:table-cell table:formula="of:= [.C276] - [.B276]" office:value-type="float" office:value="180939776" calcext:value-type="float">
            <text:p>18093977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30199328E+018" calcext:value-type="float">
            <text:p>1.47584330199328E+018</text:p>
          </table:table-cell>
          <table:table-cell office:value-type="float" office:value="1.47584330217436E+018" calcext:value-type="float">
            <text:p>1.47584330217436E+018</text:p>
          </table:table-cell>
          <table:table-cell/>
          <table:table-cell table:formula="of:= [.C277] - [.B277]" office:value-type="float" office:value="181080064" calcext:value-type="float">
            <text:p>1810800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30201328E+018" calcext:value-type="float">
            <text:p>1.47584330201328E+018</text:p>
          </table:table-cell>
          <table:table-cell office:value-type="float" office:value="1.47584330219486E+018" calcext:value-type="float">
            <text:p>1.47584330219486E+018</text:p>
          </table:table-cell>
          <table:table-cell/>
          <table:table-cell table:formula="of:= [.C278] - [.B278]" office:value-type="float" office:value="181580032" calcext:value-type="float">
            <text:p>1815800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30203327E+018" calcext:value-type="float">
            <text:p>1.47584330203327E+018</text:p>
          </table:table-cell>
          <table:table-cell office:value-type="float" office:value="1.47584330221534E+018" calcext:value-type="float">
            <text:p>1.47584330221534E+018</text:p>
          </table:table-cell>
          <table:table-cell/>
          <table:table-cell table:formula="of:= [.C279] - [.B279]" office:value-type="float" office:value="182070016" calcext:value-type="float">
            <text:p>1820700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30205327E+018" calcext:value-type="float">
            <text:p>1.47584330205327E+018</text:p>
          </table:table-cell>
          <table:table-cell office:value-type="float" office:value="1.47584330223585E+018" calcext:value-type="float">
            <text:p>1.47584330223585E+018</text:p>
          </table:table-cell>
          <table:table-cell/>
          <table:table-cell table:formula="of:= [.C280] - [.B280]" office:value-type="float" office:value="182579968" calcext:value-type="float">
            <text:p>1825799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30207327E+018" calcext:value-type="float">
            <text:p>1.47584330207327E+018</text:p>
          </table:table-cell>
          <table:table-cell office:value-type="float" office:value="1.4758433022561E+018" calcext:value-type="float">
            <text:p>1.4758433022561E+018</text:p>
          </table:table-cell>
          <table:table-cell/>
          <table:table-cell table:formula="of:= [.C281] - [.B281]" office:value-type="float" office:value="182829824" calcext:value-type="float">
            <text:p>1828298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30209327E+018" calcext:value-type="float">
            <text:p>1.47584330209327E+018</text:p>
          </table:table-cell>
          <table:table-cell office:value-type="float" office:value="1.47584330227697E+018" calcext:value-type="float">
            <text:p>1.47584330227697E+018</text:p>
          </table:table-cell>
          <table:table-cell/>
          <table:table-cell table:formula="of:= [.C282] - [.B282]" office:value-type="float" office:value="183699968" calcext:value-type="float">
            <text:p>1836999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30211327E+018" calcext:value-type="float">
            <text:p>1.47584330211327E+018</text:p>
          </table:table-cell>
          <table:table-cell office:value-type="float" office:value="1.47584330229747E+018" calcext:value-type="float">
            <text:p>1.47584330229747E+018</text:p>
          </table:table-cell>
          <table:table-cell/>
          <table:table-cell table:formula="of:= [.C283] - [.B283]" office:value-type="float" office:value="184199936" calcext:value-type="float">
            <text:p>1841999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30213327E+018" calcext:value-type="float">
            <text:p>1.47584330213327E+018</text:p>
          </table:table-cell>
          <table:table-cell office:value-type="float" office:value="1.47584330231897E+018" calcext:value-type="float">
            <text:p>1.47584330231897E+018</text:p>
          </table:table-cell>
          <table:table-cell/>
          <table:table-cell table:formula="of:= [.C284] - [.B284]" office:value-type="float" office:value="185700096" calcext:value-type="float">
            <text:p>1857000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30215327E+018" calcext:value-type="float">
            <text:p>1.47584330215327E+018</text:p>
          </table:table-cell>
          <table:table-cell office:value-type="float" office:value="1.47584330233946E+018" calcext:value-type="float">
            <text:p>1.47584330233946E+018</text:p>
          </table:table-cell>
          <table:table-cell/>
          <table:table-cell table:formula="of:= [.C285] - [.B285]" office:value-type="float" office:value="186189824" calcext:value-type="float">
            <text:p>1861898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30217327E+018" calcext:value-type="float">
            <text:p>1.47584330217327E+018</text:p>
          </table:table-cell>
          <table:table-cell office:value-type="float" office:value="1.47584330235999E+018" calcext:value-type="float">
            <text:p>1.47584330235999E+018</text:p>
          </table:table-cell>
          <table:table-cell/>
          <table:table-cell table:formula="of:= [.C286] - [.B286]" office:value-type="float" office:value="186720000" calcext:value-type="float">
            <text:p>186720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30219327E+018" calcext:value-type="float">
            <text:p>1.47584330219327E+018</text:p>
          </table:table-cell>
          <table:table-cell office:value-type="float" office:value="1.47584330238049E+018" calcext:value-type="float">
            <text:p>1.47584330238049E+018</text:p>
          </table:table-cell>
          <table:table-cell/>
          <table:table-cell table:formula="of:= [.C287] - [.B287]" office:value-type="float" office:value="187219968" calcext:value-type="float">
            <text:p>1872199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30221327E+018" calcext:value-type="float">
            <text:p>1.47584330221327E+018</text:p>
          </table:table-cell>
          <table:table-cell office:value-type="float" office:value="1.47584330240097E+018" calcext:value-type="float">
            <text:p>1.47584330240097E+018</text:p>
          </table:table-cell>
          <table:table-cell/>
          <table:table-cell table:formula="of:= [.C288] - [.B288]" office:value-type="float" office:value="187699968" calcext:value-type="float">
            <text:p>1876999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30223327E+018" calcext:value-type="float">
            <text:p>1.47584330223327E+018</text:p>
          </table:table-cell>
          <table:table-cell office:value-type="float" office:value="1.4758433024216E+018" calcext:value-type="float">
            <text:p>1.4758433024216E+018</text:p>
          </table:table-cell>
          <table:table-cell/>
          <table:table-cell table:formula="of:= [.C289] - [.B289]" office:value-type="float" office:value="188329984" calcext:value-type="float">
            <text:p>1883299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30225327E+018" calcext:value-type="float">
            <text:p>1.47584330225327E+018</text:p>
          </table:table-cell>
          <table:table-cell office:value-type="float" office:value="1.47584330244213E+018" calcext:value-type="float">
            <text:p>1.47584330244213E+018</text:p>
          </table:table-cell>
          <table:table-cell/>
          <table:table-cell table:formula="of:= [.C290] - [.B290]" office:value-type="float" office:value="188859904" calcext:value-type="float">
            <text:p>1888599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30227327E+018" calcext:value-type="float">
            <text:p>1.47584330227327E+018</text:p>
          </table:table-cell>
          <table:table-cell office:value-type="float" office:value="1.47584330246263E+018" calcext:value-type="float">
            <text:p>1.47584330246263E+018</text:p>
          </table:table-cell>
          <table:table-cell/>
          <table:table-cell table:formula="of:= [.C291] - [.B291]" office:value-type="float" office:value="189360128" calcext:value-type="float">
            <text:p>1893601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30229328E+018" calcext:value-type="float">
            <text:p>1.47584330229328E+018</text:p>
          </table:table-cell>
          <table:table-cell office:value-type="float" office:value="1.47584330248316E+018" calcext:value-type="float">
            <text:p>1.47584330248316E+018</text:p>
          </table:table-cell>
          <table:table-cell/>
          <table:table-cell table:formula="of:= [.C292] - [.B292]" office:value-type="float" office:value="189880064" calcext:value-type="float">
            <text:p>1898800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30231327E+018" calcext:value-type="float">
            <text:p>1.47584330231327E+018</text:p>
          </table:table-cell>
          <table:table-cell office:value-type="float" office:value="1.47584330250458E+018" calcext:value-type="float">
            <text:p>1.47584330250458E+018</text:p>
          </table:table-cell>
          <table:table-cell/>
          <table:table-cell table:formula="of:= [.C293] - [.B293]" office:value-type="float" office:value="191310080" calcext:value-type="float">
            <text:p>1913100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30233328E+018" calcext:value-type="float">
            <text:p>1.47584330233328E+018</text:p>
          </table:table-cell>
          <table:table-cell office:value-type="float" office:value="1.47584330252511E+018" calcext:value-type="float">
            <text:p>1.47584330252511E+018</text:p>
          </table:table-cell>
          <table:table-cell/>
          <table:table-cell table:formula="of:= [.C294] - [.B294]" office:value-type="float" office:value="191830016" calcext:value-type="float">
            <text:p>1918300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30235328E+018" calcext:value-type="float">
            <text:p>1.47584330235328E+018</text:p>
          </table:table-cell>
          <table:table-cell office:value-type="float" office:value="1.4758433025456E+018" calcext:value-type="float">
            <text:p>1.4758433025456E+018</text:p>
          </table:table-cell>
          <table:table-cell/>
          <table:table-cell table:formula="of:= [.C295] - [.B295]" office:value-type="float" office:value="192320000" calcext:value-type="float">
            <text:p>19232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30237327E+018" calcext:value-type="float">
            <text:p>1.47584330237327E+018</text:p>
          </table:table-cell>
          <table:table-cell office:value-type="float" office:value="1.47584330256607E+018" calcext:value-type="float">
            <text:p>1.47584330256607E+018</text:p>
          </table:table-cell>
          <table:table-cell/>
          <table:table-cell table:formula="of:= [.C296] - [.B296]" office:value-type="float" office:value="192800000" calcext:value-type="float">
            <text:p>1928000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30239327E+018" calcext:value-type="float">
            <text:p>1.47584330239327E+018</text:p>
          </table:table-cell>
          <table:table-cell office:value-type="float" office:value="1.47584330258661E+018" calcext:value-type="float">
            <text:p>1.47584330258661E+018</text:p>
          </table:table-cell>
          <table:table-cell/>
          <table:table-cell table:formula="of:= [.C297] - [.B297]" office:value-type="float" office:value="193339904" calcext:value-type="float">
            <text:p>1933399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30241327E+018" calcext:value-type="float">
            <text:p>1.47584330241327E+018</text:p>
          </table:table-cell>
          <table:table-cell office:value-type="float" office:value="1.47584330260708E+018" calcext:value-type="float">
            <text:p>1.47584330260708E+018</text:p>
          </table:table-cell>
          <table:table-cell/>
          <table:table-cell table:formula="of:= [.C298] - [.B298]" office:value-type="float" office:value="193810176" calcext:value-type="float">
            <text:p>1938101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30243327E+018" calcext:value-type="float">
            <text:p>1.47584330243327E+018</text:p>
          </table:table-cell>
          <table:table-cell office:value-type="float" office:value="1.47584330262757E+018" calcext:value-type="float">
            <text:p>1.47584330262757E+018</text:p>
          </table:table-cell>
          <table:table-cell/>
          <table:table-cell table:formula="of:= [.C299] - [.B299]" office:value-type="float" office:value="194299904" calcext:value-type="float">
            <text:p>1942999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30245327E+018" calcext:value-type="float">
            <text:p>1.47584330245327E+018</text:p>
          </table:table-cell>
          <table:table-cell office:value-type="float" office:value="1.47584330264807E+018" calcext:value-type="float">
            <text:p>1.47584330264807E+018</text:p>
          </table:table-cell>
          <table:table-cell/>
          <table:table-cell table:formula="of:= [.C300] - [.B300]" office:value-type="float" office:value="194799872" calcext:value-type="float">
            <text:p>1947998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30247327E+018" calcext:value-type="float">
            <text:p>1.47584330247327E+018</text:p>
          </table:table-cell>
          <table:table-cell office:value-type="float" office:value="1.47584330266965E+018" calcext:value-type="float">
            <text:p>1.47584330266965E+018</text:p>
          </table:table-cell>
          <table:table-cell/>
          <table:table-cell table:formula="of:= [.C301] - [.B301]" office:value-type="float" office:value="196379904" calcext:value-type="float">
            <text:p>1963799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30249328E+018" calcext:value-type="float">
            <text:p>1.47584330249328E+018</text:p>
          </table:table-cell>
          <table:table-cell office:value-type="float" office:value="1.47584330269016E+018" calcext:value-type="float">
            <text:p>1.47584330269016E+018</text:p>
          </table:table-cell>
          <table:table-cell/>
          <table:table-cell table:formula="of:= [.C302] - [.B302]" office:value-type="float" office:value="196880128" calcext:value-type="float">
            <text:p>1968801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30251328E+018" calcext:value-type="float">
            <text:p>1.47584330251328E+018</text:p>
          </table:table-cell>
          <table:table-cell office:value-type="float" office:value="1.47584330271065E+018" calcext:value-type="float">
            <text:p>1.47584330271065E+018</text:p>
          </table:table-cell>
          <table:table-cell/>
          <table:table-cell table:formula="of:= [.C303] - [.B303]" office:value-type="float" office:value="197370112" calcext:value-type="float">
            <text:p>1973701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30253328E+018" calcext:value-type="float">
            <text:p>1.47584330253328E+018</text:p>
          </table:table-cell>
          <table:table-cell office:value-type="float" office:value="1.47584330273122E+018" calcext:value-type="float">
            <text:p>1.47584330273122E+018</text:p>
          </table:table-cell>
          <table:table-cell/>
          <table:table-cell table:formula="of:= [.C304] - [.B304]" office:value-type="float" office:value="197939968" calcext:value-type="float">
            <text:p>1979399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30255327E+018" calcext:value-type="float">
            <text:p>1.47584330255327E+018</text:p>
          </table:table-cell>
          <table:table-cell office:value-type="float" office:value="1.47584330275154E+018" calcext:value-type="float">
            <text:p>1.47584330275154E+018</text:p>
          </table:table-cell>
          <table:table-cell/>
          <table:table-cell table:formula="of:= [.C305] - [.B305]" office:value-type="float" office:value="198269952" calcext:value-type="float">
            <text:p>1982699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30257327E+018" calcext:value-type="float">
            <text:p>1.47584330257327E+018</text:p>
          </table:table-cell>
          <table:table-cell office:value-type="float" office:value="1.47584330277228E+018" calcext:value-type="float">
            <text:p>1.47584330277228E+018</text:p>
          </table:table-cell>
          <table:table-cell/>
          <table:table-cell table:formula="of:= [.C306] - [.B306]" office:value-type="float" office:value="199009792" calcext:value-type="float">
            <text:p>1990097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30259327E+018" calcext:value-type="float">
            <text:p>1.47584330259327E+018</text:p>
          </table:table-cell>
          <table:table-cell office:value-type="float" office:value="1.47584330279274E+018" calcext:value-type="float">
            <text:p>1.47584330279274E+018</text:p>
          </table:table-cell>
          <table:table-cell/>
          <table:table-cell table:formula="of:= [.C307] - [.B307]" office:value-type="float" office:value="199470080" calcext:value-type="float">
            <text:p>1994700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30261327E+018" calcext:value-type="float">
            <text:p>1.47584330261327E+018</text:p>
          </table:table-cell>
          <table:table-cell office:value-type="float" office:value="1.47584330281422E+018" calcext:value-type="float">
            <text:p>1.47584330281422E+018</text:p>
          </table:table-cell>
          <table:table-cell/>
          <table:table-cell table:formula="of:= [.C308] - [.B308]" office:value-type="float" office:value="200950016" calcext:value-type="float">
            <text:p>2009500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30263326E+018" calcext:value-type="float">
            <text:p>1.47584330263326E+018</text:p>
          </table:table-cell>
          <table:table-cell office:value-type="float" office:value="1.47584330283416E+018" calcext:value-type="float">
            <text:p>1.47584330283416E+018</text:p>
          </table:table-cell>
          <table:table-cell/>
          <table:table-cell table:formula="of:= [.C309] - [.B309]" office:value-type="float" office:value="200899840" calcext:value-type="float">
            <text:p>20089984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30265327E+018" calcext:value-type="float">
            <text:p>1.47584330265327E+018</text:p>
          </table:table-cell>
          <table:table-cell office:value-type="float" office:value="1.47584330285423E+018" calcext:value-type="float">
            <text:p>1.47584330285423E+018</text:p>
          </table:table-cell>
          <table:table-cell/>
          <table:table-cell table:formula="of:= [.C310] - [.B310]" office:value-type="float" office:value="200960000" calcext:value-type="float">
            <text:p>200960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30267327E+018" calcext:value-type="float">
            <text:p>1.47584330267327E+018</text:p>
          </table:table-cell>
          <table:table-cell office:value-type="float" office:value="1.47584330287594E+018" calcext:value-type="float">
            <text:p>1.47584330287594E+018</text:p>
          </table:table-cell>
          <table:table-cell/>
          <table:table-cell table:formula="of:= [.C311] - [.B311]" office:value-type="float" office:value="202670080" calcext:value-type="float">
            <text:p>2026700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30269326E+018" calcext:value-type="float">
            <text:p>1.47584330269326E+018</text:p>
          </table:table-cell>
          <table:table-cell office:value-type="float" office:value="1.47584330289641E+018" calcext:value-type="float">
            <text:p>1.47584330289641E+018</text:p>
          </table:table-cell>
          <table:table-cell/>
          <table:table-cell table:formula="of:= [.C312] - [.B312]" office:value-type="float" office:value="203149824" calcext:value-type="float">
            <text:p>2031498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30271327E+018" calcext:value-type="float">
            <text:p>1.47584330271327E+018</text:p>
          </table:table-cell>
          <table:table-cell office:value-type="float" office:value="1.4758433029171E+018" calcext:value-type="float">
            <text:p>1.4758433029171E+018</text:p>
          </table:table-cell>
          <table:table-cell/>
          <table:table-cell table:formula="of:= [.C313] - [.B313]" office:value-type="float" office:value="203830016" calcext:value-type="float">
            <text:p>2038300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30273327E+018" calcext:value-type="float">
            <text:p>1.47584330273327E+018</text:p>
          </table:table-cell>
          <table:table-cell office:value-type="float" office:value="1.47584330293747E+018" calcext:value-type="float">
            <text:p>1.47584330293747E+018</text:p>
          </table:table-cell>
          <table:table-cell/>
          <table:table-cell table:formula="of:= [.C314] - [.B314]" office:value-type="float" office:value="204199936" calcext:value-type="float">
            <text:p>2041999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30275328E+018" calcext:value-type="float">
            <text:p>1.47584330275328E+018</text:p>
          </table:table-cell>
          <table:table-cell office:value-type="float" office:value="1.47584330295799E+018" calcext:value-type="float">
            <text:p>1.47584330295799E+018</text:p>
          </table:table-cell>
          <table:table-cell/>
          <table:table-cell table:formula="of:= [.C315] - [.B315]" office:value-type="float" office:value="204710144" calcext:value-type="float">
            <text:p>2047101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30277327E+018" calcext:value-type="float">
            <text:p>1.47584330277327E+018</text:p>
          </table:table-cell>
          <table:table-cell office:value-type="float" office:value="1.47584330297847E+018" calcext:value-type="float">
            <text:p>1.47584330297847E+018</text:p>
          </table:table-cell>
          <table:table-cell/>
          <table:table-cell table:formula="of:= [.C316] - [.B316]" office:value-type="float" office:value="205200128" calcext:value-type="float">
            <text:p>2052001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30279327E+018" calcext:value-type="float">
            <text:p>1.47584330279327E+018</text:p>
          </table:table-cell>
          <table:table-cell office:value-type="float" office:value="1.47584330299897E+018" calcext:value-type="float">
            <text:p>1.47584330299897E+018</text:p>
          </table:table-cell>
          <table:table-cell/>
          <table:table-cell table:formula="of:= [.C317] - [.B317]" office:value-type="float" office:value="205699840" calcext:value-type="float">
            <text:p>2056998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30281327E+018" calcext:value-type="float">
            <text:p>1.47584330281327E+018</text:p>
          </table:table-cell>
          <table:table-cell office:value-type="float" office:value="1.47584330301948E+018" calcext:value-type="float">
            <text:p>1.47584330301948E+018</text:p>
          </table:table-cell>
          <table:table-cell/>
          <table:table-cell table:formula="of:= [.C318] - [.B318]" office:value-type="float" office:value="206210048" calcext:value-type="float">
            <text:p>2062100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30283328E+018" calcext:value-type="float">
            <text:p>1.47584330283328E+018</text:p>
          </table:table-cell>
          <table:table-cell office:value-type="float" office:value="1.47584330303999E+018" calcext:value-type="float">
            <text:p>1.47584330303999E+018</text:p>
          </table:table-cell>
          <table:table-cell/>
          <table:table-cell table:formula="of:= [.C319] - [.B319]" office:value-type="float" office:value="206710016" calcext:value-type="float">
            <text:p>2067100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30285327E+018" calcext:value-type="float">
            <text:p>1.47584330285327E+018</text:p>
          </table:table-cell>
          <table:table-cell office:value-type="float" office:value="1.47584330306048E+018" calcext:value-type="float">
            <text:p>1.47584330306048E+018</text:p>
          </table:table-cell>
          <table:table-cell/>
          <table:table-cell table:formula="of:= [.C320] - [.B320]" office:value-type="float" office:value="207209984" calcext:value-type="float">
            <text:p>2072099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30287327E+018" calcext:value-type="float">
            <text:p>1.47584330287327E+018</text:p>
          </table:table-cell>
          <table:table-cell office:value-type="float" office:value="1.47584330308231E+018" calcext:value-type="float">
            <text:p>1.47584330308231E+018</text:p>
          </table:table-cell>
          <table:table-cell/>
          <table:table-cell table:formula="of:= [.C321] - [.B321]" office:value-type="float" office:value="209039872" calcext:value-type="float">
            <text:p>2090398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30289328E+018" calcext:value-type="float">
            <text:p>1.47584330289328E+018</text:p>
          </table:table-cell>
          <table:table-cell office:value-type="float" office:value="1.4758433031027E+018" calcext:value-type="float">
            <text:p>1.4758433031027E+018</text:p>
          </table:table-cell>
          <table:table-cell/>
          <table:table-cell table:formula="of:= [.C322] - [.B322]" office:value-type="float" office:value="209420032" calcext:value-type="float">
            <text:p>2094200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30291327E+018" calcext:value-type="float">
            <text:p>1.47584330291327E+018</text:p>
          </table:table-cell>
          <table:table-cell office:value-type="float" office:value="1.47584330312321E+018" calcext:value-type="float">
            <text:p>1.47584330312321E+018</text:p>
          </table:table-cell>
          <table:table-cell/>
          <table:table-cell table:formula="of:= [.C323] - [.B323]" office:value-type="float" office:value="209939968" calcext:value-type="float">
            <text:p>2099399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30293327E+018" calcext:value-type="float">
            <text:p>1.47584330293327E+018</text:p>
          </table:table-cell>
          <table:table-cell office:value-type="float" office:value="1.4758433031437E+018" calcext:value-type="float">
            <text:p>1.4758433031437E+018</text:p>
          </table:table-cell>
          <table:table-cell/>
          <table:table-cell table:formula="of:= [.C324] - [.B324]" office:value-type="float" office:value="210429952" calcext:value-type="float">
            <text:p>2104299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30295328E+018" calcext:value-type="float">
            <text:p>1.47584330295328E+018</text:p>
          </table:table-cell>
          <table:table-cell office:value-type="float" office:value="1.47584330316424E+018" calcext:value-type="float">
            <text:p>1.47584330316424E+018</text:p>
          </table:table-cell>
          <table:table-cell/>
          <table:table-cell table:formula="of:= [.C325] - [.B325]" office:value-type="float" office:value="210959872" calcext:value-type="float">
            <text:p>2109598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30297328E+018" calcext:value-type="float">
            <text:p>1.47584330297328E+018</text:p>
          </table:table-cell>
          <table:table-cell office:value-type="float" office:value="1.47584330318446E+018" calcext:value-type="float">
            <text:p>1.47584330318446E+018</text:p>
          </table:table-cell>
          <table:table-cell/>
          <table:table-cell table:formula="of:= [.C326] - [.B326]" office:value-type="float" office:value="211180032" calcext:value-type="float">
            <text:p>2111800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30299328E+018" calcext:value-type="float">
            <text:p>1.47584330299328E+018</text:p>
          </table:table-cell>
          <table:table-cell office:value-type="float" office:value="1.47584330320534E+018" calcext:value-type="float">
            <text:p>1.47584330320534E+018</text:p>
          </table:table-cell>
          <table:table-cell/>
          <table:table-cell table:formula="of:= [.C327] - [.B327]" office:value-type="float" office:value="212059904" calcext:value-type="float">
            <text:p>2120599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30301328E+018" calcext:value-type="float">
            <text:p>1.47584330301328E+018</text:p>
          </table:table-cell>
          <table:table-cell office:value-type="float" office:value="1.47584330322584E+018" calcext:value-type="float">
            <text:p>1.47584330322584E+018</text:p>
          </table:table-cell>
          <table:table-cell/>
          <table:table-cell table:formula="of:= [.C328] - [.B328]" office:value-type="float" office:value="212560128" calcext:value-type="float">
            <text:p>21256012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30303328E+018" calcext:value-type="float">
            <text:p>1.47584330303328E+018</text:p>
          </table:table-cell>
          <table:table-cell office:value-type="float" office:value="1.47584330324632E+018" calcext:value-type="float">
            <text:p>1.47584330324632E+018</text:p>
          </table:table-cell>
          <table:table-cell/>
          <table:table-cell table:formula="of:= [.C329] - [.B329]" office:value-type="float" office:value="213040128" calcext:value-type="float">
            <text:p>213040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30305327E+018" calcext:value-type="float">
            <text:p>1.47584330305327E+018</text:p>
          </table:table-cell>
          <table:table-cell office:value-type="float" office:value="1.47584330326686E+018" calcext:value-type="float">
            <text:p>1.47584330326686E+018</text:p>
          </table:table-cell>
          <table:table-cell/>
          <table:table-cell table:formula="of:= [.C330] - [.B330]" office:value-type="float" office:value="213589760" calcext:value-type="float">
            <text:p>2135897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30307327E+018" calcext:value-type="float">
            <text:p>1.47584330307327E+018</text:p>
          </table:table-cell>
          <table:table-cell office:value-type="float" office:value="1.47584330328843E+018" calcext:value-type="float">
            <text:p>1.47584330328843E+018</text:p>
          </table:table-cell>
          <table:table-cell/>
          <table:table-cell table:formula="of:= [.C331] - [.B331]" office:value-type="float" office:value="215159808" calcext:value-type="float">
            <text:p>2151598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30309327E+018" calcext:value-type="float">
            <text:p>1.47584330309327E+018</text:p>
          </table:table-cell>
          <table:table-cell office:value-type="float" office:value="1.47584330330896E+018" calcext:value-type="float">
            <text:p>1.47584330330896E+018</text:p>
          </table:table-cell>
          <table:table-cell/>
          <table:table-cell table:formula="of:= [.C332] - [.B332]" office:value-type="float" office:value="215689984" calcext:value-type="float">
            <text:p>21568998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30311328E+018" calcext:value-type="float">
            <text:p>1.47584330311328E+018</text:p>
          </table:table-cell>
          <table:table-cell office:value-type="float" office:value="1.47584330332945E+018" calcext:value-type="float">
            <text:p>1.47584330332945E+018</text:p>
          </table:table-cell>
          <table:table-cell/>
          <table:table-cell table:formula="of:= [.C333] - [.B333]" office:value-type="float" office:value="216169984" calcext:value-type="float">
            <text:p>2161699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30313327E+018" calcext:value-type="float">
            <text:p>1.47584330313327E+018</text:p>
          </table:table-cell>
          <table:table-cell office:value-type="float" office:value="1.47584330334996E+018" calcext:value-type="float">
            <text:p>1.47584330334996E+018</text:p>
          </table:table-cell>
          <table:table-cell/>
          <table:table-cell table:formula="of:= [.C334] - [.B334]" office:value-type="float" office:value="216689920" calcext:value-type="float">
            <text:p>2166899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30315327E+018" calcext:value-type="float">
            <text:p>1.47584330315327E+018</text:p>
          </table:table-cell>
          <table:table-cell office:value-type="float" office:value="1.47584330337047E+018" calcext:value-type="float">
            <text:p>1.47584330337047E+018</text:p>
          </table:table-cell>
          <table:table-cell/>
          <table:table-cell table:formula="of:= [.C335] - [.B335]" office:value-type="float" office:value="217199872" calcext:value-type="float">
            <text:p>21719987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30317327E+018" calcext:value-type="float">
            <text:p>1.47584330317327E+018</text:p>
          </table:table-cell>
          <table:table-cell office:value-type="float" office:value="1.47584330339098E+018" calcext:value-type="float">
            <text:p>1.47584330339098E+018</text:p>
          </table:table-cell>
          <table:table-cell/>
          <table:table-cell table:formula="of:= [.C336] - [.B336]" office:value-type="float" office:value="217710080" calcext:value-type="float">
            <text:p>21771008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30319327E+018" calcext:value-type="float">
            <text:p>1.47584330319327E+018</text:p>
          </table:table-cell>
          <table:table-cell office:value-type="float" office:value="1.47584330341153E+018" calcext:value-type="float">
            <text:p>1.47584330341153E+018</text:p>
          </table:table-cell>
          <table:table-cell/>
          <table:table-cell table:formula="of:= [.C337] - [.B337]" office:value-type="float" office:value="218259968" calcext:value-type="float">
            <text:p>2182599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30321327E+018" calcext:value-type="float">
            <text:p>1.47584330321327E+018</text:p>
          </table:table-cell>
          <table:table-cell office:value-type="float" office:value="1.4758433034321E+018" calcext:value-type="float">
            <text:p>1.4758433034321E+018</text:p>
          </table:table-cell>
          <table:table-cell/>
          <table:table-cell table:formula="of:= [.C338] - [.B338]" office:value-type="float" office:value="218830080" calcext:value-type="float">
            <text:p>21883008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30323327E+018" calcext:value-type="float">
            <text:p>1.47584330323327E+018</text:p>
          </table:table-cell>
          <table:table-cell office:value-type="float" office:value="1.47584330345259E+018" calcext:value-type="float">
            <text:p>1.47584330345259E+018</text:p>
          </table:table-cell>
          <table:table-cell/>
          <table:table-cell table:formula="of:= [.C339] - [.B339]" office:value-type="float" office:value="219320064" calcext:value-type="float">
            <text:p>21932006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30325326E+018" calcext:value-type="float">
            <text:p>1.47584330325326E+018</text:p>
          </table:table-cell>
          <table:table-cell office:value-type="float" office:value="1.47584330347312E+018" calcext:value-type="float">
            <text:p>1.47584330347312E+018</text:p>
          </table:table-cell>
          <table:table-cell/>
          <table:table-cell table:formula="of:= [.C340] - [.B340]" office:value-type="float" office:value="219859968" calcext:value-type="float">
            <text:p>2198599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30327327E+018" calcext:value-type="float">
            <text:p>1.47584330327327E+018</text:p>
          </table:table-cell>
          <table:table-cell office:value-type="float" office:value="1.47584330349485E+018" calcext:value-type="float">
            <text:p>1.47584330349485E+018</text:p>
          </table:table-cell>
          <table:table-cell/>
          <table:table-cell table:formula="of:= [.C341] - [.B341]" office:value-type="float" office:value="221580032" calcext:value-type="float">
            <text:p>2215800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30329328E+018" calcext:value-type="float">
            <text:p>1.47584330329328E+018</text:p>
          </table:table-cell>
          <table:table-cell office:value-type="float" office:value="1.47584330351526E+018" calcext:value-type="float">
            <text:p>1.47584330351526E+018</text:p>
          </table:table-cell>
          <table:table-cell/>
          <table:table-cell table:formula="of:= [.C342] - [.B342]" office:value-type="float" office:value="221980160" calcext:value-type="float">
            <text:p>2219801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30331327E+018" calcext:value-type="float">
            <text:p>1.47584330331327E+018</text:p>
          </table:table-cell>
          <table:table-cell office:value-type="float" office:value="1.47584330353574E+018" calcext:value-type="float">
            <text:p>1.47584330353574E+018</text:p>
          </table:table-cell>
          <table:table-cell/>
          <table:table-cell table:formula="of:= [.C343] - [.B343]" office:value-type="float" office:value="222469888" calcext:value-type="float">
            <text:p>2224698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30333327E+018" calcext:value-type="float">
            <text:p>1.47584330333327E+018</text:p>
          </table:table-cell>
          <table:table-cell office:value-type="float" office:value="1.47584330355624E+018" calcext:value-type="float">
            <text:p>1.47584330355624E+018</text:p>
          </table:table-cell>
          <table:table-cell/>
          <table:table-cell table:formula="of:= [.C344] - [.B344]" office:value-type="float" office:value="222969856" calcext:value-type="float">
            <text:p>2229698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30335327E+018" calcext:value-type="float">
            <text:p>1.47584330335327E+018</text:p>
          </table:table-cell>
          <table:table-cell office:value-type="float" office:value="1.47584330357676E+018" calcext:value-type="float">
            <text:p>1.47584330357676E+018</text:p>
          </table:table-cell>
          <table:table-cell/>
          <table:table-cell table:formula="of:= [.C345] - [.B345]" office:value-type="float" office:value="223490048" calcext:value-type="float">
            <text:p>2234900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30337327E+018" calcext:value-type="float">
            <text:p>1.47584330337327E+018</text:p>
          </table:table-cell>
          <table:table-cell office:value-type="float" office:value="1.4758433035973E+018" calcext:value-type="float">
            <text:p>1.4758433035973E+018</text:p>
          </table:table-cell>
          <table:table-cell/>
          <table:table-cell table:formula="of:= [.C346] - [.B346]" office:value-type="float" office:value="224029952" calcext:value-type="float">
            <text:p>2240299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30339327E+018" calcext:value-type="float">
            <text:p>1.47584330339327E+018</text:p>
          </table:table-cell>
          <table:table-cell office:value-type="float" office:value="1.47584330361777E+018" calcext:value-type="float">
            <text:p>1.47584330361777E+018</text:p>
          </table:table-cell>
          <table:table-cell/>
          <table:table-cell table:formula="of:= [.C347] - [.B347]" office:value-type="float" office:value="224499968" calcext:value-type="float">
            <text:p>2244999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30341327E+018" calcext:value-type="float">
            <text:p>1.47584330341327E+018</text:p>
          </table:table-cell>
          <table:table-cell office:value-type="float" office:value="1.47584330363827E+018" calcext:value-type="float">
            <text:p>1.47584330363827E+018</text:p>
          </table:table-cell>
          <table:table-cell/>
          <table:table-cell table:formula="of:= [.C348] - [.B348]" office:value-type="float" office:value="224999936" calcext:value-type="float">
            <text:p>22499993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30343326E+018" calcext:value-type="float">
            <text:p>1.47584330343326E+018</text:p>
          </table:table-cell>
          <table:table-cell office:value-type="float" office:value="1.47584330365878E+018" calcext:value-type="float">
            <text:p>1.47584330365878E+018</text:p>
          </table:table-cell>
          <table:table-cell/>
          <table:table-cell table:formula="of:= [.C349] - [.B349]" office:value-type="float" office:value="225520128" calcext:value-type="float">
            <text:p>2255201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30345327E+018" calcext:value-type="float">
            <text:p>1.47584330345327E+018</text:p>
          </table:table-cell>
          <table:table-cell office:value-type="float" office:value="1.4758433036793E+018" calcext:value-type="float">
            <text:p>1.4758433036793E+018</text:p>
          </table:table-cell>
          <table:table-cell/>
          <table:table-cell table:formula="of:= [.C350] - [.B350]" office:value-type="float" office:value="226030080" calcext:value-type="float">
            <text:p>22603008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30347351E+018" calcext:value-type="float">
            <text:p>1.47584330347351E+018</text:p>
          </table:table-cell>
          <table:table-cell office:value-type="float" office:value="1.47584330369979E+018" calcext:value-type="float">
            <text:p>1.47584330369979E+018</text:p>
          </table:table-cell>
          <table:table-cell/>
          <table:table-cell table:formula="of:= [.C351] - [.B351]" office:value-type="float" office:value="226279936" calcext:value-type="float">
            <text:p>2262799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30349328E+018" calcext:value-type="float">
            <text:p>1.47584330349328E+018</text:p>
          </table:table-cell>
          <table:table-cell office:value-type="float" office:value="1.47584330372144E+018" calcext:value-type="float">
            <text:p>1.47584330372144E+018</text:p>
          </table:table-cell>
          <table:table-cell/>
          <table:table-cell table:formula="of:= [.C352] - [.B352]" office:value-type="float" office:value="228160000" calcext:value-type="float">
            <text:p>228160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30351328E+018" calcext:value-type="float">
            <text:p>1.47584330351328E+018</text:p>
          </table:table-cell>
          <table:table-cell office:value-type="float" office:value="1.47584330374196E+018" calcext:value-type="float">
            <text:p>1.47584330374196E+018</text:p>
          </table:table-cell>
          <table:table-cell/>
          <table:table-cell table:formula="of:= [.C353] - [.B353]" office:value-type="float" office:value="228679936" calcext:value-type="float">
            <text:p>2286799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30353327E+018" calcext:value-type="float">
            <text:p>1.47584330353327E+018</text:p>
          </table:table-cell>
          <table:table-cell office:value-type="float" office:value="1.47584330376253E+018" calcext:value-type="float">
            <text:p>1.47584330376253E+018</text:p>
          </table:table-cell>
          <table:table-cell/>
          <table:table-cell table:formula="of:= [.C354] - [.B354]" office:value-type="float" office:value="229260288" calcext:value-type="float">
            <text:p>2292602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30355328E+018" calcext:value-type="float">
            <text:p>1.47584330355328E+018</text:p>
          </table:table-cell>
          <table:table-cell office:value-type="float" office:value="1.47584330378305E+018" calcext:value-type="float">
            <text:p>1.47584330378305E+018</text:p>
          </table:table-cell>
          <table:table-cell/>
          <table:table-cell table:formula="of:= [.C355] - [.B355]" office:value-type="float" office:value="229769984" calcext:value-type="float">
            <text:p>2297699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30357327E+018" calcext:value-type="float">
            <text:p>1.47584330357327E+018</text:p>
          </table:table-cell>
          <table:table-cell office:value-type="float" office:value="1.47584330380353E+018" calcext:value-type="float">
            <text:p>1.47584330380353E+018</text:p>
          </table:table-cell>
          <table:table-cell/>
          <table:table-cell table:formula="of:= [.C356] - [.B356]" office:value-type="float" office:value="230260480" calcext:value-type="float">
            <text:p>23026048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30359327E+018" calcext:value-type="float">
            <text:p>1.47584330359327E+018</text:p>
          </table:table-cell>
          <table:table-cell office:value-type="float" office:value="1.47584330382399E+018" calcext:value-type="float">
            <text:p>1.47584330382399E+018</text:p>
          </table:table-cell>
          <table:table-cell/>
          <table:table-cell table:formula="of:= [.C357] - [.B357]" office:value-type="float" office:value="230720256" calcext:value-type="float">
            <text:p>2307202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30361328E+018" calcext:value-type="float">
            <text:p>1.47584330361328E+018</text:p>
          </table:table-cell>
          <table:table-cell office:value-type="float" office:value="1.47584330384454E+018" calcext:value-type="float">
            <text:p>1.47584330384454E+018</text:p>
          </table:table-cell>
          <table:table-cell/>
          <table:table-cell table:formula="of:= [.C358] - [.B358]" office:value-type="float" office:value="231259904" calcext:value-type="float">
            <text:p>2312599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30363327E+018" calcext:value-type="float">
            <text:p>1.47584330363327E+018</text:p>
          </table:table-cell>
          <table:table-cell office:value-type="float" office:value="1.47584330386504E+018" calcext:value-type="float">
            <text:p>1.47584330386504E+018</text:p>
          </table:table-cell>
          <table:table-cell/>
          <table:table-cell table:formula="of:= [.C359] - [.B359]" office:value-type="float" office:value="231770368" calcext:value-type="float">
            <text:p>2317703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30365327E+018" calcext:value-type="float">
            <text:p>1.47584330365327E+018</text:p>
          </table:table-cell>
          <table:table-cell office:value-type="float" office:value="1.47584330388559E+018" calcext:value-type="float">
            <text:p>1.47584330388559E+018</text:p>
          </table:table-cell>
          <table:table-cell/>
          <table:table-cell table:formula="of:= [.C360] - [.B360]" office:value-type="float" office:value="232320256" calcext:value-type="float">
            <text:p>2323202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30367326E+018" calcext:value-type="float">
            <text:p>1.47584330367326E+018</text:p>
          </table:table-cell>
          <table:table-cell office:value-type="float" office:value="1.47584330390605E+018" calcext:value-type="float">
            <text:p>1.47584330390605E+018</text:p>
          </table:table-cell>
          <table:table-cell/>
          <table:table-cell table:formula="of:= [.C361] - [.B361]" office:value-type="float" office:value="232789760" calcext:value-type="float">
            <text:p>2327897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30369327E+018" calcext:value-type="float">
            <text:p>1.47584330369327E+018</text:p>
          </table:table-cell>
          <table:table-cell office:value-type="float" office:value="1.47584330392773E+018" calcext:value-type="float">
            <text:p>1.47584330392773E+018</text:p>
          </table:table-cell>
          <table:table-cell/>
          <table:table-cell table:formula="of:= [.C362] - [.B362]" office:value-type="float" office:value="234460160" calcext:value-type="float">
            <text:p>2344601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30371327E+018" calcext:value-type="float">
            <text:p>1.47584330371327E+018</text:p>
          </table:table-cell>
          <table:table-cell office:value-type="float" office:value="1.47584330394825E+018" calcext:value-type="float">
            <text:p>1.47584330394825E+018</text:p>
          </table:table-cell>
          <table:table-cell/>
          <table:table-cell table:formula="of:= [.C363] - [.B363]" office:value-type="float" office:value="234980096" calcext:value-type="float">
            <text:p>23498009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30373327E+018" calcext:value-type="float">
            <text:p>1.47584330373327E+018</text:p>
          </table:table-cell>
          <table:table-cell office:value-type="float" office:value="1.47584330396874E+018" calcext:value-type="float">
            <text:p>1.47584330396874E+018</text:p>
          </table:table-cell>
          <table:table-cell/>
          <table:table-cell table:formula="of:= [.C364] - [.B364]" office:value-type="float" office:value="235470336" calcext:value-type="float">
            <text:p>23547033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30375328E+018" calcext:value-type="float">
            <text:p>1.47584330375328E+018</text:p>
          </table:table-cell>
          <table:table-cell office:value-type="float" office:value="1.47584330398931E+018" calcext:value-type="float">
            <text:p>1.47584330398931E+018</text:p>
          </table:table-cell>
          <table:table-cell/>
          <table:table-cell table:formula="of:= [.C365] - [.B365]" office:value-type="float" office:value="236029952" calcext:value-type="float">
            <text:p>2360299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30377328E+018" calcext:value-type="float">
            <text:p>1.47584330377328E+018</text:p>
          </table:table-cell>
          <table:table-cell office:value-type="float" office:value="1.47584330400979E+018" calcext:value-type="float">
            <text:p>1.47584330400979E+018</text:p>
          </table:table-cell>
          <table:table-cell/>
          <table:table-cell table:formula="of:= [.C366] - [.B366]" office:value-type="float" office:value="236509952" calcext:value-type="float">
            <text:p>23650995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30379327E+018" calcext:value-type="float">
            <text:p>1.47584330379327E+018</text:p>
          </table:table-cell>
          <table:table-cell office:value-type="float" office:value="1.47584330403025E+018" calcext:value-type="float">
            <text:p>1.47584330403025E+018</text:p>
          </table:table-cell>
          <table:table-cell/>
          <table:table-cell table:formula="of:= [.C367] - [.B367]" office:value-type="float" office:value="236979968" calcext:value-type="float">
            <text:p>2369799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30381328E+018" calcext:value-type="float">
            <text:p>1.47584330381328E+018</text:p>
          </table:table-cell>
          <table:table-cell office:value-type="float" office:value="1.47584330405075E+018" calcext:value-type="float">
            <text:p>1.47584330405075E+018</text:p>
          </table:table-cell>
          <table:table-cell/>
          <table:table-cell table:formula="of:= [.C368] - [.B368]" office:value-type="float" office:value="237469952" calcext:value-type="float">
            <text:p>2374699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30383327E+018" calcext:value-type="float">
            <text:p>1.47584330383327E+018</text:p>
          </table:table-cell>
          <table:table-cell office:value-type="float" office:value="1.47584330407125E+018" calcext:value-type="float">
            <text:p>1.47584330407125E+018</text:p>
          </table:table-cell>
          <table:table-cell/>
          <table:table-cell table:formula="of:= [.C369] - [.B369]" office:value-type="float" office:value="237979904" calcext:value-type="float">
            <text:p>2379799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30385327E+018" calcext:value-type="float">
            <text:p>1.47584330385327E+018</text:p>
          </table:table-cell>
          <table:table-cell office:value-type="float" office:value="1.47584330409182E+018" calcext:value-type="float">
            <text:p>1.47584330409182E+018</text:p>
          </table:table-cell>
          <table:table-cell/>
          <table:table-cell table:formula="of:= [.C370] - [.B370]" office:value-type="float" office:value="238550016" calcext:value-type="float">
            <text:p>2385500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30387327E+018" calcext:value-type="float">
            <text:p>1.47584330387327E+018</text:p>
          </table:table-cell>
          <table:table-cell office:value-type="float" office:value="1.47584330411226E+018" calcext:value-type="float">
            <text:p>1.47584330411226E+018</text:p>
          </table:table-cell>
          <table:table-cell/>
          <table:table-cell table:formula="of:= [.C371] - [.B371]" office:value-type="float" office:value="238990080" calcext:value-type="float">
            <text:p>23899008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30389327E+018" calcext:value-type="float">
            <text:p>1.47584330389327E+018</text:p>
          </table:table-cell>
          <table:table-cell office:value-type="float" office:value="1.47584330413279E+018" calcext:value-type="float">
            <text:p>1.47584330413279E+018</text:p>
          </table:table-cell>
          <table:table-cell/>
          <table:table-cell table:formula="of:= [.C372] - [.B372]" office:value-type="float" office:value="239520000" calcext:value-type="float">
            <text:p>2395200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30391327E+018" calcext:value-type="float">
            <text:p>1.47584330391327E+018</text:p>
          </table:table-cell>
          <table:table-cell office:value-type="float" office:value="1.47584330415444E+018" calcext:value-type="float">
            <text:p>1.47584330415444E+018</text:p>
          </table:table-cell>
          <table:table-cell/>
          <table:table-cell table:formula="of:= [.C373] - [.B373]" office:value-type="float" office:value="241170176" calcext:value-type="float">
            <text:p>24117017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30393327E+018" calcext:value-type="float">
            <text:p>1.47584330393327E+018</text:p>
          </table:table-cell>
          <table:table-cell office:value-type="float" office:value="1.47584330417495E+018" calcext:value-type="float">
            <text:p>1.47584330417495E+018</text:p>
          </table:table-cell>
          <table:table-cell/>
          <table:table-cell table:formula="of:= [.C374] - [.B374]" office:value-type="float" office:value="241679872" calcext:value-type="float">
            <text:p>2416798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30395328E+018" calcext:value-type="float">
            <text:p>1.47584330395328E+018</text:p>
          </table:table-cell>
          <table:table-cell office:value-type="float" office:value="1.47584330419544E+018" calcext:value-type="float">
            <text:p>1.47584330419544E+018</text:p>
          </table:table-cell>
          <table:table-cell/>
          <table:table-cell table:formula="of:= [.C375] - [.B375]" office:value-type="float" office:value="242159872" calcext:value-type="float">
            <text:p>2421598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30397327E+018" calcext:value-type="float">
            <text:p>1.47584330397327E+018</text:p>
          </table:table-cell>
          <table:table-cell office:value-type="float" office:value="1.47584330421595E+018" calcext:value-type="float">
            <text:p>1.47584330421595E+018</text:p>
          </table:table-cell>
          <table:table-cell/>
          <table:table-cell table:formula="of:= [.C376] - [.B376]" office:value-type="float" office:value="242680064" calcext:value-type="float">
            <text:p>2426800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30399328E+018" calcext:value-type="float">
            <text:p>1.47584330399328E+018</text:p>
          </table:table-cell>
          <table:table-cell office:value-type="float" office:value="1.47584330423645E+018" calcext:value-type="float">
            <text:p>1.47584330423645E+018</text:p>
          </table:table-cell>
          <table:table-cell/>
          <table:table-cell table:formula="of:= [.C377] - [.B377]" office:value-type="float" office:value="243170048" calcext:value-type="float">
            <text:p>2431700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30401328E+018" calcext:value-type="float">
            <text:p>1.47584330401328E+018</text:p>
          </table:table-cell>
          <table:table-cell office:value-type="float" office:value="1.47584330425697E+018" calcext:value-type="float">
            <text:p>1.47584330425697E+018</text:p>
          </table:table-cell>
          <table:table-cell/>
          <table:table-cell table:formula="of:= [.C378] - [.B378]" office:value-type="float" office:value="243689984" calcext:value-type="float">
            <text:p>24368998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30403327E+018" calcext:value-type="float">
            <text:p>1.47584330403327E+018</text:p>
          </table:table-cell>
          <table:table-cell office:value-type="float" office:value="1.47584330427749E+018" calcext:value-type="float">
            <text:p>1.47584330427749E+018</text:p>
          </table:table-cell>
          <table:table-cell/>
          <table:table-cell table:formula="of:= [.C379] - [.B379]" office:value-type="float" office:value="244220160" calcext:value-type="float">
            <text:p>2442201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30405327E+018" calcext:value-type="float">
            <text:p>1.47584330405327E+018</text:p>
          </table:table-cell>
          <table:table-cell office:value-type="float" office:value="1.47584330429797E+018" calcext:value-type="float">
            <text:p>1.47584330429797E+018</text:p>
          </table:table-cell>
          <table:table-cell/>
          <table:table-cell table:formula="of:= [.C380] - [.B380]" office:value-type="float" office:value="244699904" calcext:value-type="float">
            <text:p>2446999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30407327E+018" calcext:value-type="float">
            <text:p>1.47584330407327E+018</text:p>
          </table:table-cell>
          <table:table-cell office:value-type="float" office:value="1.47584330431845E+018" calcext:value-type="float">
            <text:p>1.47584330431845E+018</text:p>
          </table:table-cell>
          <table:table-cell/>
          <table:table-cell table:formula="of:= [.C381] - [.B381]" office:value-type="float" office:value="245179904" calcext:value-type="float">
            <text:p>2451799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30409327E+018" calcext:value-type="float">
            <text:p>1.47584330409327E+018</text:p>
          </table:table-cell>
          <table:table-cell office:value-type="float" office:value="1.4758433043387E+018" calcext:value-type="float">
            <text:p>1.4758433043387E+018</text:p>
          </table:table-cell>
          <table:table-cell/>
          <table:table-cell table:formula="of:= [.C382] - [.B382]" office:value-type="float" office:value="245430016" calcext:value-type="float">
            <text:p>2454300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30411327E+018" calcext:value-type="float">
            <text:p>1.47584330411327E+018</text:p>
          </table:table-cell>
          <table:table-cell office:value-type="float" office:value="1.47584330435959E+018" calcext:value-type="float">
            <text:p>1.47584330435959E+018</text:p>
          </table:table-cell>
          <table:table-cell/>
          <table:table-cell table:formula="of:= [.C383] - [.B383]" office:value-type="float" office:value="246319872" calcext:value-type="float">
            <text:p>2463198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30413332E+018" calcext:value-type="float">
            <text:p>1.47584330413332E+018</text:p>
          </table:table-cell>
          <table:table-cell office:value-type="float" office:value="1.47584330438134E+018" calcext:value-type="float">
            <text:p>1.47584330438134E+018</text:p>
          </table:table-cell>
          <table:table-cell/>
          <table:table-cell table:formula="of:= [.C384] - [.B384]" office:value-type="float" office:value="248019712" calcext:value-type="float">
            <text:p>2480197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30415327E+018" calcext:value-type="float">
            <text:p>1.47584330415327E+018</text:p>
          </table:table-cell>
          <table:table-cell office:value-type="float" office:value="1.47584330440189E+018" calcext:value-type="float">
            <text:p>1.47584330440189E+018</text:p>
          </table:table-cell>
          <table:table-cell/>
          <table:table-cell table:formula="of:= [.C385] - [.B385]" office:value-type="float" office:value="248620032" calcext:value-type="float">
            <text:p>2486200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30417327E+018" calcext:value-type="float">
            <text:p>1.47584330417327E+018</text:p>
          </table:table-cell>
          <table:table-cell office:value-type="float" office:value="1.47584330442239E+018" calcext:value-type="float">
            <text:p>1.47584330442239E+018</text:p>
          </table:table-cell>
          <table:table-cell/>
          <table:table-cell table:formula="of:= [.C386] - [.B386]" office:value-type="float" office:value="249120000" calcext:value-type="float">
            <text:p>2491200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30419327E+018" calcext:value-type="float">
            <text:p>1.47584330419327E+018</text:p>
          </table:table-cell>
          <table:table-cell office:value-type="float" office:value="1.47584330444299E+018" calcext:value-type="float">
            <text:p>1.47584330444299E+018</text:p>
          </table:table-cell>
          <table:table-cell/>
          <table:table-cell table:formula="of:= [.C387] - [.B387]" office:value-type="float" office:value="249719808" calcext:value-type="float">
            <text:p>2497198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30421328E+018" calcext:value-type="float">
            <text:p>1.47584330421328E+018</text:p>
          </table:table-cell>
          <table:table-cell office:value-type="float" office:value="1.47584330446342E+018" calcext:value-type="float">
            <text:p>1.47584330446342E+018</text:p>
          </table:table-cell>
          <table:table-cell/>
          <table:table-cell table:formula="of:= [.C388] - [.B388]" office:value-type="float" office:value="250140160" calcext:value-type="float">
            <text:p>2501401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30423328E+018" calcext:value-type="float">
            <text:p>1.47584330423328E+018</text:p>
          </table:table-cell>
          <table:table-cell office:value-type="float" office:value="1.47584330448391E+018" calcext:value-type="float">
            <text:p>1.47584330448391E+018</text:p>
          </table:table-cell>
          <table:table-cell/>
          <table:table-cell table:formula="of:= [.C389] - [.B389]" office:value-type="float" office:value="250629888" calcext:value-type="float">
            <text:p>2506298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30425327E+018" calcext:value-type="float">
            <text:p>1.47584330425327E+018</text:p>
          </table:table-cell>
          <table:table-cell office:value-type="float" office:value="1.47584330450441E+018" calcext:value-type="float">
            <text:p>1.47584330450441E+018</text:p>
          </table:table-cell>
          <table:table-cell/>
          <table:table-cell table:formula="of:= [.C390] - [.B390]" office:value-type="float" office:value="251139840" calcext:value-type="float">
            <text:p>2511398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30427327E+018" calcext:value-type="float">
            <text:p>1.47584330427327E+018</text:p>
          </table:table-cell>
          <table:table-cell office:value-type="float" office:value="1.47584330452491E+018" calcext:value-type="float">
            <text:p>1.47584330452491E+018</text:p>
          </table:table-cell>
          <table:table-cell/>
          <table:table-cell table:formula="of:= [.C391] - [.B391]" office:value-type="float" office:value="251640064" calcext:value-type="float">
            <text:p>25164006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30429327E+018" calcext:value-type="float">
            <text:p>1.47584330429327E+018</text:p>
          </table:table-cell>
          <table:table-cell office:value-type="float" office:value="1.47584330454542E+018" calcext:value-type="float">
            <text:p>1.47584330454542E+018</text:p>
          </table:table-cell>
          <table:table-cell/>
          <table:table-cell table:formula="of:= [.C392] - [.B392]" office:value-type="float" office:value="252150016" calcext:value-type="float">
            <text:p>2521500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30431327E+018" calcext:value-type="float">
            <text:p>1.47584330431327E+018</text:p>
          </table:table-cell>
          <table:table-cell office:value-type="float" office:value="1.4758433045659E+018" calcext:value-type="float">
            <text:p>1.4758433045659E+018</text:p>
          </table:table-cell>
          <table:table-cell/>
          <table:table-cell table:formula="of:= [.C393] - [.B393]" office:value-type="float" office:value="252630016" calcext:value-type="float">
            <text:p>252630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30433327E+018" calcext:value-type="float">
            <text:p>1.47584330433327E+018</text:p>
          </table:table-cell>
          <table:table-cell office:value-type="float" office:value="1.47584330458645E+018" calcext:value-type="float">
            <text:p>1.47584330458645E+018</text:p>
          </table:table-cell>
          <table:table-cell/>
          <table:table-cell table:formula="of:= [.C394] - [.B394]" office:value-type="float" office:value="253180160" calcext:value-type="float">
            <text:p>2531801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30435327E+018" calcext:value-type="float">
            <text:p>1.47584330435327E+018</text:p>
          </table:table-cell>
          <table:table-cell office:value-type="float" office:value="1.47584330460809E+018" calcext:value-type="float">
            <text:p>1.47584330460809E+018</text:p>
          </table:table-cell>
          <table:table-cell/>
          <table:table-cell table:formula="of:= [.C395] - [.B395]" office:value-type="float" office:value="254820096" calcext:value-type="float">
            <text:p>2548200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30437327E+018" calcext:value-type="float">
            <text:p>1.47584330437327E+018</text:p>
          </table:table-cell>
          <table:table-cell office:value-type="float" office:value="1.47584330462858E+018" calcext:value-type="float">
            <text:p>1.47584330462858E+018</text:p>
          </table:table-cell>
          <table:table-cell/>
          <table:table-cell table:formula="of:= [.C396] - [.B396]" office:value-type="float" office:value="255309824" calcext:value-type="float">
            <text:p>2553098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30439327E+018" calcext:value-type="float">
            <text:p>1.47584330439327E+018</text:p>
          </table:table-cell>
          <table:table-cell office:value-type="float" office:value="1.4758433046491E+018" calcext:value-type="float">
            <text:p>1.4758433046491E+018</text:p>
          </table:table-cell>
          <table:table-cell/>
          <table:table-cell table:formula="of:= [.C397] - [.B397]" office:value-type="float" office:value="255830016" calcext:value-type="float">
            <text:p>2558300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30441327E+018" calcext:value-type="float">
            <text:p>1.47584330441327E+018</text:p>
          </table:table-cell>
          <table:table-cell office:value-type="float" office:value="1.47584330466963E+018" calcext:value-type="float">
            <text:p>1.47584330466963E+018</text:p>
          </table:table-cell>
          <table:table-cell/>
          <table:table-cell table:formula="of:= [.C398] - [.B398]" office:value-type="float" office:value="256359936" calcext:value-type="float">
            <text:p>2563599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30443327E+018" calcext:value-type="float">
            <text:p>1.47584330443327E+018</text:p>
          </table:table-cell>
          <table:table-cell office:value-type="float" office:value="1.47584330469015E+018" calcext:value-type="float">
            <text:p>1.47584330469015E+018</text:p>
          </table:table-cell>
          <table:table-cell/>
          <table:table-cell table:formula="of:= [.C399] - [.B399]" office:value-type="float" office:value="256879872" calcext:value-type="float">
            <text:p>25687987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30445327E+018" calcext:value-type="float">
            <text:p>1.47584330445327E+018</text:p>
          </table:table-cell>
          <table:table-cell office:value-type="float" office:value="1.47584330471064E+018" calcext:value-type="float">
            <text:p>1.47584330471064E+018</text:p>
          </table:table-cell>
          <table:table-cell/>
          <table:table-cell table:formula="of:= [.C400] - [.B400]" office:value-type="float" office:value="257370112" calcext:value-type="float">
            <text:p>2573701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30447327E+018" calcext:value-type="float">
            <text:p>1.47584330447327E+018</text:p>
          </table:table-cell>
          <table:table-cell office:value-type="float" office:value="1.47584330473114E+018" calcext:value-type="float">
            <text:p>1.47584330473114E+018</text:p>
          </table:table-cell>
          <table:table-cell/>
          <table:table-cell table:formula="of:= [.C401] - [.B401]" office:value-type="float" office:value="257870080" calcext:value-type="float">
            <text:p>2578700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30449328E+018" calcext:value-type="float">
            <text:p>1.47584330449328E+018</text:p>
          </table:table-cell>
          <table:table-cell office:value-type="float" office:value="1.47584330475148E+018" calcext:value-type="float">
            <text:p>1.47584330475148E+018</text:p>
          </table:table-cell>
          <table:table-cell/>
          <table:table-cell table:formula="of:= [.C402] - [.B402]" office:value-type="float" office:value="258200064" calcext:value-type="float">
            <text:p>2582000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30451328E+018" calcext:value-type="float">
            <text:p>1.47584330451328E+018</text:p>
          </table:table-cell>
          <table:table-cell office:value-type="float" office:value="1.47584330477226E+018" calcext:value-type="float">
            <text:p>1.47584330477226E+018</text:p>
          </table:table-cell>
          <table:table-cell/>
          <table:table-cell table:formula="of:= [.C403] - [.B403]" office:value-type="float" office:value="258980096" calcext:value-type="float">
            <text:p>2589800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30453328E+018" calcext:value-type="float">
            <text:p>1.47584330453328E+018</text:p>
          </table:table-cell>
          <table:table-cell office:value-type="float" office:value="1.47584330479272E+018" calcext:value-type="float">
            <text:p>1.47584330479272E+018</text:p>
          </table:table-cell>
          <table:table-cell/>
          <table:table-cell table:formula="of:= [.C404] - [.B404]" office:value-type="float" office:value="259439872" calcext:value-type="float">
            <text:p>25943987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30455327E+018" calcext:value-type="float">
            <text:p>1.47584330455327E+018</text:p>
          </table:table-cell>
          <table:table-cell office:value-type="float" office:value="1.47584330481371E+018" calcext:value-type="float">
            <text:p>1.47584330481371E+018</text:p>
          </table:table-cell>
          <table:table-cell/>
          <table:table-cell table:formula="of:= [.C405] - [.B405]" office:value-type="float" office:value="260440064" calcext:value-type="float">
            <text:p>2604400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30457327E+018" calcext:value-type="float">
            <text:p>1.47584330457327E+018</text:p>
          </table:table-cell>
          <table:table-cell office:value-type="float" office:value="1.47584330483503E+018" calcext:value-type="float">
            <text:p>1.47584330483503E+018</text:p>
          </table:table-cell>
          <table:table-cell/>
          <table:table-cell table:formula="of:= [.C406] - [.B406]" office:value-type="float" office:value="261760000" calcext:value-type="float">
            <text:p>2617600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30459327E+018" calcext:value-type="float">
            <text:p>1.47584330459327E+018</text:p>
          </table:table-cell>
          <table:table-cell office:value-type="float" office:value="1.47584330485548E+018" calcext:value-type="float">
            <text:p>1.47584330485548E+018</text:p>
          </table:table-cell>
          <table:table-cell/>
          <table:table-cell table:formula="of:= [.C407] - [.B407]" office:value-type="float" office:value="262210048" calcext:value-type="float">
            <text:p>26221004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30461327E+018" calcext:value-type="float">
            <text:p>1.47584330461327E+018</text:p>
          </table:table-cell>
          <table:table-cell office:value-type="float" office:value="1.47584330487604E+018" calcext:value-type="float">
            <text:p>1.47584330487604E+018</text:p>
          </table:table-cell>
          <table:table-cell/>
          <table:table-cell table:formula="of:= [.C408] - [.B408]" office:value-type="float" office:value="262769920" calcext:value-type="float">
            <text:p>2627699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30463327E+018" calcext:value-type="float">
            <text:p>1.47584330463327E+018</text:p>
          </table:table-cell>
          <table:table-cell office:value-type="float" office:value="1.47584330489652E+018" calcext:value-type="float">
            <text:p>1.47584330489652E+018</text:p>
          </table:table-cell>
          <table:table-cell/>
          <table:table-cell table:formula="of:= [.C409] - [.B409]" office:value-type="float" office:value="263249920" calcext:value-type="float">
            <text:p>2632499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30465327E+018" calcext:value-type="float">
            <text:p>1.47584330465327E+018</text:p>
          </table:table-cell>
          <table:table-cell office:value-type="float" office:value="1.47584330491703E+018" calcext:value-type="float">
            <text:p>1.47584330491703E+018</text:p>
          </table:table-cell>
          <table:table-cell/>
          <table:table-cell table:formula="of:= [.C410] - [.B410]" office:value-type="float" office:value="263760128" calcext:value-type="float">
            <text:p>2637601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30467327E+018" calcext:value-type="float">
            <text:p>1.47584330467327E+018</text:p>
          </table:table-cell>
          <table:table-cell office:value-type="float" office:value="1.47584330493755E+018" calcext:value-type="float">
            <text:p>1.47584330493755E+018</text:p>
          </table:table-cell>
          <table:table-cell/>
          <table:table-cell table:formula="of:= [.C411] - [.B411]" office:value-type="float" office:value="264280064" calcext:value-type="float">
            <text:p>2642800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30469327E+018" calcext:value-type="float">
            <text:p>1.47584330469327E+018</text:p>
          </table:table-cell>
          <table:table-cell office:value-type="float" office:value="1.47584330495807E+018" calcext:value-type="float">
            <text:p>1.47584330495807E+018</text:p>
          </table:table-cell>
          <table:table-cell/>
          <table:table-cell table:formula="of:= [.C412] - [.B412]" office:value-type="float" office:value="264800000" calcext:value-type="float">
            <text:p>2648000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30471327E+018" calcext:value-type="float">
            <text:p>1.47584330471327E+018</text:p>
          </table:table-cell>
          <table:table-cell office:value-type="float" office:value="1.47584330497855E+018" calcext:value-type="float">
            <text:p>1.47584330497855E+018</text:p>
          </table:table-cell>
          <table:table-cell/>
          <table:table-cell table:formula="of:= [.C413] - [.B413]" office:value-type="float" office:value="265280000" calcext:value-type="float">
            <text:p>26528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30473327E+018" calcext:value-type="float">
            <text:p>1.47584330473327E+018</text:p>
          </table:table-cell>
          <table:table-cell office:value-type="float" office:value="1.47584330499906E+018" calcext:value-type="float">
            <text:p>1.47584330499906E+018</text:p>
          </table:table-cell>
          <table:table-cell/>
          <table:table-cell table:formula="of:= [.C414] - [.B414]" office:value-type="float" office:value="265789952" calcext:value-type="float">
            <text:p>2657899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30475328E+018" calcext:value-type="float">
            <text:p>1.47584330475328E+018</text:p>
          </table:table-cell>
          <table:table-cell office:value-type="float" office:value="1.47584330501956E+018" calcext:value-type="float">
            <text:p>1.47584330501956E+018</text:p>
          </table:table-cell>
          <table:table-cell/>
          <table:table-cell table:formula="of:= [.C415] - [.B415]" office:value-type="float" office:value="266280192" calcext:value-type="float">
            <text:p>26628019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30477328E+018" calcext:value-type="float">
            <text:p>1.47584330477328E+018</text:p>
          </table:table-cell>
          <table:table-cell office:value-type="float" office:value="1.47584330504006E+018" calcext:value-type="float">
            <text:p>1.47584330504006E+018</text:p>
          </table:table-cell>
          <table:table-cell/>
          <table:table-cell table:formula="of:= [.C416] - [.B416]" office:value-type="float" office:value="266780160" calcext:value-type="float">
            <text:p>2667801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30479327E+018" calcext:value-type="float">
            <text:p>1.47584330479327E+018</text:p>
          </table:table-cell>
          <table:table-cell office:value-type="float" office:value="1.47584330506055E+018" calcext:value-type="float">
            <text:p>1.47584330506055E+018</text:p>
          </table:table-cell>
          <table:table-cell/>
          <table:table-cell table:formula="of:= [.C417] - [.B417]" office:value-type="float" office:value="267279872" calcext:value-type="float">
            <text:p>26727987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30481327E+018" calcext:value-type="float">
            <text:p>1.47584330481327E+018</text:p>
          </table:table-cell>
          <table:table-cell office:value-type="float" office:value="1.47584330508227E+018" calcext:value-type="float">
            <text:p>1.47584330508227E+018</text:p>
          </table:table-cell>
          <table:table-cell/>
          <table:table-cell table:formula="of:= [.C418] - [.B418]" office:value-type="float" office:value="268999936" calcext:value-type="float">
            <text:p>26899993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30483326E+018" calcext:value-type="float">
            <text:p>1.47584330483326E+018</text:p>
          </table:table-cell>
          <table:table-cell office:value-type="float" office:value="1.47584330510319E+018" calcext:value-type="float">
            <text:p>1.47584330510319E+018</text:p>
          </table:table-cell>
          <table:table-cell/>
          <table:table-cell table:formula="of:= [.C419] - [.B419]" office:value-type="float" office:value="269929984" calcext:value-type="float">
            <text:p>2699299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30485327E+018" calcext:value-type="float">
            <text:p>1.47584330485327E+018</text:p>
          </table:table-cell>
          <table:table-cell office:value-type="float" office:value="1.47584330512358E+018" calcext:value-type="float">
            <text:p>1.47584330512358E+018</text:p>
          </table:table-cell>
          <table:table-cell/>
          <table:table-cell table:formula="of:= [.C420] - [.B420]" office:value-type="float" office:value="270309888" calcext:value-type="float">
            <text:p>2703098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30487327E+018" calcext:value-type="float">
            <text:p>1.47584330487327E+018</text:p>
          </table:table-cell>
          <table:table-cell office:value-type="float" office:value="1.47584330514406E+018" calcext:value-type="float">
            <text:p>1.47584330514406E+018</text:p>
          </table:table-cell>
          <table:table-cell/>
          <table:table-cell table:formula="of:= [.C421] - [.B421]" office:value-type="float" office:value="270790144" calcext:value-type="float">
            <text:p>27079014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30489327E+018" calcext:value-type="float">
            <text:p>1.47584330489327E+018</text:p>
          </table:table-cell>
          <table:table-cell office:value-type="float" office:value="1.47584330516459E+018" calcext:value-type="float">
            <text:p>1.47584330516459E+018</text:p>
          </table:table-cell>
          <table:table-cell/>
          <table:table-cell table:formula="of:= [.C422] - [.B422]" office:value-type="float" office:value="271320064" calcext:value-type="float">
            <text:p>2713200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30491327E+018" calcext:value-type="float">
            <text:p>1.47584330491327E+018</text:p>
          </table:table-cell>
          <table:table-cell office:value-type="float" office:value="1.47584330518508E+018" calcext:value-type="float">
            <text:p>1.47584330518508E+018</text:p>
          </table:table-cell>
          <table:table-cell/>
          <table:table-cell table:formula="of:= [.C423] - [.B423]" office:value-type="float" office:value="271810048" calcext:value-type="float">
            <text:p>2718100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30493327E+018" calcext:value-type="float">
            <text:p>1.47584330493327E+018</text:p>
          </table:table-cell>
          <table:table-cell office:value-type="float" office:value="1.47584330520561E+018" calcext:value-type="float">
            <text:p>1.47584330520561E+018</text:p>
          </table:table-cell>
          <table:table-cell/>
          <table:table-cell table:formula="of:= [.C424] - [.B424]" office:value-type="float" office:value="272339968" calcext:value-type="float">
            <text:p>2723399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30495328E+018" calcext:value-type="float">
            <text:p>1.47584330495328E+018</text:p>
          </table:table-cell>
          <table:table-cell office:value-type="float" office:value="1.47584330522608E+018" calcext:value-type="float">
            <text:p>1.47584330522608E+018</text:p>
          </table:table-cell>
          <table:table-cell/>
          <table:table-cell table:formula="of:= [.C425] - [.B425]" office:value-type="float" office:value="272800000" calcext:value-type="float">
            <text:p>27280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30497327E+018" calcext:value-type="float">
            <text:p>1.47584330497327E+018</text:p>
          </table:table-cell>
          <table:table-cell office:value-type="float" office:value="1.47584330524658E+018" calcext:value-type="float">
            <text:p>1.47584330524658E+018</text:p>
          </table:table-cell>
          <table:table-cell/>
          <table:table-cell table:formula="of:= [.C426] - [.B426]" office:value-type="float" office:value="273309952" calcext:value-type="float">
            <text:p>27330995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30499328E+018" calcext:value-type="float">
            <text:p>1.47584330499328E+018</text:p>
          </table:table-cell>
          <table:table-cell office:value-type="float" office:value="1.47584330526711E+018" calcext:value-type="float">
            <text:p>1.47584330526711E+018</text:p>
          </table:table-cell>
          <table:table-cell/>
          <table:table-cell table:formula="of:= [.C427] - [.B427]" office:value-type="float" office:value="273830144" calcext:value-type="float">
            <text:p>2738301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30501328E+018" calcext:value-type="float">
            <text:p>1.47584330501328E+018</text:p>
          </table:table-cell>
          <table:table-cell office:value-type="float" office:value="1.47584330528761E+018" calcext:value-type="float">
            <text:p>1.47584330528761E+018</text:p>
          </table:table-cell>
          <table:table-cell/>
          <table:table-cell table:formula="of:= [.C428] - [.B428]" office:value-type="float" office:value="274330112" calcext:value-type="float">
            <text:p>2743301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30503328E+018" calcext:value-type="float">
            <text:p>1.47584330503328E+018</text:p>
          </table:table-cell>
          <table:table-cell office:value-type="float" office:value="1.47584330530808E+018" calcext:value-type="float">
            <text:p>1.47584330530808E+018</text:p>
          </table:table-cell>
          <table:table-cell/>
          <table:table-cell table:formula="of:= [.C429] - [.B429]" office:value-type="float" office:value="274799872" calcext:value-type="float">
            <text:p>2747998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30505327E+018" calcext:value-type="float">
            <text:p>1.47584330505327E+018</text:p>
          </table:table-cell>
          <table:table-cell office:value-type="float" office:value="1.47584330532861E+018" calcext:value-type="float">
            <text:p>1.47584330532861E+018</text:p>
          </table:table-cell>
          <table:table-cell/>
          <table:table-cell table:formula="of:= [.C430] - [.B430]" office:value-type="float" office:value="275340032" calcext:value-type="float">
            <text:p>2753400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30507327E+018" calcext:value-type="float">
            <text:p>1.47584330507327E+018</text:p>
          </table:table-cell>
          <table:table-cell office:value-type="float" office:value="1.47584330535037E+018" calcext:value-type="float">
            <text:p>1.47584330535037E+018</text:p>
          </table:table-cell>
          <table:table-cell/>
          <table:table-cell table:formula="of:= [.C431] - [.B431]" office:value-type="float" office:value="277100032" calcext:value-type="float">
            <text:p>2771000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30509328E+018" calcext:value-type="float">
            <text:p>1.47584330509328E+018</text:p>
          </table:table-cell>
          <table:table-cell office:value-type="float" office:value="1.47584330537088E+018" calcext:value-type="float">
            <text:p>1.47584330537088E+018</text:p>
          </table:table-cell>
          <table:table-cell/>
          <table:table-cell table:formula="of:= [.C432] - [.B432]" office:value-type="float" office:value="277600000" calcext:value-type="float">
            <text:p>2776000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30511328E+018" calcext:value-type="float">
            <text:p>1.47584330511328E+018</text:p>
          </table:table-cell>
          <table:table-cell office:value-type="float" office:value="1.47584330539147E+018" calcext:value-type="float">
            <text:p>1.47584330539147E+018</text:p>
          </table:table-cell>
          <table:table-cell/>
          <table:table-cell table:formula="of:= [.C433] - [.B433]" office:value-type="float" office:value="278190080" calcext:value-type="float">
            <text:p>27819008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30513327E+018" calcext:value-type="float">
            <text:p>1.47584330513327E+018</text:p>
          </table:table-cell>
          <table:table-cell office:value-type="float" office:value="1.47584330541173E+018" calcext:value-type="float">
            <text:p>1.47584330541173E+018</text:p>
          </table:table-cell>
          <table:table-cell/>
          <table:table-cell table:formula="of:= [.C434] - [.B434]" office:value-type="float" office:value="278459904" calcext:value-type="float">
            <text:p>2784599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30515328E+018" calcext:value-type="float">
            <text:p>1.47584330515328E+018</text:p>
          </table:table-cell>
          <table:table-cell office:value-type="float" office:value="1.47584330543259E+018" calcext:value-type="float">
            <text:p>1.47584330543259E+018</text:p>
          </table:table-cell>
          <table:table-cell/>
          <table:table-cell table:formula="of:= [.C435] - [.B435]" office:value-type="float" office:value="279310080" calcext:value-type="float">
            <text:p>27931008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30517327E+018" calcext:value-type="float">
            <text:p>1.47584330517327E+018</text:p>
          </table:table-cell>
          <table:table-cell office:value-type="float" office:value="1.47584330545312E+018" calcext:value-type="float">
            <text:p>1.47584330545312E+018</text:p>
          </table:table-cell>
          <table:table-cell/>
          <table:table-cell table:formula="of:= [.C436] - [.B436]" office:value-type="float" office:value="279849984" calcext:value-type="float">
            <text:p>2798499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30519327E+018" calcext:value-type="float">
            <text:p>1.47584330519327E+018</text:p>
          </table:table-cell>
          <table:table-cell office:value-type="float" office:value="1.47584330547414E+018" calcext:value-type="float">
            <text:p>1.47584330547414E+018</text:p>
          </table:table-cell>
          <table:table-cell/>
          <table:table-cell table:formula="of:= [.C437] - [.B437]" office:value-type="float" office:value="280869888" calcext:value-type="float">
            <text:p>28086988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30521327E+018" calcext:value-type="float">
            <text:p>1.47584330521327E+018</text:p>
          </table:table-cell>
          <table:table-cell office:value-type="float" office:value="1.47584330549418E+018" calcext:value-type="float">
            <text:p>1.47584330549418E+018</text:p>
          </table:table-cell>
          <table:table-cell/>
          <table:table-cell table:formula="of:= [.C438] - [.B438]" office:value-type="float" office:value="280910080" calcext:value-type="float">
            <text:p>28091008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30523327E+018" calcext:value-type="float">
            <text:p>1.47584330523327E+018</text:p>
          </table:table-cell>
          <table:table-cell office:value-type="float" office:value="1.47584330551464E+018" calcext:value-type="float">
            <text:p>1.47584330551464E+018</text:p>
          </table:table-cell>
          <table:table-cell/>
          <table:table-cell table:formula="of:= [.C439] - [.B439]" office:value-type="float" office:value="281370112" calcext:value-type="float">
            <text:p>2813701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30525326E+018" calcext:value-type="float">
            <text:p>1.47584330525326E+018</text:p>
          </table:table-cell>
          <table:table-cell office:value-type="float" office:value="1.47584330553513E+018" calcext:value-type="float">
            <text:p>1.47584330553513E+018</text:p>
          </table:table-cell>
          <table:table-cell/>
          <table:table-cell table:formula="of:= [.C440] - [.B440]" office:value-type="float" office:value="281869824" calcext:value-type="float">
            <text:p>2818698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30527328E+018" calcext:value-type="float">
            <text:p>1.47584330527328E+018</text:p>
          </table:table-cell>
          <table:table-cell office:value-type="float" office:value="1.47584330555564E+018" calcext:value-type="float">
            <text:p>1.47584330555564E+018</text:p>
          </table:table-cell>
          <table:table-cell/>
          <table:table-cell table:formula="of:= [.C441] - [.B441]" office:value-type="float" office:value="282359808" calcext:value-type="float">
            <text:p>2823598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30529327E+018" calcext:value-type="float">
            <text:p>1.47584330529327E+018</text:p>
          </table:table-cell>
          <table:table-cell office:value-type="float" office:value="1.47584330557612E+018" calcext:value-type="float">
            <text:p>1.47584330557612E+018</text:p>
          </table:table-cell>
          <table:table-cell/>
          <table:table-cell table:formula="of:= [.C442] - [.B442]" office:value-type="float" office:value="282850048" calcext:value-type="float">
            <text:p>28285004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30531327E+018" calcext:value-type="float">
            <text:p>1.47584330531327E+018</text:p>
          </table:table-cell>
          <table:table-cell office:value-type="float" office:value="1.47584330559808E+018" calcext:value-type="float">
            <text:p>1.47584330559808E+018</text:p>
          </table:table-cell>
          <table:table-cell/>
          <table:table-cell table:formula="of:= [.C443] - [.B443]" office:value-type="float" office:value="284809984" calcext:value-type="float">
            <text:p>28480998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30533327E+018" calcext:value-type="float">
            <text:p>1.47584330533327E+018</text:p>
          </table:table-cell>
          <table:table-cell office:value-type="float" office:value="1.47584330561859E+018" calcext:value-type="float">
            <text:p>1.47584330561859E+018</text:p>
          </table:table-cell>
          <table:table-cell/>
          <table:table-cell table:formula="of:= [.C444] - [.B444]" office:value-type="float" office:value="285319936" calcext:value-type="float">
            <text:p>2853199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30535327E+018" calcext:value-type="float">
            <text:p>1.47584330535327E+018</text:p>
          </table:table-cell>
          <table:table-cell office:value-type="float" office:value="1.47584330563908E+018" calcext:value-type="float">
            <text:p>1.47584330563908E+018</text:p>
          </table:table-cell>
          <table:table-cell/>
          <table:table-cell table:formula="of:= [.C445] - [.B445]" office:value-type="float" office:value="285809920" calcext:value-type="float">
            <text:p>2858099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30537327E+018" calcext:value-type="float">
            <text:p>1.47584330537327E+018</text:p>
          </table:table-cell>
          <table:table-cell office:value-type="float" office:value="1.47584330565956E+018" calcext:value-type="float">
            <text:p>1.47584330565956E+018</text:p>
          </table:table-cell>
          <table:table-cell/>
          <table:table-cell table:formula="of:= [.C446] - [.B446]" office:value-type="float" office:value="286290176" calcext:value-type="float">
            <text:p>28629017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30539327E+018" calcext:value-type="float">
            <text:p>1.47584330539327E+018</text:p>
          </table:table-cell>
          <table:table-cell office:value-type="float" office:value="1.47584330568013E+018" calcext:value-type="float">
            <text:p>1.47584330568013E+018</text:p>
          </table:table-cell>
          <table:table-cell/>
          <table:table-cell table:formula="of:= [.C447] - [.B447]" office:value-type="float" office:value="286859776" calcext:value-type="float">
            <text:p>2868597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30541327E+018" calcext:value-type="float">
            <text:p>1.47584330541327E+018</text:p>
          </table:table-cell>
          <table:table-cell office:value-type="float" office:value="1.4758433057006E+018" calcext:value-type="float">
            <text:p>1.4758433057006E+018</text:p>
          </table:table-cell>
          <table:table-cell/>
          <table:table-cell table:formula="of:= [.C448] - [.B448]" office:value-type="float" office:value="287330048" calcext:value-type="float">
            <text:p>2873300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30543327E+018" calcext:value-type="float">
            <text:p>1.47584330543327E+018</text:p>
          </table:table-cell>
          <table:table-cell office:value-type="float" office:value="1.47584330572109E+018" calcext:value-type="float">
            <text:p>1.47584330572109E+018</text:p>
          </table:table-cell>
          <table:table-cell/>
          <table:table-cell table:formula="of:= [.C449] - [.B449]" office:value-type="float" office:value="287820032" calcext:value-type="float">
            <text:p>28782003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30545352E+018" calcext:value-type="float">
            <text:p>1.47584330545352E+018</text:p>
          </table:table-cell>
          <table:table-cell office:value-type="float" office:value="1.47584330574168E+018" calcext:value-type="float">
            <text:p>1.47584330574168E+018</text:p>
          </table:table-cell>
          <table:table-cell/>
          <table:table-cell table:formula="of:= [.C450] - [.B450]" office:value-type="float" office:value="288159744" calcext:value-type="float">
            <text:p>2881597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30547327E+018" calcext:value-type="float">
            <text:p>1.47584330547327E+018</text:p>
          </table:table-cell>
          <table:table-cell office:value-type="float" office:value="1.47584330576192E+018" calcext:value-type="float">
            <text:p>1.47584330576192E+018</text:p>
          </table:table-cell>
          <table:table-cell/>
          <table:table-cell table:formula="of:= [.C451] - [.B451]" office:value-type="float" office:value="288649984" calcext:value-type="float">
            <text:p>28864998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30549328E+018" calcext:value-type="float">
            <text:p>1.47584330549328E+018</text:p>
          </table:table-cell>
          <table:table-cell office:value-type="float" office:value="1.47584330578293E+018" calcext:value-type="float">
            <text:p>1.47584330578293E+018</text:p>
          </table:table-cell>
          <table:table-cell/>
          <table:table-cell table:formula="of:= [.C452] - [.B452]" office:value-type="float" office:value="289649920" calcext:value-type="float">
            <text:p>2896499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30551328E+018" calcext:value-type="float">
            <text:p>1.47584330551328E+018</text:p>
          </table:table-cell>
          <table:table-cell office:value-type="float" office:value="1.47584330580328E+018" calcext:value-type="float">
            <text:p>1.47584330580328E+018</text:p>
          </table:table-cell>
          <table:table-cell/>
          <table:table-cell table:formula="of:= [.C453] - [.B453]" office:value-type="float" office:value="290000128" calcext:value-type="float">
            <text:p>2900001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30553327E+018" calcext:value-type="float">
            <text:p>1.47584330553327E+018</text:p>
          </table:table-cell>
          <table:table-cell office:value-type="float" office:value="1.47584330582375E+018" calcext:value-type="float">
            <text:p>1.47584330582375E+018</text:p>
          </table:table-cell>
          <table:table-cell/>
          <table:table-cell table:formula="of:= [.C454] - [.B454]" office:value-type="float" office:value="290480128" calcext:value-type="float">
            <text:p>2904801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30555327E+018" calcext:value-type="float">
            <text:p>1.47584330555327E+018</text:p>
          </table:table-cell>
          <table:table-cell office:value-type="float" office:value="1.47584330584428E+018" calcext:value-type="float">
            <text:p>1.47584330584428E+018</text:p>
          </table:table-cell>
          <table:table-cell/>
          <table:table-cell table:formula="of:= [.C455] - [.B455]" office:value-type="float" office:value="291009792" calcext:value-type="float">
            <text:p>2910097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30557327E+018" calcext:value-type="float">
            <text:p>1.47584330557327E+018</text:p>
          </table:table-cell>
          <table:table-cell office:value-type="float" office:value="1.47584330586476E+018" calcext:value-type="float">
            <text:p>1.47584330586476E+018</text:p>
          </table:table-cell>
          <table:table-cell/>
          <table:table-cell table:formula="of:= [.C456] - [.B456]" office:value-type="float" office:value="291490048" calcext:value-type="float">
            <text:p>2914900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30559327E+018" calcext:value-type="float">
            <text:p>1.47584330559327E+018</text:p>
          </table:table-cell>
          <table:table-cell office:value-type="float" office:value="1.47584330588675E+018" calcext:value-type="float">
            <text:p>1.47584330588675E+018</text:p>
          </table:table-cell>
          <table:table-cell/>
          <table:table-cell table:formula="of:= [.C457] - [.B457]" office:value-type="float" office:value="293479936" calcext:value-type="float">
            <text:p>2934799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30561327E+018" calcext:value-type="float">
            <text:p>1.47584330561327E+018</text:p>
          </table:table-cell>
          <table:table-cell office:value-type="float" office:value="1.47584330590722E+018" calcext:value-type="float">
            <text:p>1.47584330590722E+018</text:p>
          </table:table-cell>
          <table:table-cell/>
          <table:table-cell table:formula="of:= [.C458] - [.B458]" office:value-type="float" office:value="293949952" calcext:value-type="float">
            <text:p>2939499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30563327E+018" calcext:value-type="float">
            <text:p>1.47584330563327E+018</text:p>
          </table:table-cell>
          <table:table-cell office:value-type="float" office:value="1.47584330592773E+018" calcext:value-type="float">
            <text:p>1.47584330592773E+018</text:p>
          </table:table-cell>
          <table:table-cell/>
          <table:table-cell table:formula="of:= [.C459] - [.B459]" office:value-type="float" office:value="294460160" calcext:value-type="float">
            <text:p>2944601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30565327E+018" calcext:value-type="float">
            <text:p>1.47584330565327E+018</text:p>
          </table:table-cell>
          <table:table-cell office:value-type="float" office:value="1.47584330594826E+018" calcext:value-type="float">
            <text:p>1.47584330594826E+018</text:p>
          </table:table-cell>
          <table:table-cell/>
          <table:table-cell table:formula="of:= [.C460] - [.B460]" office:value-type="float" office:value="294990080" calcext:value-type="float">
            <text:p>2949900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30567327E+018" calcext:value-type="float">
            <text:p>1.47584330567327E+018</text:p>
          </table:table-cell>
          <table:table-cell office:value-type="float" office:value="1.47584330596878E+018" calcext:value-type="float">
            <text:p>1.47584330596878E+018</text:p>
          </table:table-cell>
          <table:table-cell/>
          <table:table-cell table:formula="of:= [.C461] - [.B461]" office:value-type="float" office:value="295509760" calcext:value-type="float">
            <text:p>2955097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30569326E+018" calcext:value-type="float">
            <text:p>1.47584330569326E+018</text:p>
          </table:table-cell>
          <table:table-cell office:value-type="float" office:value="1.47584330598932E+018" calcext:value-type="float">
            <text:p>1.47584330598932E+018</text:p>
          </table:table-cell>
          <table:table-cell/>
          <table:table-cell table:formula="of:= [.C462] - [.B462]" office:value-type="float" office:value="296059904" calcext:value-type="float">
            <text:p>29605990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30571327E+018" calcext:value-type="float">
            <text:p>1.47584330571327E+018</text:p>
          </table:table-cell>
          <table:table-cell office:value-type="float" office:value="1.47584330600983E+018" calcext:value-type="float">
            <text:p>1.47584330600983E+018</text:p>
          </table:table-cell>
          <table:table-cell/>
          <table:table-cell table:formula="of:= [.C463] - [.B463]" office:value-type="float" office:value="296559872" calcext:value-type="float">
            <text:p>2965598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30573327E+018" calcext:value-type="float">
            <text:p>1.47584330573327E+018</text:p>
          </table:table-cell>
          <table:table-cell office:value-type="float" office:value="1.47584330603031E+018" calcext:value-type="float">
            <text:p>1.47584330603031E+018</text:p>
          </table:table-cell>
          <table:table-cell/>
          <table:table-cell table:formula="of:= [.C464] - [.B464]" office:value-type="float" office:value="297039872" calcext:value-type="float">
            <text:p>2970398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30575329E+018" calcext:value-type="float">
            <text:p>1.47584330575329E+018</text:p>
          </table:table-cell>
          <table:table-cell office:value-type="float" office:value="1.47584330605081E+018" calcext:value-type="float">
            <text:p>1.47584330605081E+018</text:p>
          </table:table-cell>
          <table:table-cell/>
          <table:table-cell table:formula="of:= [.C465] - [.B465]" office:value-type="float" office:value="297520128" calcext:value-type="float">
            <text:p>2975201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30577328E+018" calcext:value-type="float">
            <text:p>1.47584330577328E+018</text:p>
          </table:table-cell>
          <table:table-cell office:value-type="float" office:value="1.47584330607141E+018" calcext:value-type="float">
            <text:p>1.47584330607141E+018</text:p>
          </table:table-cell>
          <table:table-cell/>
          <table:table-cell table:formula="of:= [.C466] - [.B466]" office:value-type="float" office:value="298129920" calcext:value-type="float">
            <text:p>2981299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30579328E+018" calcext:value-type="float">
            <text:p>1.47584330579328E+018</text:p>
          </table:table-cell>
          <table:table-cell office:value-type="float" office:value="1.47584330609187E+018" calcext:value-type="float">
            <text:p>1.47584330609187E+018</text:p>
          </table:table-cell>
          <table:table-cell/>
          <table:table-cell table:formula="of:= [.C467] - [.B467]" office:value-type="float" office:value="298589952" calcext:value-type="float">
            <text:p>29858995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30581327E+018" calcext:value-type="float">
            <text:p>1.47584330581327E+018</text:p>
          </table:table-cell>
          <table:table-cell office:value-type="float" office:value="1.47584330611231E+018" calcext:value-type="float">
            <text:p>1.47584330611231E+018</text:p>
          </table:table-cell>
          <table:table-cell/>
          <table:table-cell table:formula="of:= [.C468] - [.B468]" office:value-type="float" office:value="299040000" calcext:value-type="float">
            <text:p>2990400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30583328E+018" calcext:value-type="float">
            <text:p>1.47584330583328E+018</text:p>
          </table:table-cell>
          <table:table-cell office:value-type="float" office:value="1.47584330613308E+018" calcext:value-type="float">
            <text:p>1.47584330613308E+018</text:p>
          </table:table-cell>
          <table:table-cell/>
          <table:table-cell table:formula="of:= [.C469] - [.B469]" office:value-type="float" office:value="299800064" calcext:value-type="float">
            <text:p>2998000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30585328E+018" calcext:value-type="float">
            <text:p>1.47584330585328E+018</text:p>
          </table:table-cell>
          <table:table-cell office:value-type="float" office:value="1.4758433061542E+018" calcext:value-type="float">
            <text:p>1.4758433061542E+018</text:p>
          </table:table-cell>
          <table:table-cell/>
          <table:table-cell table:formula="of:= [.C470] - [.B470]" office:value-type="float" office:value="300920064" calcext:value-type="float">
            <text:p>3009200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30587327E+018" calcext:value-type="float">
            <text:p>1.47584330587327E+018</text:p>
          </table:table-cell>
          <table:table-cell office:value-type="float" office:value="1.47584330617539E+018" calcext:value-type="float">
            <text:p>1.47584330617539E+018</text:p>
          </table:table-cell>
          <table:table-cell/>
          <table:table-cell table:formula="of:= [.C471] - [.B471]" office:value-type="float" office:value="302119936" calcext:value-type="float">
            <text:p>3021199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30589328E+018" calcext:value-type="float">
            <text:p>1.47584330589328E+018</text:p>
          </table:table-cell>
          <table:table-cell office:value-type="float" office:value="1.47584330619586E+018" calcext:value-type="float">
            <text:p>1.47584330619586E+018</text:p>
          </table:table-cell>
          <table:table-cell/>
          <table:table-cell table:formula="of:= [.C472] - [.B472]" office:value-type="float" office:value="302579968" calcext:value-type="float">
            <text:p>30257996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30591327E+018" calcext:value-type="float">
            <text:p>1.47584330591327E+018</text:p>
          </table:table-cell>
          <table:table-cell office:value-type="float" office:value="1.47584330621636E+018" calcext:value-type="float">
            <text:p>1.47584330621636E+018</text:p>
          </table:table-cell>
          <table:table-cell/>
          <table:table-cell table:formula="of:= [.C473] - [.B473]" office:value-type="float" office:value="303089920" calcext:value-type="float">
            <text:p>3030899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30593327E+018" calcext:value-type="float">
            <text:p>1.47584330593327E+018</text:p>
          </table:table-cell>
          <table:table-cell office:value-type="float" office:value="1.47584330623686E+018" calcext:value-type="float">
            <text:p>1.47584330623686E+018</text:p>
          </table:table-cell>
          <table:table-cell/>
          <table:table-cell table:formula="of:= [.C474] - [.B474]" office:value-type="float" office:value="303590144" calcext:value-type="float">
            <text:p>30359014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30595328E+018" calcext:value-type="float">
            <text:p>1.47584330595328E+018</text:p>
          </table:table-cell>
          <table:table-cell office:value-type="float" office:value="1.47584330625739E+018" calcext:value-type="float">
            <text:p>1.47584330625739E+018</text:p>
          </table:table-cell>
          <table:table-cell/>
          <table:table-cell table:formula="of:= [.C475] - [.B475]" office:value-type="float" office:value="304109824" calcext:value-type="float">
            <text:p>3041098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30597327E+018" calcext:value-type="float">
            <text:p>1.47584330597327E+018</text:p>
          </table:table-cell>
          <table:table-cell office:value-type="float" office:value="1.47584330627792E+018" calcext:value-type="float">
            <text:p>1.47584330627792E+018</text:p>
          </table:table-cell>
          <table:table-cell/>
          <table:table-cell table:formula="of:= [.C476] - [.B476]" office:value-type="float" office:value="304649984" calcext:value-type="float">
            <text:p>30464998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30599328E+018" calcext:value-type="float">
            <text:p>1.47584330599328E+018</text:p>
          </table:table-cell>
          <table:table-cell office:value-type="float" office:value="1.47584330629844E+018" calcext:value-type="float">
            <text:p>1.47584330629844E+018</text:p>
          </table:table-cell>
          <table:table-cell/>
          <table:table-cell table:formula="of:= [.C477] - [.B477]" office:value-type="float" office:value="305159936" calcext:value-type="float">
            <text:p>30515993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30601329E+018" calcext:value-type="float">
            <text:p>1.47584330601329E+018</text:p>
          </table:table-cell>
          <table:table-cell office:value-type="float" office:value="1.47584330631891E+018" calcext:value-type="float">
            <text:p>1.47584330631891E+018</text:p>
          </table:table-cell>
          <table:table-cell/>
          <table:table-cell table:formula="of:= [.C478] - [.B478]" office:value-type="float" office:value="305619968" calcext:value-type="float">
            <text:p>30561996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30603328E+018" calcext:value-type="float">
            <text:p>1.47584330603328E+018</text:p>
          </table:table-cell>
          <table:table-cell office:value-type="float" office:value="1.47584330633944E+018" calcext:value-type="float">
            <text:p>1.47584330633944E+018</text:p>
          </table:table-cell>
          <table:table-cell/>
          <table:table-cell table:formula="of:= [.C479] - [.B479]" office:value-type="float" office:value="306160128" calcext:value-type="float">
            <text:p>3061601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30605327E+018" calcext:value-type="float">
            <text:p>1.47584330605327E+018</text:p>
          </table:table-cell>
          <table:table-cell office:value-type="float" office:value="1.47584330635994E+018" calcext:value-type="float">
            <text:p>1.47584330635994E+018</text:p>
          </table:table-cell>
          <table:table-cell/>
          <table:table-cell table:formula="of:= [.C480] - [.B480]" office:value-type="float" office:value="306669824" calcext:value-type="float">
            <text:p>3066698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30607327E+018" calcext:value-type="float">
            <text:p>1.47584330607327E+018</text:p>
          </table:table-cell>
          <table:table-cell office:value-type="float" office:value="1.47584330638047E+018" calcext:value-type="float">
            <text:p>1.47584330638047E+018</text:p>
          </table:table-cell>
          <table:table-cell/>
          <table:table-cell table:formula="of:= [.C481] - [.B481]" office:value-type="float" office:value="307200000" calcext:value-type="float">
            <text:p>30720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30609327E+018" calcext:value-type="float">
            <text:p>1.47584330609327E+018</text:p>
          </table:table-cell>
          <table:table-cell office:value-type="float" office:value="1.47584330640094E+018" calcext:value-type="float">
            <text:p>1.47584330640094E+018</text:p>
          </table:table-cell>
          <table:table-cell/>
          <table:table-cell table:formula="of:= [.C482] - [.B482]" office:value-type="float" office:value="307670016" calcext:value-type="float">
            <text:p>3076700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30611328E+018" calcext:value-type="float">
            <text:p>1.47584330611328E+018</text:p>
          </table:table-cell>
          <table:table-cell office:value-type="float" office:value="1.47584330642159E+018" calcext:value-type="float">
            <text:p>1.47584330642159E+018</text:p>
          </table:table-cell>
          <table:table-cell/>
          <table:table-cell table:formula="of:= [.C483] - [.B483]" office:value-type="float" office:value="308310016" calcext:value-type="float">
            <text:p>3083100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3061334E+018" calcext:value-type="float">
            <text:p>1.4758433061334E+018</text:p>
          </table:table-cell>
          <table:table-cell office:value-type="float" office:value="1.47584330644211E+018" calcext:value-type="float">
            <text:p>1.47584330644211E+018</text:p>
          </table:table-cell>
          <table:table-cell/>
          <table:table-cell table:formula="of:= [.C484] - [.B484]" office:value-type="float" office:value="308709888" calcext:value-type="float">
            <text:p>3087098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30615327E+018" calcext:value-type="float">
            <text:p>1.47584330615327E+018</text:p>
          </table:table-cell>
          <table:table-cell office:value-type="float" office:value="1.47584330646261E+018" calcext:value-type="float">
            <text:p>1.47584330646261E+018</text:p>
          </table:table-cell>
          <table:table-cell/>
          <table:table-cell table:formula="of:= [.C485] - [.B485]" office:value-type="float" office:value="309339904" calcext:value-type="float">
            <text:p>3093399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30617327E+018" calcext:value-type="float">
            <text:p>1.47584330617327E+018</text:p>
          </table:table-cell>
          <table:table-cell office:value-type="float" office:value="1.47584330648451E+018" calcext:value-type="float">
            <text:p>1.47584330648451E+018</text:p>
          </table:table-cell>
          <table:table-cell/>
          <table:table-cell table:formula="of:= [.C486] - [.B486]" office:value-type="float" office:value="311239936" calcext:value-type="float">
            <text:p>31123993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30619328E+018" calcext:value-type="float">
            <text:p>1.47584330619328E+018</text:p>
          </table:table-cell>
          <table:table-cell office:value-type="float" office:value="1.475843306505E+018" calcext:value-type="float">
            <text:p>1.475843306505E+018</text:p>
          </table:table-cell>
          <table:table-cell/>
          <table:table-cell table:formula="of:= [.C487] - [.B487]" office:value-type="float" office:value="311719936" calcext:value-type="float">
            <text:p>3117199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30621327E+018" calcext:value-type="float">
            <text:p>1.47584330621327E+018</text:p>
          </table:table-cell>
          <table:table-cell office:value-type="float" office:value="1.47584330652554E+018" calcext:value-type="float">
            <text:p>1.47584330652554E+018</text:p>
          </table:table-cell>
          <table:table-cell/>
          <table:table-cell table:formula="of:= [.C488] - [.B488]" office:value-type="float" office:value="312270080" calcext:value-type="float">
            <text:p>31227008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30623327E+018" calcext:value-type="float">
            <text:p>1.47584330623327E+018</text:p>
          </table:table-cell>
          <table:table-cell office:value-type="float" office:value="1.47584330654599E+018" calcext:value-type="float">
            <text:p>1.47584330654599E+018</text:p>
          </table:table-cell>
          <table:table-cell/>
          <table:table-cell table:formula="of:= [.C489] - [.B489]" office:value-type="float" office:value="312719872" calcext:value-type="float">
            <text:p>3127198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30625327E+018" calcext:value-type="float">
            <text:p>1.47584330625327E+018</text:p>
          </table:table-cell>
          <table:table-cell office:value-type="float" office:value="1.47584330656652E+018" calcext:value-type="float">
            <text:p>1.47584330656652E+018</text:p>
          </table:table-cell>
          <table:table-cell/>
          <table:table-cell table:formula="of:= [.C490] - [.B490]" office:value-type="float" office:value="313250048" calcext:value-type="float">
            <text:p>3132500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30627327E+018" calcext:value-type="float">
            <text:p>1.47584330627327E+018</text:p>
          </table:table-cell>
          <table:table-cell office:value-type="float" office:value="1.47584330658701E+018" calcext:value-type="float">
            <text:p>1.47584330658701E+018</text:p>
          </table:table-cell>
          <table:table-cell/>
          <table:table-cell table:formula="of:= [.C491] - [.B491]" office:value-type="float" office:value="313740032" calcext:value-type="float">
            <text:p>3137400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30629326E+018" calcext:value-type="float">
            <text:p>1.47584330629326E+018</text:p>
          </table:table-cell>
          <table:table-cell office:value-type="float" office:value="1.47584330660751E+018" calcext:value-type="float">
            <text:p>1.47584330660751E+018</text:p>
          </table:table-cell>
          <table:table-cell/>
          <table:table-cell table:formula="of:= [.C492] - [.B492]" office:value-type="float" office:value="314250240" calcext:value-type="float">
            <text:p>31425024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30631327E+018" calcext:value-type="float">
            <text:p>1.47584330631327E+018</text:p>
          </table:table-cell>
          <table:table-cell office:value-type="float" office:value="1.47584330662801E+018" calcext:value-type="float">
            <text:p>1.47584330662801E+018</text:p>
          </table:table-cell>
          <table:table-cell/>
          <table:table-cell table:formula="of:= [.C493] - [.B493]" office:value-type="float" office:value="314739968" calcext:value-type="float">
            <text:p>3147399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30633327E+018" calcext:value-type="float">
            <text:p>1.47584330633327E+018</text:p>
          </table:table-cell>
          <table:table-cell office:value-type="float" office:value="1.47584330664852E+018" calcext:value-type="float">
            <text:p>1.47584330664852E+018</text:p>
          </table:table-cell>
          <table:table-cell/>
          <table:table-cell table:formula="of:= [.C494] - [.B494]" office:value-type="float" office:value="315249920" calcext:value-type="float">
            <text:p>3152499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30635327E+018" calcext:value-type="float">
            <text:p>1.47584330635327E+018</text:p>
          </table:table-cell>
          <table:table-cell office:value-type="float" office:value="1.475843306669E+018" calcext:value-type="float">
            <text:p>1.475843306669E+018</text:p>
          </table:table-cell>
          <table:table-cell/>
          <table:table-cell table:formula="of:= [.C495] - [.B495]" office:value-type="float" office:value="315729920" calcext:value-type="float">
            <text:p>3157299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30637329E+018" calcext:value-type="float">
            <text:p>1.47584330637329E+018</text:p>
          </table:table-cell>
          <table:table-cell office:value-type="float" office:value="1.47584330668957E+018" calcext:value-type="float">
            <text:p>1.47584330668957E+018</text:p>
          </table:table-cell>
          <table:table-cell/>
          <table:table-cell table:formula="of:= [.C496] - [.B496]" office:value-type="float" office:value="316280064" calcext:value-type="float">
            <text:p>3162800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30639328E+018" calcext:value-type="float">
            <text:p>1.47584330639328E+018</text:p>
          </table:table-cell>
          <table:table-cell office:value-type="float" office:value="1.47584330671008E+018" calcext:value-type="float">
            <text:p>1.47584330671008E+018</text:p>
          </table:table-cell>
          <table:table-cell/>
          <table:table-cell table:formula="of:= [.C497] - [.B497]" office:value-type="float" office:value="316800000" calcext:value-type="float">
            <text:p>316800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30641327E+018" calcext:value-type="float">
            <text:p>1.47584330641327E+018</text:p>
          </table:table-cell>
          <table:table-cell office:value-type="float" office:value="1.47584330673057E+018" calcext:value-type="float">
            <text:p>1.47584330673057E+018</text:p>
          </table:table-cell>
          <table:table-cell/>
          <table:table-cell table:formula="of:= [.C498] - [.B498]" office:value-type="float" office:value="317299968" calcext:value-type="float">
            <text:p>31729996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30643327E+018" calcext:value-type="float">
            <text:p>1.47584330643327E+018</text:p>
          </table:table-cell>
          <table:table-cell office:value-type="float" office:value="1.47584330675107E+018" calcext:value-type="float">
            <text:p>1.47584330675107E+018</text:p>
          </table:table-cell>
          <table:table-cell/>
          <table:table-cell table:formula="of:= [.C499] - [.B499]" office:value-type="float" office:value="317800192" calcext:value-type="float">
            <text:p>31780019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30645327E+018" calcext:value-type="float">
            <text:p>1.47584330645327E+018</text:p>
          </table:table-cell>
          <table:table-cell office:value-type="float" office:value="1.47584330677316E+018" calcext:value-type="float">
            <text:p>1.47584330677316E+018</text:p>
          </table:table-cell>
          <table:table-cell/>
          <table:table-cell table:formula="of:= [.C500] - [.B500]" office:value-type="float" office:value="319889920" calcext:value-type="float">
            <text:p>3198899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30647327E+018" calcext:value-type="float">
            <text:p>1.47584330647327E+018</text:p>
          </table:table-cell>
          <table:table-cell office:value-type="float" office:value="1.4758433067942E+018" calcext:value-type="float">
            <text:p>1.4758433067942E+018</text:p>
          </table:table-cell>
          <table:table-cell/>
          <table:table-cell table:formula="of:= [.C501] - [.B501]" office:value-type="float" office:value="320930048" calcext:value-type="float">
            <text:p>32093004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30649328E+018" calcext:value-type="float">
            <text:p>1.47584330649328E+018</text:p>
          </table:table-cell>
          <table:table-cell office:value-type="float" office:value="1.4758433068142E+018" calcext:value-type="float">
            <text:p>1.4758433068142E+018</text:p>
          </table:table-cell>
          <table:table-cell/>
          <table:table-cell table:formula="of:= [.C502] - [.B502]" office:value-type="float" office:value="320920064" calcext:value-type="float">
            <text:p>3209200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30651328E+018" calcext:value-type="float">
            <text:p>1.47584330651328E+018</text:p>
          </table:table-cell>
          <table:table-cell office:value-type="float" office:value="1.47584330683463E+018" calcext:value-type="float">
            <text:p>1.47584330683463E+018</text:p>
          </table:table-cell>
          <table:table-cell/>
          <table:table-cell table:formula="of:= [.C503] - [.B503]" office:value-type="float" office:value="321349888" calcext:value-type="float">
            <text:p>32134988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30653327E+018" calcext:value-type="float">
            <text:p>1.47584330653327E+018</text:p>
          </table:table-cell>
          <table:table-cell office:value-type="float" office:value="1.47584330685515E+018" calcext:value-type="float">
            <text:p>1.47584330685515E+018</text:p>
          </table:table-cell>
          <table:table-cell/>
          <table:table-cell table:formula="of:= [.C504] - [.B504]" office:value-type="float" office:value="321880064" calcext:value-type="float">
            <text:p>3218800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30655327E+018" calcext:value-type="float">
            <text:p>1.47584330655327E+018</text:p>
          </table:table-cell>
          <table:table-cell office:value-type="float" office:value="1.47584330687565E+018" calcext:value-type="float">
            <text:p>1.47584330687565E+018</text:p>
          </table:table-cell>
          <table:table-cell/>
          <table:table-cell table:formula="of:= [.C505] - [.B505]" office:value-type="float" office:value="322380032" calcext:value-type="float">
            <text:p>3223800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30657327E+018" calcext:value-type="float">
            <text:p>1.47584330657327E+018</text:p>
          </table:table-cell>
          <table:table-cell office:value-type="float" office:value="1.47584330689616E+018" calcext:value-type="float">
            <text:p>1.47584330689616E+018</text:p>
          </table:table-cell>
          <table:table-cell/>
          <table:table-cell table:formula="of:= [.C506] - [.B506]" office:value-type="float" office:value="322889984" calcext:value-type="float">
            <text:p>3228899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30659327E+018" calcext:value-type="float">
            <text:p>1.47584330659327E+018</text:p>
          </table:table-cell>
          <table:table-cell office:value-type="float" office:value="1.47584330691663E+018" calcext:value-type="float">
            <text:p>1.47584330691663E+018</text:p>
          </table:table-cell>
          <table:table-cell/>
          <table:table-cell table:formula="of:= [.C507] - [.B507]" office:value-type="float" office:value="323360000" calcext:value-type="float">
            <text:p>32336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30661327E+018" calcext:value-type="float">
            <text:p>1.47584330661327E+018</text:p>
          </table:table-cell>
          <table:table-cell office:value-type="float" office:value="1.47584330693717E+018" calcext:value-type="float">
            <text:p>1.47584330693717E+018</text:p>
          </table:table-cell>
          <table:table-cell/>
          <table:table-cell table:formula="of:= [.C508] - [.B508]" office:value-type="float" office:value="323899904" calcext:value-type="float">
            <text:p>3238999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30663327E+018" calcext:value-type="float">
            <text:p>1.47584330663327E+018</text:p>
          </table:table-cell>
          <table:table-cell office:value-type="float" office:value="1.47584330695771E+018" calcext:value-type="float">
            <text:p>1.47584330695771E+018</text:p>
          </table:table-cell>
          <table:table-cell/>
          <table:table-cell table:formula="of:= [.C509] - [.B509]" office:value-type="float" office:value="324439808" calcext:value-type="float">
            <text:p>3244398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30665327E+018" calcext:value-type="float">
            <text:p>1.47584330665327E+018</text:p>
          </table:table-cell>
          <table:table-cell office:value-type="float" office:value="1.4758433069782E+018" calcext:value-type="float">
            <text:p>1.4758433069782E+018</text:p>
          </table:table-cell>
          <table:table-cell/>
          <table:table-cell table:formula="of:= [.C510] - [.B510]" office:value-type="float" office:value="324930048" calcext:value-type="float">
            <text:p>32493004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30667327E+018" calcext:value-type="float">
            <text:p>1.47584330667327E+018</text:p>
          </table:table-cell>
          <table:table-cell office:value-type="float" office:value="1.47584330699869E+018" calcext:value-type="float">
            <text:p>1.47584330699869E+018</text:p>
          </table:table-cell>
          <table:table-cell/>
          <table:table-cell table:formula="of:= [.C511] - [.B511]" office:value-type="float" office:value="325420032" calcext:value-type="float">
            <text:p>3254200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30669327E+018" calcext:value-type="float">
            <text:p>1.47584330669327E+018</text:p>
          </table:table-cell>
          <table:table-cell office:value-type="float" office:value="1.47584330701919E+018" calcext:value-type="float">
            <text:p>1.47584330701919E+018</text:p>
          </table:table-cell>
          <table:table-cell/>
          <table:table-cell table:formula="of:= [.C512] - [.B512]" office:value-type="float" office:value="325919744" calcext:value-type="float">
            <text:p>3259197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30671327E+018" calcext:value-type="float">
            <text:p>1.47584330671327E+018</text:p>
          </table:table-cell>
          <table:table-cell office:value-type="float" office:value="1.47584330703969E+018" calcext:value-type="float">
            <text:p>1.47584330703969E+018</text:p>
          </table:table-cell>
          <table:table-cell/>
          <table:table-cell table:formula="of:= [.C513] - [.B513]" office:value-type="float" office:value="326419968" calcext:value-type="float">
            <text:p>3264199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30673327E+018" calcext:value-type="float">
            <text:p>1.47584330673327E+018</text:p>
          </table:table-cell>
          <table:table-cell office:value-type="float" office:value="1.4758433070602E+018" calcext:value-type="float">
            <text:p>1.4758433070602E+018</text:p>
          </table:table-cell>
          <table:table-cell/>
          <table:table-cell table:formula="of:= [.C514] - [.B514]" office:value-type="float" office:value="326929920" calcext:value-type="float">
            <text:p>3269299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30675328E+018" calcext:value-type="float">
            <text:p>1.47584330675328E+018</text:p>
          </table:table-cell>
          <table:table-cell office:value-type="float" office:value="1.47584330708069E+018" calcext:value-type="float">
            <text:p>1.47584330708069E+018</text:p>
          </table:table-cell>
          <table:table-cell/>
          <table:table-cell table:formula="of:= [.C515] - [.B515]" office:value-type="float" office:value="327409920" calcext:value-type="float">
            <text:p>3274099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30677358E+018" calcext:value-type="float">
            <text:p>1.47584330677358E+018</text:p>
          </table:table-cell>
          <table:table-cell office:value-type="float" office:value="1.47584330710302E+018" calcext:value-type="float">
            <text:p>1.47584330710302E+018</text:p>
          </table:table-cell>
          <table:table-cell/>
          <table:table-cell table:formula="of:= [.C516] - [.B516]" office:value-type="float" office:value="329440000" calcext:value-type="float">
            <text:p>3294400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30679327E+018" calcext:value-type="float">
            <text:p>1.47584330679327E+018</text:p>
          </table:table-cell>
          <table:table-cell office:value-type="float" office:value="1.47584330712338E+018" calcext:value-type="float">
            <text:p>1.47584330712338E+018</text:p>
          </table:table-cell>
          <table:table-cell/>
          <table:table-cell table:formula="of:= [.C517] - [.B517]" office:value-type="float" office:value="330109952" calcext:value-type="float">
            <text:p>3301099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30681328E+018" calcext:value-type="float">
            <text:p>1.47584330681328E+018</text:p>
          </table:table-cell>
          <table:table-cell office:value-type="float" office:value="1.47584330714388E+018" calcext:value-type="float">
            <text:p>1.47584330714388E+018</text:p>
          </table:table-cell>
          <table:table-cell/>
          <table:table-cell table:formula="of:= [.C518] - [.B518]" office:value-type="float" office:value="330599936" calcext:value-type="float">
            <text:p>33059993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30683327E+018" calcext:value-type="float">
            <text:p>1.47584330683327E+018</text:p>
          </table:table-cell>
          <table:table-cell office:value-type="float" office:value="1.47584330716437E+018" calcext:value-type="float">
            <text:p>1.47584330716437E+018</text:p>
          </table:table-cell>
          <table:table-cell/>
          <table:table-cell table:formula="of:= [.C519] - [.B519]" office:value-type="float" office:value="331099904" calcext:value-type="float">
            <text:p>3310999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30685327E+018" calcext:value-type="float">
            <text:p>1.47584330685327E+018</text:p>
          </table:table-cell>
          <table:table-cell office:value-type="float" office:value="1.4758433071849E+018" calcext:value-type="float">
            <text:p>1.4758433071849E+018</text:p>
          </table:table-cell>
          <table:table-cell/>
          <table:table-cell table:formula="of:= [.C520] - [.B520]" office:value-type="float" office:value="331630080" calcext:value-type="float">
            <text:p>33163008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30687327E+018" calcext:value-type="float">
            <text:p>1.47584330687327E+018</text:p>
          </table:table-cell>
          <table:table-cell office:value-type="float" office:value="1.4758433072054E+018" calcext:value-type="float">
            <text:p>1.4758433072054E+018</text:p>
          </table:table-cell>
          <table:table-cell/>
          <table:table-cell table:formula="of:= [.C521] - [.B521]" office:value-type="float" office:value="332130048" calcext:value-type="float">
            <text:p>33213004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30689327E+018" calcext:value-type="float">
            <text:p>1.47584330689327E+018</text:p>
          </table:table-cell>
          <table:table-cell office:value-type="float" office:value="1.47584330722591E+018" calcext:value-type="float">
            <text:p>1.47584330722591E+018</text:p>
          </table:table-cell>
          <table:table-cell/>
          <table:table-cell table:formula="of:= [.C522] - [.B522]" office:value-type="float" office:value="332640000" calcext:value-type="float">
            <text:p>3326400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30691328E+018" calcext:value-type="float">
            <text:p>1.47584330691328E+018</text:p>
          </table:table-cell>
          <table:table-cell office:value-type="float" office:value="1.47584330724639E+018" calcext:value-type="float">
            <text:p>1.47584330724639E+018</text:p>
          </table:table-cell>
          <table:table-cell/>
          <table:table-cell table:formula="of:= [.C523] - [.B523]" office:value-type="float" office:value="333110016" calcext:value-type="float">
            <text:p>3331100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30693327E+018" calcext:value-type="float">
            <text:p>1.47584330693327E+018</text:p>
          </table:table-cell>
          <table:table-cell office:value-type="float" office:value="1.47584330726696E+018" calcext:value-type="float">
            <text:p>1.47584330726696E+018</text:p>
          </table:table-cell>
          <table:table-cell/>
          <table:table-cell table:formula="of:= [.C524] - [.B524]" office:value-type="float" office:value="333690112" calcext:value-type="float">
            <text:p>33369011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30695328E+018" calcext:value-type="float">
            <text:p>1.47584330695328E+018</text:p>
          </table:table-cell>
          <table:table-cell office:value-type="float" office:value="1.47584330728745E+018" calcext:value-type="float">
            <text:p>1.47584330728745E+018</text:p>
          </table:table-cell>
          <table:table-cell/>
          <table:table-cell table:formula="of:= [.C525] - [.B525]" office:value-type="float" office:value="334169856" calcext:value-type="float">
            <text:p>3341698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30697327E+018" calcext:value-type="float">
            <text:p>1.47584330697327E+018</text:p>
          </table:table-cell>
          <table:table-cell office:value-type="float" office:value="1.47584330730793E+018" calcext:value-type="float">
            <text:p>1.47584330730793E+018</text:p>
          </table:table-cell>
          <table:table-cell/>
          <table:table-cell table:formula="of:= [.C526] - [.B526]" office:value-type="float" office:value="334660096" calcext:value-type="float">
            <text:p>33466009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30699327E+018" calcext:value-type="float">
            <text:p>1.47584330699327E+018</text:p>
          </table:table-cell>
          <table:table-cell office:value-type="float" office:value="1.47584330732842E+018" calcext:value-type="float">
            <text:p>1.47584330732842E+018</text:p>
          </table:table-cell>
          <table:table-cell/>
          <table:table-cell table:formula="of:= [.C527] - [.B527]" office:value-type="float" office:value="335150080" calcext:value-type="float">
            <text:p>33515008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30701328E+018" calcext:value-type="float">
            <text:p>1.47584330701328E+018</text:p>
          </table:table-cell>
          <table:table-cell office:value-type="float" office:value="1.47584330734893E+018" calcext:value-type="float">
            <text:p>1.47584330734893E+018</text:p>
          </table:table-cell>
          <table:table-cell/>
          <table:table-cell table:formula="of:= [.C528] - [.B528]" office:value-type="float" office:value="335650048" calcext:value-type="float">
            <text:p>3356500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30703327E+018" calcext:value-type="float">
            <text:p>1.47584330703327E+018</text:p>
          </table:table-cell>
          <table:table-cell office:value-type="float" office:value="1.47584330736942E+018" calcext:value-type="float">
            <text:p>1.47584330736942E+018</text:p>
          </table:table-cell>
          <table:table-cell/>
          <table:table-cell table:formula="of:= [.C529] - [.B529]" office:value-type="float" office:value="336150016" calcext:value-type="float">
            <text:p>3361500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30705327E+018" calcext:value-type="float">
            <text:p>1.47584330705327E+018</text:p>
          </table:table-cell>
          <table:table-cell office:value-type="float" office:value="1.47584330739001E+018" calcext:value-type="float">
            <text:p>1.47584330739001E+018</text:p>
          </table:table-cell>
          <table:table-cell/>
          <table:table-cell table:formula="of:= [.C530] - [.B530]" office:value-type="float" office:value="336740096" calcext:value-type="float">
            <text:p>3367400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30707327E+018" calcext:value-type="float">
            <text:p>1.47584330707327E+018</text:p>
          </table:table-cell>
          <table:table-cell office:value-type="float" office:value="1.47584330741045E+018" calcext:value-type="float">
            <text:p>1.47584330741045E+018</text:p>
          </table:table-cell>
          <table:table-cell/>
          <table:table-cell table:formula="of:= [.C531] - [.B531]" office:value-type="float" office:value="337179904" calcext:value-type="float">
            <text:p>33717990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30709327E+018" calcext:value-type="float">
            <text:p>1.47584330709327E+018</text:p>
          </table:table-cell>
          <table:table-cell office:value-type="float" office:value="1.47584330743263E+018" calcext:value-type="float">
            <text:p>1.47584330743263E+018</text:p>
          </table:table-cell>
          <table:table-cell/>
          <table:table-cell table:formula="of:= [.C532] - [.B532]" office:value-type="float" office:value="339360000" calcext:value-type="float">
            <text:p>339360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30711327E+018" calcext:value-type="float">
            <text:p>1.47584330711327E+018</text:p>
          </table:table-cell>
          <table:table-cell office:value-type="float" office:value="1.47584330745311E+018" calcext:value-type="float">
            <text:p>1.47584330745311E+018</text:p>
          </table:table-cell>
          <table:table-cell/>
          <table:table-cell table:formula="of:= [.C533] - [.B533]" office:value-type="float" office:value="339839744" calcext:value-type="float">
            <text:p>33983974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30713327E+018" calcext:value-type="float">
            <text:p>1.47584330713327E+018</text:p>
          </table:table-cell>
          <table:table-cell office:value-type="float" office:value="1.47584330747421E+018" calcext:value-type="float">
            <text:p>1.47584330747421E+018</text:p>
          </table:table-cell>
          <table:table-cell/>
          <table:table-cell table:formula="of:= [.C534] - [.B534]" office:value-type="float" office:value="340939776" calcext:value-type="float">
            <text:p>34093977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30715327E+018" calcext:value-type="float">
            <text:p>1.47584330715327E+018</text:p>
          </table:table-cell>
          <table:table-cell office:value-type="float" office:value="1.4758433074942E+018" calcext:value-type="float">
            <text:p>1.4758433074942E+018</text:p>
          </table:table-cell>
          <table:table-cell/>
          <table:table-cell table:formula="of:= [.C535] - [.B535]" office:value-type="float" office:value="340930048" calcext:value-type="float">
            <text:p>3409300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30717327E+018" calcext:value-type="float">
            <text:p>1.47584330717327E+018</text:p>
          </table:table-cell>
          <table:table-cell office:value-type="float" office:value="1.47584330751467E+018" calcext:value-type="float">
            <text:p>1.47584330751467E+018</text:p>
          </table:table-cell>
          <table:table-cell/>
          <table:table-cell table:formula="of:= [.C536] - [.B536]" office:value-type="float" office:value="341400064" calcext:value-type="float">
            <text:p>34140006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30719327E+018" calcext:value-type="float">
            <text:p>1.47584330719327E+018</text:p>
          </table:table-cell>
          <table:table-cell office:value-type="float" office:value="1.47584330753513E+018" calcext:value-type="float">
            <text:p>1.47584330753513E+018</text:p>
          </table:table-cell>
          <table:table-cell/>
          <table:table-cell table:formula="of:= [.C537] - [.B537]" office:value-type="float" office:value="341860096" calcext:value-type="float">
            <text:p>34186009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30721327E+018" calcext:value-type="float">
            <text:p>1.47584330721327E+018</text:p>
          </table:table-cell>
          <table:table-cell office:value-type="float" office:value="1.47584330755565E+018" calcext:value-type="float">
            <text:p>1.47584330755565E+018</text:p>
          </table:table-cell>
          <table:table-cell/>
          <table:table-cell table:formula="of:= [.C538] - [.B538]" office:value-type="float" office:value="342380032" calcext:value-type="float">
            <text:p>34238003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30723327E+018" calcext:value-type="float">
            <text:p>1.47584330723327E+018</text:p>
          </table:table-cell>
          <table:table-cell office:value-type="float" office:value="1.47584330757613E+018" calcext:value-type="float">
            <text:p>1.47584330757613E+018</text:p>
          </table:table-cell>
          <table:table-cell/>
          <table:table-cell table:formula="of:= [.C539] - [.B539]" office:value-type="float" office:value="342860032" calcext:value-type="float">
            <text:p>3428600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30725327E+018" calcext:value-type="float">
            <text:p>1.47584330725327E+018</text:p>
          </table:table-cell>
          <table:table-cell office:value-type="float" office:value="1.47584330759669E+018" calcext:value-type="float">
            <text:p>1.47584330759669E+018</text:p>
          </table:table-cell>
          <table:table-cell/>
          <table:table-cell table:formula="of:= [.C540] - [.B540]" office:value-type="float" office:value="343420160" calcext:value-type="float">
            <text:p>34342016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30727327E+018" calcext:value-type="float">
            <text:p>1.47584330727327E+018</text:p>
          </table:table-cell>
          <table:table-cell office:value-type="float" office:value="1.47584330761716E+018" calcext:value-type="float">
            <text:p>1.47584330761716E+018</text:p>
          </table:table-cell>
          <table:table-cell/>
          <table:table-cell table:formula="of:= [.C541] - [.B541]" office:value-type="float" office:value="343889920" calcext:value-type="float">
            <text:p>3438899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30729327E+018" calcext:value-type="float">
            <text:p>1.47584330729327E+018</text:p>
          </table:table-cell>
          <table:table-cell office:value-type="float" office:value="1.47584330763771E+018" calcext:value-type="float">
            <text:p>1.47584330763771E+018</text:p>
          </table:table-cell>
          <table:table-cell/>
          <table:table-cell table:formula="of:= [.C542] - [.B542]" office:value-type="float" office:value="344440064" calcext:value-type="float">
            <text:p>3444400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30731327E+018" calcext:value-type="float">
            <text:p>1.47584330731327E+018</text:p>
          </table:table-cell>
          <table:table-cell office:value-type="float" office:value="1.47584330765814E+018" calcext:value-type="float">
            <text:p>1.47584330765814E+018</text:p>
          </table:table-cell>
          <table:table-cell/>
          <table:table-cell table:formula="of:= [.C543] - [.B543]" office:value-type="float" office:value="344870144" calcext:value-type="float">
            <text:p>3448701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30733327E+018" calcext:value-type="float">
            <text:p>1.47584330733327E+018</text:p>
          </table:table-cell>
          <table:table-cell office:value-type="float" office:value="1.47584330767878E+018" calcext:value-type="float">
            <text:p>1.47584330767878E+018</text:p>
          </table:table-cell>
          <table:table-cell/>
          <table:table-cell table:formula="of:= [.C544] - [.B544]" office:value-type="float" office:value="345509888" calcext:value-type="float">
            <text:p>3455098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30735327E+018" calcext:value-type="float">
            <text:p>1.47584330735327E+018</text:p>
          </table:table-cell>
          <table:table-cell office:value-type="float" office:value="1.47584330769918E+018" calcext:value-type="float">
            <text:p>1.47584330769918E+018</text:p>
          </table:table-cell>
          <table:table-cell/>
          <table:table-cell table:formula="of:= [.C545] - [.B545]" office:value-type="float" office:value="345910016" calcext:value-type="float">
            <text:p>3459100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30737327E+018" calcext:value-type="float">
            <text:p>1.47584330737327E+018</text:p>
          </table:table-cell>
          <table:table-cell office:value-type="float" office:value="1.47584330771974E+018" calcext:value-type="float">
            <text:p>1.47584330771974E+018</text:p>
          </table:table-cell>
          <table:table-cell/>
          <table:table-cell table:formula="of:= [.C546] - [.B546]" office:value-type="float" office:value="346469888" calcext:value-type="float">
            <text:p>34646988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30739327E+018" calcext:value-type="float">
            <text:p>1.47584330739327E+018</text:p>
          </table:table-cell>
          <table:table-cell office:value-type="float" office:value="1.47584330774019E+018" calcext:value-type="float">
            <text:p>1.47584330774019E+018</text:p>
          </table:table-cell>
          <table:table-cell/>
          <table:table-cell table:formula="of:= [.C547] - [.B547]" office:value-type="float" office:value="346919936" calcext:value-type="float">
            <text:p>3469199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30741327E+018" calcext:value-type="float">
            <text:p>1.47584330741327E+018</text:p>
          </table:table-cell>
          <table:table-cell office:value-type="float" office:value="1.4758433077624E+018" calcext:value-type="float">
            <text:p>1.4758433077624E+018</text:p>
          </table:table-cell>
          <table:table-cell/>
          <table:table-cell table:formula="of:= [.C548] - [.B548]" office:value-type="float" office:value="349129984" calcext:value-type="float">
            <text:p>34912998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30743327E+018" calcext:value-type="float">
            <text:p>1.47584330743327E+018</text:p>
          </table:table-cell>
          <table:table-cell office:value-type="float" office:value="1.47584330778291E+018" calcext:value-type="float">
            <text:p>1.47584330778291E+018</text:p>
          </table:table-cell>
          <table:table-cell/>
          <table:table-cell table:formula="of:= [.C549] - [.B549]" office:value-type="float" office:value="349639936" calcext:value-type="float">
            <text:p>34963993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3074535E+018" calcext:value-type="float">
            <text:p>1.4758433074535E+018</text:p>
          </table:table-cell>
          <table:table-cell office:value-type="float" office:value="1.47584330780337E+018" calcext:value-type="float">
            <text:p>1.47584330780337E+018</text:p>
          </table:table-cell>
          <table:table-cell/>
          <table:table-cell table:formula="of:= [.C550] - [.B550]" office:value-type="float" office:value="349870080" calcext:value-type="float">
            <text:p>34987008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30747327E+018" calcext:value-type="float">
            <text:p>1.47584330747327E+018</text:p>
          </table:table-cell>
          <table:table-cell office:value-type="float" office:value="1.47584330782384E+018" calcext:value-type="float">
            <text:p>1.47584330782384E+018</text:p>
          </table:table-cell>
          <table:table-cell/>
          <table:table-cell table:formula="of:= [.C551] - [.B551]" office:value-type="float" office:value="350569984" calcext:value-type="float">
            <text:p>35056998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30749329E+018" calcext:value-type="float">
            <text:p>1.47584330749329E+018</text:p>
          </table:table-cell>
          <table:table-cell office:value-type="float" office:value="1.47584330784439E+018" calcext:value-type="float">
            <text:p>1.47584330784439E+018</text:p>
          </table:table-cell>
          <table:table-cell/>
          <table:table-cell table:formula="of:= [.C552] - [.B552]" office:value-type="float" office:value="351099904" calcext:value-type="float">
            <text:p>3510999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30751328E+018" calcext:value-type="float">
            <text:p>1.47584330751328E+018</text:p>
          </table:table-cell>
          <table:table-cell office:value-type="float" office:value="1.47584330786488E+018" calcext:value-type="float">
            <text:p>1.47584330786488E+018</text:p>
          </table:table-cell>
          <table:table-cell/>
          <table:table-cell table:formula="of:= [.C553] - [.B553]" office:value-type="float" office:value="351600128" calcext:value-type="float">
            <text:p>3516001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30753328E+018" calcext:value-type="float">
            <text:p>1.47584330753328E+018</text:p>
          </table:table-cell>
          <table:table-cell office:value-type="float" office:value="1.47584330788545E+018" calcext:value-type="float">
            <text:p>1.47584330788545E+018</text:p>
          </table:table-cell>
          <table:table-cell/>
          <table:table-cell table:formula="of:= [.C554] - [.B554]" office:value-type="float" office:value="352169984" calcext:value-type="float">
            <text:p>35216998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30755328E+018" calcext:value-type="float">
            <text:p>1.47584330755328E+018</text:p>
          </table:table-cell>
          <table:table-cell office:value-type="float" office:value="1.47584330790593E+018" calcext:value-type="float">
            <text:p>1.47584330790593E+018</text:p>
          </table:table-cell>
          <table:table-cell/>
          <table:table-cell table:formula="of:= [.C555] - [.B555]" office:value-type="float" office:value="352649984" calcext:value-type="float">
            <text:p>35264998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30757327E+018" calcext:value-type="float">
            <text:p>1.47584330757327E+018</text:p>
          </table:table-cell>
          <table:table-cell office:value-type="float" office:value="1.47584330792647E+018" calcext:value-type="float">
            <text:p>1.47584330792647E+018</text:p>
          </table:table-cell>
          <table:table-cell/>
          <table:table-cell table:formula="of:= [.C556] - [.B556]" office:value-type="float" office:value="353199872" calcext:value-type="float">
            <text:p>35319987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30759327E+018" calcext:value-type="float">
            <text:p>1.47584330759327E+018</text:p>
          </table:table-cell>
          <table:table-cell office:value-type="float" office:value="1.47584330794694E+018" calcext:value-type="float">
            <text:p>1.47584330794694E+018</text:p>
          </table:table-cell>
          <table:table-cell/>
          <table:table-cell table:formula="of:= [.C557] - [.B557]" office:value-type="float" office:value="353669888" calcext:value-type="float">
            <text:p>35366988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30761327E+018" calcext:value-type="float">
            <text:p>1.47584330761327E+018</text:p>
          </table:table-cell>
          <table:table-cell office:value-type="float" office:value="1.47584330796745E+018" calcext:value-type="float">
            <text:p>1.47584330796745E+018</text:p>
          </table:table-cell>
          <table:table-cell/>
          <table:table-cell table:formula="of:= [.C558] - [.B558]" office:value-type="float" office:value="354180096" calcext:value-type="float">
            <text:p>35418009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30763327E+018" calcext:value-type="float">
            <text:p>1.47584330763327E+018</text:p>
          </table:table-cell>
          <table:table-cell office:value-type="float" office:value="1.47584330798766E+018" calcext:value-type="float">
            <text:p>1.47584330798766E+018</text:p>
          </table:table-cell>
          <table:table-cell/>
          <table:table-cell table:formula="of:= [.C559] - [.B559]" office:value-type="float" office:value="354390016" calcext:value-type="float">
            <text:p>3543900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30765327E+018" calcext:value-type="float">
            <text:p>1.47584330765327E+018</text:p>
          </table:table-cell>
          <table:table-cell office:value-type="float" office:value="1.47584330800852E+018" calcext:value-type="float">
            <text:p>1.47584330800852E+018</text:p>
          </table:table-cell>
          <table:table-cell/>
          <table:table-cell table:formula="of:= [.C560] - [.B560]" office:value-type="float" office:value="355249920" calcext:value-type="float">
            <text:p>3552499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30767327E+018" calcext:value-type="float">
            <text:p>1.47584330767327E+018</text:p>
          </table:table-cell>
          <table:table-cell office:value-type="float" office:value="1.47584330802902E+018" calcext:value-type="float">
            <text:p>1.47584330802902E+018</text:p>
          </table:table-cell>
          <table:table-cell/>
          <table:table-cell table:formula="of:= [.C561] - [.B561]" office:value-type="float" office:value="355749888" calcext:value-type="float">
            <text:p>35574988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30769327E+018" calcext:value-type="float">
            <text:p>1.47584330769327E+018</text:p>
          </table:table-cell>
          <table:table-cell office:value-type="float" office:value="1.47584330804951E+018" calcext:value-type="float">
            <text:p>1.47584330804951E+018</text:p>
          </table:table-cell>
          <table:table-cell/>
          <table:table-cell table:formula="of:= [.C562] - [.B562]" office:value-type="float" office:value="356239872" calcext:value-type="float">
            <text:p>3562398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30771328E+018" calcext:value-type="float">
            <text:p>1.47584330771328E+018</text:p>
          </table:table-cell>
          <table:table-cell office:value-type="float" office:value="1.47584330807004E+018" calcext:value-type="float">
            <text:p>1.47584330807004E+018</text:p>
          </table:table-cell>
          <table:table-cell/>
          <table:table-cell table:formula="of:= [.C563] - [.B563]" office:value-type="float" office:value="356760064" calcext:value-type="float">
            <text:p>3567600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30773329E+018" calcext:value-type="float">
            <text:p>1.47584330773329E+018</text:p>
          </table:table-cell>
          <table:table-cell office:value-type="float" office:value="1.47584330809057E+018" calcext:value-type="float">
            <text:p>1.47584330809057E+018</text:p>
          </table:table-cell>
          <table:table-cell/>
          <table:table-cell table:formula="of:= [.C564] - [.B564]" office:value-type="float" office:value="357280000" calcext:value-type="float">
            <text:p>3572800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30775329E+018" calcext:value-type="float">
            <text:p>1.47584330775329E+018</text:p>
          </table:table-cell>
          <table:table-cell office:value-type="float" office:value="1.47584330811265E+018" calcext:value-type="float">
            <text:p>1.47584330811265E+018</text:p>
          </table:table-cell>
          <table:table-cell/>
          <table:table-cell table:formula="of:= [.C565] - [.B565]" office:value-type="float" office:value="359360000" calcext:value-type="float">
            <text:p>359360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30777329E+018" calcext:value-type="float">
            <text:p>1.47584330777329E+018</text:p>
          </table:table-cell>
          <table:table-cell office:value-type="float" office:value="1.47584330813321E+018" calcext:value-type="float">
            <text:p>1.47584330813321E+018</text:p>
          </table:table-cell>
          <table:table-cell/>
          <table:table-cell table:formula="of:= [.C566] - [.B566]" office:value-type="float" office:value="359920128" calcext:value-type="float">
            <text:p>3599201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30779328E+018" calcext:value-type="float">
            <text:p>1.47584330779328E+018</text:p>
          </table:table-cell>
          <table:table-cell office:value-type="float" office:value="1.47584330815418E+018" calcext:value-type="float">
            <text:p>1.47584330815418E+018</text:p>
          </table:table-cell>
          <table:table-cell/>
          <table:table-cell table:formula="of:= [.C567] - [.B567]" office:value-type="float" office:value="360899840" calcext:value-type="float">
            <text:p>36089984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30781327E+018" calcext:value-type="float">
            <text:p>1.47584330781327E+018</text:p>
          </table:table-cell>
          <table:table-cell office:value-type="float" office:value="1.47584330817422E+018" calcext:value-type="float">
            <text:p>1.47584330817422E+018</text:p>
          </table:table-cell>
          <table:table-cell/>
          <table:table-cell table:formula="of:= [.C568] - [.B568]" office:value-type="float" office:value="360950016" calcext:value-type="float">
            <text:p>3609500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30783327E+018" calcext:value-type="float">
            <text:p>1.47584330783327E+018</text:p>
          </table:table-cell>
          <table:table-cell office:value-type="float" office:value="1.47584330819474E+018" calcext:value-type="float">
            <text:p>1.47584330819474E+018</text:p>
          </table:table-cell>
          <table:table-cell/>
          <table:table-cell table:formula="of:= [.C569] - [.B569]" office:value-type="float" office:value="361469952" calcext:value-type="float">
            <text:p>36146995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30785327E+018" calcext:value-type="float">
            <text:p>1.47584330785327E+018</text:p>
          </table:table-cell>
          <table:table-cell office:value-type="float" office:value="1.47584330821521E+018" calcext:value-type="float">
            <text:p>1.47584330821521E+018</text:p>
          </table:table-cell>
          <table:table-cell/>
          <table:table-cell table:formula="of:= [.C570] - [.B570]" office:value-type="float" office:value="361939968" calcext:value-type="float">
            <text:p>3619399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30787327E+018" calcext:value-type="float">
            <text:p>1.47584330787327E+018</text:p>
          </table:table-cell>
          <table:table-cell office:value-type="float" office:value="1.47584330823572E+018" calcext:value-type="float">
            <text:p>1.47584330823572E+018</text:p>
          </table:table-cell>
          <table:table-cell/>
          <table:table-cell table:formula="of:= [.C571] - [.B571]" office:value-type="float" office:value="362450176" calcext:value-type="float">
            <text:p>36245017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30789337E+018" calcext:value-type="float">
            <text:p>1.47584330789337E+018</text:p>
          </table:table-cell>
          <table:table-cell office:value-type="float" office:value="1.47584330825625E+018" calcext:value-type="float">
            <text:p>1.47584330825625E+018</text:p>
          </table:table-cell>
          <table:table-cell/>
          <table:table-cell table:formula="of:= [.C572] - [.B572]" office:value-type="float" office:value="362880256" calcext:value-type="float">
            <text:p>3628802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30791328E+018" calcext:value-type="float">
            <text:p>1.47584330791328E+018</text:p>
          </table:table-cell>
          <table:table-cell office:value-type="float" office:value="1.47584330827674E+018" calcext:value-type="float">
            <text:p>1.47584330827674E+018</text:p>
          </table:table-cell>
          <table:table-cell/>
          <table:table-cell table:formula="of:= [.C573] - [.B573]" office:value-type="float" office:value="363459840" calcext:value-type="float">
            <text:p>36345984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30793327E+018" calcext:value-type="float">
            <text:p>1.47584330793327E+018</text:p>
          </table:table-cell>
          <table:table-cell office:value-type="float" office:value="1.47584330829722E+018" calcext:value-type="float">
            <text:p>1.47584330829722E+018</text:p>
          </table:table-cell>
          <table:table-cell/>
          <table:table-cell table:formula="of:= [.C574] - [.B574]" office:value-type="float" office:value="363950080" calcext:value-type="float">
            <text:p>36395008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30795328E+018" calcext:value-type="float">
            <text:p>1.47584330795328E+018</text:p>
          </table:table-cell>
          <table:table-cell office:value-type="float" office:value="1.47584330831776E+018" calcext:value-type="float">
            <text:p>1.47584330831776E+018</text:p>
          </table:table-cell>
          <table:table-cell/>
          <table:table-cell table:formula="of:= [.C575] - [.B575]" office:value-type="float" office:value="364480000" calcext:value-type="float">
            <text:p>364480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30797327E+018" calcext:value-type="float">
            <text:p>1.47584330797327E+018</text:p>
          </table:table-cell>
          <table:table-cell office:value-type="float" office:value="1.47584330833799E+018" calcext:value-type="float">
            <text:p>1.47584330833799E+018</text:p>
          </table:table-cell>
          <table:table-cell/>
          <table:table-cell table:formula="of:= [.C576] - [.B576]" office:value-type="float" office:value="364720128" calcext:value-type="float">
            <text:p>36472012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30799328E+018" calcext:value-type="float">
            <text:p>1.47584330799328E+018</text:p>
          </table:table-cell>
          <table:table-cell office:value-type="float" office:value="1.47584330835889E+018" calcext:value-type="float">
            <text:p>1.47584330835889E+018</text:p>
          </table:table-cell>
          <table:table-cell/>
          <table:table-cell table:formula="of:= [.C577] - [.B577]" office:value-type="float" office:value="365609984" calcext:value-type="float">
            <text:p>3656099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30801328E+018" calcext:value-type="float">
            <text:p>1.47584330801328E+018</text:p>
          </table:table-cell>
          <table:table-cell office:value-type="float" office:value="1.47584330837934E+018" calcext:value-type="float">
            <text:p>1.47584330837934E+018</text:p>
          </table:table-cell>
          <table:table-cell/>
          <table:table-cell table:formula="of:= [.C578] - [.B578]" office:value-type="float" office:value="366060032" calcext:value-type="float">
            <text:p>36606003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30803328E+018" calcext:value-type="float">
            <text:p>1.47584330803328E+018</text:p>
          </table:table-cell>
          <table:table-cell office:value-type="float" office:value="1.47584330839987E+018" calcext:value-type="float">
            <text:p>1.47584330839987E+018</text:p>
          </table:table-cell>
          <table:table-cell/>
          <table:table-cell table:formula="of:= [.C579] - [.B579]" office:value-type="float" office:value="366589952" calcext:value-type="float">
            <text:p>36658995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30805328E+018" calcext:value-type="float">
            <text:p>1.47584330805328E+018</text:p>
          </table:table-cell>
          <table:table-cell office:value-type="float" office:value="1.47584330842044E+018" calcext:value-type="float">
            <text:p>1.47584330842044E+018</text:p>
          </table:table-cell>
          <table:table-cell/>
          <table:table-cell table:formula="of:= [.C580] - [.B580]" office:value-type="float" office:value="367160064" calcext:value-type="float">
            <text:p>3671600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30807327E+018" calcext:value-type="float">
            <text:p>1.47584330807327E+018</text:p>
          </table:table-cell>
          <table:table-cell office:value-type="float" office:value="1.47584330844266E+018" calcext:value-type="float">
            <text:p>1.47584330844266E+018</text:p>
          </table:table-cell>
          <table:table-cell/>
          <table:table-cell table:formula="of:= [.C581] - [.B581]" office:value-type="float" office:value="369390080" calcext:value-type="float">
            <text:p>3693900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30809328E+018" calcext:value-type="float">
            <text:p>1.47584330809328E+018</text:p>
          </table:table-cell>
          <table:table-cell office:value-type="float" office:value="1.47584330846313E+018" calcext:value-type="float">
            <text:p>1.47584330846313E+018</text:p>
          </table:table-cell>
          <table:table-cell/>
          <table:table-cell table:formula="of:= [.C582] - [.B582]" office:value-type="float" office:value="369849856" calcext:value-type="float">
            <text:p>36984985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30811327E+018" calcext:value-type="float">
            <text:p>1.47584330811327E+018</text:p>
          </table:table-cell>
          <table:table-cell office:value-type="float" office:value="1.4758433084838E+018" calcext:value-type="float">
            <text:p>1.4758433084838E+018</text:p>
          </table:table-cell>
          <table:table-cell/>
          <table:table-cell table:formula="of:= [.C583] - [.B583]" office:value-type="float" office:value="370530048" calcext:value-type="float">
            <text:p>37053004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30813361E+018" calcext:value-type="float">
            <text:p>1.47584330813361E+018</text:p>
          </table:table-cell>
          <table:table-cell office:value-type="float" office:value="1.475843308504E+018" calcext:value-type="float">
            <text:p>1.475843308504E+018</text:p>
          </table:table-cell>
          <table:table-cell/>
          <table:table-cell table:formula="of:= [.C584] - [.B584]" office:value-type="float" office:value="370390016" calcext:value-type="float">
            <text:p>3703900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30815327E+018" calcext:value-type="float">
            <text:p>1.47584330815327E+018</text:p>
          </table:table-cell>
          <table:table-cell office:value-type="float" office:value="1.47584330852489E+018" calcext:value-type="float">
            <text:p>1.47584330852489E+018</text:p>
          </table:table-cell>
          <table:table-cell/>
          <table:table-cell table:formula="of:= [.C585] - [.B585]" office:value-type="float" office:value="371619840" calcext:value-type="float">
            <text:p>37161984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30817327E+018" calcext:value-type="float">
            <text:p>1.47584330817327E+018</text:p>
          </table:table-cell>
          <table:table-cell office:value-type="float" office:value="1.47584330854536E+018" calcext:value-type="float">
            <text:p>1.47584330854536E+018</text:p>
          </table:table-cell>
          <table:table-cell/>
          <table:table-cell table:formula="of:= [.C586] - [.B586]" office:value-type="float" office:value="372089856" calcext:value-type="float">
            <text:p>3720898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30819327E+018" calcext:value-type="float">
            <text:p>1.47584330819327E+018</text:p>
          </table:table-cell>
          <table:table-cell office:value-type="float" office:value="1.47584330856592E+018" calcext:value-type="float">
            <text:p>1.47584330856592E+018</text:p>
          </table:table-cell>
          <table:table-cell/>
          <table:table-cell table:formula="of:= [.C587] - [.B587]" office:value-type="float" office:value="372649984" calcext:value-type="float">
            <text:p>37264998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30821327E+018" calcext:value-type="float">
            <text:p>1.47584330821327E+018</text:p>
          </table:table-cell>
          <table:table-cell office:value-type="float" office:value="1.47584330858639E+018" calcext:value-type="float">
            <text:p>1.47584330858639E+018</text:p>
          </table:table-cell>
          <table:table-cell/>
          <table:table-cell table:formula="of:= [.C588] - [.B588]" office:value-type="float" office:value="373120000" calcext:value-type="float">
            <text:p>3731200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30823327E+018" calcext:value-type="float">
            <text:p>1.47584330823327E+018</text:p>
          </table:table-cell>
          <table:table-cell office:value-type="float" office:value="1.47584330860688E+018" calcext:value-type="float">
            <text:p>1.47584330860688E+018</text:p>
          </table:table-cell>
          <table:table-cell/>
          <table:table-cell table:formula="of:= [.C589] - [.B589]" office:value-type="float" office:value="373609984" calcext:value-type="float">
            <text:p>3736099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30825327E+018" calcext:value-type="float">
            <text:p>1.47584330825327E+018</text:p>
          </table:table-cell>
          <table:table-cell office:value-type="float" office:value="1.47584330862737E+018" calcext:value-type="float">
            <text:p>1.47584330862737E+018</text:p>
          </table:table-cell>
          <table:table-cell/>
          <table:table-cell table:formula="of:= [.C590] - [.B590]" office:value-type="float" office:value="374100224" calcext:value-type="float">
            <text:p>3741002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30827327E+018" calcext:value-type="float">
            <text:p>1.47584330827327E+018</text:p>
          </table:table-cell>
          <table:table-cell office:value-type="float" office:value="1.47584330864788E+018" calcext:value-type="float">
            <text:p>1.47584330864788E+018</text:p>
          </table:table-cell>
          <table:table-cell/>
          <table:table-cell table:formula="of:= [.C591] - [.B591]" office:value-type="float" office:value="374609920" calcext:value-type="float">
            <text:p>3746099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30829327E+018" calcext:value-type="float">
            <text:p>1.47584330829327E+018</text:p>
          </table:table-cell>
          <table:table-cell office:value-type="float" office:value="1.47584330866836E+018" calcext:value-type="float">
            <text:p>1.47584330866836E+018</text:p>
          </table:table-cell>
          <table:table-cell/>
          <table:table-cell table:formula="of:= [.C592] - [.B592]" office:value-type="float" office:value="375089920" calcext:value-type="float">
            <text:p>3750899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30831327E+018" calcext:value-type="float">
            <text:p>1.47584330831327E+018</text:p>
          </table:table-cell>
          <table:table-cell office:value-type="float" office:value="1.47584330868895E+018" calcext:value-type="float">
            <text:p>1.47584330868895E+018</text:p>
          </table:table-cell>
          <table:table-cell/>
          <table:table-cell table:formula="of:= [.C593] - [.B593]" office:value-type="float" office:value="375680000" calcext:value-type="float">
            <text:p>375680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30833327E+018" calcext:value-type="float">
            <text:p>1.47584330833327E+018</text:p>
          </table:table-cell>
          <table:table-cell office:value-type="float" office:value="1.47584330870943E+018" calcext:value-type="float">
            <text:p>1.47584330870943E+018</text:p>
          </table:table-cell>
          <table:table-cell/>
          <table:table-cell table:formula="of:= [.C594] - [.B594]" office:value-type="float" office:value="376160000" calcext:value-type="float">
            <text:p>3761600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30835327E+018" calcext:value-type="float">
            <text:p>1.47584330835327E+018</text:p>
          </table:table-cell>
          <table:table-cell office:value-type="float" office:value="1.47584330872992E+018" calcext:value-type="float">
            <text:p>1.47584330872992E+018</text:p>
          </table:table-cell>
          <table:table-cell/>
          <table:table-cell table:formula="of:= [.C595] - [.B595]" office:value-type="float" office:value="376649984" calcext:value-type="float">
            <text:p>3766499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30837327E+018" calcext:value-type="float">
            <text:p>1.47584330837327E+018</text:p>
          </table:table-cell>
          <table:table-cell office:value-type="float" office:value="1.47584330875044E+018" calcext:value-type="float">
            <text:p>1.47584330875044E+018</text:p>
          </table:table-cell>
          <table:table-cell/>
          <table:table-cell table:formula="of:= [.C596] - [.B596]" office:value-type="float" office:value="377170176" calcext:value-type="float">
            <text:p>37717017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30839327E+018" calcext:value-type="float">
            <text:p>1.47584330839327E+018</text:p>
          </table:table-cell>
          <table:table-cell office:value-type="float" office:value="1.475843308771E+018" calcext:value-type="float">
            <text:p>1.475843308771E+018</text:p>
          </table:table-cell>
          <table:table-cell/>
          <table:table-cell table:formula="of:= [.C597] - [.B597]" office:value-type="float" office:value="377730048" calcext:value-type="float">
            <text:p>37773004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30841327E+018" calcext:value-type="float">
            <text:p>1.47584330841327E+018</text:p>
          </table:table-cell>
          <table:table-cell office:value-type="float" office:value="1.47584330879156E+018" calcext:value-type="float">
            <text:p>1.47584330879156E+018</text:p>
          </table:table-cell>
          <table:table-cell/>
          <table:table-cell table:formula="of:= [.C598] - [.B598]" office:value-type="float" office:value="378290176" calcext:value-type="float">
            <text:p>37829017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30843327E+018" calcext:value-type="float">
            <text:p>1.47584330843327E+018</text:p>
          </table:table-cell>
          <table:table-cell office:value-type="float" office:value="1.47584330881413E+018" calcext:value-type="float">
            <text:p>1.47584330881413E+018</text:p>
          </table:table-cell>
          <table:table-cell/>
          <table:table-cell table:formula="of:= [.C599] - [.B599]" office:value-type="float" office:value="380860160" calcext:value-type="float">
            <text:p>38086016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30845327E+018" calcext:value-type="float">
            <text:p>1.47584330845327E+018</text:p>
          </table:table-cell>
          <table:table-cell office:value-type="float" office:value="1.47584330883444E+018" calcext:value-type="float">
            <text:p>1.47584330883444E+018</text:p>
          </table:table-cell>
          <table:table-cell/>
          <table:table-cell table:formula="of:= [.C600] - [.B600]" office:value-type="float" office:value="381169920" calcext:value-type="float">
            <text:p>3811699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30847327E+018" calcext:value-type="float">
            <text:p>1.47584330847327E+018</text:p>
          </table:table-cell>
          <table:table-cell office:value-type="float" office:value="1.47584330885486E+018" calcext:value-type="float">
            <text:p>1.47584330885486E+018</text:p>
          </table:table-cell>
          <table:table-cell/>
          <table:table-cell table:formula="of:= [.C601] - [.B601]" office:value-type="float" office:value="381590016" calcext:value-type="float">
            <text:p>3815900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30849329E+018" calcext:value-type="float">
            <text:p>1.47584330849329E+018</text:p>
          </table:table-cell>
          <table:table-cell office:value-type="float" office:value="1.47584330887535E+018" calcext:value-type="float">
            <text:p>1.47584330887535E+018</text:p>
          </table:table-cell>
          <table:table-cell/>
          <table:table-cell table:formula="of:= [.C602] - [.B602]" office:value-type="float" office:value="382060032" calcext:value-type="float">
            <text:p>38206003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30851328E+018" calcext:value-type="float">
            <text:p>1.47584330851328E+018</text:p>
          </table:table-cell>
          <table:table-cell office:value-type="float" office:value="1.47584330889587E+018" calcext:value-type="float">
            <text:p>1.47584330889587E+018</text:p>
          </table:table-cell>
          <table:table-cell/>
          <table:table-cell table:formula="of:= [.C603] - [.B603]" office:value-type="float" office:value="382589952" calcext:value-type="float">
            <text:p>38258995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30853327E+018" calcext:value-type="float">
            <text:p>1.47584330853327E+018</text:p>
          </table:table-cell>
          <table:table-cell office:value-type="float" office:value="1.47584330891635E+018" calcext:value-type="float">
            <text:p>1.47584330891635E+018</text:p>
          </table:table-cell>
          <table:table-cell/>
          <table:table-cell table:formula="of:= [.C604] - [.B604]" office:value-type="float" office:value="383079936" calcext:value-type="float">
            <text:p>38307993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30855327E+018" calcext:value-type="float">
            <text:p>1.47584330855327E+018</text:p>
          </table:table-cell>
          <table:table-cell office:value-type="float" office:value="1.47584330893688E+018" calcext:value-type="float">
            <text:p>1.47584330893688E+018</text:p>
          </table:table-cell>
          <table:table-cell/>
          <table:table-cell table:formula="of:= [.C605] - [.B605]" office:value-type="float" office:value="383609856" calcext:value-type="float">
            <text:p>38360985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30857327E+018" calcext:value-type="float">
            <text:p>1.47584330857327E+018</text:p>
          </table:table-cell>
          <table:table-cell office:value-type="float" office:value="1.47584330895739E+018" calcext:value-type="float">
            <text:p>1.47584330895739E+018</text:p>
          </table:table-cell>
          <table:table-cell/>
          <table:table-cell table:formula="of:= [.C606] - [.B606]" office:value-type="float" office:value="384120064" calcext:value-type="float">
            <text:p>38412006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30859327E+018" calcext:value-type="float">
            <text:p>1.47584330859327E+018</text:p>
          </table:table-cell>
          <table:table-cell office:value-type="float" office:value="1.47584330897791E+018" calcext:value-type="float">
            <text:p>1.47584330897791E+018</text:p>
          </table:table-cell>
          <table:table-cell/>
          <table:table-cell table:formula="of:= [.C607] - [.B607]" office:value-type="float" office:value="384640000" calcext:value-type="float">
            <text:p>38464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30861327E+018" calcext:value-type="float">
            <text:p>1.47584330861327E+018</text:p>
          </table:table-cell>
          <table:table-cell office:value-type="float" office:value="1.47584330899841E+018" calcext:value-type="float">
            <text:p>1.47584330899841E+018</text:p>
          </table:table-cell>
          <table:table-cell/>
          <table:table-cell table:formula="of:= [.C608] - [.B608]" office:value-type="float" office:value="385139968" calcext:value-type="float">
            <text:p>38513996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30863327E+018" calcext:value-type="float">
            <text:p>1.47584330863327E+018</text:p>
          </table:table-cell>
          <table:table-cell office:value-type="float" office:value="1.47584330901893E+018" calcext:value-type="float">
            <text:p>1.47584330901893E+018</text:p>
          </table:table-cell>
          <table:table-cell/>
          <table:table-cell table:formula="of:= [.C609] - [.B609]" office:value-type="float" office:value="385659904" calcext:value-type="float">
            <text:p>38565990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30865328E+018" calcext:value-type="float">
            <text:p>1.47584330865328E+018</text:p>
          </table:table-cell>
          <table:table-cell office:value-type="float" office:value="1.4758433090394E+018" calcext:value-type="float">
            <text:p>1.4758433090394E+018</text:p>
          </table:table-cell>
          <table:table-cell/>
          <table:table-cell table:formula="of:= [.C610] - [.B610]" office:value-type="float" office:value="386120192" calcext:value-type="float">
            <text:p>38612019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30867327E+018" calcext:value-type="float">
            <text:p>1.47584330867327E+018</text:p>
          </table:table-cell>
          <table:table-cell office:value-type="float" office:value="1.47584330905994E+018" calcext:value-type="float">
            <text:p>1.47584330905994E+018</text:p>
          </table:table-cell>
          <table:table-cell/>
          <table:table-cell table:formula="of:= [.C611] - [.B611]" office:value-type="float" office:value="386670080" calcext:value-type="float">
            <text:p>38667008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30869327E+018" calcext:value-type="float">
            <text:p>1.47584330869327E+018</text:p>
          </table:table-cell>
          <table:table-cell office:value-type="float" office:value="1.4758433090804E+018" calcext:value-type="float">
            <text:p>1.4758433090804E+018</text:p>
          </table:table-cell>
          <table:table-cell/>
          <table:table-cell table:formula="of:= [.C612] - [.B612]" office:value-type="float" office:value="387129856" calcext:value-type="float">
            <text:p>38712985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30871327E+018" calcext:value-type="float">
            <text:p>1.47584330871327E+018</text:p>
          </table:table-cell>
          <table:table-cell office:value-type="float" office:value="1.47584330910092E+018" calcext:value-type="float">
            <text:p>1.47584330910092E+018</text:p>
          </table:table-cell>
          <table:table-cell/>
          <table:table-cell table:formula="of:= [.C613] - [.B613]" office:value-type="float" office:value="387650048" calcext:value-type="float">
            <text:p>38765004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30873328E+018" calcext:value-type="float">
            <text:p>1.47584330873328E+018</text:p>
          </table:table-cell>
          <table:table-cell office:value-type="float" office:value="1.47584330912146E+018" calcext:value-type="float">
            <text:p>1.47584330912146E+018</text:p>
          </table:table-cell>
          <table:table-cell/>
          <table:table-cell table:formula="of:= [.C614] - [.B614]" office:value-type="float" office:value="388179968" calcext:value-type="float">
            <text:p>3881799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30875328E+018" calcext:value-type="float">
            <text:p>1.47584330875328E+018</text:p>
          </table:table-cell>
          <table:table-cell office:value-type="float" office:value="1.47584330914207E+018" calcext:value-type="float">
            <text:p>1.47584330914207E+018</text:p>
          </table:table-cell>
          <table:table-cell/>
          <table:table-cell table:formula="of:= [.C615] - [.B615]" office:value-type="float" office:value="388790016" calcext:value-type="float">
            <text:p>3887900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30877328E+018" calcext:value-type="float">
            <text:p>1.47584330877328E+018</text:p>
          </table:table-cell>
          <table:table-cell office:value-type="float" office:value="1.47584330916251E+018" calcext:value-type="float">
            <text:p>1.47584330916251E+018</text:p>
          </table:table-cell>
          <table:table-cell/>
          <table:table-cell table:formula="of:= [.C616] - [.B616]" office:value-type="float" office:value="389230080" calcext:value-type="float">
            <text:p>38923008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30879328E+018" calcext:value-type="float">
            <text:p>1.47584330879328E+018</text:p>
          </table:table-cell>
          <table:table-cell office:value-type="float" office:value="1.47584330918498E+018" calcext:value-type="float">
            <text:p>1.47584330918498E+018</text:p>
          </table:table-cell>
          <table:table-cell/>
          <table:table-cell table:formula="of:= [.C617] - [.B617]" office:value-type="float" office:value="391699968" calcext:value-type="float">
            <text:p>39169996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30881327E+018" calcext:value-type="float">
            <text:p>1.47584330881327E+018</text:p>
          </table:table-cell>
          <table:table-cell office:value-type="float" office:value="1.4758433092054E+018" calcext:value-type="float">
            <text:p>1.4758433092054E+018</text:p>
          </table:table-cell>
          <table:table-cell/>
          <table:table-cell table:formula="of:= [.C618] - [.B618]" office:value-type="float" office:value="392130304" calcext:value-type="float">
            <text:p>39213030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30883327E+018" calcext:value-type="float">
            <text:p>1.47584330883327E+018</text:p>
          </table:table-cell>
          <table:table-cell office:value-type="float" office:value="1.47584330922588E+018" calcext:value-type="float">
            <text:p>1.47584330922588E+018</text:p>
          </table:table-cell>
          <table:table-cell/>
          <table:table-cell table:formula="of:= [.C619] - [.B619]" office:value-type="float" office:value="392610304" calcext:value-type="float">
            <text:p>39261030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30885327E+018" calcext:value-type="float">
            <text:p>1.47584330885327E+018</text:p>
          </table:table-cell>
          <table:table-cell office:value-type="float" office:value="1.47584330924641E+018" calcext:value-type="float">
            <text:p>1.47584330924641E+018</text:p>
          </table:table-cell>
          <table:table-cell/>
          <table:table-cell table:formula="of:= [.C620] - [.B620]" office:value-type="float" office:value="393140224" calcext:value-type="float">
            <text:p>3931402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30887327E+018" calcext:value-type="float">
            <text:p>1.47584330887327E+018</text:p>
          </table:table-cell>
          <table:table-cell office:value-type="float" office:value="1.47584330926696E+018" calcext:value-type="float">
            <text:p>1.47584330926696E+018</text:p>
          </table:table-cell>
          <table:table-cell/>
          <table:table-cell table:formula="of:= [.C621] - [.B621]" office:value-type="float" office:value="393690368" calcext:value-type="float">
            <text:p>39369036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30889327E+018" calcext:value-type="float">
            <text:p>1.47584330889327E+018</text:p>
          </table:table-cell>
          <table:table-cell office:value-type="float" office:value="1.47584330928718E+018" calcext:value-type="float">
            <text:p>1.47584330928718E+018</text:p>
          </table:table-cell>
          <table:table-cell/>
          <table:table-cell table:formula="of:= [.C622] - [.B622]" office:value-type="float" office:value="393910272" calcext:value-type="float">
            <text:p>39391027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30891327E+018" calcext:value-type="float">
            <text:p>1.47584330891327E+018</text:p>
          </table:table-cell>
          <table:table-cell office:value-type="float" office:value="1.47584330930776E+018" calcext:value-type="float">
            <text:p>1.47584330930776E+018</text:p>
          </table:table-cell>
          <table:table-cell/>
          <table:table-cell table:formula="of:= [.C623] - [.B623]" office:value-type="float" office:value="394490368" calcext:value-type="float">
            <text:p>39449036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30893327E+018" calcext:value-type="float">
            <text:p>1.47584330893327E+018</text:p>
          </table:table-cell>
          <table:table-cell office:value-type="float" office:value="1.4758433093286E+018" calcext:value-type="float">
            <text:p>1.4758433093286E+018</text:p>
          </table:table-cell>
          <table:table-cell/>
          <table:table-cell table:formula="of:= [.C624] - [.B624]" office:value-type="float" office:value="395330304" calcext:value-type="float">
            <text:p>39533030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30895328E+018" calcext:value-type="float">
            <text:p>1.47584330895328E+018</text:p>
          </table:table-cell>
          <table:table-cell office:value-type="float" office:value="1.4758433093491E+018" calcext:value-type="float">
            <text:p>1.4758433093491E+018</text:p>
          </table:table-cell>
          <table:table-cell/>
          <table:table-cell table:formula="of:= [.C625] - [.B625]" office:value-type="float" office:value="395820032" calcext:value-type="float">
            <text:p>39582003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30897327E+018" calcext:value-type="float">
            <text:p>1.47584330897327E+018</text:p>
          </table:table-cell>
          <table:table-cell office:value-type="float" office:value="1.47584330936962E+018" calcext:value-type="float">
            <text:p>1.47584330936962E+018</text:p>
          </table:table-cell>
          <table:table-cell/>
          <table:table-cell table:formula="of:= [.C626] - [.B626]" office:value-type="float" office:value="396350208" calcext:value-type="float">
            <text:p>3963502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30899328E+018" calcext:value-type="float">
            <text:p>1.47584330899328E+018</text:p>
          </table:table-cell>
          <table:table-cell office:value-type="float" office:value="1.47584330939017E+018" calcext:value-type="float">
            <text:p>1.47584330939017E+018</text:p>
          </table:table-cell>
          <table:table-cell/>
          <table:table-cell table:formula="of:= [.C627] - [.B627]" office:value-type="float" office:value="396889856" calcext:value-type="float">
            <text:p>39688985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30901328E+018" calcext:value-type="float">
            <text:p>1.47584330901328E+018</text:p>
          </table:table-cell>
          <table:table-cell office:value-type="float" office:value="1.47584330941063E+018" calcext:value-type="float">
            <text:p>1.47584330941063E+018</text:p>
          </table:table-cell>
          <table:table-cell/>
          <table:table-cell table:formula="of:= [.C628] - [.B628]" office:value-type="float" office:value="397350144" calcext:value-type="float">
            <text:p>39735014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30903328E+018" calcext:value-type="float">
            <text:p>1.47584330903328E+018</text:p>
          </table:table-cell>
          <table:table-cell office:value-type="float" office:value="1.47584330943116E+018" calcext:value-type="float">
            <text:p>1.47584330943116E+018</text:p>
          </table:table-cell>
          <table:table-cell/>
          <table:table-cell table:formula="of:= [.C629] - [.B629]" office:value-type="float" office:value="397880064" calcext:value-type="float">
            <text:p>3978800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30905327E+018" calcext:value-type="float">
            <text:p>1.47584330905327E+018</text:p>
          </table:table-cell>
          <table:table-cell office:value-type="float" office:value="1.47584330945187E+018" calcext:value-type="float">
            <text:p>1.47584330945187E+018</text:p>
          </table:table-cell>
          <table:table-cell/>
          <table:table-cell table:formula="of:= [.C630] - [.B630]" office:value-type="float" office:value="398600192" calcext:value-type="float">
            <text:p>39860019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30907327E+018" calcext:value-type="float">
            <text:p>1.47584330907327E+018</text:p>
          </table:table-cell>
          <table:table-cell office:value-type="float" office:value="1.47584330947214E+018" calcext:value-type="float">
            <text:p>1.47584330947214E+018</text:p>
          </table:table-cell>
          <table:table-cell/>
          <table:table-cell table:formula="of:= [.C631] - [.B631]" office:value-type="float" office:value="398870272" calcext:value-type="float">
            <text:p>39887027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30909327E+018" calcext:value-type="float">
            <text:p>1.47584330909327E+018</text:p>
          </table:table-cell>
          <table:table-cell office:value-type="float" office:value="1.47584330949268E+018" calcext:value-type="float">
            <text:p>1.47584330949268E+018</text:p>
          </table:table-cell>
          <table:table-cell/>
          <table:table-cell table:formula="of:= [.C632] - [.B632]" office:value-type="float" office:value="399410176" calcext:value-type="float">
            <text:p>39941017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30911327E+018" calcext:value-type="float">
            <text:p>1.47584330911327E+018</text:p>
          </table:table-cell>
          <table:table-cell office:value-type="float" office:value="1.4758433095132E+018" calcext:value-type="float">
            <text:p>1.4758433095132E+018</text:p>
          </table:table-cell>
          <table:table-cell/>
          <table:table-cell table:formula="of:= [.C633] - [.B633]" office:value-type="float" office:value="399930112" calcext:value-type="float">
            <text:p>3999301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30913328E+018" calcext:value-type="float">
            <text:p>1.47584330913328E+018</text:p>
          </table:table-cell>
          <table:table-cell office:value-type="float" office:value="1.47584330953412E+018" calcext:value-type="float">
            <text:p>1.47584330953412E+018</text:p>
          </table:table-cell>
          <table:table-cell/>
          <table:table-cell table:formula="of:= [.C634] - [.B634]" office:value-type="float" office:value="400839936" calcext:value-type="float">
            <text:p>40083993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30915327E+018" calcext:value-type="float">
            <text:p>1.47584330915327E+018</text:p>
          </table:table-cell>
          <table:table-cell office:value-type="float" office:value="1.47584330955421E+018" calcext:value-type="float">
            <text:p>1.47584330955421E+018</text:p>
          </table:table-cell>
          <table:table-cell/>
          <table:table-cell table:formula="of:= [.C635] - [.B635]" office:value-type="float" office:value="400940032" calcext:value-type="float">
            <text:p>4009400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3091733E+018" calcext:value-type="float">
            <text:p>1.4758433091733E+018</text:p>
          </table:table-cell>
          <table:table-cell office:value-type="float" office:value="1.47584330957647E+018" calcext:value-type="float">
            <text:p>1.47584330957647E+018</text:p>
          </table:table-cell>
          <table:table-cell/>
          <table:table-cell table:formula="of:= [.C636] - [.B636]" office:value-type="float" office:value="403170048" calcext:value-type="float">
            <text:p>40317004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30919328E+018" calcext:value-type="float">
            <text:p>1.47584330919328E+018</text:p>
          </table:table-cell>
          <table:table-cell office:value-type="float" office:value="1.47584330959698E+018" calcext:value-type="float">
            <text:p>1.47584330959698E+018</text:p>
          </table:table-cell>
          <table:table-cell/>
          <table:table-cell table:formula="of:= [.C637] - [.B637]" office:value-type="float" office:value="403699968" calcext:value-type="float">
            <text:p>40369996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30921327E+018" calcext:value-type="float">
            <text:p>1.47584330921327E+018</text:p>
          </table:table-cell>
          <table:table-cell office:value-type="float" office:value="1.47584330961751E+018" calcext:value-type="float">
            <text:p>1.47584330961751E+018</text:p>
          </table:table-cell>
          <table:table-cell/>
          <table:table-cell table:formula="of:= [.C638] - [.B638]" office:value-type="float" office:value="404240128" calcext:value-type="float">
            <text:p>4042401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30923327E+018" calcext:value-type="float">
            <text:p>1.47584330923327E+018</text:p>
          </table:table-cell>
          <table:table-cell office:value-type="float" office:value="1.47584330963803E+018" calcext:value-type="float">
            <text:p>1.47584330963803E+018</text:p>
          </table:table-cell>
          <table:table-cell/>
          <table:table-cell table:formula="of:= [.C639] - [.B639]" office:value-type="float" office:value="404760064" calcext:value-type="float">
            <text:p>4047600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30925327E+018" calcext:value-type="float">
            <text:p>1.47584330925327E+018</text:p>
          </table:table-cell>
          <table:table-cell office:value-type="float" office:value="1.47584330965851E+018" calcext:value-type="float">
            <text:p>1.47584330965851E+018</text:p>
          </table:table-cell>
          <table:table-cell/>
          <table:table-cell table:formula="of:= [.C640] - [.B640]" office:value-type="float" office:value="405240064" calcext:value-type="float">
            <text:p>4052400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30927328E+018" calcext:value-type="float">
            <text:p>1.47584330927328E+018</text:p>
          </table:table-cell>
          <table:table-cell office:value-type="float" office:value="1.47584330967904E+018" calcext:value-type="float">
            <text:p>1.47584330967904E+018</text:p>
          </table:table-cell>
          <table:table-cell/>
          <table:table-cell table:formula="of:= [.C641] - [.B641]" office:value-type="float" office:value="405760000" calcext:value-type="float">
            <text:p>40576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30929326E+018" calcext:value-type="float">
            <text:p>1.47584330929326E+018</text:p>
          </table:table-cell>
          <table:table-cell office:value-type="float" office:value="1.47584330969953E+018" calcext:value-type="float">
            <text:p>1.47584330969953E+018</text:p>
          </table:table-cell>
          <table:table-cell/>
          <table:table-cell table:formula="of:= [.C642] - [.B642]" office:value-type="float" office:value="406269952" calcext:value-type="float">
            <text:p>40626995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30931328E+018" calcext:value-type="float">
            <text:p>1.47584330931328E+018</text:p>
          </table:table-cell>
          <table:table-cell office:value-type="float" office:value="1.47584330972001E+018" calcext:value-type="float">
            <text:p>1.47584330972001E+018</text:p>
          </table:table-cell>
          <table:table-cell/>
          <table:table-cell table:formula="of:= [.C643] - [.B643]" office:value-type="float" office:value="406729984" calcext:value-type="float">
            <text:p>4067299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30933327E+018" calcext:value-type="float">
            <text:p>1.47584330933327E+018</text:p>
          </table:table-cell>
          <table:table-cell office:value-type="float" office:value="1.47584330974052E+018" calcext:value-type="float">
            <text:p>1.47584330974052E+018</text:p>
          </table:table-cell>
          <table:table-cell/>
          <table:table-cell table:formula="of:= [.C644] - [.B644]" office:value-type="float" office:value="407250176" calcext:value-type="float">
            <text:p>40725017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30935327E+018" calcext:value-type="float">
            <text:p>1.47584330935327E+018</text:p>
          </table:table-cell>
          <table:table-cell office:value-type="float" office:value="1.47584330976107E+018" calcext:value-type="float">
            <text:p>1.47584330976107E+018</text:p>
          </table:table-cell>
          <table:table-cell/>
          <table:table-cell table:formula="of:= [.C645] - [.B645]" office:value-type="float" office:value="407799808" calcext:value-type="float">
            <text:p>4077998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30937327E+018" calcext:value-type="float">
            <text:p>1.47584330937327E+018</text:p>
          </table:table-cell>
          <table:table-cell office:value-type="float" office:value="1.47584330978158E+018" calcext:value-type="float">
            <text:p>1.47584330978158E+018</text:p>
          </table:table-cell>
          <table:table-cell/>
          <table:table-cell table:formula="of:= [.C646] - [.B646]" office:value-type="float" office:value="408310016" calcext:value-type="float">
            <text:p>4083100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30939327E+018" calcext:value-type="float">
            <text:p>1.47584330939327E+018</text:p>
          </table:table-cell>
          <table:table-cell office:value-type="float" office:value="1.47584330980211E+018" calcext:value-type="float">
            <text:p>1.47584330980211E+018</text:p>
          </table:table-cell>
          <table:table-cell/>
          <table:table-cell table:formula="of:= [.C647] - [.B647]" office:value-type="float" office:value="408839936" calcext:value-type="float">
            <text:p>4088399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30941327E+018" calcext:value-type="float">
            <text:p>1.47584330941327E+018</text:p>
          </table:table-cell>
          <table:table-cell office:value-type="float" office:value="1.47584330982261E+018" calcext:value-type="float">
            <text:p>1.47584330982261E+018</text:p>
          </table:table-cell>
          <table:table-cell/>
          <table:table-cell table:formula="of:= [.C648] - [.B648]" office:value-type="float" office:value="409339904" calcext:value-type="float">
            <text:p>4093399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30943327E+018" calcext:value-type="float">
            <text:p>1.47584330943327E+018</text:p>
          </table:table-cell>
          <table:table-cell office:value-type="float" office:value="1.47584330984312E+018" calcext:value-type="float">
            <text:p>1.47584330984312E+018</text:p>
          </table:table-cell>
          <table:table-cell/>
          <table:table-cell table:formula="of:= [.C649] - [.B649]" office:value-type="float" office:value="409850112" calcext:value-type="float">
            <text:p>4098501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30945327E+018" calcext:value-type="float">
            <text:p>1.47584330945327E+018</text:p>
          </table:table-cell>
          <table:table-cell office:value-type="float" office:value="1.47584330986368E+018" calcext:value-type="float">
            <text:p>1.47584330986368E+018</text:p>
          </table:table-cell>
          <table:table-cell/>
          <table:table-cell table:formula="of:= [.C650] - [.B650]" office:value-type="float" office:value="410409984" calcext:value-type="float">
            <text:p>4104099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30947327E+018" calcext:value-type="float">
            <text:p>1.47584330947327E+018</text:p>
          </table:table-cell>
          <table:table-cell office:value-type="float" office:value="1.4758433098844E+018" calcext:value-type="float">
            <text:p>1.4758433098844E+018</text:p>
          </table:table-cell>
          <table:table-cell/>
          <table:table-cell table:formula="of:= [.C651] - [.B651]" office:value-type="float" office:value="411129856" calcext:value-type="float">
            <text:p>4111298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30949327E+018" calcext:value-type="float">
            <text:p>1.47584330949327E+018</text:p>
          </table:table-cell>
          <table:table-cell office:value-type="float" office:value="1.47584330990455E+018" calcext:value-type="float">
            <text:p>1.47584330990455E+018</text:p>
          </table:table-cell>
          <table:table-cell/>
          <table:table-cell table:formula="of:= [.C652] - [.B652]" office:value-type="float" office:value="411280128" calcext:value-type="float">
            <text:p>41128012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3095136E+018" calcext:value-type="float">
            <text:p>1.4758433095136E+018</text:p>
          </table:table-cell>
          <table:table-cell office:value-type="float" office:value="1.47584330992513E+018" calcext:value-type="float">
            <text:p>1.47584330992513E+018</text:p>
          </table:table-cell>
          <table:table-cell/>
          <table:table-cell table:formula="of:= [.C653] - [.B653]" office:value-type="float" office:value="411529984" calcext:value-type="float">
            <text:p>41152998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30953326E+018" calcext:value-type="float">
            <text:p>1.47584330953326E+018</text:p>
          </table:table-cell>
          <table:table-cell office:value-type="float" office:value="1.47584330994598E+018" calcext:value-type="float">
            <text:p>1.47584330994598E+018</text:p>
          </table:table-cell>
          <table:table-cell/>
          <table:table-cell table:formula="of:= [.C654] - [.B654]" office:value-type="float" office:value="412719872" calcext:value-type="float">
            <text:p>4127198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30955328E+018" calcext:value-type="float">
            <text:p>1.47584330955328E+018</text:p>
          </table:table-cell>
          <table:table-cell office:value-type="float" office:value="1.47584330996826E+018" calcext:value-type="float">
            <text:p>1.47584330996826E+018</text:p>
          </table:table-cell>
          <table:table-cell/>
          <table:table-cell table:formula="of:= [.C655] - [.B655]" office:value-type="float" office:value="414979584" calcext:value-type="float">
            <text:p>41497958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30957327E+018" calcext:value-type="float">
            <text:p>1.47584330957327E+018</text:p>
          </table:table-cell>
          <table:table-cell office:value-type="float" office:value="1.47584330998879E+018" calcext:value-type="float">
            <text:p>1.47584330998879E+018</text:p>
          </table:table-cell>
          <table:table-cell/>
          <table:table-cell table:formula="of:= [.C656] - [.B656]" office:value-type="float" office:value="415520000" calcext:value-type="float">
            <text:p>4155200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30959327E+018" calcext:value-type="float">
            <text:p>1.47584330959327E+018</text:p>
          </table:table-cell>
          <table:table-cell office:value-type="float" office:value="1.47584331000929E+018" calcext:value-type="float">
            <text:p>1.47584331000929E+018</text:p>
          </table:table-cell>
          <table:table-cell/>
          <table:table-cell table:formula="of:= [.C657] - [.B657]" office:value-type="float" office:value="416019968" calcext:value-type="float">
            <text:p>41601996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30961328E+018" calcext:value-type="float">
            <text:p>1.47584330961328E+018</text:p>
          </table:table-cell>
          <table:table-cell office:value-type="float" office:value="1.47584331002979E+018" calcext:value-type="float">
            <text:p>1.47584331002979E+018</text:p>
          </table:table-cell>
          <table:table-cell/>
          <table:table-cell table:formula="of:= [.C658] - [.B658]" office:value-type="float" office:value="416509952" calcext:value-type="float">
            <text:p>4165099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30963327E+018" calcext:value-type="float">
            <text:p>1.47584330963327E+018</text:p>
          </table:table-cell>
          <table:table-cell office:value-type="float" office:value="1.4758433100503E+018" calcext:value-type="float">
            <text:p>1.4758433100503E+018</text:p>
          </table:table-cell>
          <table:table-cell/>
          <table:table-cell table:formula="of:= [.C659] - [.B659]" office:value-type="float" office:value="417029888" calcext:value-type="float">
            <text:p>41702988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30965327E+018" calcext:value-type="float">
            <text:p>1.47584330965327E+018</text:p>
          </table:table-cell>
          <table:table-cell office:value-type="float" office:value="1.47584331007078E+018" calcext:value-type="float">
            <text:p>1.47584331007078E+018</text:p>
          </table:table-cell>
          <table:table-cell/>
          <table:table-cell table:formula="of:= [.C660] - [.B660]" office:value-type="float" office:value="417509888" calcext:value-type="float">
            <text:p>4175098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30967327E+018" calcext:value-type="float">
            <text:p>1.47584330967327E+018</text:p>
          </table:table-cell>
          <table:table-cell office:value-type="float" office:value="1.47584331009136E+018" calcext:value-type="float">
            <text:p>1.47584331009136E+018</text:p>
          </table:table-cell>
          <table:table-cell/>
          <table:table-cell table:formula="of:= [.C661] - [.B661]" office:value-type="float" office:value="418089984" calcext:value-type="float">
            <text:p>41808998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30969327E+018" calcext:value-type="float">
            <text:p>1.47584330969327E+018</text:p>
          </table:table-cell>
          <table:table-cell office:value-type="float" office:value="1.47584331011186E+018" calcext:value-type="float">
            <text:p>1.47584331011186E+018</text:p>
          </table:table-cell>
          <table:table-cell/>
          <table:table-cell table:formula="of:= [.C662] - [.B662]" office:value-type="float" office:value="418589952" calcext:value-type="float">
            <text:p>41858995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30971327E+018" calcext:value-type="float">
            <text:p>1.47584330971327E+018</text:p>
          </table:table-cell>
          <table:table-cell office:value-type="float" office:value="1.47584331013233E+018" calcext:value-type="float">
            <text:p>1.47584331013233E+018</text:p>
          </table:table-cell>
          <table:table-cell/>
          <table:table-cell table:formula="of:= [.C663] - [.B663]" office:value-type="float" office:value="419059968" calcext:value-type="float">
            <text:p>41905996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30973327E+018" calcext:value-type="float">
            <text:p>1.47584330973327E+018</text:p>
          </table:table-cell>
          <table:table-cell office:value-type="float" office:value="1.47584331015283E+018" calcext:value-type="float">
            <text:p>1.47584331015283E+018</text:p>
          </table:table-cell>
          <table:table-cell/>
          <table:table-cell table:formula="of:= [.C664] - [.B664]" office:value-type="float" office:value="419559936" calcext:value-type="float">
            <text:p>4195599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30975327E+018" calcext:value-type="float">
            <text:p>1.47584330975327E+018</text:p>
          </table:table-cell>
          <table:table-cell office:value-type="float" office:value="1.47584331017422E+018" calcext:value-type="float">
            <text:p>1.47584331017422E+018</text:p>
          </table:table-cell>
          <table:table-cell/>
          <table:table-cell table:formula="of:= [.C665] - [.B665]" office:value-type="float" office:value="420949760" calcext:value-type="float">
            <text:p>42094976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30977328E+018" calcext:value-type="float">
            <text:p>1.47584330977328E+018</text:p>
          </table:table-cell>
          <table:table-cell office:value-type="float" office:value="1.47584331019415E+018" calcext:value-type="float">
            <text:p>1.47584331019415E+018</text:p>
          </table:table-cell>
          <table:table-cell/>
          <table:table-cell table:formula="of:= [.C666] - [.B666]" office:value-type="float" office:value="420869888" calcext:value-type="float">
            <text:p>42086988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30979328E+018" calcext:value-type="float">
            <text:p>1.47584330979328E+018</text:p>
          </table:table-cell>
          <table:table-cell office:value-type="float" office:value="1.4758433102144E+018" calcext:value-type="float">
            <text:p>1.4758433102144E+018</text:p>
          </table:table-cell>
          <table:table-cell/>
          <table:table-cell table:formula="of:= [.C667] - [.B667]" office:value-type="float" office:value="421120000" calcext:value-type="float">
            <text:p>42112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30981327E+018" calcext:value-type="float">
            <text:p>1.47584330981327E+018</text:p>
          </table:table-cell>
          <table:table-cell office:value-type="float" office:value="1.47584331023488E+018" calcext:value-type="float">
            <text:p>1.47584331023488E+018</text:p>
          </table:table-cell>
          <table:table-cell/>
          <table:table-cell table:formula="of:= [.C668] - [.B668]" office:value-type="float" office:value="421609984" calcext:value-type="float">
            <text:p>42160998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30983327E+018" calcext:value-type="float">
            <text:p>1.47584330983327E+018</text:p>
          </table:table-cell>
          <table:table-cell office:value-type="float" office:value="1.47584331025516E+018" calcext:value-type="float">
            <text:p>1.47584331025516E+018</text:p>
          </table:table-cell>
          <table:table-cell/>
          <table:table-cell table:formula="of:= [.C669] - [.B669]" office:value-type="float" office:value="421890048" calcext:value-type="float">
            <text:p>42189004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30985328E+018" calcext:value-type="float">
            <text:p>1.47584330985328E+018</text:p>
          </table:table-cell>
          <table:table-cell office:value-type="float" office:value="1.47584331027599E+018" calcext:value-type="float">
            <text:p>1.47584331027599E+018</text:p>
          </table:table-cell>
          <table:table-cell/>
          <table:table-cell table:formula="of:= [.C670] - [.B670]" office:value-type="float" office:value="422710016" calcext:value-type="float">
            <text:p>4227100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30987327E+018" calcext:value-type="float">
            <text:p>1.47584330987327E+018</text:p>
          </table:table-cell>
          <table:table-cell office:value-type="float" office:value="1.47584331029648E+018" calcext:value-type="float">
            <text:p>1.47584331029648E+018</text:p>
          </table:table-cell>
          <table:table-cell/>
          <table:table-cell table:formula="of:= [.C671] - [.B671]" office:value-type="float" office:value="423209984" calcext:value-type="float">
            <text:p>42320998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30989328E+018" calcext:value-type="float">
            <text:p>1.47584330989328E+018</text:p>
          </table:table-cell>
          <table:table-cell office:value-type="float" office:value="1.47584331031698E+018" calcext:value-type="float">
            <text:p>1.47584331031698E+018</text:p>
          </table:table-cell>
          <table:table-cell/>
          <table:table-cell table:formula="of:= [.C672] - [.B672]" office:value-type="float" office:value="423699968" calcext:value-type="float">
            <text:p>42369996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30991327E+018" calcext:value-type="float">
            <text:p>1.47584330991327E+018</text:p>
          </table:table-cell>
          <table:table-cell office:value-type="float" office:value="1.4758433103375E+018" calcext:value-type="float">
            <text:p>1.4758433103375E+018</text:p>
          </table:table-cell>
          <table:table-cell/>
          <table:table-cell table:formula="of:= [.C673] - [.B673]" office:value-type="float" office:value="424229888" calcext:value-type="float">
            <text:p>42422988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30993328E+018" calcext:value-type="float">
            <text:p>1.47584330993328E+018</text:p>
          </table:table-cell>
          <table:table-cell office:value-type="float" office:value="1.47584331035986E+018" calcext:value-type="float">
            <text:p>1.47584331035986E+018</text:p>
          </table:table-cell>
          <table:table-cell/>
          <table:table-cell table:formula="of:= [.C674] - [.B674]" office:value-type="float" office:value="426579968" calcext:value-type="float">
            <text:p>42657996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30995328E+018" calcext:value-type="float">
            <text:p>1.47584330995328E+018</text:p>
          </table:table-cell>
          <table:table-cell office:value-type="float" office:value="1.47584331038035E+018" calcext:value-type="float">
            <text:p>1.47584331038035E+018</text:p>
          </table:table-cell>
          <table:table-cell/>
          <table:table-cell table:formula="of:= [.C675] - [.B675]" office:value-type="float" office:value="427070208" calcext:value-type="float">
            <text:p>4270702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30997331E+018" calcext:value-type="float">
            <text:p>1.47584330997331E+018</text:p>
          </table:table-cell>
          <table:table-cell office:value-type="float" office:value="1.4758433104009E+018" calcext:value-type="float">
            <text:p>1.4758433104009E+018</text:p>
          </table:table-cell>
          <table:table-cell/>
          <table:table-cell table:formula="of:= [.C676] - [.B676]" office:value-type="float" office:value="427589888" calcext:value-type="float">
            <text:p>42758988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30999328E+018" calcext:value-type="float">
            <text:p>1.47584330999328E+018</text:p>
          </table:table-cell>
          <table:table-cell office:value-type="float" office:value="1.47584331042149E+018" calcext:value-type="float">
            <text:p>1.47584331042149E+018</text:p>
          </table:table-cell>
          <table:table-cell/>
          <table:table-cell table:formula="of:= [.C677] - [.B677]" office:value-type="float" office:value="428210176" calcext:value-type="float">
            <text:p>4282101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31001328E+018" calcext:value-type="float">
            <text:p>1.47584331001328E+018</text:p>
          </table:table-cell>
          <table:table-cell office:value-type="float" office:value="1.47584331044201E+018" calcext:value-type="float">
            <text:p>1.47584331044201E+018</text:p>
          </table:table-cell>
          <table:table-cell/>
          <table:table-cell table:formula="of:= [.C678] - [.B678]" office:value-type="float" office:value="428730112" calcext:value-type="float">
            <text:p>4287301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31003327E+018" calcext:value-type="float">
            <text:p>1.47584331003327E+018</text:p>
          </table:table-cell>
          <table:table-cell office:value-type="float" office:value="1.47584331046226E+018" calcext:value-type="float">
            <text:p>1.47584331046226E+018</text:p>
          </table:table-cell>
          <table:table-cell/>
          <table:table-cell table:formula="of:= [.C679] - [.B679]" office:value-type="float" office:value="428989952" calcext:value-type="float">
            <text:p>42898995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31005328E+018" calcext:value-type="float">
            <text:p>1.47584331005328E+018</text:p>
          </table:table-cell>
          <table:table-cell office:value-type="float" office:value="1.47584331048314E+018" calcext:value-type="float">
            <text:p>1.47584331048314E+018</text:p>
          </table:table-cell>
          <table:table-cell/>
          <table:table-cell table:formula="of:= [.C680] - [.B680]" office:value-type="float" office:value="429859840" calcext:value-type="float">
            <text:p>4298598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31007327E+018" calcext:value-type="float">
            <text:p>1.47584331007327E+018</text:p>
          </table:table-cell>
          <table:table-cell office:value-type="float" office:value="1.47584331050364E+018" calcext:value-type="float">
            <text:p>1.47584331050364E+018</text:p>
          </table:table-cell>
          <table:table-cell/>
          <table:table-cell table:formula="of:= [.C681] - [.B681]" office:value-type="float" office:value="430369792" calcext:value-type="float">
            <text:p>4303697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31009327E+018" calcext:value-type="float">
            <text:p>1.47584331009327E+018</text:p>
          </table:table-cell>
          <table:table-cell office:value-type="float" office:value="1.47584331052415E+018" calcext:value-type="float">
            <text:p>1.47584331052415E+018</text:p>
          </table:table-cell>
          <table:table-cell/>
          <table:table-cell table:formula="of:= [.C682] - [.B682]" office:value-type="float" office:value="430880000" calcext:value-type="float">
            <text:p>43088000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31011327E+018" calcext:value-type="float">
            <text:p>1.47584331011327E+018</text:p>
          </table:table-cell>
          <table:table-cell office:value-type="float" office:value="1.47584331054463E+018" calcext:value-type="float">
            <text:p>1.47584331054463E+018</text:p>
          </table:table-cell>
          <table:table-cell/>
          <table:table-cell table:formula="of:= [.C683] - [.B683]" office:value-type="float" office:value="431360000" calcext:value-type="float">
            <text:p>431360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31013327E+018" calcext:value-type="float">
            <text:p>1.47584331013327E+018</text:p>
          </table:table-cell>
          <table:table-cell office:value-type="float" office:value="1.47584331056515E+018" calcext:value-type="float">
            <text:p>1.47584331056515E+018</text:p>
          </table:table-cell>
          <table:table-cell/>
          <table:table-cell table:formula="of:= [.C684] - [.B684]" office:value-type="float" office:value="431879936" calcext:value-type="float">
            <text:p>4318799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31015328E+018" calcext:value-type="float">
            <text:p>1.47584331015328E+018</text:p>
          </table:table-cell>
          <table:table-cell office:value-type="float" office:value="1.47584331058565E+018" calcext:value-type="float">
            <text:p>1.47584331058565E+018</text:p>
          </table:table-cell>
          <table:table-cell/>
          <table:table-cell table:formula="of:= [.C685] - [.B685]" office:value-type="float" office:value="432369920" calcext:value-type="float">
            <text:p>4323699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31017326E+018" calcext:value-type="float">
            <text:p>1.47584331017326E+018</text:p>
          </table:table-cell>
          <table:table-cell office:value-type="float" office:value="1.47584331060619E+018" calcext:value-type="float">
            <text:p>1.47584331060619E+018</text:p>
          </table:table-cell>
          <table:table-cell/>
          <table:table-cell table:formula="of:= [.C686] - [.B686]" office:value-type="float" office:value="432929792" calcext:value-type="float">
            <text:p>43292979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31019328E+018" calcext:value-type="float">
            <text:p>1.47584331019328E+018</text:p>
          </table:table-cell>
          <table:table-cell office:value-type="float" office:value="1.47584331062667E+018" calcext:value-type="float">
            <text:p>1.47584331062667E+018</text:p>
          </table:table-cell>
          <table:table-cell/>
          <table:table-cell table:formula="of:= [.C687] - [.B687]" office:value-type="float" office:value="433390080" calcext:value-type="float">
            <text:p>43339008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31021328E+018" calcext:value-type="float">
            <text:p>1.47584331021328E+018</text:p>
          </table:table-cell>
          <table:table-cell office:value-type="float" office:value="1.47584331064718E+018" calcext:value-type="float">
            <text:p>1.47584331064718E+018</text:p>
          </table:table-cell>
          <table:table-cell/>
          <table:table-cell table:formula="of:= [.C688] - [.B688]" office:value-type="float" office:value="433900032" calcext:value-type="float">
            <text:p>43390003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31023327E+018" calcext:value-type="float">
            <text:p>1.47584331023327E+018</text:p>
          </table:table-cell>
          <table:table-cell office:value-type="float" office:value="1.47584331066765E+018" calcext:value-type="float">
            <text:p>1.47584331066765E+018</text:p>
          </table:table-cell>
          <table:table-cell/>
          <table:table-cell table:formula="of:= [.C689] - [.B689]" office:value-type="float" office:value="434380032" calcext:value-type="float">
            <text:p>4343800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31025327E+018" calcext:value-type="float">
            <text:p>1.47584331025327E+018</text:p>
          </table:table-cell>
          <table:table-cell office:value-type="float" office:value="1.47584331068823E+018" calcext:value-type="float">
            <text:p>1.47584331068823E+018</text:p>
          </table:table-cell>
          <table:table-cell/>
          <table:table-cell table:formula="of:= [.C690] - [.B690]" office:value-type="float" office:value="434960128" calcext:value-type="float">
            <text:p>43496012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31027327E+018" calcext:value-type="float">
            <text:p>1.47584331027327E+018</text:p>
          </table:table-cell>
          <table:table-cell office:value-type="float" office:value="1.47584331070869E+018" calcext:value-type="float">
            <text:p>1.47584331070869E+018</text:p>
          </table:table-cell>
          <table:table-cell/>
          <table:table-cell table:formula="of:= [.C691] - [.B691]" office:value-type="float" office:value="435420160" calcext:value-type="float">
            <text:p>43542016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31029328E+018" calcext:value-type="float">
            <text:p>1.47584331029328E+018</text:p>
          </table:table-cell>
          <table:table-cell office:value-type="float" office:value="1.4758433107292E+018" calcext:value-type="float">
            <text:p>1.4758433107292E+018</text:p>
          </table:table-cell>
          <table:table-cell/>
          <table:table-cell table:formula="of:= [.C692] - [.B692]" office:value-type="float" office:value="435919872" calcext:value-type="float">
            <text:p>43591987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31031327E+018" calcext:value-type="float">
            <text:p>1.47584331031327E+018</text:p>
          </table:table-cell>
          <table:table-cell office:value-type="float" office:value="1.47584331074969E+018" calcext:value-type="float">
            <text:p>1.47584331074969E+018</text:p>
          </table:table-cell>
          <table:table-cell/>
          <table:table-cell table:formula="of:= [.C693] - [.B693]" office:value-type="float" office:value="436420096" calcext:value-type="float">
            <text:p>43642009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31033327E+018" calcext:value-type="float">
            <text:p>1.47584331033327E+018</text:p>
          </table:table-cell>
          <table:table-cell office:value-type="float" office:value="1.47584331077224E+018" calcext:value-type="float">
            <text:p>1.47584331077224E+018</text:p>
          </table:table-cell>
          <table:table-cell/>
          <table:table-cell table:formula="of:= [.C694] - [.B694]" office:value-type="float" office:value="438969856" calcext:value-type="float">
            <text:p>43896985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31035327E+018" calcext:value-type="float">
            <text:p>1.47584331035327E+018</text:p>
          </table:table-cell>
          <table:table-cell office:value-type="float" office:value="1.4758433107927E+018" calcext:value-type="float">
            <text:p>1.4758433107927E+018</text:p>
          </table:table-cell>
          <table:table-cell/>
          <table:table-cell table:formula="of:= [.C695] - [.B695]" office:value-type="float" office:value="439430144" calcext:value-type="float">
            <text:p>43943014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31037327E+018" calcext:value-type="float">
            <text:p>1.47584331037327E+018</text:p>
          </table:table-cell>
          <table:table-cell office:value-type="float" office:value="1.47584331081324E+018" calcext:value-type="float">
            <text:p>1.47584331081324E+018</text:p>
          </table:table-cell>
          <table:table-cell/>
          <table:table-cell table:formula="of:= [.C696] - [.B696]" office:value-type="float" office:value="439970048" calcext:value-type="float">
            <text:p>43997004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31039327E+018" calcext:value-type="float">
            <text:p>1.47584331039327E+018</text:p>
          </table:table-cell>
          <table:table-cell office:value-type="float" office:value="1.47584331083413E+018" calcext:value-type="float">
            <text:p>1.47584331083413E+018</text:p>
          </table:table-cell>
          <table:table-cell/>
          <table:table-cell table:formula="of:= [.C697] - [.B697]" office:value-type="float" office:value="440859904" calcext:value-type="float">
            <text:p>44085990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31041328E+018" calcext:value-type="float">
            <text:p>1.47584331041328E+018</text:p>
          </table:table-cell>
          <table:table-cell office:value-type="float" office:value="1.47584331085426E+018" calcext:value-type="float">
            <text:p>1.47584331085426E+018</text:p>
          </table:table-cell>
          <table:table-cell/>
          <table:table-cell table:formula="of:= [.C698] - [.B698]" office:value-type="float" office:value="440979968" calcext:value-type="float">
            <text:p>44097996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31043327E+018" calcext:value-type="float">
            <text:p>1.47584331043327E+018</text:p>
          </table:table-cell>
          <table:table-cell office:value-type="float" office:value="1.47584331087471E+018" calcext:value-type="float">
            <text:p>1.47584331087471E+018</text:p>
          </table:table-cell>
          <table:table-cell/>
          <table:table-cell table:formula="of:= [.C699] - [.B699]" office:value-type="float" office:value="441440000" calcext:value-type="float">
            <text:p>441440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31045327E+018" calcext:value-type="float">
            <text:p>1.47584331045327E+018</text:p>
          </table:table-cell>
          <table:table-cell office:value-type="float" office:value="1.47584331089525E+018" calcext:value-type="float">
            <text:p>1.47584331089525E+018</text:p>
          </table:table-cell>
          <table:table-cell/>
          <table:table-cell table:formula="of:= [.C700] - [.B700]" office:value-type="float" office:value="441979904" calcext:value-type="float">
            <text:p>4419799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31047328E+018" calcext:value-type="float">
            <text:p>1.47584331047328E+018</text:p>
          </table:table-cell>
          <table:table-cell office:value-type="float" office:value="1.47584331091571E+018" calcext:value-type="float">
            <text:p>1.47584331091571E+018</text:p>
          </table:table-cell>
          <table:table-cell/>
          <table:table-cell table:formula="of:= [.C701] - [.B701]" office:value-type="float" office:value="442430208" calcext:value-type="float">
            <text:p>4424302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31049328E+018" calcext:value-type="float">
            <text:p>1.47584331049328E+018</text:p>
          </table:table-cell>
          <table:table-cell office:value-type="float" office:value="1.47584331093633E+018" calcext:value-type="float">
            <text:p>1.47584331093633E+018</text:p>
          </table:table-cell>
          <table:table-cell/>
          <table:table-cell table:formula="of:= [.C702] - [.B702]" office:value-type="float" office:value="443049984" calcext:value-type="float">
            <text:p>44304998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31051328E+018" calcext:value-type="float">
            <text:p>1.47584331051328E+018</text:p>
          </table:table-cell>
          <table:table-cell office:value-type="float" office:value="1.47584331095676E+018" calcext:value-type="float">
            <text:p>1.47584331095676E+018</text:p>
          </table:table-cell>
          <table:table-cell/>
          <table:table-cell table:formula="of:= [.C703] - [.B703]" office:value-type="float" office:value="443480064" calcext:value-type="float">
            <text:p>44348006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31053328E+018" calcext:value-type="float">
            <text:p>1.47584331053328E+018</text:p>
          </table:table-cell>
          <table:table-cell office:value-type="float" office:value="1.47584331097728E+018" calcext:value-type="float">
            <text:p>1.47584331097728E+018</text:p>
          </table:table-cell>
          <table:table-cell/>
          <table:table-cell table:formula="of:= [.C704] - [.B704]" office:value-type="float" office:value="444000000" calcext:value-type="float">
            <text:p>4440000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31055327E+018" calcext:value-type="float">
            <text:p>1.47584331055327E+018</text:p>
          </table:table-cell>
          <table:table-cell office:value-type="float" office:value="1.47584331099776E+018" calcext:value-type="float">
            <text:p>1.47584331099776E+018</text:p>
          </table:table-cell>
          <table:table-cell/>
          <table:table-cell table:formula="of:= [.C705] - [.B705]" office:value-type="float" office:value="444489984" calcext:value-type="float">
            <text:p>44448998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31057327E+018" calcext:value-type="float">
            <text:p>1.47584331057327E+018</text:p>
          </table:table-cell>
          <table:table-cell office:value-type="float" office:value="1.47584331101828E+018" calcext:value-type="float">
            <text:p>1.47584331101828E+018</text:p>
          </table:table-cell>
          <table:table-cell/>
          <table:table-cell table:formula="of:= [.C706] - [.B706]" office:value-type="float" office:value="445009920" calcext:value-type="float">
            <text:p>4450099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31059327E+018" calcext:value-type="float">
            <text:p>1.47584331059327E+018</text:p>
          </table:table-cell>
          <table:table-cell office:value-type="float" office:value="1.47584331103878E+018" calcext:value-type="float">
            <text:p>1.47584331103878E+018</text:p>
          </table:table-cell>
          <table:table-cell/>
          <table:table-cell table:formula="of:= [.C707] - [.B707]" office:value-type="float" office:value="445510144" calcext:value-type="float">
            <text:p>44551014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31061327E+018" calcext:value-type="float">
            <text:p>1.47584331061327E+018</text:p>
          </table:table-cell>
          <table:table-cell office:value-type="float" office:value="1.47584331105927E+018" calcext:value-type="float">
            <text:p>1.47584331105927E+018</text:p>
          </table:table-cell>
          <table:table-cell/>
          <table:table-cell table:formula="of:= [.C708] - [.B708]" office:value-type="float" office:value="446000128" calcext:value-type="float">
            <text:p>4460001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31063328E+018" calcext:value-type="float">
            <text:p>1.47584331063328E+018</text:p>
          </table:table-cell>
          <table:table-cell office:value-type="float" office:value="1.47584331107977E+018" calcext:value-type="float">
            <text:p>1.47584331107977E+018</text:p>
          </table:table-cell>
          <table:table-cell/>
          <table:table-cell table:formula="of:= [.C709] - [.B709]" office:value-type="float" office:value="446489856" calcext:value-type="float">
            <text:p>44648985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31065327E+018" calcext:value-type="float">
            <text:p>1.47584331065327E+018</text:p>
          </table:table-cell>
          <table:table-cell office:value-type="float" office:value="1.4758433111003E+018" calcext:value-type="float">
            <text:p>1.4758433111003E+018</text:p>
          </table:table-cell>
          <table:table-cell/>
          <table:table-cell table:formula="of:= [.C710] - [.B710]" office:value-type="float" office:value="447030016" calcext:value-type="float">
            <text:p>4470300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31067327E+018" calcext:value-type="float">
            <text:p>1.47584331067327E+018</text:p>
          </table:table-cell>
          <table:table-cell office:value-type="float" office:value="1.47584331112077E+018" calcext:value-type="float">
            <text:p>1.47584331112077E+018</text:p>
          </table:table-cell>
          <table:table-cell/>
          <table:table-cell table:formula="of:= [.C711] - [.B711]" office:value-type="float" office:value="447500032" calcext:value-type="float">
            <text:p>44750003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31069327E+018" calcext:value-type="float">
            <text:p>1.47584331069327E+018</text:p>
          </table:table-cell>
          <table:table-cell office:value-type="float" office:value="1.47584331114135E+018" calcext:value-type="float">
            <text:p>1.47584331114135E+018</text:p>
          </table:table-cell>
          <table:table-cell/>
          <table:table-cell table:formula="of:= [.C712] - [.B712]" office:value-type="float" office:value="448080128" calcext:value-type="float">
            <text:p>44808012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31071328E+018" calcext:value-type="float">
            <text:p>1.47584331071328E+018</text:p>
          </table:table-cell>
          <table:table-cell office:value-type="float" office:value="1.47584331116208E+018" calcext:value-type="float">
            <text:p>1.47584331116208E+018</text:p>
          </table:table-cell>
          <table:table-cell/>
          <table:table-cell table:formula="of:= [.C713] - [.B713]" office:value-type="float" office:value="448800000" calcext:value-type="float">
            <text:p>448800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31073328E+018" calcext:value-type="float">
            <text:p>1.47584331073328E+018</text:p>
          </table:table-cell>
          <table:table-cell office:value-type="float" office:value="1.47584331118235E+018" calcext:value-type="float">
            <text:p>1.47584331118235E+018</text:p>
          </table:table-cell>
          <table:table-cell/>
          <table:table-cell table:formula="of:= [.C714] - [.B714]" office:value-type="float" office:value="449069824" calcext:value-type="float">
            <text:p>4490698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31075328E+018" calcext:value-type="float">
            <text:p>1.47584331075328E+018</text:p>
          </table:table-cell>
          <table:table-cell office:value-type="float" office:value="1.47584331120483E+018" calcext:value-type="float">
            <text:p>1.47584331120483E+018</text:p>
          </table:table-cell>
          <table:table-cell/>
          <table:table-cell table:formula="of:= [.C715] - [.B715]" office:value-type="float" office:value="451549952" calcext:value-type="float">
            <text:p>45154995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31077329E+018" calcext:value-type="float">
            <text:p>1.47584331077329E+018</text:p>
          </table:table-cell>
          <table:table-cell office:value-type="float" office:value="1.47584331122534E+018" calcext:value-type="float">
            <text:p>1.47584331122534E+018</text:p>
          </table:table-cell>
          <table:table-cell/>
          <table:table-cell table:formula="of:= [.C716] - [.B716]" office:value-type="float" office:value="452049920" calcext:value-type="float">
            <text:p>4520499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31079327E+018" calcext:value-type="float">
            <text:p>1.47584331079327E+018</text:p>
          </table:table-cell>
          <table:table-cell office:value-type="float" office:value="1.47584331124581E+018" calcext:value-type="float">
            <text:p>1.47584331124581E+018</text:p>
          </table:table-cell>
          <table:table-cell/>
          <table:table-cell table:formula="of:= [.C717] - [.B717]" office:value-type="float" office:value="452539904" calcext:value-type="float">
            <text:p>45253990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31081365E+018" calcext:value-type="float">
            <text:p>1.47584331081365E+018</text:p>
          </table:table-cell>
          <table:table-cell office:value-type="float" office:value="1.47584331126637E+018" calcext:value-type="float">
            <text:p>1.47584331126637E+018</text:p>
          </table:table-cell>
          <table:table-cell/>
          <table:table-cell table:formula="of:= [.C718] - [.B718]" office:value-type="float" office:value="452720128" calcext:value-type="float">
            <text:p>4527201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31083327E+018" calcext:value-type="float">
            <text:p>1.47584331083327E+018</text:p>
          </table:table-cell>
          <table:table-cell office:value-type="float" office:value="1.47584331128687E+018" calcext:value-type="float">
            <text:p>1.47584331128687E+018</text:p>
          </table:table-cell>
          <table:table-cell/>
          <table:table-cell table:formula="of:= [.C719] - [.B719]" office:value-type="float" office:value="453600000" calcext:value-type="float">
            <text:p>453600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31085327E+018" calcext:value-type="float">
            <text:p>1.47584331085327E+018</text:p>
          </table:table-cell>
          <table:table-cell office:value-type="float" office:value="1.47584331130735E+018" calcext:value-type="float">
            <text:p>1.47584331130735E+018</text:p>
          </table:table-cell>
          <table:table-cell/>
          <table:table-cell table:formula="of:= [.C720] - [.B720]" office:value-type="float" office:value="454080000" calcext:value-type="float">
            <text:p>4540800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31087327E+018" calcext:value-type="float">
            <text:p>1.47584331087327E+018</text:p>
          </table:table-cell>
          <table:table-cell office:value-type="float" office:value="1.47584331132786E+018" calcext:value-type="float">
            <text:p>1.47584331132786E+018</text:p>
          </table:table-cell>
          <table:table-cell/>
          <table:table-cell table:formula="of:= [.C721] - [.B721]" office:value-type="float" office:value="454589952" calcext:value-type="float">
            <text:p>4545899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31089328E+018" calcext:value-type="float">
            <text:p>1.47584331089328E+018</text:p>
          </table:table-cell>
          <table:table-cell office:value-type="float" office:value="1.47584331134836E+018" calcext:value-type="float">
            <text:p>1.47584331134836E+018</text:p>
          </table:table-cell>
          <table:table-cell/>
          <table:table-cell table:formula="of:= [.C722] - [.B722]" office:value-type="float" office:value="455079936" calcext:value-type="float">
            <text:p>45507993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31091327E+018" calcext:value-type="float">
            <text:p>1.47584331091327E+018</text:p>
          </table:table-cell>
          <table:table-cell office:value-type="float" office:value="1.47584331136884E+018" calcext:value-type="float">
            <text:p>1.47584331136884E+018</text:p>
          </table:table-cell>
          <table:table-cell/>
          <table:table-cell table:formula="of:= [.C723] - [.B723]" office:value-type="float" office:value="455569920" calcext:value-type="float">
            <text:p>45556992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31093327E+018" calcext:value-type="float">
            <text:p>1.47584331093327E+018</text:p>
          </table:table-cell>
          <table:table-cell office:value-type="float" office:value="1.4758433113894E+018" calcext:value-type="float">
            <text:p>1.4758433113894E+018</text:p>
          </table:table-cell>
          <table:table-cell/>
          <table:table-cell table:formula="of:= [.C724] - [.B724]" office:value-type="float" office:value="456130048" calcext:value-type="float">
            <text:p>45613004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31095328E+018" calcext:value-type="float">
            <text:p>1.47584331095328E+018</text:p>
          </table:table-cell>
          <table:table-cell office:value-type="float" office:value="1.47584331140987E+018" calcext:value-type="float">
            <text:p>1.47584331140987E+018</text:p>
          </table:table-cell>
          <table:table-cell/>
          <table:table-cell table:formula="of:= [.C725] - [.B725]" office:value-type="float" office:value="456590080" calcext:value-type="float">
            <text:p>45659008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31097328E+018" calcext:value-type="float">
            <text:p>1.47584331097328E+018</text:p>
          </table:table-cell>
          <table:table-cell office:value-type="float" office:value="1.47584331143044E+018" calcext:value-type="float">
            <text:p>1.47584331143044E+018</text:p>
          </table:table-cell>
          <table:table-cell/>
          <table:table-cell table:formula="of:= [.C726] - [.B726]" office:value-type="float" office:value="457159936" calcext:value-type="float">
            <text:p>4571599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31099328E+018" calcext:value-type="float">
            <text:p>1.47584331099328E+018</text:p>
          </table:table-cell>
          <table:table-cell office:value-type="float" office:value="1.47584331145089E+018" calcext:value-type="float">
            <text:p>1.47584331145089E+018</text:p>
          </table:table-cell>
          <table:table-cell/>
          <table:table-cell table:formula="of:= [.C727] - [.B727]" office:value-type="float" office:value="457609984" calcext:value-type="float">
            <text:p>45760998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31101328E+018" calcext:value-type="float">
            <text:p>1.47584331101328E+018</text:p>
          </table:table-cell>
          <table:table-cell office:value-type="float" office:value="1.47584331147148E+018" calcext:value-type="float">
            <text:p>1.47584331147148E+018</text:p>
          </table:table-cell>
          <table:table-cell/>
          <table:table-cell table:formula="of:= [.C728] - [.B728]" office:value-type="float" office:value="458200064" calcext:value-type="float">
            <text:p>45820006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31103327E+018" calcext:value-type="float">
            <text:p>1.47584331103327E+018</text:p>
          </table:table-cell>
          <table:table-cell office:value-type="float" office:value="1.47584331149214E+018" calcext:value-type="float">
            <text:p>1.47584331149214E+018</text:p>
          </table:table-cell>
          <table:table-cell/>
          <table:table-cell table:formula="of:= [.C729] - [.B729]" office:value-type="float" office:value="458869760" calcext:value-type="float">
            <text:p>45886976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31105327E+018" calcext:value-type="float">
            <text:p>1.47584331105327E+018</text:p>
          </table:table-cell>
          <table:table-cell office:value-type="float" office:value="1.47584331151257E+018" calcext:value-type="float">
            <text:p>1.47584331151257E+018</text:p>
          </table:table-cell>
          <table:table-cell/>
          <table:table-cell table:formula="of:= [.C730] - [.B730]" office:value-type="float" office:value="459299840" calcext:value-type="float">
            <text:p>45929984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31107328E+018" calcext:value-type="float">
            <text:p>1.47584331107328E+018</text:p>
          </table:table-cell>
          <table:table-cell office:value-type="float" office:value="1.47584331153313E+018" calcext:value-type="float">
            <text:p>1.47584331153313E+018</text:p>
          </table:table-cell>
          <table:table-cell/>
          <table:table-cell table:formula="of:= [.C731] - [.B731]" office:value-type="float" office:value="459849984" calcext:value-type="float">
            <text:p>45984998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31109327E+018" calcext:value-type="float">
            <text:p>1.47584331109327E+018</text:p>
          </table:table-cell>
          <table:table-cell office:value-type="float" office:value="1.47584331155424E+018" calcext:value-type="float">
            <text:p>1.47584331155424E+018</text:p>
          </table:table-cell>
          <table:table-cell/>
          <table:table-cell table:formula="of:= [.C732] - [.B732]" office:value-type="float" office:value="460969984" calcext:value-type="float">
            <text:p>4609699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31111328E+018" calcext:value-type="float">
            <text:p>1.47584331111328E+018</text:p>
          </table:table-cell>
          <table:table-cell office:value-type="float" office:value="1.47584331157418E+018" calcext:value-type="float">
            <text:p>1.47584331157418E+018</text:p>
          </table:table-cell>
          <table:table-cell/>
          <table:table-cell table:formula="of:= [.C733] - [.B733]" office:value-type="float" office:value="460900096" calcext:value-type="float">
            <text:p>4609000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31113327E+018" calcext:value-type="float">
            <text:p>1.47584331113327E+018</text:p>
          </table:table-cell>
          <table:table-cell office:value-type="float" office:value="1.47584331159461E+018" calcext:value-type="float">
            <text:p>1.47584331159461E+018</text:p>
          </table:table-cell>
          <table:table-cell/>
          <table:table-cell table:formula="of:= [.C734] - [.B734]" office:value-type="float" office:value="461339904" calcext:value-type="float">
            <text:p>46133990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31115327E+018" calcext:value-type="float">
            <text:p>1.47584331115327E+018</text:p>
          </table:table-cell>
          <table:table-cell office:value-type="float" office:value="1.4758433116151E+018" calcext:value-type="float">
            <text:p>1.4758433116151E+018</text:p>
          </table:table-cell>
          <table:table-cell/>
          <table:table-cell table:formula="of:= [.C735] - [.B735]" office:value-type="float" office:value="461829888" calcext:value-type="float">
            <text:p>46182988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31117327E+018" calcext:value-type="float">
            <text:p>1.47584331117327E+018</text:p>
          </table:table-cell>
          <table:table-cell office:value-type="float" office:value="1.4758433116356E+018" calcext:value-type="float">
            <text:p>1.4758433116356E+018</text:p>
          </table:table-cell>
          <table:table-cell/>
          <table:table-cell table:formula="of:= [.C736] - [.B736]" office:value-type="float" office:value="462330112" calcext:value-type="float">
            <text:p>4623301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31119327E+018" calcext:value-type="float">
            <text:p>1.47584331119327E+018</text:p>
          </table:table-cell>
          <table:table-cell office:value-type="float" office:value="1.47584331165615E+018" calcext:value-type="float">
            <text:p>1.47584331165615E+018</text:p>
          </table:table-cell>
          <table:table-cell/>
          <table:table-cell table:formula="of:= [.C737] - [.B737]" office:value-type="float" office:value="462880000" calcext:value-type="float">
            <text:p>46288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31121328E+018" calcext:value-type="float">
            <text:p>1.47584331121328E+018</text:p>
          </table:table-cell>
          <table:table-cell office:value-type="float" office:value="1.47584331167874E+018" calcext:value-type="float">
            <text:p>1.47584331167874E+018</text:p>
          </table:table-cell>
          <table:table-cell/>
          <table:table-cell table:formula="of:= [.C738] - [.B738]" office:value-type="float" office:value="465459968" calcext:value-type="float">
            <text:p>4654599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31123327E+018" calcext:value-type="float">
            <text:p>1.47584331123327E+018</text:p>
          </table:table-cell>
          <table:table-cell office:value-type="float" office:value="1.4758433116992E+018" calcext:value-type="float">
            <text:p>1.4758433116992E+018</text:p>
          </table:table-cell>
          <table:table-cell/>
          <table:table-cell table:formula="of:= [.C739] - [.B739]" office:value-type="float" office:value="465929984" calcext:value-type="float">
            <text:p>46592998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31125327E+018" calcext:value-type="float">
            <text:p>1.47584331125327E+018</text:p>
          </table:table-cell>
          <table:table-cell office:value-type="float" office:value="1.47584331171968E+018" calcext:value-type="float">
            <text:p>1.47584331171968E+018</text:p>
          </table:table-cell>
          <table:table-cell/>
          <table:table-cell table:formula="of:= [.C740] - [.B740]" office:value-type="float" office:value="466409984" calcext:value-type="float">
            <text:p>46640998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31127327E+018" calcext:value-type="float">
            <text:p>1.47584331127327E+018</text:p>
          </table:table-cell>
          <table:table-cell office:value-type="float" office:value="1.47584331174018E+018" calcext:value-type="float">
            <text:p>1.47584331174018E+018</text:p>
          </table:table-cell>
          <table:table-cell/>
          <table:table-cell table:formula="of:= [.C741] - [.B741]" office:value-type="float" office:value="466910208" calcext:value-type="float">
            <text:p>4669102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31129327E+018" calcext:value-type="float">
            <text:p>1.47584331129327E+018</text:p>
          </table:table-cell>
          <table:table-cell office:value-type="float" office:value="1.47584331176048E+018" calcext:value-type="float">
            <text:p>1.47584331176048E+018</text:p>
          </table:table-cell>
          <table:table-cell/>
          <table:table-cell table:formula="of:= [.C742] - [.B742]" office:value-type="float" office:value="467209984" calcext:value-type="float">
            <text:p>46720998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31131327E+018" calcext:value-type="float">
            <text:p>1.47584331131327E+018</text:p>
          </table:table-cell>
          <table:table-cell office:value-type="float" office:value="1.47584331178121E+018" calcext:value-type="float">
            <text:p>1.47584331178121E+018</text:p>
          </table:table-cell>
          <table:table-cell/>
          <table:table-cell table:formula="of:= [.C743] - [.B743]" office:value-type="float" office:value="467939840" calcext:value-type="float">
            <text:p>46793984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31133327E+018" calcext:value-type="float">
            <text:p>1.47584331133327E+018</text:p>
          </table:table-cell>
          <table:table-cell office:value-type="float" office:value="1.47584331180174E+018" calcext:value-type="float">
            <text:p>1.47584331180174E+018</text:p>
          </table:table-cell>
          <table:table-cell/>
          <table:table-cell table:formula="of:= [.C744] - [.B744]" office:value-type="float" office:value="468470016" calcext:value-type="float">
            <text:p>4684700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31135327E+018" calcext:value-type="float">
            <text:p>1.47584331135327E+018</text:p>
          </table:table-cell>
          <table:table-cell office:value-type="float" office:value="1.47584331182218E+018" calcext:value-type="float">
            <text:p>1.47584331182218E+018</text:p>
          </table:table-cell>
          <table:table-cell/>
          <table:table-cell table:formula="of:= [.C745] - [.B745]" office:value-type="float" office:value="468909824" calcext:value-type="float">
            <text:p>4689098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31137328E+018" calcext:value-type="float">
            <text:p>1.47584331137328E+018</text:p>
          </table:table-cell>
          <table:table-cell office:value-type="float" office:value="1.47584331184268E+018" calcext:value-type="float">
            <text:p>1.47584331184268E+018</text:p>
          </table:table-cell>
          <table:table-cell/>
          <table:table-cell table:formula="of:= [.C746] - [.B746]" office:value-type="float" office:value="469399808" calcext:value-type="float">
            <text:p>46939980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31139327E+018" calcext:value-type="float">
            <text:p>1.47584331139327E+018</text:p>
          </table:table-cell>
          <table:table-cell office:value-type="float" office:value="1.47584331186305E+018" calcext:value-type="float">
            <text:p>1.47584331186305E+018</text:p>
          </table:table-cell>
          <table:table-cell/>
          <table:table-cell table:formula="of:= [.C747] - [.B747]" office:value-type="float" office:value="469779968" calcext:value-type="float">
            <text:p>46977996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31141327E+018" calcext:value-type="float">
            <text:p>1.47584331141327E+018</text:p>
          </table:table-cell>
          <table:table-cell office:value-type="float" office:value="1.47584331188345E+018" calcext:value-type="float">
            <text:p>1.47584331188345E+018</text:p>
          </table:table-cell>
          <table:table-cell/>
          <table:table-cell table:formula="of:= [.C748] - [.B748]" office:value-type="float" office:value="470179840" calcext:value-type="float">
            <text:p>47017984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31143327E+018" calcext:value-type="float">
            <text:p>1.47584331143327E+018</text:p>
          </table:table-cell>
          <table:table-cell office:value-type="float" office:value="1.47584331190395E+018" calcext:value-type="float">
            <text:p>1.47584331190395E+018</text:p>
          </table:table-cell>
          <table:table-cell/>
          <table:table-cell table:formula="of:= [.C749] - [.B749]" office:value-type="float" office:value="470680064" calcext:value-type="float">
            <text:p>47068006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31145327E+018" calcext:value-type="float">
            <text:p>1.47584331145327E+018</text:p>
          </table:table-cell>
          <table:table-cell office:value-type="float" office:value="1.47584331192449E+018" calcext:value-type="float">
            <text:p>1.47584331192449E+018</text:p>
          </table:table-cell>
          <table:table-cell/>
          <table:table-cell table:formula="of:= [.C750] - [.B750]" office:value-type="float" office:value="471219968" calcext:value-type="float">
            <text:p>4712199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31147327E+018" calcext:value-type="float">
            <text:p>1.47584331147327E+018</text:p>
          </table:table-cell>
          <table:table-cell office:value-type="float" office:value="1.47584331194498E+018" calcext:value-type="float">
            <text:p>1.47584331194498E+018</text:p>
          </table:table-cell>
          <table:table-cell/>
          <table:table-cell table:formula="of:= [.C751] - [.B751]" office:value-type="float" office:value="471709952" calcext:value-type="float">
            <text:p>4717099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31149328E+018" calcext:value-type="float">
            <text:p>1.47584331149328E+018</text:p>
          </table:table-cell>
          <table:table-cell office:value-type="float" office:value="1.47584331196549E+018" calcext:value-type="float">
            <text:p>1.47584331196549E+018</text:p>
          </table:table-cell>
          <table:table-cell/>
          <table:table-cell table:formula="of:= [.C752] - [.B752]" office:value-type="float" office:value="472210176" calcext:value-type="float">
            <text:p>4722101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31151328E+018" calcext:value-type="float">
            <text:p>1.47584331151328E+018</text:p>
          </table:table-cell>
          <table:table-cell office:value-type="float" office:value="1.47584331198596E+018" calcext:value-type="float">
            <text:p>1.47584331198596E+018</text:p>
          </table:table-cell>
          <table:table-cell/>
          <table:table-cell table:formula="of:= [.C753] - [.B753]" office:value-type="float" office:value="472679936" calcext:value-type="float">
            <text:p>47267993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31153341E+018" calcext:value-type="float">
            <text:p>1.47584331153341E+018</text:p>
          </table:table-cell>
          <table:table-cell office:value-type="float" office:value="1.47584331200646E+018" calcext:value-type="float">
            <text:p>1.47584331200646E+018</text:p>
          </table:table-cell>
          <table:table-cell/>
          <table:table-cell table:formula="of:= [.C754] - [.B754]" office:value-type="float" office:value="473049856" calcext:value-type="float">
            <text:p>47304985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31155328E+018" calcext:value-type="float">
            <text:p>1.47584331155328E+018</text:p>
          </table:table-cell>
          <table:table-cell office:value-type="float" office:value="1.47584331202696E+018" calcext:value-type="float">
            <text:p>1.47584331202696E+018</text:p>
          </table:table-cell>
          <table:table-cell/>
          <table:table-cell table:formula="of:= [.C755] - [.B755]" office:value-type="float" office:value="473680128" calcext:value-type="float">
            <text:p>47368012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31157328E+018" calcext:value-type="float">
            <text:p>1.47584331157328E+018</text:p>
          </table:table-cell>
          <table:table-cell office:value-type="float" office:value="1.47584331204742E+018" calcext:value-type="float">
            <text:p>1.47584331204742E+018</text:p>
          </table:table-cell>
          <table:table-cell/>
          <table:table-cell table:formula="of:= [.C756] - [.B756]" office:value-type="float" office:value="474139904" calcext:value-type="float">
            <text:p>47413990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31159327E+018" calcext:value-type="float">
            <text:p>1.47584331159327E+018</text:p>
          </table:table-cell>
          <table:table-cell office:value-type="float" office:value="1.47584331206789E+018" calcext:value-type="float">
            <text:p>1.47584331206789E+018</text:p>
          </table:table-cell>
          <table:table-cell/>
          <table:table-cell table:formula="of:= [.C757] - [.B757]" office:value-type="float" office:value="474619904" calcext:value-type="float">
            <text:p>47461990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31161328E+018" calcext:value-type="float">
            <text:p>1.47584331161328E+018</text:p>
          </table:table-cell>
          <table:table-cell office:value-type="float" office:value="1.4758433120884E+018" calcext:value-type="float">
            <text:p>1.4758433120884E+018</text:p>
          </table:table-cell>
          <table:table-cell/>
          <table:table-cell table:formula="of:= [.C758] - [.B758]" office:value-type="float" office:value="475120384" calcext:value-type="float">
            <text:p>47512038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31163327E+018" calcext:value-type="float">
            <text:p>1.47584331163327E+018</text:p>
          </table:table-cell>
          <table:table-cell office:value-type="float" office:value="1.47584331210886E+018" calcext:value-type="float">
            <text:p>1.47584331210886E+018</text:p>
          </table:table-cell>
          <table:table-cell/>
          <table:table-cell table:formula="of:= [.C759] - [.B759]" office:value-type="float" office:value="475589888" calcext:value-type="float">
            <text:p>47558988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31165327E+018" calcext:value-type="float">
            <text:p>1.47584331165327E+018</text:p>
          </table:table-cell>
          <table:table-cell office:value-type="float" office:value="1.47584331213139E+018" calcext:value-type="float">
            <text:p>1.47584331213139E+018</text:p>
          </table:table-cell>
          <table:table-cell/>
          <table:table-cell table:formula="of:= [.C760] - [.B760]" office:value-type="float" office:value="478119936" calcext:value-type="float">
            <text:p>4781199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31167327E+018" calcext:value-type="float">
            <text:p>1.47584331167327E+018</text:p>
          </table:table-cell>
          <table:table-cell office:value-type="float" office:value="1.47584331215194E+018" calcext:value-type="float">
            <text:p>1.47584331215194E+018</text:p>
          </table:table-cell>
          <table:table-cell/>
          <table:table-cell table:formula="of:= [.C761] - [.B761]" office:value-type="float" office:value="478670080" calcext:value-type="float">
            <text:p>47867008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31169327E+018" calcext:value-type="float">
            <text:p>1.47584331169327E+018</text:p>
          </table:table-cell>
          <table:table-cell office:value-type="float" office:value="1.47584331217241E+018" calcext:value-type="float">
            <text:p>1.47584331217241E+018</text:p>
          </table:table-cell>
          <table:table-cell/>
          <table:table-cell table:formula="of:= [.C762] - [.B762]" office:value-type="float" office:value="479139840" calcext:value-type="float">
            <text:p>47913984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31171328E+018" calcext:value-type="float">
            <text:p>1.47584331171328E+018</text:p>
          </table:table-cell>
          <table:table-cell office:value-type="float" office:value="1.47584331219305E+018" calcext:value-type="float">
            <text:p>1.47584331219305E+018</text:p>
          </table:table-cell>
          <table:table-cell/>
          <table:table-cell table:formula="of:= [.C763] - [.B763]" office:value-type="float" office:value="479770112" calcext:value-type="float">
            <text:p>4797701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31173327E+018" calcext:value-type="float">
            <text:p>1.47584331173327E+018</text:p>
          </table:table-cell>
          <table:table-cell office:value-type="float" office:value="1.4758433122142E+018" calcext:value-type="float">
            <text:p>1.4758433122142E+018</text:p>
          </table:table-cell>
          <table:table-cell/>
          <table:table-cell table:formula="of:= [.C764] - [.B764]" office:value-type="float" office:value="480930048" calcext:value-type="float">
            <text:p>4809300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31175327E+018" calcext:value-type="float">
            <text:p>1.47584331175327E+018</text:p>
          </table:table-cell>
          <table:table-cell office:value-type="float" office:value="1.47584331223414E+018" calcext:value-type="float">
            <text:p>1.47584331223414E+018</text:p>
          </table:table-cell>
          <table:table-cell/>
          <table:table-cell table:formula="of:= [.C765] - [.B765]" office:value-type="float" office:value="480870144" calcext:value-type="float">
            <text:p>48087014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31177328E+018" calcext:value-type="float">
            <text:p>1.47584331177328E+018</text:p>
          </table:table-cell>
          <table:table-cell office:value-type="float" office:value="1.47584331225447E+018" calcext:value-type="float">
            <text:p>1.47584331225447E+018</text:p>
          </table:table-cell>
          <table:table-cell/>
          <table:table-cell table:formula="of:= [.C766] - [.B766]" office:value-type="float" office:value="481190144" calcext:value-type="float">
            <text:p>4811901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31179327E+018" calcext:value-type="float">
            <text:p>1.47584331179327E+018</text:p>
          </table:table-cell>
          <table:table-cell office:value-type="float" office:value="1.4758433122749E+018" calcext:value-type="float">
            <text:p>1.4758433122749E+018</text:p>
          </table:table-cell>
          <table:table-cell/>
          <table:table-cell table:formula="of:= [.C767] - [.B767]" office:value-type="float" office:value="481629952" calcext:value-type="float">
            <text:p>48162995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31181327E+018" calcext:value-type="float">
            <text:p>1.47584331181327E+018</text:p>
          </table:table-cell>
          <table:table-cell office:value-type="float" office:value="1.47584331229539E+018" calcext:value-type="float">
            <text:p>1.47584331229539E+018</text:p>
          </table:table-cell>
          <table:table-cell/>
          <table:table-cell table:formula="of:= [.C768] - [.B768]" office:value-type="float" office:value="482119936" calcext:value-type="float">
            <text:p>4821199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31183327E+018" calcext:value-type="float">
            <text:p>1.47584331183327E+018</text:p>
          </table:table-cell>
          <table:table-cell office:value-type="float" office:value="1.47584331231586E+018" calcext:value-type="float">
            <text:p>1.47584331231586E+018</text:p>
          </table:table-cell>
          <table:table-cell/>
          <table:table-cell table:formula="of:= [.C769] - [.B769]" office:value-type="float" office:value="482589952" calcext:value-type="float">
            <text:p>48258995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31185328E+018" calcext:value-type="float">
            <text:p>1.47584331185328E+018</text:p>
          </table:table-cell>
          <table:table-cell office:value-type="float" office:value="1.47584331233639E+018" calcext:value-type="float">
            <text:p>1.47584331233639E+018</text:p>
          </table:table-cell>
          <table:table-cell/>
          <table:table-cell table:formula="of:= [.C770] - [.B770]" office:value-type="float" office:value="483109888" calcext:value-type="float">
            <text:p>48310988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31187328E+018" calcext:value-type="float">
            <text:p>1.47584331187328E+018</text:p>
          </table:table-cell>
          <table:table-cell office:value-type="float" office:value="1.47584331235687E+018" calcext:value-type="float">
            <text:p>1.47584331235687E+018</text:p>
          </table:table-cell>
          <table:table-cell/>
          <table:table-cell table:formula="of:= [.C771] - [.B771]" office:value-type="float" office:value="483589888" calcext:value-type="float">
            <text:p>48358988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31189328E+018" calcext:value-type="float">
            <text:p>1.47584331189328E+018</text:p>
          </table:table-cell>
          <table:table-cell office:value-type="float" office:value="1.47584331237738E+018" calcext:value-type="float">
            <text:p>1.47584331237738E+018</text:p>
          </table:table-cell>
          <table:table-cell/>
          <table:table-cell table:formula="of:= [.C772] - [.B772]" office:value-type="float" office:value="484100096" calcext:value-type="float">
            <text:p>48410009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31191327E+018" calcext:value-type="float">
            <text:p>1.47584331191327E+018</text:p>
          </table:table-cell>
          <table:table-cell office:value-type="float" office:value="1.47584331239783E+018" calcext:value-type="float">
            <text:p>1.47584331239783E+018</text:p>
          </table:table-cell>
          <table:table-cell/>
          <table:table-cell table:formula="of:= [.C773] - [.B773]" office:value-type="float" office:value="484560128" calcext:value-type="float">
            <text:p>48456012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31193327E+018" calcext:value-type="float">
            <text:p>1.47584331193327E+018</text:p>
          </table:table-cell>
          <table:table-cell office:value-type="float" office:value="1.47584331241834E+018" calcext:value-type="float">
            <text:p>1.47584331241834E+018</text:p>
          </table:table-cell>
          <table:table-cell/>
          <table:table-cell table:formula="of:= [.C774] - [.B774]" office:value-type="float" office:value="485069824" calcext:value-type="float">
            <text:p>4850698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31195328E+018" calcext:value-type="float">
            <text:p>1.47584331195328E+018</text:p>
          </table:table-cell>
          <table:table-cell office:value-type="float" office:value="1.47584331243882E+018" calcext:value-type="float">
            <text:p>1.47584331243882E+018</text:p>
          </table:table-cell>
          <table:table-cell/>
          <table:table-cell table:formula="of:= [.C775] - [.B775]" office:value-type="float" office:value="485539840" calcext:value-type="float">
            <text:p>48553984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31197327E+018" calcext:value-type="float">
            <text:p>1.47584331197327E+018</text:p>
          </table:table-cell>
          <table:table-cell office:value-type="float" office:value="1.47584331245931E+018" calcext:value-type="float">
            <text:p>1.47584331245931E+018</text:p>
          </table:table-cell>
          <table:table-cell/>
          <table:table-cell table:formula="of:= [.C776] - [.B776]" office:value-type="float" office:value="486040064" calcext:value-type="float">
            <text:p>48604006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31199328E+018" calcext:value-type="float">
            <text:p>1.47584331199328E+018</text:p>
          </table:table-cell>
          <table:table-cell office:value-type="float" office:value="1.47584331247979E+018" calcext:value-type="float">
            <text:p>1.47584331247979E+018</text:p>
          </table:table-cell>
          <table:table-cell/>
          <table:table-cell table:formula="of:= [.C777] - [.B777]" office:value-type="float" office:value="486510080" calcext:value-type="float">
            <text:p>48651008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31201328E+018" calcext:value-type="float">
            <text:p>1.47584331201328E+018</text:p>
          </table:table-cell>
          <table:table-cell office:value-type="float" office:value="1.4758433125003E+018" calcext:value-type="float">
            <text:p>1.4758433125003E+018</text:p>
          </table:table-cell>
          <table:table-cell/>
          <table:table-cell table:formula="of:= [.C778] - [.B778]" office:value-type="float" office:value="487020032" calcext:value-type="float">
            <text:p>48702003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31203327E+018" calcext:value-type="float">
            <text:p>1.47584331203327E+018</text:p>
          </table:table-cell>
          <table:table-cell office:value-type="float" office:value="1.47584331252077E+018" calcext:value-type="float">
            <text:p>1.47584331252077E+018</text:p>
          </table:table-cell>
          <table:table-cell/>
          <table:table-cell table:formula="of:= [.C779] - [.B779]" office:value-type="float" office:value="487500032" calcext:value-type="float">
            <text:p>4875000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31205327E+018" calcext:value-type="float">
            <text:p>1.47584331205327E+018</text:p>
          </table:table-cell>
          <table:table-cell office:value-type="float" office:value="1.47584331254131E+018" calcext:value-type="float">
            <text:p>1.47584331254131E+018</text:p>
          </table:table-cell>
          <table:table-cell/>
          <table:table-cell table:formula="of:= [.C780] - [.B780]" office:value-type="float" office:value="488039936" calcext:value-type="float">
            <text:p>4880399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31207327E+018" calcext:value-type="float">
            <text:p>1.47584331207327E+018</text:p>
          </table:table-cell>
          <table:table-cell office:value-type="float" office:value="1.47584331256186E+018" calcext:value-type="float">
            <text:p>1.47584331256186E+018</text:p>
          </table:table-cell>
          <table:table-cell/>
          <table:table-cell table:formula="of:= [.C781] - [.B781]" office:value-type="float" office:value="488589824" calcext:value-type="float">
            <text:p>48858982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31209327E+018" calcext:value-type="float">
            <text:p>1.47584331209327E+018</text:p>
          </table:table-cell>
          <table:table-cell office:value-type="float" office:value="1.47584331258233E+018" calcext:value-type="float">
            <text:p>1.47584331258233E+018</text:p>
          </table:table-cell>
          <table:table-cell/>
          <table:table-cell table:formula="of:= [.C782] - [.B782]" office:value-type="float" office:value="489060096" calcext:value-type="float">
            <text:p>48906009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31211327E+018" calcext:value-type="float">
            <text:p>1.47584331211327E+018</text:p>
          </table:table-cell>
          <table:table-cell office:value-type="float" office:value="1.47584331260497E+018" calcext:value-type="float">
            <text:p>1.47584331260497E+018</text:p>
          </table:table-cell>
          <table:table-cell/>
          <table:table-cell table:formula="of:= [.C783] - [.B783]" office:value-type="float" office:value="491699968" calcext:value-type="float">
            <text:p>49169996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31213327E+018" calcext:value-type="float">
            <text:p>1.47584331213327E+018</text:p>
          </table:table-cell>
          <table:table-cell office:value-type="float" office:value="1.47584331262544E+018" calcext:value-type="float">
            <text:p>1.47584331262544E+018</text:p>
          </table:table-cell>
          <table:table-cell/>
          <table:table-cell table:formula="of:= [.C784] - [.B784]" office:value-type="float" office:value="492169984" calcext:value-type="float">
            <text:p>49216998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31215327E+018" calcext:value-type="float">
            <text:p>1.47584331215327E+018</text:p>
          </table:table-cell>
          <table:table-cell office:value-type="float" office:value="1.47584331264593E+018" calcext:value-type="float">
            <text:p>1.47584331264593E+018</text:p>
          </table:table-cell>
          <table:table-cell/>
          <table:table-cell table:formula="of:= [.C785] - [.B785]" office:value-type="float" office:value="492659968" calcext:value-type="float">
            <text:p>49265996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31217327E+018" calcext:value-type="float">
            <text:p>1.47584331217327E+018</text:p>
          </table:table-cell>
          <table:table-cell office:value-type="float" office:value="1.47584331266642E+018" calcext:value-type="float">
            <text:p>1.47584331266642E+018</text:p>
          </table:table-cell>
          <table:table-cell/>
          <table:table-cell table:formula="of:= [.C786] - [.B786]" office:value-type="float" office:value="493150208" calcext:value-type="float">
            <text:p>49315020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31219346E+018" calcext:value-type="float">
            <text:p>1.47584331219346E+018</text:p>
          </table:table-cell>
          <table:table-cell office:value-type="float" office:value="1.47584331268694E+018" calcext:value-type="float">
            <text:p>1.47584331268694E+018</text:p>
          </table:table-cell>
          <table:table-cell/>
          <table:table-cell table:formula="of:= [.C787] - [.B787]" office:value-type="float" office:value="493480192" calcext:value-type="float">
            <text:p>49348019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31221328E+018" calcext:value-type="float">
            <text:p>1.47584331221328E+018</text:p>
          </table:table-cell>
          <table:table-cell office:value-type="float" office:value="1.47584331270741E+018" calcext:value-type="float">
            <text:p>1.47584331270741E+018</text:p>
          </table:table-cell>
          <table:table-cell/>
          <table:table-cell table:formula="of:= [.C788] - [.B788]" office:value-type="float" office:value="494129920" calcext:value-type="float">
            <text:p>4941299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31223327E+018" calcext:value-type="float">
            <text:p>1.47584331223327E+018</text:p>
          </table:table-cell>
          <table:table-cell office:value-type="float" office:value="1.47584331272788E+018" calcext:value-type="float">
            <text:p>1.47584331272788E+018</text:p>
          </table:table-cell>
          <table:table-cell/>
          <table:table-cell table:formula="of:= [.C789] - [.B789]" office:value-type="float" office:value="494609920" calcext:value-type="float">
            <text:p>4946099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31225334E+018" calcext:value-type="float">
            <text:p>1.47584331225334E+018</text:p>
          </table:table-cell>
          <table:table-cell office:value-type="float" office:value="1.47584331274836E+018" calcext:value-type="float">
            <text:p>1.47584331274836E+018</text:p>
          </table:table-cell>
          <table:table-cell/>
          <table:table-cell table:formula="of:= [.C790] - [.B790]" office:value-type="float" office:value="495020032" calcext:value-type="float">
            <text:p>4950200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31227328E+018" calcext:value-type="float">
            <text:p>1.47584331227328E+018</text:p>
          </table:table-cell>
          <table:table-cell office:value-type="float" office:value="1.47584331276889E+018" calcext:value-type="float">
            <text:p>1.47584331276889E+018</text:p>
          </table:table-cell>
          <table:table-cell/>
          <table:table-cell table:formula="of:= [.C791] - [.B791]" office:value-type="float" office:value="495610112" calcext:value-type="float">
            <text:p>4956101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31229328E+018" calcext:value-type="float">
            <text:p>1.47584331229328E+018</text:p>
          </table:table-cell>
          <table:table-cell office:value-type="float" office:value="1.47584331278934E+018" calcext:value-type="float">
            <text:p>1.47584331278934E+018</text:p>
          </table:table-cell>
          <table:table-cell/>
          <table:table-cell table:formula="of:= [.C792] - [.B792]" office:value-type="float" office:value="496059904" calcext:value-type="float">
            <text:p>49605990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31231328E+018" calcext:value-type="float">
            <text:p>1.47584331231328E+018</text:p>
          </table:table-cell>
          <table:table-cell office:value-type="float" office:value="1.4758433128098E+018" calcext:value-type="float">
            <text:p>1.4758433128098E+018</text:p>
          </table:table-cell>
          <table:table-cell/>
          <table:table-cell table:formula="of:= [.C793] - [.B793]" office:value-type="float" office:value="496520192" calcext:value-type="float">
            <text:p>4965201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31233327E+018" calcext:value-type="float">
            <text:p>1.47584331233327E+018</text:p>
          </table:table-cell>
          <table:table-cell office:value-type="float" office:value="1.47584331283032E+018" calcext:value-type="float">
            <text:p>1.47584331283032E+018</text:p>
          </table:table-cell>
          <table:table-cell/>
          <table:table-cell table:formula="of:= [.C794] - [.B794]" office:value-type="float" office:value="497050112" calcext:value-type="float">
            <text:p>4970501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31235327E+018" calcext:value-type="float">
            <text:p>1.47584331235327E+018</text:p>
          </table:table-cell>
          <table:table-cell office:value-type="float" office:value="1.47584331285078E+018" calcext:value-type="float">
            <text:p>1.47584331285078E+018</text:p>
          </table:table-cell>
          <table:table-cell/>
          <table:table-cell table:formula="of:= [.C795] - [.B795]" office:value-type="float" office:value="497509888" calcext:value-type="float">
            <text:p>4975098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31237327E+018" calcext:value-type="float">
            <text:p>1.47584331237327E+018</text:p>
          </table:table-cell>
          <table:table-cell office:value-type="float" office:value="1.47584331287134E+018" calcext:value-type="float">
            <text:p>1.47584331287134E+018</text:p>
          </table:table-cell>
          <table:table-cell/>
          <table:table-cell table:formula="of:= [.C796] - [.B796]" office:value-type="float" office:value="498070016" calcext:value-type="float">
            <text:p>4980700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31239327E+018" calcext:value-type="float">
            <text:p>1.47584331239327E+018</text:p>
          </table:table-cell>
          <table:table-cell office:value-type="float" office:value="1.47584331289181E+018" calcext:value-type="float">
            <text:p>1.47584331289181E+018</text:p>
          </table:table-cell>
          <table:table-cell/>
          <table:table-cell table:formula="of:= [.C797] - [.B797]" office:value-type="float" office:value="498540032" calcext:value-type="float">
            <text:p>49854003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31241327E+018" calcext:value-type="float">
            <text:p>1.47584331241327E+018</text:p>
          </table:table-cell>
          <table:table-cell office:value-type="float" office:value="1.47584331291232E+018" calcext:value-type="float">
            <text:p>1.47584331291232E+018</text:p>
          </table:table-cell>
          <table:table-cell/>
          <table:table-cell table:formula="of:= [.C798] - [.B798]" office:value-type="float" office:value="499049984" calcext:value-type="float">
            <text:p>49904998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31243327E+018" calcext:value-type="float">
            <text:p>1.47584331243327E+018</text:p>
          </table:table-cell>
          <table:table-cell office:value-type="float" office:value="1.47584331293282E+018" calcext:value-type="float">
            <text:p>1.47584331293282E+018</text:p>
          </table:table-cell>
          <table:table-cell/>
          <table:table-cell table:formula="of:= [.C799] - [.B799]" office:value-type="float" office:value="499549952" calcext:value-type="float">
            <text:p>4995499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31245327E+018" calcext:value-type="float">
            <text:p>1.47584331245327E+018</text:p>
          </table:table-cell>
          <table:table-cell office:value-type="float" office:value="1.47584331295422E+018" calcext:value-type="float">
            <text:p>1.47584331295422E+018</text:p>
          </table:table-cell>
          <table:table-cell/>
          <table:table-cell table:formula="of:= [.C800] - [.B800]" office:value-type="float" office:value="500950016" calcext:value-type="float">
            <text:p>5009500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31247328E+018" calcext:value-type="float">
            <text:p>1.47584331247328E+018</text:p>
          </table:table-cell>
          <table:table-cell office:value-type="float" office:value="1.47584331297423E+018" calcext:value-type="float">
            <text:p>1.47584331297423E+018</text:p>
          </table:table-cell>
          <table:table-cell/>
          <table:table-cell table:formula="of:= [.C801] - [.B801]" office:value-type="float" office:value="500949760" calcext:value-type="float">
            <text:p>50094976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31249327E+018" calcext:value-type="float">
            <text:p>1.47584331249327E+018</text:p>
          </table:table-cell>
          <table:table-cell office:value-type="float" office:value="1.4758433129943E+018" calcext:value-type="float">
            <text:p>1.4758433129943E+018</text:p>
          </table:table-cell>
          <table:table-cell/>
          <table:table-cell table:formula="of:= [.C802] - [.B802]" office:value-type="float" office:value="501030144" calcext:value-type="float">
            <text:p>50103014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31251328E+018" calcext:value-type="float">
            <text:p>1.47584331251328E+018</text:p>
          </table:table-cell>
          <table:table-cell office:value-type="float" office:value="1.47584331301477E+018" calcext:value-type="float">
            <text:p>1.47584331301477E+018</text:p>
          </table:table-cell>
          <table:table-cell/>
          <table:table-cell table:formula="of:= [.C803] - [.B803]" office:value-type="float" office:value="501489920" calcext:value-type="float">
            <text:p>5014899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31253327E+018" calcext:value-type="float">
            <text:p>1.47584331253327E+018</text:p>
          </table:table-cell>
          <table:table-cell office:value-type="float" office:value="1.47584331303535E+018" calcext:value-type="float">
            <text:p>1.47584331303535E+018</text:p>
          </table:table-cell>
          <table:table-cell/>
          <table:table-cell table:formula="of:= [.C804] - [.B804]" office:value-type="float" office:value="502079744" calcext:value-type="float">
            <text:p>50207974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31255327E+018" calcext:value-type="float">
            <text:p>1.47584331255327E+018</text:p>
          </table:table-cell>
          <table:table-cell office:value-type="float" office:value="1.47584331305586E+018" calcext:value-type="float">
            <text:p>1.47584331305586E+018</text:p>
          </table:table-cell>
          <table:table-cell/>
          <table:table-cell table:formula="of:= [.C805] - [.B805]" office:value-type="float" office:value="502589952" calcext:value-type="float">
            <text:p>50258995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31257327E+018" calcext:value-type="float">
            <text:p>1.47584331257327E+018</text:p>
          </table:table-cell>
          <table:table-cell office:value-type="float" office:value="1.47584331307635E+018" calcext:value-type="float">
            <text:p>1.47584331307635E+018</text:p>
          </table:table-cell>
          <table:table-cell/>
          <table:table-cell table:formula="of:= [.C806] - [.B806]" office:value-type="float" office:value="503079936" calcext:value-type="float">
            <text:p>50307993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31259327E+018" calcext:value-type="float">
            <text:p>1.47584331259327E+018</text:p>
          </table:table-cell>
          <table:table-cell office:value-type="float" office:value="1.47584331309683E+018" calcext:value-type="float">
            <text:p>1.47584331309683E+018</text:p>
          </table:table-cell>
          <table:table-cell/>
          <table:table-cell table:formula="of:= [.C807] - [.B807]" office:value-type="float" office:value="503559936" calcext:value-type="float">
            <text:p>50355993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31261327E+018" calcext:value-type="float">
            <text:p>1.47584331261327E+018</text:p>
          </table:table-cell>
          <table:table-cell office:value-type="float" office:value="1.47584331311936E+018" calcext:value-type="float">
            <text:p>1.47584331311936E+018</text:p>
          </table:table-cell>
          <table:table-cell/>
          <table:table-cell table:formula="of:= [.C808] - [.B808]" office:value-type="float" office:value="506089984" calcext:value-type="float">
            <text:p>50608998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31263327E+018" calcext:value-type="float">
            <text:p>1.47584331263327E+018</text:p>
          </table:table-cell>
          <table:table-cell office:value-type="float" office:value="1.47584331313986E+018" calcext:value-type="float">
            <text:p>1.47584331313986E+018</text:p>
          </table:table-cell>
          <table:table-cell/>
          <table:table-cell table:formula="of:= [.C809] - [.B809]" office:value-type="float" office:value="506589952" calcext:value-type="float">
            <text:p>50658995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31265327E+018" calcext:value-type="float">
            <text:p>1.47584331265327E+018</text:p>
          </table:table-cell>
          <table:table-cell office:value-type="float" office:value="1.47584331316035E+018" calcext:value-type="float">
            <text:p>1.47584331316035E+018</text:p>
          </table:table-cell>
          <table:table-cell/>
          <table:table-cell table:formula="of:= [.C810] - [.B810]" office:value-type="float" office:value="507079936" calcext:value-type="float">
            <text:p>5070799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31267327E+018" calcext:value-type="float">
            <text:p>1.47584331267327E+018</text:p>
          </table:table-cell>
          <table:table-cell office:value-type="float" office:value="1.47584331318084E+018" calcext:value-type="float">
            <text:p>1.47584331318084E+018</text:p>
          </table:table-cell>
          <table:table-cell/>
          <table:table-cell table:formula="of:= [.C811] - [.B811]" office:value-type="float" office:value="507569920" calcext:value-type="float">
            <text:p>5075699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31269327E+018" calcext:value-type="float">
            <text:p>1.47584331269327E+018</text:p>
          </table:table-cell>
          <table:table-cell office:value-type="float" office:value="1.47584331320136E+018" calcext:value-type="float">
            <text:p>1.47584331320136E+018</text:p>
          </table:table-cell>
          <table:table-cell/>
          <table:table-cell table:formula="of:= [.C812] - [.B812]" office:value-type="float" office:value="508089856" calcext:value-type="float">
            <text:p>50808985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31271327E+018" calcext:value-type="float">
            <text:p>1.47584331271327E+018</text:p>
          </table:table-cell>
          <table:table-cell office:value-type="float" office:value="1.47584331322186E+018" calcext:value-type="float">
            <text:p>1.47584331322186E+018</text:p>
          </table:table-cell>
          <table:table-cell/>
          <table:table-cell table:formula="of:= [.C813] - [.B813]" office:value-type="float" office:value="508590080" calcext:value-type="float">
            <text:p>50859008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31273328E+018" calcext:value-type="float">
            <text:p>1.47584331273328E+018</text:p>
          </table:table-cell>
          <table:table-cell office:value-type="float" office:value="1.47584331324236E+018" calcext:value-type="float">
            <text:p>1.47584331324236E+018</text:p>
          </table:table-cell>
          <table:table-cell/>
          <table:table-cell table:formula="of:= [.C814] - [.B814]" office:value-type="float" office:value="509080064" calcext:value-type="float">
            <text:p>50908006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31275328E+018" calcext:value-type="float">
            <text:p>1.47584331275328E+018</text:p>
          </table:table-cell>
          <table:table-cell office:value-type="float" office:value="1.47584331326285E+018" calcext:value-type="float">
            <text:p>1.47584331326285E+018</text:p>
          </table:table-cell>
          <table:table-cell/>
          <table:table-cell table:formula="of:= [.C815] - [.B815]" office:value-type="float" office:value="509570048" calcext:value-type="float">
            <text:p>50957004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31277328E+018" calcext:value-type="float">
            <text:p>1.47584331277328E+018</text:p>
          </table:table-cell>
          <table:table-cell office:value-type="float" office:value="1.47584331328335E+018" calcext:value-type="float">
            <text:p>1.47584331328335E+018</text:p>
          </table:table-cell>
          <table:table-cell/>
          <table:table-cell table:formula="of:= [.C816] - [.B816]" office:value-type="float" office:value="510070016" calcext:value-type="float">
            <text:p>5100700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31279327E+018" calcext:value-type="float">
            <text:p>1.47584331279327E+018</text:p>
          </table:table-cell>
          <table:table-cell office:value-type="float" office:value="1.47584331330381E+018" calcext:value-type="float">
            <text:p>1.47584331330381E+018</text:p>
          </table:table-cell>
          <table:table-cell/>
          <table:table-cell table:formula="of:= [.C817] - [.B817]" office:value-type="float" office:value="510540032" calcext:value-type="float">
            <text:p>51054003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31281327E+018" calcext:value-type="float">
            <text:p>1.47584331281327E+018</text:p>
          </table:table-cell>
          <table:table-cell office:value-type="float" office:value="1.4758433133243E+018" calcext:value-type="float">
            <text:p>1.4758433133243E+018</text:p>
          </table:table-cell>
          <table:table-cell/>
          <table:table-cell table:formula="of:= [.C818] - [.B818]" office:value-type="float" office:value="511030016" calcext:value-type="float">
            <text:p>5110300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31283327E+018" calcext:value-type="float">
            <text:p>1.47584331283327E+018</text:p>
          </table:table-cell>
          <table:table-cell office:value-type="float" office:value="1.47584331334479E+018" calcext:value-type="float">
            <text:p>1.47584331334479E+018</text:p>
          </table:table-cell>
          <table:table-cell/>
          <table:table-cell table:formula="of:= [.C819] - [.B819]" office:value-type="float" office:value="511520000" calcext:value-type="float">
            <text:p>51152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31285327E+018" calcext:value-type="float">
            <text:p>1.47584331285327E+018</text:p>
          </table:table-cell>
          <table:table-cell office:value-type="float" office:value="1.47584331336531E+018" calcext:value-type="float">
            <text:p>1.47584331336531E+018</text:p>
          </table:table-cell>
          <table:table-cell/>
          <table:table-cell table:formula="of:= [.C820] - [.B820]" office:value-type="float" office:value="512039936" calcext:value-type="float">
            <text:p>5120399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31287327E+018" calcext:value-type="float">
            <text:p>1.47584331287327E+018</text:p>
          </table:table-cell>
          <table:table-cell office:value-type="float" office:value="1.47584331338587E+018" calcext:value-type="float">
            <text:p>1.47584331338587E+018</text:p>
          </table:table-cell>
          <table:table-cell/>
          <table:table-cell table:formula="of:= [.C821] - [.B821]" office:value-type="float" office:value="512599808" calcext:value-type="float">
            <text:p>5125998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31289327E+018" calcext:value-type="float">
            <text:p>1.47584331289327E+018</text:p>
          </table:table-cell>
          <table:table-cell office:value-type="float" office:value="1.47584331340629E+018" calcext:value-type="float">
            <text:p>1.47584331340629E+018</text:p>
          </table:table-cell>
          <table:table-cell/>
          <table:table-cell table:formula="of:= [.C822] - [.B822]" office:value-type="float" office:value="513019904" calcext:value-type="float">
            <text:p>51301990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31291327E+018" calcext:value-type="float">
            <text:p>1.47584331291327E+018</text:p>
          </table:table-cell>
          <table:table-cell office:value-type="float" office:value="1.47584331342679E+018" calcext:value-type="float">
            <text:p>1.47584331342679E+018</text:p>
          </table:table-cell>
          <table:table-cell/>
          <table:table-cell table:formula="of:= [.C823] - [.B823]" office:value-type="float" office:value="513520128" calcext:value-type="float">
            <text:p>51352012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31293336E+018" calcext:value-type="float">
            <text:p>1.47584331293336E+018</text:p>
          </table:table-cell>
          <table:table-cell office:value-type="float" office:value="1.47584331344727E+018" calcext:value-type="float">
            <text:p>1.47584331344727E+018</text:p>
          </table:table-cell>
          <table:table-cell/>
          <table:table-cell table:formula="of:= [.C824] - [.B824]" office:value-type="float" office:value="513910016" calcext:value-type="float">
            <text:p>5139100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31295327E+018" calcext:value-type="float">
            <text:p>1.47584331295327E+018</text:p>
          </table:table-cell>
          <table:table-cell office:value-type="float" office:value="1.47584331346774E+018" calcext:value-type="float">
            <text:p>1.47584331346774E+018</text:p>
          </table:table-cell>
          <table:table-cell/>
          <table:table-cell table:formula="of:= [.C825] - [.B825]" office:value-type="float" office:value="514469888" calcext:value-type="float">
            <text:p>51446988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31297328E+018" calcext:value-type="float">
            <text:p>1.47584331297328E+018</text:p>
          </table:table-cell>
          <table:table-cell office:value-type="float" office:value="1.47584331348825E+018" calcext:value-type="float">
            <text:p>1.47584331348825E+018</text:p>
          </table:table-cell>
          <table:table-cell/>
          <table:table-cell table:formula="of:= [.C826] - [.B826]" office:value-type="float" office:value="514970112" calcext:value-type="float">
            <text:p>5149701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31299329E+018" calcext:value-type="float">
            <text:p>1.47584331299329E+018</text:p>
          </table:table-cell>
          <table:table-cell office:value-type="float" office:value="1.47584331350876E+018" calcext:value-type="float">
            <text:p>1.47584331350876E+018</text:p>
          </table:table-cell>
          <table:table-cell/>
          <table:table-cell table:formula="of:= [.C827] - [.B827]" office:value-type="float" office:value="515470080" calcext:value-type="float">
            <text:p>51547008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31301329E+018" calcext:value-type="float">
            <text:p>1.47584331301329E+018</text:p>
          </table:table-cell>
          <table:table-cell office:value-type="float" office:value="1.47584331352925E+018" calcext:value-type="float">
            <text:p>1.47584331352925E+018</text:p>
          </table:table-cell>
          <table:table-cell/>
          <table:table-cell table:formula="of:= [.C828] - [.B828]" office:value-type="float" office:value="515959808" calcext:value-type="float">
            <text:p>5159598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31303328E+018" calcext:value-type="float">
            <text:p>1.47584331303328E+018</text:p>
          </table:table-cell>
          <table:table-cell office:value-type="float" office:value="1.47584331354971E+018" calcext:value-type="float">
            <text:p>1.47584331354971E+018</text:p>
          </table:table-cell>
          <table:table-cell/>
          <table:table-cell table:formula="of:= [.C829] - [.B829]" office:value-type="float" office:value="516430080" calcext:value-type="float">
            <text:p>5164300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31305328E+018" calcext:value-type="float">
            <text:p>1.47584331305328E+018</text:p>
          </table:table-cell>
          <table:table-cell office:value-type="float" office:value="1.4758433135702E+018" calcext:value-type="float">
            <text:p>1.4758433135702E+018</text:p>
          </table:table-cell>
          <table:table-cell/>
          <table:table-cell table:formula="of:= [.C830] - [.B830]" office:value-type="float" office:value="516920064" calcext:value-type="float">
            <text:p>5169200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31307328E+018" calcext:value-type="float">
            <text:p>1.47584331307328E+018</text:p>
          </table:table-cell>
          <table:table-cell office:value-type="float" office:value="1.4758433135907E+018" calcext:value-type="float">
            <text:p>1.4758433135907E+018</text:p>
          </table:table-cell>
          <table:table-cell/>
          <table:table-cell table:formula="of:= [.C831] - [.B831]" office:value-type="float" office:value="517420032" calcext:value-type="float">
            <text:p>51742003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31309328E+018" calcext:value-type="float">
            <text:p>1.47584331309328E+018</text:p>
          </table:table-cell>
          <table:table-cell office:value-type="float" office:value="1.47584331361344E+018" calcext:value-type="float">
            <text:p>1.47584331361344E+018</text:p>
          </table:table-cell>
          <table:table-cell/>
          <table:table-cell table:formula="of:= [.C832] - [.B832]" office:value-type="float" office:value="520160000" calcext:value-type="float">
            <text:p>5201600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31311328E+018" calcext:value-type="float">
            <text:p>1.47584331311328E+018</text:p>
          </table:table-cell>
          <table:table-cell office:value-type="float" office:value="1.47584331363404E+018" calcext:value-type="float">
            <text:p>1.47584331363404E+018</text:p>
          </table:table-cell>
          <table:table-cell/>
          <table:table-cell table:formula="of:= [.C833] - [.B833]" office:value-type="float" office:value="520759808" calcext:value-type="float">
            <text:p>5207598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31313328E+018" calcext:value-type="float">
            <text:p>1.47584331313328E+018</text:p>
          </table:table-cell>
          <table:table-cell office:value-type="float" office:value="1.47584331365438E+018" calcext:value-type="float">
            <text:p>1.47584331365438E+018</text:p>
          </table:table-cell>
          <table:table-cell/>
          <table:table-cell table:formula="of:= [.C834] - [.B834]" office:value-type="float" office:value="521100032" calcext:value-type="float">
            <text:p>52110003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31315328E+018" calcext:value-type="float">
            <text:p>1.47584331315328E+018</text:p>
          </table:table-cell>
          <table:table-cell office:value-type="float" office:value="1.47584331367485E+018" calcext:value-type="float">
            <text:p>1.47584331367485E+018</text:p>
          </table:table-cell>
          <table:table-cell/>
          <table:table-cell table:formula="of:= [.C835] - [.B835]" office:value-type="float" office:value="521569792" calcext:value-type="float">
            <text:p>52156979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31317328E+018" calcext:value-type="float">
            <text:p>1.47584331317328E+018</text:p>
          </table:table-cell>
          <table:table-cell office:value-type="float" office:value="1.47584331369538E+018" calcext:value-type="float">
            <text:p>1.47584331369538E+018</text:p>
          </table:table-cell>
          <table:table-cell/>
          <table:table-cell table:formula="of:= [.C836] - [.B836]" office:value-type="float" office:value="522100224" calcext:value-type="float">
            <text:p>5221002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31319328E+018" calcext:value-type="float">
            <text:p>1.47584331319328E+018</text:p>
          </table:table-cell>
          <table:table-cell office:value-type="float" office:value="1.47584331371592E+018" calcext:value-type="float">
            <text:p>1.47584331371592E+018</text:p>
          </table:table-cell>
          <table:table-cell/>
          <table:table-cell table:formula="of:= [.C837] - [.B837]" office:value-type="float" office:value="522639872" calcext:value-type="float">
            <text:p>52263987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31321327E+018" calcext:value-type="float">
            <text:p>1.47584331321327E+018</text:p>
          </table:table-cell>
          <table:table-cell office:value-type="float" office:value="1.47584331373634E+018" calcext:value-type="float">
            <text:p>1.47584331373634E+018</text:p>
          </table:table-cell>
          <table:table-cell/>
          <table:table-cell table:formula="of:= [.C838] - [.B838]" office:value-type="float" office:value="523069952" calcext:value-type="float">
            <text:p>52306995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31323328E+018" calcext:value-type="float">
            <text:p>1.47584331323328E+018</text:p>
          </table:table-cell>
          <table:table-cell office:value-type="float" office:value="1.47584331375687E+018" calcext:value-type="float">
            <text:p>1.47584331375687E+018</text:p>
          </table:table-cell>
          <table:table-cell/>
          <table:table-cell table:formula="of:= [.C839] - [.B839]" office:value-type="float" office:value="523590144" calcext:value-type="float">
            <text:p>52359014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31325328E+018" calcext:value-type="float">
            <text:p>1.47584331325328E+018</text:p>
          </table:table-cell>
          <table:table-cell office:value-type="float" office:value="1.47584331377731E+018" calcext:value-type="float">
            <text:p>1.47584331377731E+018</text:p>
          </table:table-cell>
          <table:table-cell/>
          <table:table-cell table:formula="of:= [.C840] - [.B840]" office:value-type="float" office:value="524029952" calcext:value-type="float">
            <text:p>5240299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31327328E+018" calcext:value-type="float">
            <text:p>1.47584331327328E+018</text:p>
          </table:table-cell>
          <table:table-cell office:value-type="float" office:value="1.47584331379778E+018" calcext:value-type="float">
            <text:p>1.47584331379778E+018</text:p>
          </table:table-cell>
          <table:table-cell/>
          <table:table-cell table:formula="of:= [.C841] - [.B841]" office:value-type="float" office:value="524499968" calcext:value-type="float">
            <text:p>5244999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31329328E+018" calcext:value-type="float">
            <text:p>1.47584331329328E+018</text:p>
          </table:table-cell>
          <table:table-cell office:value-type="float" office:value="1.47584331381828E+018" calcext:value-type="float">
            <text:p>1.47584331381828E+018</text:p>
          </table:table-cell>
          <table:table-cell/>
          <table:table-cell table:formula="of:= [.C842] - [.B842]" office:value-type="float" office:value="524999936" calcext:value-type="float">
            <text:p>5249999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31331328E+018" calcext:value-type="float">
            <text:p>1.47584331331328E+018</text:p>
          </table:table-cell>
          <table:table-cell office:value-type="float" office:value="1.47584331383879E+018" calcext:value-type="float">
            <text:p>1.47584331383879E+018</text:p>
          </table:table-cell>
          <table:table-cell/>
          <table:table-cell table:formula="of:= [.C843] - [.B843]" office:value-type="float" office:value="525509888" calcext:value-type="float">
            <text:p>52550988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31333328E+018" calcext:value-type="float">
            <text:p>1.47584331333328E+018</text:p>
          </table:table-cell>
          <table:table-cell office:value-type="float" office:value="1.47584331385929E+018" calcext:value-type="float">
            <text:p>1.47584331385929E+018</text:p>
          </table:table-cell>
          <table:table-cell/>
          <table:table-cell table:formula="of:= [.C844] - [.B844]" office:value-type="float" office:value="526009856" calcext:value-type="float">
            <text:p>52600985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31335328E+018" calcext:value-type="float">
            <text:p>1.47584331335328E+018</text:p>
          </table:table-cell>
          <table:table-cell office:value-type="float" office:value="1.47584331387977E+018" calcext:value-type="float">
            <text:p>1.47584331387977E+018</text:p>
          </table:table-cell>
          <table:table-cell/>
          <table:table-cell table:formula="of:= [.C845] - [.B845]" office:value-type="float" office:value="526489856" calcext:value-type="float">
            <text:p>52648985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31337328E+018" calcext:value-type="float">
            <text:p>1.47584331337328E+018</text:p>
          </table:table-cell>
          <table:table-cell office:value-type="float" office:value="1.47584331390023E+018" calcext:value-type="float">
            <text:p>1.47584331390023E+018</text:p>
          </table:table-cell>
          <table:table-cell/>
          <table:table-cell table:formula="of:= [.C846] - [.B846]" office:value-type="float" office:value="526950144" calcext:value-type="float">
            <text:p>52695014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31339328E+018" calcext:value-type="float">
            <text:p>1.47584331339328E+018</text:p>
          </table:table-cell>
          <table:table-cell office:value-type="float" office:value="1.4758433139207E+018" calcext:value-type="float">
            <text:p>1.4758433139207E+018</text:p>
          </table:table-cell>
          <table:table-cell/>
          <table:table-cell table:formula="of:= [.C847] - [.B847]" office:value-type="float" office:value="527419904" calcext:value-type="float">
            <text:p>52741990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31341328E+018" calcext:value-type="float">
            <text:p>1.47584331341328E+018</text:p>
          </table:table-cell>
          <table:table-cell office:value-type="float" office:value="1.47584331394121E+018" calcext:value-type="float">
            <text:p>1.47584331394121E+018</text:p>
          </table:table-cell>
          <table:table-cell/>
          <table:table-cell table:formula="of:= [.C848] - [.B848]" office:value-type="float" office:value="527929856" calcext:value-type="float">
            <text:p>5279298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31343328E+018" calcext:value-type="float">
            <text:p>1.47584331343328E+018</text:p>
          </table:table-cell>
          <table:table-cell office:value-type="float" office:value="1.47584331396183E+018" calcext:value-type="float">
            <text:p>1.47584331396183E+018</text:p>
          </table:table-cell>
          <table:table-cell/>
          <table:table-cell table:formula="of:= [.C849] - [.B849]" office:value-type="float" office:value="528550144" calcext:value-type="float">
            <text:p>52855014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31345328E+018" calcext:value-type="float">
            <text:p>1.47584331345328E+018</text:p>
          </table:table-cell>
          <table:table-cell office:value-type="float" office:value="1.4758433139822E+018" calcext:value-type="float">
            <text:p>1.4758433139822E+018</text:p>
          </table:table-cell>
          <table:table-cell/>
          <table:table-cell table:formula="of:= [.C850] - [.B850]" office:value-type="float" office:value="528920064" calcext:value-type="float">
            <text:p>52892006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31347328E+018" calcext:value-type="float">
            <text:p>1.47584331347328E+018</text:p>
          </table:table-cell>
          <table:table-cell office:value-type="float" office:value="1.4758433140027E+018" calcext:value-type="float">
            <text:p>1.4758433140027E+018</text:p>
          </table:table-cell>
          <table:table-cell/>
          <table:table-cell table:formula="of:= [.C851] - [.B851]" office:value-type="float" office:value="529420032" calcext:value-type="float">
            <text:p>52942003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31349328E+018" calcext:value-type="float">
            <text:p>1.47584331349328E+018</text:p>
          </table:table-cell>
          <table:table-cell office:value-type="float" office:value="1.47584331402318E+018" calcext:value-type="float">
            <text:p>1.47584331402318E+018</text:p>
          </table:table-cell>
          <table:table-cell/>
          <table:table-cell table:formula="of:= [.C852] - [.B852]" office:value-type="float" office:value="529900032" calcext:value-type="float">
            <text:p>52990003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31351328E+018" calcext:value-type="float">
            <text:p>1.47584331351328E+018</text:p>
          </table:table-cell>
          <table:table-cell office:value-type="float" office:value="1.47584331404366E+018" calcext:value-type="float">
            <text:p>1.47584331404366E+018</text:p>
          </table:table-cell>
          <table:table-cell/>
          <table:table-cell table:formula="of:= [.C853] - [.B853]" office:value-type="float" office:value="530380032" calcext:value-type="float">
            <text:p>5303800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31353328E+018" calcext:value-type="float">
            <text:p>1.47584331353328E+018</text:p>
          </table:table-cell>
          <table:table-cell office:value-type="float" office:value="1.47584331406413E+018" calcext:value-type="float">
            <text:p>1.47584331406413E+018</text:p>
          </table:table-cell>
          <table:table-cell/>
          <table:table-cell table:formula="of:= [.C854] - [.B854]" office:value-type="float" office:value="530850048" calcext:value-type="float">
            <text:p>53085004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31355328E+018" calcext:value-type="float">
            <text:p>1.47584331355328E+018</text:p>
          </table:table-cell>
          <table:table-cell office:value-type="float" office:value="1.47584331408463E+018" calcext:value-type="float">
            <text:p>1.47584331408463E+018</text:p>
          </table:table-cell>
          <table:table-cell/>
          <table:table-cell table:formula="of:= [.C855] - [.B855]" office:value-type="float" office:value="531350016" calcext:value-type="float">
            <text:p>5313500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31357328E+018" calcext:value-type="float">
            <text:p>1.47584331357328E+018</text:p>
          </table:table-cell>
          <table:table-cell office:value-type="float" office:value="1.47584331410511E+018" calcext:value-type="float">
            <text:p>1.47584331410511E+018</text:p>
          </table:table-cell>
          <table:table-cell/>
          <table:table-cell table:formula="of:= [.C856] - [.B856]" office:value-type="float" office:value="531830016" calcext:value-type="float">
            <text:p>5318300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31359328E+018" calcext:value-type="float">
            <text:p>1.47584331359328E+018</text:p>
          </table:table-cell>
          <table:table-cell office:value-type="float" office:value="1.47584331412789E+018" calcext:value-type="float">
            <text:p>1.47584331412789E+018</text:p>
          </table:table-cell>
          <table:table-cell/>
          <table:table-cell table:formula="of:= [.C857] - [.B857]" office:value-type="float" office:value="534609920" calcext:value-type="float">
            <text:p>5346099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31361375E+018" calcext:value-type="float">
            <text:p>1.47584331361375E+018</text:p>
          </table:table-cell>
          <table:table-cell office:value-type="float" office:value="1.47584331414836E+018" calcext:value-type="float">
            <text:p>1.47584331414836E+018</text:p>
          </table:table-cell>
          <table:table-cell/>
          <table:table-cell table:formula="of:= [.C858] - [.B858]" office:value-type="float" office:value="534610176" calcext:value-type="float">
            <text:p>53461017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31363327E+018" calcext:value-type="float">
            <text:p>1.47584331363327E+018</text:p>
          </table:table-cell>
          <table:table-cell office:value-type="float" office:value="1.47584331416883E+018" calcext:value-type="float">
            <text:p>1.47584331416883E+018</text:p>
          </table:table-cell>
          <table:table-cell/>
          <table:table-cell table:formula="of:= [.C859] - [.B859]" office:value-type="float" office:value="535559936" calcext:value-type="float">
            <text:p>5355599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31365388E+018" calcext:value-type="float">
            <text:p>1.47584331365388E+018</text:p>
          </table:table-cell>
          <table:table-cell office:value-type="float" office:value="1.47584331418934E+018" calcext:value-type="float">
            <text:p>1.47584331418934E+018</text:p>
          </table:table-cell>
          <table:table-cell/>
          <table:table-cell table:formula="of:= [.C860] - [.B860]" office:value-type="float" office:value="535460096" calcext:value-type="float">
            <text:p>5354600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31367328E+018" calcext:value-type="float">
            <text:p>1.47584331367328E+018</text:p>
          </table:table-cell>
          <table:table-cell office:value-type="float" office:value="1.4758433142098E+018" calcext:value-type="float">
            <text:p>1.4758433142098E+018</text:p>
          </table:table-cell>
          <table:table-cell/>
          <table:table-cell table:formula="of:= [.C861] - [.B861]" office:value-type="float" office:value="536519936" calcext:value-type="float">
            <text:p>5365199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31369328E+018" calcext:value-type="float">
            <text:p>1.47584331369328E+018</text:p>
          </table:table-cell>
          <table:table-cell office:value-type="float" office:value="1.4758433142303E+018" calcext:value-type="float">
            <text:p>1.4758433142303E+018</text:p>
          </table:table-cell>
          <table:table-cell/>
          <table:table-cell table:formula="of:= [.C862] - [.B862]" office:value-type="float" office:value="537019904" calcext:value-type="float">
            <text:p>5370199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31371329E+018" calcext:value-type="float">
            <text:p>1.47584331371329E+018</text:p>
          </table:table-cell>
          <table:table-cell office:value-type="float" office:value="1.47584331425077E+018" calcext:value-type="float">
            <text:p>1.47584331425077E+018</text:p>
          </table:table-cell>
          <table:table-cell/>
          <table:table-cell table:formula="of:= [.C863] - [.B863]" office:value-type="float" office:value="537480192" calcext:value-type="float">
            <text:p>53748019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31373329E+018" calcext:value-type="float">
            <text:p>1.47584331373329E+018</text:p>
          </table:table-cell>
          <table:table-cell office:value-type="float" office:value="1.47584331427134E+018" calcext:value-type="float">
            <text:p>1.47584331427134E+018</text:p>
          </table:table-cell>
          <table:table-cell/>
          <table:table-cell table:formula="of:= [.C864] - [.B864]" office:value-type="float" office:value="538050048" calcext:value-type="float">
            <text:p>53805004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31375329E+018" calcext:value-type="float">
            <text:p>1.47584331375329E+018</text:p>
          </table:table-cell>
          <table:table-cell office:value-type="float" office:value="1.4758433142918E+018" calcext:value-type="float">
            <text:p>1.4758433142918E+018</text:p>
          </table:table-cell>
          <table:table-cell/>
          <table:table-cell table:formula="of:= [.C865] - [.B865]" office:value-type="float" office:value="538509824" calcext:value-type="float">
            <text:p>5385098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31377329E+018" calcext:value-type="float">
            <text:p>1.47584331377329E+018</text:p>
          </table:table-cell>
          <table:table-cell office:value-type="float" office:value="1.47584331431232E+018" calcext:value-type="float">
            <text:p>1.47584331431232E+018</text:p>
          </table:table-cell>
          <table:table-cell/>
          <table:table-cell table:formula="of:= [.C866] - [.B866]" office:value-type="float" office:value="539030016" calcext:value-type="float">
            <text:p>5390300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31379328E+018" calcext:value-type="float">
            <text:p>1.47584331379328E+018</text:p>
          </table:table-cell>
          <table:table-cell office:value-type="float" office:value="1.47584331433278E+018" calcext:value-type="float">
            <text:p>1.47584331433278E+018</text:p>
          </table:table-cell>
          <table:table-cell/>
          <table:table-cell table:formula="of:= [.C867] - [.B867]" office:value-type="float" office:value="539500032" calcext:value-type="float">
            <text:p>5395000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31381329E+018" calcext:value-type="float">
            <text:p>1.47584331381329E+018</text:p>
          </table:table-cell>
          <table:table-cell office:value-type="float" office:value="1.47584331435332E+018" calcext:value-type="float">
            <text:p>1.47584331435332E+018</text:p>
          </table:table-cell>
          <table:table-cell/>
          <table:table-cell table:formula="of:= [.C868] - [.B868]" office:value-type="float" office:value="540029952" calcext:value-type="float">
            <text:p>54002995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31383329E+018" calcext:value-type="float">
            <text:p>1.47584331383329E+018</text:p>
          </table:table-cell>
          <table:table-cell office:value-type="float" office:value="1.47584331437403E+018" calcext:value-type="float">
            <text:p>1.47584331437403E+018</text:p>
          </table:table-cell>
          <table:table-cell/>
          <table:table-cell table:formula="of:= [.C869] - [.B869]" office:value-type="float" office:value="540739840" calcext:value-type="float">
            <text:p>5407398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31385329E+018" calcext:value-type="float">
            <text:p>1.47584331385329E+018</text:p>
          </table:table-cell>
          <table:table-cell office:value-type="float" office:value="1.47584331439432E+018" calcext:value-type="float">
            <text:p>1.47584331439432E+018</text:p>
          </table:table-cell>
          <table:table-cell/>
          <table:table-cell table:formula="of:= [.C870] - [.B870]" office:value-type="float" office:value="541029888" calcext:value-type="float">
            <text:p>54102988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31387328E+018" calcext:value-type="float">
            <text:p>1.47584331387328E+018</text:p>
          </table:table-cell>
          <table:table-cell office:value-type="float" office:value="1.47584331441477E+018" calcext:value-type="float">
            <text:p>1.47584331441477E+018</text:p>
          </table:table-cell>
          <table:table-cell/>
          <table:table-cell table:formula="of:= [.C871] - [.B871]" office:value-type="float" office:value="541489920" calcext:value-type="float">
            <text:p>5414899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31389328E+018" calcext:value-type="float">
            <text:p>1.47584331389328E+018</text:p>
          </table:table-cell>
          <table:table-cell office:value-type="float" office:value="1.47584331443529E+018" calcext:value-type="float">
            <text:p>1.47584331443529E+018</text:p>
          </table:table-cell>
          <table:table-cell/>
          <table:table-cell table:formula="of:= [.C872] - [.B872]" office:value-type="float" office:value="542010112" calcext:value-type="float">
            <text:p>5420101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31391329E+018" calcext:value-type="float">
            <text:p>1.47584331391329E+018</text:p>
          </table:table-cell>
          <table:table-cell office:value-type="float" office:value="1.47584331445574E+018" calcext:value-type="float">
            <text:p>1.47584331445574E+018</text:p>
          </table:table-cell>
          <table:table-cell/>
          <table:table-cell table:formula="of:= [.C873] - [.B873]" office:value-type="float" office:value="542449920" calcext:value-type="float">
            <text:p>5424499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31393328E+018" calcext:value-type="float">
            <text:p>1.47584331393328E+018</text:p>
          </table:table-cell>
          <table:table-cell office:value-type="float" office:value="1.47584331447624E+018" calcext:value-type="float">
            <text:p>1.47584331447624E+018</text:p>
          </table:table-cell>
          <table:table-cell/>
          <table:table-cell table:formula="of:= [.C874] - [.B874]" office:value-type="float" office:value="542959872" calcext:value-type="float">
            <text:p>54295987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31395329E+018" calcext:value-type="float">
            <text:p>1.47584331395329E+018</text:p>
          </table:table-cell>
          <table:table-cell office:value-type="float" office:value="1.47584331449673E+018" calcext:value-type="float">
            <text:p>1.47584331449673E+018</text:p>
          </table:table-cell>
          <table:table-cell/>
          <table:table-cell table:formula="of:= [.C875] - [.B875]" office:value-type="float" office:value="543440128" calcext:value-type="float">
            <text:p>5434401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31397328E+018" calcext:value-type="float">
            <text:p>1.47584331397328E+018</text:p>
          </table:table-cell>
          <table:table-cell office:value-type="float" office:value="1.47584331451722E+018" calcext:value-type="float">
            <text:p>1.47584331451722E+018</text:p>
          </table:table-cell>
          <table:table-cell/>
          <table:table-cell table:formula="of:= [.C876] - [.B876]" office:value-type="float" office:value="543940096" calcext:value-type="float">
            <text:p>54394009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31399328E+018" calcext:value-type="float">
            <text:p>1.47584331399328E+018</text:p>
          </table:table-cell>
          <table:table-cell office:value-type="float" office:value="1.47584331453769E+018" calcext:value-type="float">
            <text:p>1.47584331453769E+018</text:p>
          </table:table-cell>
          <table:table-cell/>
          <table:table-cell table:formula="of:= [.C877] - [.B877]" office:value-type="float" office:value="544409856" calcext:value-type="float">
            <text:p>5444098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31401329E+018" calcext:value-type="float">
            <text:p>1.47584331401329E+018</text:p>
          </table:table-cell>
          <table:table-cell office:value-type="float" office:value="1.47584331455818E+018" calcext:value-type="float">
            <text:p>1.47584331455818E+018</text:p>
          </table:table-cell>
          <table:table-cell/>
          <table:table-cell table:formula="of:= [.C878] - [.B878]" office:value-type="float" office:value="544889856" calcext:value-type="float">
            <text:p>5448898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31403328E+018" calcext:value-type="float">
            <text:p>1.47584331403328E+018</text:p>
          </table:table-cell>
          <table:table-cell office:value-type="float" office:value="1.47584331457868E+018" calcext:value-type="float">
            <text:p>1.47584331457868E+018</text:p>
          </table:table-cell>
          <table:table-cell/>
          <table:table-cell table:formula="of:= [.C879] - [.B879]" office:value-type="float" office:value="545400064" calcext:value-type="float">
            <text:p>54540006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31405328E+018" calcext:value-type="float">
            <text:p>1.47584331405328E+018</text:p>
          </table:table-cell>
          <table:table-cell office:value-type="float" office:value="1.47584331459916E+018" calcext:value-type="float">
            <text:p>1.47584331459916E+018</text:p>
          </table:table-cell>
          <table:table-cell/>
          <table:table-cell table:formula="of:= [.C880] - [.B880]" office:value-type="float" office:value="545880064" calcext:value-type="float">
            <text:p>54588006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31407328E+018" calcext:value-type="float">
            <text:p>1.47584331407328E+018</text:p>
          </table:table-cell>
          <table:table-cell office:value-type="float" office:value="1.47584331461964E+018" calcext:value-type="float">
            <text:p>1.47584331461964E+018</text:p>
          </table:table-cell>
          <table:table-cell/>
          <table:table-cell table:formula="of:= [.C881] - [.B881]" office:value-type="float" office:value="546359808" calcext:value-type="float">
            <text:p>5463598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31409328E+018" calcext:value-type="float">
            <text:p>1.47584331409328E+018</text:p>
          </table:table-cell>
          <table:table-cell office:value-type="float" office:value="1.47584331464012E+018" calcext:value-type="float">
            <text:p>1.47584331464012E+018</text:p>
          </table:table-cell>
          <table:table-cell/>
          <table:table-cell table:formula="of:= [.C882] - [.B882]" office:value-type="float" office:value="546840064" calcext:value-type="float">
            <text:p>5468400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31411328E+018" calcext:value-type="float">
            <text:p>1.47584331411328E+018</text:p>
          </table:table-cell>
          <table:table-cell office:value-type="float" office:value="1.47584331466061E+018" calcext:value-type="float">
            <text:p>1.47584331466061E+018</text:p>
          </table:table-cell>
          <table:table-cell/>
          <table:table-cell table:formula="of:= [.C883] - [.B883]" office:value-type="float" office:value="547330048" calcext:value-type="float">
            <text:p>54733004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31413328E+018" calcext:value-type="float">
            <text:p>1.47584331413328E+018</text:p>
          </table:table-cell>
          <table:table-cell office:value-type="float" office:value="1.47584331468344E+018" calcext:value-type="float">
            <text:p>1.47584331468344E+018</text:p>
          </table:table-cell>
          <table:table-cell/>
          <table:table-cell table:formula="of:= [.C884] - [.B884]" office:value-type="float" office:value="550159872" calcext:value-type="float">
            <text:p>55015987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31415328E+018" calcext:value-type="float">
            <text:p>1.47584331415328E+018</text:p>
          </table:table-cell>
          <table:table-cell office:value-type="float" office:value="1.47584331470388E+018" calcext:value-type="float">
            <text:p>1.47584331470388E+018</text:p>
          </table:table-cell>
          <table:table-cell/>
          <table:table-cell table:formula="of:= [.C885] - [.B885]" office:value-type="float" office:value="550600192" calcext:value-type="float">
            <text:p>55060019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31417328E+018" calcext:value-type="float">
            <text:p>1.47584331417328E+018</text:p>
          </table:table-cell>
          <table:table-cell office:value-type="float" office:value="1.47584331472436E+018" calcext:value-type="float">
            <text:p>1.47584331472436E+018</text:p>
          </table:table-cell>
          <table:table-cell/>
          <table:table-cell table:formula="of:= [.C886] - [.B886]" office:value-type="float" office:value="551079936" calcext:value-type="float">
            <text:p>55107993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31419328E+018" calcext:value-type="float">
            <text:p>1.47584331419328E+018</text:p>
          </table:table-cell>
          <table:table-cell office:value-type="float" office:value="1.47584331474484E+018" calcext:value-type="float">
            <text:p>1.47584331474484E+018</text:p>
          </table:table-cell>
          <table:table-cell/>
          <table:table-cell table:formula="of:= [.C887] - [.B887]" office:value-type="float" office:value="551559936" calcext:value-type="float">
            <text:p>55155993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31421328E+018" calcext:value-type="float">
            <text:p>1.47584331421328E+018</text:p>
          </table:table-cell>
          <table:table-cell office:value-type="float" office:value="1.47584331476538E+018" calcext:value-type="float">
            <text:p>1.47584331476538E+018</text:p>
          </table:table-cell>
          <table:table-cell/>
          <table:table-cell table:formula="of:= [.C888] - [.B888]" office:value-type="float" office:value="552100096" calcext:value-type="float">
            <text:p>55210009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31423328E+018" calcext:value-type="float">
            <text:p>1.47584331423328E+018</text:p>
          </table:table-cell>
          <table:table-cell office:value-type="float" office:value="1.47584331478582E+018" calcext:value-type="float">
            <text:p>1.47584331478582E+018</text:p>
          </table:table-cell>
          <table:table-cell/>
          <table:table-cell table:formula="of:= [.C889] - [.B889]" office:value-type="float" office:value="552539904" calcext:value-type="float">
            <text:p>55253990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31425328E+018" calcext:value-type="float">
            <text:p>1.47584331425328E+018</text:p>
          </table:table-cell>
          <table:table-cell office:value-type="float" office:value="1.47584331480634E+018" calcext:value-type="float">
            <text:p>1.47584331480634E+018</text:p>
          </table:table-cell>
          <table:table-cell/>
          <table:table-cell table:formula="of:= [.C890] - [.B890]" office:value-type="float" office:value="553059840" calcext:value-type="float">
            <text:p>55305984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31427328E+018" calcext:value-type="float">
            <text:p>1.47584331427328E+018</text:p>
          </table:table-cell>
          <table:table-cell office:value-type="float" office:value="1.4758433148268E+018" calcext:value-type="float">
            <text:p>1.4758433148268E+018</text:p>
          </table:table-cell>
          <table:table-cell/>
          <table:table-cell table:formula="of:= [.C891] - [.B891]" office:value-type="float" office:value="553519872" calcext:value-type="float">
            <text:p>55351987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31429328E+018" calcext:value-type="float">
            <text:p>1.47584331429328E+018</text:p>
          </table:table-cell>
          <table:table-cell office:value-type="float" office:value="1.4758433148473E+018" calcext:value-type="float">
            <text:p>1.4758433148473E+018</text:p>
          </table:table-cell>
          <table:table-cell/>
          <table:table-cell table:formula="of:= [.C892] - [.B892]" office:value-type="float" office:value="554020096" calcext:value-type="float">
            <text:p>55402009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31431328E+018" calcext:value-type="float">
            <text:p>1.47584331431328E+018</text:p>
          </table:table-cell>
          <table:table-cell office:value-type="float" office:value="1.47584331486778E+018" calcext:value-type="float">
            <text:p>1.47584331486778E+018</text:p>
          </table:table-cell>
          <table:table-cell/>
          <table:table-cell table:formula="of:= [.C893] - [.B893]" office:value-type="float" office:value="554500096" calcext:value-type="float">
            <text:p>55450009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31433327E+018" calcext:value-type="float">
            <text:p>1.47584331433327E+018</text:p>
          </table:table-cell>
          <table:table-cell office:value-type="float" office:value="1.47584331488828E+018" calcext:value-type="float">
            <text:p>1.47584331488828E+018</text:p>
          </table:table-cell>
          <table:table-cell/>
          <table:table-cell table:formula="of:= [.C894] - [.B894]" office:value-type="float" office:value="555010304" calcext:value-type="float">
            <text:p>55501030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3143537E+018" calcext:value-type="float">
            <text:p>1.4758433143537E+018</text:p>
          </table:table-cell>
          <table:table-cell office:value-type="float" office:value="1.47584331490875E+018" calcext:value-type="float">
            <text:p>1.47584331490875E+018</text:p>
          </table:table-cell>
          <table:table-cell/>
          <table:table-cell table:formula="of:= [.C895] - [.B895]" office:value-type="float" office:value="555049984" calcext:value-type="float">
            <text:p>55504998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31437327E+018" calcext:value-type="float">
            <text:p>1.47584331437327E+018</text:p>
          </table:table-cell>
          <table:table-cell office:value-type="float" office:value="1.47584331492926E+018" calcext:value-type="float">
            <text:p>1.47584331492926E+018</text:p>
          </table:table-cell>
          <table:table-cell/>
          <table:table-cell table:formula="of:= [.C896] - [.B896]" office:value-type="float" office:value="555990272" calcext:value-type="float">
            <text:p>55599027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3143938E+018" calcext:value-type="float">
            <text:p>1.4758433143938E+018</text:p>
          </table:table-cell>
          <table:table-cell office:value-type="float" office:value="1.47584331494974E+018" calcext:value-type="float">
            <text:p>1.47584331494974E+018</text:p>
          </table:table-cell>
          <table:table-cell/>
          <table:table-cell table:formula="of:= [.C897] - [.B897]" office:value-type="float" office:value="555939840" calcext:value-type="float">
            <text:p>55593984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31441328E+018" calcext:value-type="float">
            <text:p>1.47584331441328E+018</text:p>
          </table:table-cell>
          <table:table-cell office:value-type="float" office:value="1.47584331497027E+018" calcext:value-type="float">
            <text:p>1.47584331497027E+018</text:p>
          </table:table-cell>
          <table:table-cell/>
          <table:table-cell table:formula="of:= [.C898] - [.B898]" office:value-type="float" office:value="556990208" calcext:value-type="float">
            <text:p>5569902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31443328E+018" calcext:value-type="float">
            <text:p>1.47584331443328E+018</text:p>
          </table:table-cell>
          <table:table-cell office:value-type="float" office:value="1.47584331499084E+018" calcext:value-type="float">
            <text:p>1.47584331499084E+018</text:p>
          </table:table-cell>
          <table:table-cell/>
          <table:table-cell table:formula="of:= [.C899] - [.B899]" office:value-type="float" office:value="557559808" calcext:value-type="float">
            <text:p>5575598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31445328E+018" calcext:value-type="float">
            <text:p>1.47584331445328E+018</text:p>
          </table:table-cell>
          <table:table-cell office:value-type="float" office:value="1.47584331501143E+018" calcext:value-type="float">
            <text:p>1.47584331501143E+018</text:p>
          </table:table-cell>
          <table:table-cell/>
          <table:table-cell table:formula="of:= [.C900] - [.B900]" office:value-type="float" office:value="558150144" calcext:value-type="float">
            <text:p>5581501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31447328E+018" calcext:value-type="float">
            <text:p>1.47584331447328E+018</text:p>
          </table:table-cell>
          <table:table-cell office:value-type="float" office:value="1.47584331503191E+018" calcext:value-type="float">
            <text:p>1.47584331503191E+018</text:p>
          </table:table-cell>
          <table:table-cell/>
          <table:table-cell table:formula="of:= [.C901] - [.B901]" office:value-type="float" office:value="558630144" calcext:value-type="float">
            <text:p>5586301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31449328E+018" calcext:value-type="float">
            <text:p>1.47584331449328E+018</text:p>
          </table:table-cell>
          <table:table-cell office:value-type="float" office:value="1.4758433150524E+018" calcext:value-type="float">
            <text:p>1.4758433150524E+018</text:p>
          </table:table-cell>
          <table:table-cell/>
          <table:table-cell table:formula="of:= [.C902] - [.B902]" office:value-type="float" office:value="559119872" calcext:value-type="float">
            <text:p>55911987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31451338E+018" calcext:value-type="float">
            <text:p>1.47584331451338E+018</text:p>
          </table:table-cell>
          <table:table-cell office:value-type="float" office:value="1.475843315073E+018" calcext:value-type="float">
            <text:p>1.475843315073E+018</text:p>
          </table:table-cell>
          <table:table-cell/>
          <table:table-cell table:formula="of:= [.C903] - [.B903]" office:value-type="float" office:value="559619840" calcext:value-type="float">
            <text:p>55961984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31453329E+018" calcext:value-type="float">
            <text:p>1.47584331453329E+018</text:p>
          </table:table-cell>
          <table:table-cell office:value-type="float" office:value="1.47584331509344E+018" calcext:value-type="float">
            <text:p>1.47584331509344E+018</text:p>
          </table:table-cell>
          <table:table-cell/>
          <table:table-cell table:formula="of:= [.C904] - [.B904]" office:value-type="float" office:value="560150016" calcext:value-type="float">
            <text:p>5601500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31455328E+018" calcext:value-type="float">
            <text:p>1.47584331455328E+018</text:p>
          </table:table-cell>
          <table:table-cell office:value-type="float" office:value="1.47584331511407E+018" calcext:value-type="float">
            <text:p>1.47584331511407E+018</text:p>
          </table:table-cell>
          <table:table-cell/>
          <table:table-cell table:formula="of:= [.C905] - [.B905]" office:value-type="float" office:value="560790016" calcext:value-type="float">
            <text:p>5607900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31457328E+018" calcext:value-type="float">
            <text:p>1.47584331457328E+018</text:p>
          </table:table-cell>
          <table:table-cell office:value-type="float" office:value="1.47584331513441E+018" calcext:value-type="float">
            <text:p>1.47584331513441E+018</text:p>
          </table:table-cell>
          <table:table-cell/>
          <table:table-cell table:formula="of:= [.C906] - [.B906]" office:value-type="float" office:value="561129984" calcext:value-type="float">
            <text:p>56112998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31459328E+018" calcext:value-type="float">
            <text:p>1.47584331459328E+018</text:p>
          </table:table-cell>
          <table:table-cell office:value-type="float" office:value="1.47584331515487E+018" calcext:value-type="float">
            <text:p>1.47584331515487E+018</text:p>
          </table:table-cell>
          <table:table-cell/>
          <table:table-cell table:formula="of:= [.C907] - [.B907]" office:value-type="float" office:value="561590016" calcext:value-type="float">
            <text:p>5615900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31461328E+018" calcext:value-type="float">
            <text:p>1.47584331461328E+018</text:p>
          </table:table-cell>
          <table:table-cell office:value-type="float" office:value="1.47584331517531E+018" calcext:value-type="float">
            <text:p>1.47584331517531E+018</text:p>
          </table:table-cell>
          <table:table-cell/>
          <table:table-cell table:formula="of:= [.C908] - [.B908]" office:value-type="float" office:value="562030080" calcext:value-type="float">
            <text:p>56203008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31463328E+018" calcext:value-type="float">
            <text:p>1.47584331463328E+018</text:p>
          </table:table-cell>
          <table:table-cell office:value-type="float" office:value="1.47584331519582E+018" calcext:value-type="float">
            <text:p>1.47584331519582E+018</text:p>
          </table:table-cell>
          <table:table-cell/>
          <table:table-cell table:formula="of:= [.C909] - [.B909]" office:value-type="float" office:value="562540032" calcext:value-type="float">
            <text:p>56254003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31465328E+018" calcext:value-type="float">
            <text:p>1.47584331465328E+018</text:p>
          </table:table-cell>
          <table:table-cell office:value-type="float" office:value="1.47584331521858E+018" calcext:value-type="float">
            <text:p>1.47584331521858E+018</text:p>
          </table:table-cell>
          <table:table-cell/>
          <table:table-cell table:formula="of:= [.C910] - [.B910]" office:value-type="float" office:value="565299968" calcext:value-type="float">
            <text:p>5652999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31467328E+018" calcext:value-type="float">
            <text:p>1.47584331467328E+018</text:p>
          </table:table-cell>
          <table:table-cell office:value-type="float" office:value="1.47584331523906E+018" calcext:value-type="float">
            <text:p>1.47584331523906E+018</text:p>
          </table:table-cell>
          <table:table-cell/>
          <table:table-cell table:formula="of:= [.C911] - [.B911]" office:value-type="float" office:value="565779968" calcext:value-type="float">
            <text:p>5657799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31469327E+018" calcext:value-type="float">
            <text:p>1.47584331469327E+018</text:p>
          </table:table-cell>
          <table:table-cell office:value-type="float" office:value="1.47584331525958E+018" calcext:value-type="float">
            <text:p>1.47584331525958E+018</text:p>
          </table:table-cell>
          <table:table-cell/>
          <table:table-cell table:formula="of:= [.C912] - [.B912]" office:value-type="float" office:value="566309888" calcext:value-type="float">
            <text:p>56630988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31471328E+018" calcext:value-type="float">
            <text:p>1.47584331471328E+018</text:p>
          </table:table-cell>
          <table:table-cell office:value-type="float" office:value="1.47584331528003E+018" calcext:value-type="float">
            <text:p>1.47584331528003E+018</text:p>
          </table:table-cell>
          <table:table-cell/>
          <table:table-cell table:formula="of:= [.C913] - [.B913]" office:value-type="float" office:value="566749952" calcext:value-type="float">
            <text:p>56674995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31473327E+018" calcext:value-type="float">
            <text:p>1.47584331473327E+018</text:p>
          </table:table-cell>
          <table:table-cell office:value-type="float" office:value="1.47584331530052E+018" calcext:value-type="float">
            <text:p>1.47584331530052E+018</text:p>
          </table:table-cell>
          <table:table-cell/>
          <table:table-cell table:formula="of:= [.C914] - [.B914]" office:value-type="float" office:value="567249920" calcext:value-type="float">
            <text:p>5672499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31475329E+018" calcext:value-type="float">
            <text:p>1.47584331475329E+018</text:p>
          </table:table-cell>
          <table:table-cell office:value-type="float" office:value="1.47584331532101E+018" calcext:value-type="float">
            <text:p>1.47584331532101E+018</text:p>
          </table:table-cell>
          <table:table-cell/>
          <table:table-cell table:formula="of:= [.C915] - [.B915]" office:value-type="float" office:value="567719936" calcext:value-type="float">
            <text:p>5677199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31477329E+018" calcext:value-type="float">
            <text:p>1.47584331477329E+018</text:p>
          </table:table-cell>
          <table:table-cell office:value-type="float" office:value="1.4758433153416E+018" calcext:value-type="float">
            <text:p>1.4758433153416E+018</text:p>
          </table:table-cell>
          <table:table-cell/>
          <table:table-cell table:formula="of:= [.C916] - [.B916]" office:value-type="float" office:value="568310016" calcext:value-type="float">
            <text:p>5683100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31479328E+018" calcext:value-type="float">
            <text:p>1.47584331479328E+018</text:p>
          </table:table-cell>
          <table:table-cell office:value-type="float" office:value="1.47584331536206E+018" calcext:value-type="float">
            <text:p>1.47584331536206E+018</text:p>
          </table:table-cell>
          <table:table-cell/>
          <table:table-cell table:formula="of:= [.C917] - [.B917]" office:value-type="float" office:value="568780032" calcext:value-type="float">
            <text:p>56878003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31481328E+018" calcext:value-type="float">
            <text:p>1.47584331481328E+018</text:p>
          </table:table-cell>
          <table:table-cell office:value-type="float" office:value="1.47584331538255E+018" calcext:value-type="float">
            <text:p>1.47584331538255E+018</text:p>
          </table:table-cell>
          <table:table-cell/>
          <table:table-cell table:formula="of:= [.C918] - [.B918]" office:value-type="float" office:value="569270016" calcext:value-type="float">
            <text:p>5692700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31483328E+018" calcext:value-type="float">
            <text:p>1.47584331483328E+018</text:p>
          </table:table-cell>
          <table:table-cell office:value-type="float" office:value="1.47584331540315E+018" calcext:value-type="float">
            <text:p>1.47584331540315E+018</text:p>
          </table:table-cell>
          <table:table-cell/>
          <table:table-cell table:formula="of:= [.C919] - [.B919]" office:value-type="float" office:value="569869824" calcext:value-type="float">
            <text:p>5698698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31485328E+018" calcext:value-type="float">
            <text:p>1.47584331485328E+018</text:p>
          </table:table-cell>
          <table:table-cell office:value-type="float" office:value="1.47584331542365E+018" calcext:value-type="float">
            <text:p>1.47584331542365E+018</text:p>
          </table:table-cell>
          <table:table-cell/>
          <table:table-cell table:formula="of:= [.C920] - [.B920]" office:value-type="float" office:value="570369792" calcext:value-type="float">
            <text:p>57036979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31487328E+018" calcext:value-type="float">
            <text:p>1.47584331487328E+018</text:p>
          </table:table-cell>
          <table:table-cell office:value-type="float" office:value="1.47584331544404E+018" calcext:value-type="float">
            <text:p>1.47584331544404E+018</text:p>
          </table:table-cell>
          <table:table-cell/>
          <table:table-cell table:formula="of:= [.C921] - [.B921]" office:value-type="float" office:value="570759680" calcext:value-type="float">
            <text:p>57075968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31489328E+018" calcext:value-type="float">
            <text:p>1.47584331489328E+018</text:p>
          </table:table-cell>
          <table:table-cell office:value-type="float" office:value="1.47584331546459E+018" calcext:value-type="float">
            <text:p>1.47584331546459E+018</text:p>
          </table:table-cell>
          <table:table-cell/>
          <table:table-cell table:formula="of:= [.C922] - [.B922]" office:value-type="float" office:value="571309824" calcext:value-type="float">
            <text:p>5713098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31491328E+018" calcext:value-type="float">
            <text:p>1.47584331491328E+018</text:p>
          </table:table-cell>
          <table:table-cell office:value-type="float" office:value="1.47584331548506E+018" calcext:value-type="float">
            <text:p>1.47584331548506E+018</text:p>
          </table:table-cell>
          <table:table-cell/>
          <table:table-cell table:formula="of:= [.C923] - [.B923]" office:value-type="float" office:value="571779840" calcext:value-type="float">
            <text:p>57177984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31493328E+018" calcext:value-type="float">
            <text:p>1.47584331493328E+018</text:p>
          </table:table-cell>
          <table:table-cell office:value-type="float" office:value="1.47584331550555E+018" calcext:value-type="float">
            <text:p>1.47584331550555E+018</text:p>
          </table:table-cell>
          <table:table-cell/>
          <table:table-cell table:formula="of:= [.C924] - [.B924]" office:value-type="float" office:value="572269568" calcext:value-type="float">
            <text:p>57226956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31495329E+018" calcext:value-type="float">
            <text:p>1.47584331495329E+018</text:p>
          </table:table-cell>
          <table:table-cell office:value-type="float" office:value="1.47584331552602E+018" calcext:value-type="float">
            <text:p>1.47584331552602E+018</text:p>
          </table:table-cell>
          <table:table-cell/>
          <table:table-cell table:formula="of:= [.C925] - [.B925]" office:value-type="float" office:value="572730112" calcext:value-type="float">
            <text:p>5727301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31497328E+018" calcext:value-type="float">
            <text:p>1.47584331497328E+018</text:p>
          </table:table-cell>
          <table:table-cell office:value-type="float" office:value="1.47584331554651E+018" calcext:value-type="float">
            <text:p>1.47584331554651E+018</text:p>
          </table:table-cell>
          <table:table-cell/>
          <table:table-cell table:formula="of:= [.C926] - [.B926]" office:value-type="float" office:value="573230080" calcext:value-type="float">
            <text:p>57323008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31499328E+018" calcext:value-type="float">
            <text:p>1.47584331499328E+018</text:p>
          </table:table-cell>
          <table:table-cell office:value-type="float" office:value="1.47584331556696E+018" calcext:value-type="float">
            <text:p>1.47584331556696E+018</text:p>
          </table:table-cell>
          <table:table-cell/>
          <table:table-cell table:formula="of:= [.C927] - [.B927]" office:value-type="float" office:value="573679872" calcext:value-type="float">
            <text:p>57367987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31501329E+018" calcext:value-type="float">
            <text:p>1.47584331501329E+018</text:p>
          </table:table-cell>
          <table:table-cell office:value-type="float" office:value="1.47584331558747E+018" calcext:value-type="float">
            <text:p>1.47584331558747E+018</text:p>
          </table:table-cell>
          <table:table-cell/>
          <table:table-cell table:formula="of:= [.C928] - [.B928]" office:value-type="float" office:value="574179840" calcext:value-type="float">
            <text:p>57417984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31503328E+018" calcext:value-type="float">
            <text:p>1.47584331503328E+018</text:p>
          </table:table-cell>
          <table:table-cell office:value-type="float" office:value="1.47584331560793E+018" calcext:value-type="float">
            <text:p>1.47584331560793E+018</text:p>
          </table:table-cell>
          <table:table-cell/>
          <table:table-cell table:formula="of:= [.C929] - [.B929]" office:value-type="float" office:value="574650112" calcext:value-type="float">
            <text:p>5746501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31505328E+018" calcext:value-type="float">
            <text:p>1.47584331505328E+018</text:p>
          </table:table-cell>
          <table:table-cell office:value-type="float" office:value="1.47584331562843E+018" calcext:value-type="float">
            <text:p>1.47584331562843E+018</text:p>
          </table:table-cell>
          <table:table-cell/>
          <table:table-cell table:formula="of:= [.C930] - [.B930]" office:value-type="float" office:value="575150080" calcext:value-type="float">
            <text:p>57515008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31507341E+018" calcext:value-type="float">
            <text:p>1.47584331507341E+018</text:p>
          </table:table-cell>
          <table:table-cell office:value-type="float" office:value="1.47584331564892E+018" calcext:value-type="float">
            <text:p>1.47584331564892E+018</text:p>
          </table:table-cell>
          <table:table-cell/>
          <table:table-cell table:formula="of:= [.C931] - [.B931]" office:value-type="float" office:value="575510016" calcext:value-type="float">
            <text:p>5755100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31509375E+018" calcext:value-type="float">
            <text:p>1.47584331509375E+018</text:p>
          </table:table-cell>
          <table:table-cell office:value-type="float" office:value="1.47584331566941E+018" calcext:value-type="float">
            <text:p>1.47584331566941E+018</text:p>
          </table:table-cell>
          <table:table-cell/>
          <table:table-cell table:formula="of:= [.C932] - [.B932]" office:value-type="float" office:value="575660032" calcext:value-type="float">
            <text:p>5756600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31511327E+018" calcext:value-type="float">
            <text:p>1.47584331511327E+018</text:p>
          </table:table-cell>
          <table:table-cell office:value-type="float" office:value="1.47584331568992E+018" calcext:value-type="float">
            <text:p>1.47584331568992E+018</text:p>
          </table:table-cell>
          <table:table-cell/>
          <table:table-cell table:formula="of:= [.C933] - [.B933]" office:value-type="float" office:value="576649984" calcext:value-type="float">
            <text:p>57664998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31513391E+018" calcext:value-type="float">
            <text:p>1.47584331513391E+018</text:p>
          </table:table-cell>
          <table:table-cell office:value-type="float" office:value="1.47584331571038E+018" calcext:value-type="float">
            <text:p>1.47584331571038E+018</text:p>
          </table:table-cell>
          <table:table-cell/>
          <table:table-cell table:formula="of:= [.C934] - [.B934]" office:value-type="float" office:value="576470272" calcext:value-type="float">
            <text:p>57647027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31515328E+018" calcext:value-type="float">
            <text:p>1.47584331515328E+018</text:p>
          </table:table-cell>
          <table:table-cell office:value-type="float" office:value="1.47584331573089E+018" calcext:value-type="float">
            <text:p>1.47584331573089E+018</text:p>
          </table:table-cell>
          <table:table-cell/>
          <table:table-cell table:formula="of:= [.C935] - [.B935]" office:value-type="float" office:value="577610240" calcext:value-type="float">
            <text:p>57761024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31517328E+018" calcext:value-type="float">
            <text:p>1.47584331517328E+018</text:p>
          </table:table-cell>
          <table:table-cell office:value-type="float" office:value="1.47584331575146E+018" calcext:value-type="float">
            <text:p>1.47584331575146E+018</text:p>
          </table:table-cell>
          <table:table-cell/>
          <table:table-cell table:formula="of:= [.C936] - [.B936]" office:value-type="float" office:value="578179840" calcext:value-type="float">
            <text:p>57817984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31519328E+018" calcext:value-type="float">
            <text:p>1.47584331519328E+018</text:p>
          </table:table-cell>
          <table:table-cell office:value-type="float" office:value="1.47584331577417E+018" calcext:value-type="float">
            <text:p>1.47584331577417E+018</text:p>
          </table:table-cell>
          <table:table-cell/>
          <table:table-cell table:formula="of:= [.C937] - [.B937]" office:value-type="float" office:value="580889856" calcext:value-type="float">
            <text:p>58088985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31521327E+018" calcext:value-type="float">
            <text:p>1.47584331521327E+018</text:p>
          </table:table-cell>
          <table:table-cell office:value-type="float" office:value="1.47584331579465E+018" calcext:value-type="float">
            <text:p>1.47584331579465E+018</text:p>
          </table:table-cell>
          <table:table-cell/>
          <table:table-cell table:formula="of:= [.C938] - [.B938]" office:value-type="float" office:value="581380096" calcext:value-type="float">
            <text:p>5813800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31523328E+018" calcext:value-type="float">
            <text:p>1.47584331523328E+018</text:p>
          </table:table-cell>
          <table:table-cell office:value-type="float" office:value="1.47584331581513E+018" calcext:value-type="float">
            <text:p>1.47584331581513E+018</text:p>
          </table:table-cell>
          <table:table-cell/>
          <table:table-cell table:formula="of:= [.C939] - [.B939]" office:value-type="float" office:value="581850112" calcext:value-type="float">
            <text:p>58185011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31525327E+018" calcext:value-type="float">
            <text:p>1.47584331525327E+018</text:p>
          </table:table-cell>
          <table:table-cell office:value-type="float" office:value="1.47584331583562E+018" calcext:value-type="float">
            <text:p>1.47584331583562E+018</text:p>
          </table:table-cell>
          <table:table-cell/>
          <table:table-cell table:formula="of:= [.C940] - [.B940]" office:value-type="float" office:value="582350080" calcext:value-type="float">
            <text:p>5823500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31527328E+018" calcext:value-type="float">
            <text:p>1.47584331527328E+018</text:p>
          </table:table-cell>
          <table:table-cell office:value-type="float" office:value="1.47584331585612E+018" calcext:value-type="float">
            <text:p>1.47584331585612E+018</text:p>
          </table:table-cell>
          <table:table-cell/>
          <table:table-cell table:formula="of:= [.C941] - [.B941]" office:value-type="float" office:value="582840064" calcext:value-type="float">
            <text:p>58284006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31529328E+018" calcext:value-type="float">
            <text:p>1.47584331529328E+018</text:p>
          </table:table-cell>
          <table:table-cell office:value-type="float" office:value="1.47584331587661E+018" calcext:value-type="float">
            <text:p>1.47584331587661E+018</text:p>
          </table:table-cell>
          <table:table-cell/>
          <table:table-cell table:formula="of:= [.C942] - [.B942]" office:value-type="float" office:value="583330048" calcext:value-type="float">
            <text:p>58333004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31531328E+018" calcext:value-type="float">
            <text:p>1.47584331531328E+018</text:p>
          </table:table-cell>
          <table:table-cell office:value-type="float" office:value="1.47584331589711E+018" calcext:value-type="float">
            <text:p>1.47584331589711E+018</text:p>
          </table:table-cell>
          <table:table-cell/>
          <table:table-cell table:formula="of:= [.C943] - [.B943]" office:value-type="float" office:value="583830016" calcext:value-type="float">
            <text:p>5838300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31533328E+018" calcext:value-type="float">
            <text:p>1.47584331533328E+018</text:p>
          </table:table-cell>
          <table:table-cell office:value-type="float" office:value="1.47584331591759E+018" calcext:value-type="float">
            <text:p>1.47584331591759E+018</text:p>
          </table:table-cell>
          <table:table-cell/>
          <table:table-cell table:formula="of:= [.C944] - [.B944]" office:value-type="float" office:value="584310016" calcext:value-type="float">
            <text:p>5843100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31535328E+018" calcext:value-type="float">
            <text:p>1.47584331535328E+018</text:p>
          </table:table-cell>
          <table:table-cell office:value-type="float" office:value="1.47584331593818E+018" calcext:value-type="float">
            <text:p>1.47584331593818E+018</text:p>
          </table:table-cell>
          <table:table-cell/>
          <table:table-cell table:formula="of:= [.C945] - [.B945]" office:value-type="float" office:value="584900096" calcext:value-type="float">
            <text:p>58490009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31537328E+018" calcext:value-type="float">
            <text:p>1.47584331537328E+018</text:p>
          </table:table-cell>
          <table:table-cell office:value-type="float" office:value="1.47584331595858E+018" calcext:value-type="float">
            <text:p>1.47584331595858E+018</text:p>
          </table:table-cell>
          <table:table-cell/>
          <table:table-cell table:formula="of:= [.C946] - [.B946]" office:value-type="float" office:value="585299968" calcext:value-type="float">
            <text:p>58529996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31539327E+018" calcext:value-type="float">
            <text:p>1.47584331539327E+018</text:p>
          </table:table-cell>
          <table:table-cell office:value-type="float" office:value="1.47584331597906E+018" calcext:value-type="float">
            <text:p>1.47584331597906E+018</text:p>
          </table:table-cell>
          <table:table-cell/>
          <table:table-cell table:formula="of:= [.C947] - [.B947]" office:value-type="float" office:value="585789952" calcext:value-type="float">
            <text:p>58578995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31541329E+018" calcext:value-type="float">
            <text:p>1.47584331541329E+018</text:p>
          </table:table-cell>
          <table:table-cell office:value-type="float" office:value="1.47584331599954E+018" calcext:value-type="float">
            <text:p>1.47584331599954E+018</text:p>
          </table:table-cell>
          <table:table-cell/>
          <table:table-cell table:formula="of:= [.C948] - [.B948]" office:value-type="float" office:value="586250240" calcext:value-type="float">
            <text:p>58625024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31543328E+018" calcext:value-type="float">
            <text:p>1.47584331543328E+018</text:p>
          </table:table-cell>
          <table:table-cell office:value-type="float" office:value="1.47584331602004E+018" calcext:value-type="float">
            <text:p>1.47584331602004E+018</text:p>
          </table:table-cell>
          <table:table-cell/>
          <table:table-cell table:formula="of:= [.C949] - [.B949]" office:value-type="float" office:value="586759936" calcext:value-type="float">
            <text:p>58675993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31545328E+018" calcext:value-type="float">
            <text:p>1.47584331545328E+018</text:p>
          </table:table-cell>
          <table:table-cell office:value-type="float" office:value="1.47584331604051E+018" calcext:value-type="float">
            <text:p>1.47584331604051E+018</text:p>
          </table:table-cell>
          <table:table-cell/>
          <table:table-cell table:formula="of:= [.C950] - [.B950]" office:value-type="float" office:value="587229952" calcext:value-type="float">
            <text:p>587229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31547328E+018" calcext:value-type="float">
            <text:p>1.47584331547328E+018</text:p>
          </table:table-cell>
          <table:table-cell office:value-type="float" office:value="1.47584331606099E+018" calcext:value-type="float">
            <text:p>1.47584331606099E+018</text:p>
          </table:table-cell>
          <table:table-cell/>
          <table:table-cell table:formula="of:= [.C951] - [.B951]" office:value-type="float" office:value="587709952" calcext:value-type="float">
            <text:p>587709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31549328E+018" calcext:value-type="float">
            <text:p>1.47584331549328E+018</text:p>
          </table:table-cell>
          <table:table-cell office:value-type="float" office:value="1.47584331608159E+018" calcext:value-type="float">
            <text:p>1.47584331608159E+018</text:p>
          </table:table-cell>
          <table:table-cell/>
          <table:table-cell table:formula="of:= [.C952] - [.B952]" office:value-type="float" office:value="588310016" calcext:value-type="float">
            <text:p>5883100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31551329E+018" calcext:value-type="float">
            <text:p>1.47584331551329E+018</text:p>
          </table:table-cell>
          <table:table-cell office:value-type="float" office:value="1.47584331610203E+018" calcext:value-type="float">
            <text:p>1.47584331610203E+018</text:p>
          </table:table-cell>
          <table:table-cell/>
          <table:table-cell table:formula="of:= [.C953] - [.B953]" office:value-type="float" office:value="588740096" calcext:value-type="float">
            <text:p>58874009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31553328E+018" calcext:value-type="float">
            <text:p>1.47584331553328E+018</text:p>
          </table:table-cell>
          <table:table-cell office:value-type="float" office:value="1.47584331612251E+018" calcext:value-type="float">
            <text:p>1.47584331612251E+018</text:p>
          </table:table-cell>
          <table:table-cell/>
          <table:table-cell table:formula="of:= [.C954] - [.B954]" office:value-type="float" office:value="589230080" calcext:value-type="float">
            <text:p>58923008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31555328E+018" calcext:value-type="float">
            <text:p>1.47584331555328E+018</text:p>
          </table:table-cell>
          <table:table-cell office:value-type="float" office:value="1.47584331614313E+018" calcext:value-type="float">
            <text:p>1.47584331614313E+018</text:p>
          </table:table-cell>
          <table:table-cell/>
          <table:table-cell table:formula="of:= [.C955] - [.B955]" office:value-type="float" office:value="589850112" calcext:value-type="float">
            <text:p>5898501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31557328E+018" calcext:value-type="float">
            <text:p>1.47584331557328E+018</text:p>
          </table:table-cell>
          <table:table-cell office:value-type="float" office:value="1.47584331616351E+018" calcext:value-type="float">
            <text:p>1.47584331616351E+018</text:p>
          </table:table-cell>
          <table:table-cell/>
          <table:table-cell table:formula="of:= [.C956] - [.B956]" office:value-type="float" office:value="590230016" calcext:value-type="float">
            <text:p>5902300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31559328E+018" calcext:value-type="float">
            <text:p>1.47584331559328E+018</text:p>
          </table:table-cell>
          <table:table-cell office:value-type="float" office:value="1.47584331618402E+018" calcext:value-type="float">
            <text:p>1.47584331618402E+018</text:p>
          </table:table-cell>
          <table:table-cell/>
          <table:table-cell table:formula="of:= [.C957] - [.B957]" office:value-type="float" office:value="590739968" calcext:value-type="float">
            <text:p>59073996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31561328E+018" calcext:value-type="float">
            <text:p>1.47584331561328E+018</text:p>
          </table:table-cell>
          <table:table-cell office:value-type="float" office:value="1.47584331620451E+018" calcext:value-type="float">
            <text:p>1.47584331620451E+018</text:p>
          </table:table-cell>
          <table:table-cell/>
          <table:table-cell table:formula="of:= [.C958] - [.B958]" office:value-type="float" office:value="591229952" calcext:value-type="float">
            <text:p>59122995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31563328E+018" calcext:value-type="float">
            <text:p>1.47584331563328E+018</text:p>
          </table:table-cell>
          <table:table-cell office:value-type="float" office:value="1.47584331622499E+018" calcext:value-type="float">
            <text:p>1.47584331622499E+018</text:p>
          </table:table-cell>
          <table:table-cell/>
          <table:table-cell table:formula="of:= [.C959] - [.B959]" office:value-type="float" office:value="591709952" calcext:value-type="float">
            <text:p>59170995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31565329E+018" calcext:value-type="float">
            <text:p>1.47584331565329E+018</text:p>
          </table:table-cell>
          <table:table-cell office:value-type="float" office:value="1.47584331624548E+018" calcext:value-type="float">
            <text:p>1.47584331624548E+018</text:p>
          </table:table-cell>
          <table:table-cell/>
          <table:table-cell table:formula="of:= [.C960] - [.B960]" office:value-type="float" office:value="592189952" calcext:value-type="float">
            <text:p>5921899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31567327E+018" calcext:value-type="float">
            <text:p>1.47584331567327E+018</text:p>
          </table:table-cell>
          <table:table-cell office:value-type="float" office:value="1.47584331626599E+018" calcext:value-type="float">
            <text:p>1.47584331626599E+018</text:p>
          </table:table-cell>
          <table:table-cell/>
          <table:table-cell table:formula="of:= [.C961] - [.B961]" office:value-type="float" office:value="592720128" calcext:value-type="float">
            <text:p>5927201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31569328E+018" calcext:value-type="float">
            <text:p>1.47584331569328E+018</text:p>
          </table:table-cell>
          <table:table-cell office:value-type="float" office:value="1.47584331628646E+018" calcext:value-type="float">
            <text:p>1.47584331628646E+018</text:p>
          </table:table-cell>
          <table:table-cell/>
          <table:table-cell table:formula="of:= [.C962] - [.B962]" office:value-type="float" office:value="593179904" calcext:value-type="float">
            <text:p>59317990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31571329E+018" calcext:value-type="float">
            <text:p>1.47584331571329E+018</text:p>
          </table:table-cell>
          <table:table-cell office:value-type="float" office:value="1.47584331630703E+018" calcext:value-type="float">
            <text:p>1.47584331630703E+018</text:p>
          </table:table-cell>
          <table:table-cell/>
          <table:table-cell table:formula="of:= [.C963] - [.B963]" office:value-type="float" office:value="593740032" calcext:value-type="float">
            <text:p>59374003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31573328E+018" calcext:value-type="float">
            <text:p>1.47584331573328E+018</text:p>
          </table:table-cell>
          <table:table-cell office:value-type="float" office:value="1.47584331632989E+018" calcext:value-type="float">
            <text:p>1.47584331632989E+018</text:p>
          </table:table-cell>
          <table:table-cell/>
          <table:table-cell table:formula="of:= [.C964] - [.B964]" office:value-type="float" office:value="596610048" calcext:value-type="float">
            <text:p>59661004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31575328E+018" calcext:value-type="float">
            <text:p>1.47584331575328E+018</text:p>
          </table:table-cell>
          <table:table-cell office:value-type="float" office:value="1.47584331635036E+018" calcext:value-type="float">
            <text:p>1.47584331635036E+018</text:p>
          </table:table-cell>
          <table:table-cell/>
          <table:table-cell table:formula="of:= [.C965] - [.B965]" office:value-type="float" office:value="597079808" calcext:value-type="float">
            <text:p>5970798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31577328E+018" calcext:value-type="float">
            <text:p>1.47584331577328E+018</text:p>
          </table:table-cell>
          <table:table-cell office:value-type="float" office:value="1.47584331637088E+018" calcext:value-type="float">
            <text:p>1.47584331637088E+018</text:p>
          </table:table-cell>
          <table:table-cell/>
          <table:table-cell table:formula="of:= [.C966] - [.B966]" office:value-type="float" office:value="597600000" calcext:value-type="float">
            <text:p>5976000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31579328E+018" calcext:value-type="float">
            <text:p>1.47584331579328E+018</text:p>
          </table:table-cell>
          <table:table-cell office:value-type="float" office:value="1.47584331639138E+018" calcext:value-type="float">
            <text:p>1.47584331639138E+018</text:p>
          </table:table-cell>
          <table:table-cell/>
          <table:table-cell table:formula="of:= [.C967] - [.B967]" office:value-type="float" office:value="598099968" calcext:value-type="float">
            <text:p>5980999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31581328E+018" calcext:value-type="float">
            <text:p>1.47584331581328E+018</text:p>
          </table:table-cell>
          <table:table-cell office:value-type="float" office:value="1.47584331641202E+018" calcext:value-type="float">
            <text:p>1.47584331641202E+018</text:p>
          </table:table-cell>
          <table:table-cell/>
          <table:table-cell table:formula="of:= [.C968] - [.B968]" office:value-type="float" office:value="598739968" calcext:value-type="float">
            <text:p>5987399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31583328E+018" calcext:value-type="float">
            <text:p>1.47584331583328E+018</text:p>
          </table:table-cell>
          <table:table-cell office:value-type="float" office:value="1.47584331643251E+018" calcext:value-type="float">
            <text:p>1.47584331643251E+018</text:p>
          </table:table-cell>
          <table:table-cell/>
          <table:table-cell table:formula="of:= [.C969] - [.B969]" office:value-type="float" office:value="599229952" calcext:value-type="float">
            <text:p>59922995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31585329E+018" calcext:value-type="float">
            <text:p>1.47584331585329E+018</text:p>
          </table:table-cell>
          <table:table-cell office:value-type="float" office:value="1.47584331645313E+018" calcext:value-type="float">
            <text:p>1.47584331645313E+018</text:p>
          </table:table-cell>
          <table:table-cell/>
          <table:table-cell table:formula="of:= [.C970] - [.B970]" office:value-type="float" office:value="599840000" calcext:value-type="float">
            <text:p>5998400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31587329E+018" calcext:value-type="float">
            <text:p>1.47584331587329E+018</text:p>
          </table:table-cell>
          <table:table-cell office:value-type="float" office:value="1.47584331647357E+018" calcext:value-type="float">
            <text:p>1.47584331647357E+018</text:p>
          </table:table-cell>
          <table:table-cell/>
          <table:table-cell table:formula="of:= [.C971] - [.B971]" office:value-type="float" office:value="600280064" calcext:value-type="float">
            <text:p>6002800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31589329E+018" calcext:value-type="float">
            <text:p>1.47584331589329E+018</text:p>
          </table:table-cell>
          <table:table-cell office:value-type="float" office:value="1.47584331649399E+018" calcext:value-type="float">
            <text:p>1.47584331649399E+018</text:p>
          </table:table-cell>
          <table:table-cell/>
          <table:table-cell table:formula="of:= [.C972] - [.B972]" office:value-type="float" office:value="600699904" calcext:value-type="float">
            <text:p>60069990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31591328E+018" calcext:value-type="float">
            <text:p>1.47584331591328E+018</text:p>
          </table:table-cell>
          <table:table-cell office:value-type="float" office:value="1.47584331651445E+018" calcext:value-type="float">
            <text:p>1.47584331651445E+018</text:p>
          </table:table-cell>
          <table:table-cell/>
          <table:table-cell table:formula="of:= [.C973] - [.B973]" office:value-type="float" office:value="601169920" calcext:value-type="float">
            <text:p>6011699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31593328E+018" calcext:value-type="float">
            <text:p>1.47584331593328E+018</text:p>
          </table:table-cell>
          <table:table-cell office:value-type="float" office:value="1.47584331653493E+018" calcext:value-type="float">
            <text:p>1.47584331653493E+018</text:p>
          </table:table-cell>
          <table:table-cell/>
          <table:table-cell table:formula="of:= [.C974] - [.B974]" office:value-type="float" office:value="601650176" calcext:value-type="float">
            <text:p>6016501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31595329E+018" calcext:value-type="float">
            <text:p>1.47584331595329E+018</text:p>
          </table:table-cell>
          <table:table-cell office:value-type="float" office:value="1.47584331655543E+018" calcext:value-type="float">
            <text:p>1.47584331655543E+018</text:p>
          </table:table-cell>
          <table:table-cell/>
          <table:table-cell table:formula="of:= [.C975] - [.B975]" office:value-type="float" office:value="602140160" calcext:value-type="float">
            <text:p>60214016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31597328E+018" calcext:value-type="float">
            <text:p>1.47584331597328E+018</text:p>
          </table:table-cell>
          <table:table-cell office:value-type="float" office:value="1.4758433165759E+018" calcext:value-type="float">
            <text:p>1.4758433165759E+018</text:p>
          </table:table-cell>
          <table:table-cell/>
          <table:table-cell table:formula="of:= [.C976] - [.B976]" office:value-type="float" office:value="602619904" calcext:value-type="float">
            <text:p>60261990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31599328E+018" calcext:value-type="float">
            <text:p>1.47584331599328E+018</text:p>
          </table:table-cell>
          <table:table-cell office:value-type="float" office:value="1.4758433165964E+018" calcext:value-type="float">
            <text:p>1.4758433165964E+018</text:p>
          </table:table-cell>
          <table:table-cell/>
          <table:table-cell table:formula="of:= [.C977] - [.B977]" office:value-type="float" office:value="603120128" calcext:value-type="float">
            <text:p>6031201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31601329E+018" calcext:value-type="float">
            <text:p>1.47584331601329E+018</text:p>
          </table:table-cell>
          <table:table-cell office:value-type="float" office:value="1.47584331661687E+018" calcext:value-type="float">
            <text:p>1.47584331661687E+018</text:p>
          </table:table-cell>
          <table:table-cell/>
          <table:table-cell table:formula="of:= [.C978] - [.B978]" office:value-type="float" office:value="603580160" calcext:value-type="float">
            <text:p>60358016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31603328E+018" calcext:value-type="float">
            <text:p>1.47584331603328E+018</text:p>
          </table:table-cell>
          <table:table-cell office:value-type="float" office:value="1.47584331663737E+018" calcext:value-type="float">
            <text:p>1.47584331663737E+018</text:p>
          </table:table-cell>
          <table:table-cell/>
          <table:table-cell table:formula="of:= [.C979] - [.B979]" office:value-type="float" office:value="604089856" calcext:value-type="float">
            <text:p>60408985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31605328E+018" calcext:value-type="float">
            <text:p>1.47584331605328E+018</text:p>
          </table:table-cell>
          <table:table-cell office:value-type="float" office:value="1.47584331665782E+018" calcext:value-type="float">
            <text:p>1.47584331665782E+018</text:p>
          </table:table-cell>
          <table:table-cell/>
          <table:table-cell table:formula="of:= [.C980] - [.B980]" office:value-type="float" office:value="604539904" calcext:value-type="float">
            <text:p>6045399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31607328E+018" calcext:value-type="float">
            <text:p>1.47584331607328E+018</text:p>
          </table:table-cell>
          <table:table-cell office:value-type="float" office:value="1.47584331667832E+018" calcext:value-type="float">
            <text:p>1.47584331667832E+018</text:p>
          </table:table-cell>
          <table:table-cell/>
          <table:table-cell table:formula="of:= [.C981] - [.B981]" office:value-type="float" office:value="605040128" calcext:value-type="float">
            <text:p>60504012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31609328E+018" calcext:value-type="float">
            <text:p>1.47584331609328E+018</text:p>
          </table:table-cell>
          <table:table-cell office:value-type="float" office:value="1.47584331669895E+018" calcext:value-type="float">
            <text:p>1.47584331669895E+018</text:p>
          </table:table-cell>
          <table:table-cell/>
          <table:table-cell table:formula="of:= [.C982] - [.B982]" office:value-type="float" office:value="605669888" calcext:value-type="float">
            <text:p>60566988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31611328E+018" calcext:value-type="float">
            <text:p>1.47584331611328E+018</text:p>
          </table:table-cell>
          <table:table-cell office:value-type="float" office:value="1.47584331671943E+018" calcext:value-type="float">
            <text:p>1.47584331671943E+018</text:p>
          </table:table-cell>
          <table:table-cell/>
          <table:table-cell table:formula="of:= [.C983] - [.B983]" office:value-type="float" office:value="606150144" calcext:value-type="float">
            <text:p>60615014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31613328E+018" calcext:value-type="float">
            <text:p>1.47584331613328E+018</text:p>
          </table:table-cell>
          <table:table-cell office:value-type="float" office:value="1.47584331673992E+018" calcext:value-type="float">
            <text:p>1.47584331673992E+018</text:p>
          </table:table-cell>
          <table:table-cell/>
          <table:table-cell table:formula="of:= [.C984] - [.B984]" office:value-type="float" office:value="606639872" calcext:value-type="float">
            <text:p>60663987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31615328E+018" calcext:value-type="float">
            <text:p>1.47584331615328E+018</text:p>
          </table:table-cell>
          <table:table-cell office:value-type="float" office:value="1.47584331676044E+018" calcext:value-type="float">
            <text:p>1.47584331676044E+018</text:p>
          </table:table-cell>
          <table:table-cell/>
          <table:table-cell table:formula="of:= [.C985] - [.B985]" office:value-type="float" office:value="607159808" calcext:value-type="float">
            <text:p>6071598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31617328E+018" calcext:value-type="float">
            <text:p>1.47584331617328E+018</text:p>
          </table:table-cell>
          <table:table-cell office:value-type="float" office:value="1.47584331678089E+018" calcext:value-type="float">
            <text:p>1.47584331678089E+018</text:p>
          </table:table-cell>
          <table:table-cell/>
          <table:table-cell table:formula="of:= [.C986] - [.B986]" office:value-type="float" office:value="607609856" calcext:value-type="float">
            <text:p>60760985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31619328E+018" calcext:value-type="float">
            <text:p>1.47584331619328E+018</text:p>
          </table:table-cell>
          <table:table-cell office:value-type="float" office:value="1.47584331680144E+018" calcext:value-type="float">
            <text:p>1.47584331680144E+018</text:p>
          </table:table-cell>
          <table:table-cell/>
          <table:table-cell table:formula="of:= [.C987] - [.B987]" office:value-type="float" office:value="608160000" calcext:value-type="float">
            <text:p>60816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31621328E+018" calcext:value-type="float">
            <text:p>1.47584331621328E+018</text:p>
          </table:table-cell>
          <table:table-cell office:value-type="float" office:value="1.47584331682193E+018" calcext:value-type="float">
            <text:p>1.47584331682193E+018</text:p>
          </table:table-cell>
          <table:table-cell/>
          <table:table-cell table:formula="of:= [.C988] - [.B988]" office:value-type="float" office:value="608649984" calcext:value-type="float">
            <text:p>60864998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31623328E+018" calcext:value-type="float">
            <text:p>1.47584331623328E+018</text:p>
          </table:table-cell>
          <table:table-cell office:value-type="float" office:value="1.47584331684237E+018" calcext:value-type="float">
            <text:p>1.47584331684237E+018</text:p>
          </table:table-cell>
          <table:table-cell/>
          <table:table-cell table:formula="of:= [.C989] - [.B989]" office:value-type="float" office:value="609089792" calcext:value-type="float">
            <text:p>60908979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31625328E+018" calcext:value-type="float">
            <text:p>1.47584331625328E+018</text:p>
          </table:table-cell>
          <table:table-cell office:value-type="float" office:value="1.47584331686296E+018" calcext:value-type="float">
            <text:p>1.47584331686296E+018</text:p>
          </table:table-cell>
          <table:table-cell/>
          <table:table-cell table:formula="of:= [.C990] - [.B990]" office:value-type="float" office:value="609680128" calcext:value-type="float">
            <text:p>60968012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31627329E+018" calcext:value-type="float">
            <text:p>1.47584331627329E+018</text:p>
          </table:table-cell>
          <table:table-cell office:value-type="float" office:value="1.47584331688336E+018" calcext:value-type="float">
            <text:p>1.47584331688336E+018</text:p>
          </table:table-cell>
          <table:table-cell/>
          <table:table-cell table:formula="of:= [.C991] - [.B991]" office:value-type="float" office:value="610070016" calcext:value-type="float">
            <text:p>6100700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31629328E+018" calcext:value-type="float">
            <text:p>1.47584331629328E+018</text:p>
          </table:table-cell>
          <table:table-cell office:value-type="float" office:value="1.47584331690478E+018" calcext:value-type="float">
            <text:p>1.47584331690478E+018</text:p>
          </table:table-cell>
          <table:table-cell/>
          <table:table-cell table:formula="of:= [.C992] - [.B992]" office:value-type="float" office:value="611500032" calcext:value-type="float">
            <text:p>61150003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31631328E+018" calcext:value-type="float">
            <text:p>1.47584331631328E+018</text:p>
          </table:table-cell>
          <table:table-cell office:value-type="float" office:value="1.47584331692525E+018" calcext:value-type="float">
            <text:p>1.47584331692525E+018</text:p>
          </table:table-cell>
          <table:table-cell/>
          <table:table-cell table:formula="of:= [.C993] - [.B993]" office:value-type="float" office:value="611970048" calcext:value-type="float">
            <text:p>61197004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31633328E+018" calcext:value-type="float">
            <text:p>1.47584331633328E+018</text:p>
          </table:table-cell>
          <table:table-cell office:value-type="float" office:value="1.47584331694573E+018" calcext:value-type="float">
            <text:p>1.47584331694573E+018</text:p>
          </table:table-cell>
          <table:table-cell/>
          <table:table-cell table:formula="of:= [.C994] - [.B994]" office:value-type="float" office:value="612449792" calcext:value-type="float">
            <text:p>61244979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31635328E+018" calcext:value-type="float">
            <text:p>1.47584331635328E+018</text:p>
          </table:table-cell>
          <table:table-cell office:value-type="float" office:value="1.47584331696621E+018" calcext:value-type="float">
            <text:p>1.47584331696621E+018</text:p>
          </table:table-cell>
          <table:table-cell/>
          <table:table-cell table:formula="of:= [.C995] - [.B995]" office:value-type="float" office:value="612930048" calcext:value-type="float">
            <text:p>61293004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31637328E+018" calcext:value-type="float">
            <text:p>1.47584331637328E+018</text:p>
          </table:table-cell>
          <table:table-cell office:value-type="float" office:value="1.47584331698678E+018" calcext:value-type="float">
            <text:p>1.47584331698678E+018</text:p>
          </table:table-cell>
          <table:table-cell/>
          <table:table-cell table:formula="of:= [.C996] - [.B996]" office:value-type="float" office:value="613499904" calcext:value-type="float">
            <text:p>61349990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31639328E+018" calcext:value-type="float">
            <text:p>1.47584331639328E+018</text:p>
          </table:table-cell>
          <table:table-cell office:value-type="float" office:value="1.47584331700724E+018" calcext:value-type="float">
            <text:p>1.47584331700724E+018</text:p>
          </table:table-cell>
          <table:table-cell/>
          <table:table-cell table:formula="of:= [.C997] - [.B997]" office:value-type="float" office:value="613959936" calcext:value-type="float">
            <text:p>61395993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31641328E+018" calcext:value-type="float">
            <text:p>1.47584331641328E+018</text:p>
          </table:table-cell>
          <table:table-cell office:value-type="float" office:value="1.47584331702771E+018" calcext:value-type="float">
            <text:p>1.47584331702771E+018</text:p>
          </table:table-cell>
          <table:table-cell/>
          <table:table-cell table:formula="of:= [.C998] - [.B998]" office:value-type="float" office:value="614430208" calcext:value-type="float">
            <text:p>6144302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31643328E+018" calcext:value-type="float">
            <text:p>1.47584331643328E+018</text:p>
          </table:table-cell>
          <table:table-cell office:value-type="float" office:value="1.47584331704814E+018" calcext:value-type="float">
            <text:p>1.47584331704814E+018</text:p>
          </table:table-cell>
          <table:table-cell/>
          <table:table-cell table:formula="of:= [.C999] - [.B999]" office:value-type="float" office:value="614860032" calcext:value-type="float">
            <text:p>6148600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31645352E+018" calcext:value-type="float">
            <text:p>1.47584331645352E+018</text:p>
          </table:table-cell>
          <table:table-cell office:value-type="float" office:value="1.47584331706863E+018" calcext:value-type="float">
            <text:p>1.47584331706863E+018</text:p>
          </table:table-cell>
          <table:table-cell/>
          <table:table-cell table:formula="of:= [.C1000] - [.B1000]" office:value-type="float" office:value="615109888" calcext:value-type="float">
            <text:p>6151098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table:formula="of:= AVERAGE([.E1:.E1000])" office:value-type="float" office:value="315865234.176" calcext:value-type="float">
            <text:p>315865234.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6:51.828689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7:10.679601567</dc:date>
    <meta:editing-duration>PT8M20S</meta:editing-duration>
    <meta:editing-cycles>2</meta:editing-cycles>
    <meta:generator>LibreOffice/5.1.4.2$Linux_X86_64 LibreOffice_project/10m0$Build-2</meta:generator>
    <meta:document-statistic meta:table-count="1" meta:cell-count="4004" meta:object-count="0"/>
  </office:meta>
</office:document-meta>
</file>